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65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7.131cm"/>
    </style:style>
    <style:style style:name="co4" style:family="table-column">
      <style:table-column-properties fo:break-before="auto" style:column-width="2.746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1.77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39cm"/>
    </style:style>
    <style:style style:name="co9" style:family="table-column">
      <style:table-column-properties fo:break-before="auto" style:column-width="4.011cm"/>
    </style:style>
    <style:style style:name="co10" style:family="table-column">
      <style:table-column-properties fo:break-before="auto" style:column-width="3.2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1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NAL_VIRTUALIZER_direct_time_regist_resource" table:style-name="ta1">
        <table:shapes>
          <draw:frame draw:z-index="0" draw:style-name="gr1" draw:text-style-name="P1" svg:width="15.999cm" svg:height="8.999cm" svg:x="21.438cm" svg:y="3.588cm">
            <draw:object draw:notify-on-update-of-ranges="FINAL_VIRTUALIZER_direct_time_regist_resource.A1:FINAL_VIRTUALIZER_direct_time_regist_resource.A39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visibility="collapse" table:default-cell-style-name="Default"/>
        <table:table-column table:style-name="co7" table:visibility="collapse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row table:style-name="ro1">
          <table:table-cell office:value-type="float" office:value="0.391716957092285" calcext:value-type="float">
            <text:p>0,391716957092285</text:p>
          </table:table-cell>
          <table:table-cell office:value-type="string" calcext:value-type="string">
            <text:p>2021-07-12 23:23:06.962527</text:p>
          </table:table-cell>
          <table:table-cell office:value-type="string" calcext:value-type="string">
            <text:p>a6cc024b-3fc0-41be-9ae0-5da154311992</text:p>
          </table:table-cell>
          <table:table-cell office:value-type="float" office:value="6.962527" calcext:value-type="float">
            <text:p>6,962527</text:p>
          </table:table-cell>
          <table:table-cell table:number-columns-repeated="5"/>
          <table:table-cell table:formula="of:=([.A1]-([.$L$4]/1000))*([.A1]-([.$L$4]/1000))" office:value-type="float" office:value="0.019090908629316" calcext:value-type="float">
            <text:p>0,019090908629316</text:p>
          </table:table-cell>
          <table:table-cell/>
          <table:table-cell office:value-type="string" calcext:value-type="string">
            <text:p>Calculo Desvio Padrão</text:p>
          </table:table-cell>
          <table:table-cell/>
          <table:table-cell office:value-type="string" calcext:value-type="string">
            <text:p>Tamanho Amostra</text:p>
          </table:table-cell>
        </table:table-row>
        <table:table-row table:style-name="ro1">
          <table:table-cell office:value-type="float" office:value="0.329355478286743" calcext:value-type="float">
            <text:p>0,329355478286743</text:p>
          </table:table-cell>
          <table:table-cell office:value-type="string" calcext:value-type="string">
            <text:p>2021-07-12 23:23:37.552812</text:p>
          </table:table-cell>
          <table:table-cell office:value-type="string" calcext:value-type="string">
            <text:p>5e82acc2-efb9-4b57-b29d-1744887ec1dc</text:p>
          </table:table-cell>
          <table:table-cell office:value-type="float" office:value="37.552812" calcext:value-type="float">
            <text:p>37,552812</text:p>
          </table:table-cell>
          <table:table-cell table:number-columns-repeated="5"/>
          <table:table-cell table:formula="of:=([.A2]-([.$L$4]/1000))*([.A2]-([.$L$4]/1000))" office:value-type="float" office:value="0.00574690979073743" calcext:value-type="float">
            <text:p>0,005746909790737</text:p>
          </table:table-cell>
          <table:table-cell table:number-columns-repeated="3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0.251075983047485" calcext:value-type="float">
            <text:p>0,251075983047485</text:p>
          </table:table-cell>
          <table:table-cell office:value-type="string" calcext:value-type="string">
            <text:p>2021-07-12 23:24:08.170299</text:p>
          </table:table-cell>
          <table:table-cell office:value-type="string" calcext:value-type="string">
            <text:p>6a047653-ef70-419c-acfa-b651f8de14c3</text:p>
          </table:table-cell>
          <table:table-cell office:value-type="float" office:value="8.170299" calcext:value-type="float">
            <text:p>8,170299</text:p>
          </table:table-cell>
          <table:table-cell table:number-columns-repeated="5"/>
          <table:table-cell table:formula="of:=([.A3]-([.$L$4]/1000))*([.A3]-([.$L$4]/1000))" office:value-type="float" office:value="0.00000610643293563102" calcext:value-type="float">
            <text:p>6,10643293563102E-06</text:p>
          </table:table-cell>
          <table:table-cell/>
          <table:table-cell office:value-type="string" calcext:value-type="string">
            <text:p>Média</text:p>
          </table:table-cell>
          <table:table-cell table:number-columns-repeated="2"/>
        </table:table-row>
        <table:table-row table:style-name="ro1">
          <table:table-cell office:value-type="float" office:value="0.197365522384644" calcext:value-type="float">
            <text:p>0,197365522384644</text:p>
          </table:table-cell>
          <table:table-cell office:value-type="string" calcext:value-type="string">
            <text:p>2021-07-12 23:24:39.053261</text:p>
          </table:table-cell>
          <table:table-cell office:value-type="string" calcext:value-type="string">
            <text:p>d5b3caa4-1b18-493c-a988-9f3feee31071</text:p>
          </table:table-cell>
          <table:table-cell office:value-type="float" office:value="39.053261" calcext:value-type="float">
            <text:p>39,053261</text:p>
          </table:table-cell>
          <table:table-cell table:number-columns-repeated="5"/>
          <table:table-cell table:formula="of:=([.A4]-([.$L$4]/1000))*([.A4]-([.$L$4]/1000))" office:value-type="float" office:value="0.00315636998033988" calcext:value-type="float">
            <text:p>0,00315636998034</text:p>
          </table:table-cell>
          <table:table-cell/>
          <table:table-cell table:style-name="ce4" table:formula="of:=SUM([.A1:.A392])*1000/392" office:value-type="float" office:value="253.547102821117" calcext:value-type="float">
            <text:p>253,547</text:p>
          </table:table-cell>
          <table:table-cell table:number-columns-repeated="2"/>
        </table:table-row>
        <table:table-row table:style-name="ro1">
          <table:table-cell office:value-type="float" office:value="0.334393262863159" calcext:value-type="float">
            <text:p>0,334393262863159</text:p>
          </table:table-cell>
          <table:table-cell office:value-type="string" calcext:value-type="string">
            <text:p>2021-07-12 23:25:09.642212</text:p>
          </table:table-cell>
          <table:table-cell office:value-type="string" calcext:value-type="string">
            <text:p>cc5f643b-f90b-4b2d-8758-39a977a1abb0</text:p>
          </table:table-cell>
          <table:table-cell office:value-type="float" office:value="9.642212" calcext:value-type="float">
            <text:p>9,642212</text:p>
          </table:table-cell>
          <table:table-cell table:number-columns-repeated="5"/>
          <table:table-cell table:formula="of:=([.A5]-([.$L$4]/1000))*([.A5]-([.$L$4]/1000))" office:value-type="float" office:value="0.00653610159354357" calcext:value-type="float">
            <text:p>0,006536101593544</text:p>
          </table:table-cell>
          <table:table-cell table:number-columns-repeated="4"/>
        </table:table-row>
        <table:table-row table:style-name="ro1">
          <table:table-cell office:value-type="float" office:value="0.197628736495972" calcext:value-type="float">
            <text:p>0,197628736495972</text:p>
          </table:table-cell>
          <table:table-cell office:value-type="string" calcext:value-type="string">
            <text:p>2021-07-12 23:25:40.291766</text:p>
          </table:table-cell>
          <table:table-cell office:value-type="string" calcext:value-type="string">
            <text:p>9890cd2c-6fca-4191-a300-dc328bf1b10b</text:p>
          </table:table-cell>
          <table:table-cell office:value-type="float" office:value="40.291766" calcext:value-type="float">
            <text:p>40,291766</text:p>
          </table:table-cell>
          <table:table-cell table:number-columns-repeated="5"/>
          <table:table-cell table:formula="of:=([.A6]-([.$L$4]/1000))*([.A6]-([.$L$4]/1000))" office:value-type="float" office:value="0.00312686369247309" calcext:value-type="float">
            <text:p>0,003126863692473</text:p>
          </table:table-cell>
          <table:table-cell/>
          <table:table-cell office:value-type="string" calcext:value-type="string">
            <text:p>Desvio Padrão</text:p>
          </table:table-cell>
          <table:table-cell table:number-columns-repeated="2"/>
        </table:table-row>
        <table:table-row table:style-name="ro1">
          <table:table-cell office:value-type="float" office:value="0.337476968765259" calcext:value-type="float">
            <text:p>0,337476968765259</text:p>
          </table:table-cell>
          <table:table-cell office:value-type="string" calcext:value-type="string">
            <text:p>2021-07-12 23:26:10.919405</text:p>
          </table:table-cell>
          <table:table-cell office:value-type="string" calcext:value-type="string">
            <text:p>5d69cb02-a349-46b9-a878-915824075699</text:p>
          </table:table-cell>
          <table:table-cell office:value-type="float" office:value="10.919405" calcext:value-type="float">
            <text:p>10,919405</text:p>
          </table:table-cell>
          <table:table-cell table:number-columns-repeated="5"/>
          <table:table-cell table:formula="of:=([.A7]-([.$L$4]/1000))*([.A7]-([.$L$4]/1000))" office:value-type="float" office:value="0.00704422239740169" calcext:value-type="float">
            <text:p>0,007044222397402</text:p>
          </table:table-cell>
          <table:table-cell/>
          <table:table-cell table:style-name="ce4" table:formula="of:=SQRT(SUM([.J1:.J392])/392)*1000" office:value-type="float" office:value="51.8398824869025" calcext:value-type="float">
            <text:p>51,840</text:p>
          </table:table-cell>
          <table:table-cell table:number-columns-repeated="2"/>
        </table:table-row>
        <table:table-row table:style-name="ro1">
          <table:table-cell office:value-type="float" office:value="0.244154453277588" calcext:value-type="float">
            <text:p>0,244154453277588</text:p>
          </table:table-cell>
          <table:table-cell office:value-type="string" calcext:value-type="string">
            <text:p>2021-07-12 23:26:41.740759</text:p>
          </table:table-cell>
          <table:table-cell office:value-type="string" calcext:value-type="string">
            <text:p>89b5b3b7-497d-4d25-a2bc-9630a66d909d</text:p>
          </table:table-cell>
          <table:table-cell office:value-type="float" office:value="41.740759" calcext:value-type="float">
            <text:p>41,740759</text:p>
          </table:table-cell>
          <table:table-cell table:number-columns-repeated="5"/>
          <table:table-cell table:formula="of:=([.A8]-([.$L$4]/1000))*([.A8]-([.$L$4]/1000))" office:value-type="float" office:value="0.0000882218654475488" calcext:value-type="float">
            <text:p>8,82218654475488E-05</text:p>
          </table:table-cell>
          <table:table-cell table:number-columns-repeated="4"/>
        </table:table-row>
        <table:table-row table:style-name="ro1">
          <table:table-cell office:value-type="float" office:value="0.316555976867676" calcext:value-type="float">
            <text:p>0,316555976867676</text:p>
          </table:table-cell>
          <table:table-cell office:value-type="string" calcext:value-type="string">
            <text:p>2021-07-12 23:27:12.145043</text:p>
          </table:table-cell>
          <table:table-cell office:value-type="string" calcext:value-type="string">
            <text:p>615c6669-cf19-40e4-82a8-f7cf16966d53</text:p>
          </table:table-cell>
          <table:table-cell office:value-type="float" office:value="12.145043" calcext:value-type="float">
            <text:p>12,145043</text:p>
          </table:table-cell>
          <table:table-cell table:number-columns-repeated="5"/>
          <table:table-cell table:formula="of:=([.A9]-([.$L$4]/1000))*([.A9]-([.$L$4]/1000))" office:value-type="float" office:value="0.00397011820861517" calcext:value-type="float">
            <text:p>0,003970118208615</text:p>
          </table:table-cell>
          <table:table-cell table:number-columns-repeated="4"/>
        </table:table-row>
        <table:table-row table:style-name="ro1">
          <table:table-cell office:value-type="float" office:value="0.24424934387207" calcext:value-type="float">
            <text:p>0,24424934387207</text:p>
          </table:table-cell>
          <table:table-cell office:value-type="string" calcext:value-type="string">
            <text:p>2021-07-12 23:27:42.601293</text:p>
          </table:table-cell>
          <table:table-cell office:value-type="string" calcext:value-type="string">
            <text:p>a7a231a4-f971-4c43-8d8b-fb992d6c74b0</text:p>
          </table:table-cell>
          <table:table-cell office:value-type="float" office:value="42.601293" calcext:value-type="float">
            <text:p>42,601293</text:p>
          </table:table-cell>
          <table:table-cell table:number-columns-repeated="5"/>
          <table:table-cell table:formula="of:=([.A10]-([.$L$4]/1000))*([.A10]-([.$L$4]/1000))" office:value-type="float" office:value="0.0000864483214745696" calcext:value-type="float">
            <text:p>8,64483214745696E-05</text:p>
          </table:table-cell>
          <table:table-cell table:number-columns-repeated="4"/>
        </table:table-row>
        <table:table-row table:style-name="ro1">
          <table:table-cell office:value-type="float" office:value="0.197316646575928" calcext:value-type="float">
            <text:p>0,197316646575928</text:p>
          </table:table-cell>
          <table:table-cell office:value-type="string" calcext:value-type="string">
            <text:p>2021-07-12 23:28:13.035093</text:p>
          </table:table-cell>
          <table:table-cell office:value-type="string" calcext:value-type="string">
            <text:p>88796ea7-f4a2-4997-b100-5abe0369d4bc</text:p>
          </table:table-cell>
          <table:table-cell office:value-type="float" office:value="13.035093" calcext:value-type="float">
            <text:p>13,035093</text:p>
          </table:table-cell>
          <table:table-cell table:number-columns-repeated="5"/>
          <table:table-cell table:formula="of:=([.A11]-([.$L$4]/1000))*([.A11]-([.$L$4]/1000))" office:value-type="float" office:value="0.00316186420954209" calcext:value-type="float">
            <text:p>0,003161864209542</text:p>
          </table:table-cell>
          <table:table-cell table:number-columns-repeated="4"/>
        </table:table-row>
        <table:table-row table:style-name="ro1">
          <table:table-cell office:value-type="float" office:value="0.250555753707886" calcext:value-type="float">
            <text:p>0,250555753707886</text:p>
          </table:table-cell>
          <table:table-cell office:value-type="string" calcext:value-type="string">
            <text:p>2021-07-12 23:28:43.370104</text:p>
          </table:table-cell>
          <table:table-cell office:value-type="string" calcext:value-type="string">
            <text:p>6ecce096-9f82-494f-90c6-97c3208c29ec</text:p>
          </table:table-cell>
          <table:table-cell office:value-type="float" office:value="43.370104" calcext:value-type="float">
            <text:p>43,370104</text:p>
          </table:table-cell>
          <table:table-cell table:number-columns-repeated="5"/>
          <table:table-cell table:formula="of:=([.A12]-([.$L$4]/1000))*([.A12]-([.$L$4]/1000))" office:value-type="float" office:value="0.00000894816951722664" calcext:value-type="float">
            <text:p>8,94816951722664E-06</text:p>
          </table:table-cell>
          <table:table-cell table:number-columns-repeated="4"/>
        </table:table-row>
        <table:table-row table:style-name="ro1">
          <table:table-cell office:value-type="float" office:value="0.203341960906982" calcext:value-type="float">
            <text:p>0,203341960906982</text:p>
          </table:table-cell>
          <table:table-cell office:value-type="string" calcext:value-type="string">
            <text:p>2021-07-12 23:29:13.766220</text:p>
          </table:table-cell>
          <table:table-cell office:value-type="string" calcext:value-type="string">
            <text:p>ebd2e316-6979-4dc1-81a8-b54b3c08b359</text:p>
          </table:table-cell>
          <table:table-cell office:value-type="float" office:value="13.76622" calcext:value-type="float">
            <text:p>13,76622</text:p>
          </table:table-cell>
          <table:table-cell table:number-columns-repeated="5"/>
          <table:table-cell table:formula="of:=([.A13]-([.$L$4]/1000))*([.A13]-([.$L$4]/1000))" office:value-type="float" office:value="0.00252055627461835" calcext:value-type="float">
            <text:p>0,002520556274618</text:p>
          </table:table-cell>
          <table:table-cell table:number-columns-repeated="4"/>
        </table:table-row>
        <table:table-row table:style-name="ro1">
          <table:table-cell office:value-type="float" office:value="0.223839521408081" calcext:value-type="float">
            <text:p>0,223839521408081</text:p>
          </table:table-cell>
          <table:table-cell office:value-type="string" calcext:value-type="string">
            <text:p>2021-07-12 23:29:44.163341</text:p>
          </table:table-cell>
          <table:table-cell office:value-type="string" calcext:value-type="string">
            <text:p>123d365d-013d-49f4-a156-7605e7923f62</text:p>
          </table:table-cell>
          <table:table-cell office:value-type="float" office:value="44.163341" calcext:value-type="float">
            <text:p>44,163341</text:p>
          </table:table-cell>
          <table:table-cell table:number-columns-repeated="5"/>
          <table:table-cell table:formula="of:=([.A14]-([.$L$4]/1000))*([.A14]-([.$L$4]/1000))" office:value-type="float" office:value="0.000882540393412131" calcext:value-type="float">
            <text:p>0,000882540393412</text:p>
          </table:table-cell>
          <table:table-cell table:number-columns-repeated="4"/>
        </table:table-row>
        <table:table-row table:style-name="ro1">
          <table:table-cell office:value-type="float" office:value="0.206993103027344" calcext:value-type="float">
            <text:p>0,206993103027344</text:p>
          </table:table-cell>
          <table:table-cell office:value-type="string" calcext:value-type="string">
            <text:p>2021-07-12 23:30:14.518080</text:p>
          </table:table-cell>
          <table:table-cell office:value-type="string" calcext:value-type="string">
            <text:p>4b1b9da6-7591-4a77-94ff-a1a23c1df022</text:p>
          </table:table-cell>
          <table:table-cell office:value-type="float" office:value="14.51808" calcext:value-type="float">
            <text:p>14,51808</text:p>
          </table:table-cell>
          <table:table-cell table:number-columns-repeated="5"/>
          <table:table-cell table:formula="of:=([.A15]-([.$L$4]/1000))*([.A15]-([.$L$4]/1000))" office:value-type="float" office:value="0.0021672748967986" calcext:value-type="float">
            <text:p>0,002167274896799</text:p>
          </table:table-cell>
          <table:table-cell table:number-columns-repeated="4"/>
        </table:table-row>
        <table:table-row table:style-name="ro1">
          <table:table-cell office:value-type="float" office:value="0.216378688812256" calcext:value-type="float">
            <text:p>0,216378688812256</text:p>
          </table:table-cell>
          <table:table-cell office:value-type="string" calcext:value-type="string">
            <text:p>2021-07-12 23:30:45.089912</text:p>
          </table:table-cell>
          <table:table-cell office:value-type="string" calcext:value-type="string">
            <text:p>6b8c2922-236e-48a6-a3e9-c9d1bf848163</text:p>
          </table:table-cell>
          <table:table-cell office:value-type="float" office:value="45.089912" calcext:value-type="float">
            <text:p>45,089912</text:p>
          </table:table-cell>
          <table:table-cell table:number-columns-repeated="5"/>
          <table:table-cell table:formula="of:=([.A16]-([.$L$4]/1000))*([.A16]-([.$L$4]/1000))" office:value-type="float" office:value="0.00138149099993407" calcext:value-type="float">
            <text:p>0,001381490999934</text:p>
          </table:table-cell>
          <table:table-cell table:number-columns-repeated="4"/>
        </table:table-row>
        <table:table-row table:style-name="ro1">
          <table:table-cell office:value-type="float" office:value="0.310695886611938" calcext:value-type="float">
            <text:p>0,310695886611938</text:p>
          </table:table-cell>
          <table:table-cell office:value-type="string" calcext:value-type="string">
            <text:p>2021-07-12 23:31:15.508081</text:p>
          </table:table-cell>
          <table:table-cell office:value-type="string" calcext:value-type="string">
            <text:p>eb5c0892-aaf3-4e14-8e79-0e5c02c81853</text:p>
          </table:table-cell>
          <table:table-cell office:value-type="float" office:value="15.508081" calcext:value-type="float">
            <text:p>15,508081</text:p>
          </table:table-cell>
          <table:table-cell table:number-columns-repeated="5"/>
          <table:table-cell table:formula="of:=([.A17]-([.$L$4]/1000))*([.A17]-([.$L$4]/1000))" office:value-type="float" office:value="0.00326598348877011" calcext:value-type="float">
            <text:p>0,00326598348877</text:p>
          </table:table-cell>
          <table:table-cell table:number-columns-repeated="4"/>
        </table:table-row>
        <table:table-row table:style-name="ro1">
          <table:table-cell office:value-type="float" office:value="0.321528434753418" calcext:value-type="float">
            <text:p>0,321528434753418</text:p>
          </table:table-cell>
          <table:table-cell office:value-type="string" calcext:value-type="string">
            <text:p>2021-07-12 23:31:45.961397</text:p>
          </table:table-cell>
          <table:table-cell office:value-type="string" calcext:value-type="string">
            <text:p>ff21285c-afda-4bcb-88c4-89b749cd49bd</text:p>
          </table:table-cell>
          <table:table-cell office:value-type="float" office:value="45.961397" calcext:value-type="float">
            <text:p>45,961397</text:p>
          </table:table-cell>
          <table:table-cell table:number-columns-repeated="5"/>
          <table:table-cell table:formula="of:=([.A18]-([.$L$4]/1000))*([.A18]-([.$L$4]/1000))" office:value-type="float" office:value="0.00462146149128976" calcext:value-type="float">
            <text:p>0,00462146149129</text:p>
          </table:table-cell>
          <table:table-cell table:number-columns-repeated="4"/>
        </table:table-row>
        <table:table-row table:style-name="ro1">
          <table:table-cell office:value-type="float" office:value="0.208072662353516" calcext:value-type="float">
            <text:p>0,208072662353516</text:p>
          </table:table-cell>
          <table:table-cell office:value-type="string" calcext:value-type="string">
            <text:p>2021-07-12 23:32:16.523108</text:p>
          </table:table-cell>
          <table:table-cell office:value-type="string" calcext:value-type="string">
            <text:p>6de906ff-e8d5-42fa-aeb6-3abae581c187</text:p>
          </table:table-cell>
          <table:table-cell office:value-type="float" office:value="16.523108" calcext:value-type="float">
            <text:p>16,523108</text:p>
          </table:table-cell>
          <table:table-cell table:number-columns-repeated="5"/>
          <table:table-cell table:formula="of:=([.A19]-([.$L$4]/1000))*([.A19]-([.$L$4]/1000))" office:value-type="float" office:value="0.00206792473584138" calcext:value-type="float">
            <text:p>0,002067924735841</text:p>
          </table:table-cell>
          <table:table-cell table:number-columns-repeated="4"/>
        </table:table-row>
        <table:table-row table:style-name="ro1">
          <table:table-cell office:value-type="float" office:value="0.20735764503479" calcext:value-type="float">
            <text:p>0,20735764503479</text:p>
          </table:table-cell>
          <table:table-cell office:value-type="string" calcext:value-type="string">
            <text:p>2021-07-12 23:32:46.963988</text:p>
          </table:table-cell>
          <table:table-cell office:value-type="string" calcext:value-type="string">
            <text:p>5fd604b5-562c-46f9-ac3c-f32d24b8fa3a</text:p>
          </table:table-cell>
          <table:table-cell office:value-type="float" office:value="46.963988" calcext:value-type="float">
            <text:p>46,963988</text:p>
          </table:table-cell>
          <table:table-cell table:number-columns-repeated="5"/>
          <table:table-cell table:formula="of:=([.A20]-([.$L$4]/1000))*([.A20]-([.$L$4]/1000))" office:value-type="float" office:value="0.00213346601059483" calcext:value-type="float">
            <text:p>0,002133466010595</text:p>
          </table:table-cell>
          <table:table-cell table:number-columns-repeated="4"/>
        </table:table-row>
        <table:table-row table:style-name="ro1">
          <table:table-cell office:value-type="float" office:value="0.207852125167847" calcext:value-type="float">
            <text:p>0,207852125167847</text:p>
          </table:table-cell>
          <table:table-cell office:value-type="string" calcext:value-type="string">
            <text:p>2021-07-12 23:33:17.313527</text:p>
          </table:table-cell>
          <table:table-cell office:value-type="string" calcext:value-type="string">
            <text:p>6c0b8524-f223-4950-b7b2-806d2867478f</text:p>
          </table:table-cell>
          <table:table-cell office:value-type="float" office:value="17.313527" calcext:value-type="float">
            <text:p>17,313527</text:p>
          </table:table-cell>
          <table:table-cell table:number-columns-repeated="5"/>
          <table:table-cell table:formula="of:=([.A21]-([.$L$4]/1000))*([.A21]-([.$L$4]/1000))" office:value-type="float" office:value="0.00208803098273283" calcext:value-type="float">
            <text:p>0,002088030982733</text:p>
          </table:table-cell>
          <table:table-cell table:number-columns-repeated="4"/>
        </table:table-row>
        <table:table-row table:style-name="ro1">
          <table:table-cell office:value-type="float" office:value="0.210271835327148" calcext:value-type="float">
            <text:p>0,210271835327148</text:p>
          </table:table-cell>
          <table:table-cell office:value-type="string" calcext:value-type="string">
            <text:p>2021-07-12 23:33:47.670041</text:p>
          </table:table-cell>
          <table:table-cell office:value-type="string" calcext:value-type="string">
            <text:p>761cd3fc-8845-43cf-a75d-64f63049ef6e</text:p>
          </table:table-cell>
          <table:table-cell office:value-type="float" office:value="47.670041" calcext:value-type="float">
            <text:p>47,670041</text:p>
          </table:table-cell>
          <table:table-cell table:number-columns-repeated="5"/>
          <table:table-cell table:formula="of:=([.A22]-([.$L$4]/1000))*([.A22]-([.$L$4]/1000))" office:value-type="float" office:value="0.00187274877667449" calcext:value-type="float">
            <text:p>0,001872748776674</text:p>
          </table:table-cell>
          <table:table-cell table:number-columns-repeated="4"/>
        </table:table-row>
        <table:table-row table:style-name="ro1">
          <table:table-cell office:value-type="float" office:value="0.215654373168945" calcext:value-type="float">
            <text:p>0,215654373168945</text:p>
          </table:table-cell>
          <table:table-cell office:value-type="string" calcext:value-type="string">
            <text:p>2021-07-12 23:34:18.028664</text:p>
          </table:table-cell>
          <table:table-cell office:value-type="string" calcext:value-type="string">
            <text:p>910980fd-1f8a-46bc-b112-156ea458e4d7</text:p>
          </table:table-cell>
          <table:table-cell office:value-type="float" office:value="18.028664" calcext:value-type="float">
            <text:p>18,028664</text:p>
          </table:table-cell>
          <table:table-cell table:number-columns-repeated="5"/>
          <table:table-cell table:formula="of:=([.A23]-([.$L$4]/1000))*([.A23]-([.$L$4]/1000))" office:value-type="float" office:value="0.00143585896049254" calcext:value-type="float">
            <text:p>0,001435858960493</text:p>
          </table:table-cell>
          <table:table-cell table:number-columns-repeated="4"/>
        </table:table-row>
        <table:table-row table:style-name="ro1">
          <table:table-cell office:value-type="float" office:value="0.203948974609375" calcext:value-type="float">
            <text:p>0,203948974609375</text:p>
          </table:table-cell>
          <table:table-cell office:value-type="string" calcext:value-type="string">
            <text:p>2021-07-12 23:34:48.411179</text:p>
          </table:table-cell>
          <table:table-cell office:value-type="string" calcext:value-type="string">
            <text:p>8d4262be-67c7-436f-b6d9-5b989dcd9497</text:p>
          </table:table-cell>
          <table:table-cell office:value-type="float" office:value="48.411179" calcext:value-type="float">
            <text:p>48,411179</text:p>
          </table:table-cell>
          <table:table-cell table:number-columns-repeated="5"/>
          <table:table-cell table:formula="of:=([.A24]-([.$L$4]/1000))*([.A24]-([.$L$4]/1000))" office:value-type="float" office:value="0.00245997432210835" calcext:value-type="float">
            <text:p>0,002459974322108</text:p>
          </table:table-cell>
          <table:table-cell table:number-columns-repeated="4"/>
        </table:table-row>
        <table:table-row table:style-name="ro1">
          <table:table-cell office:value-type="float" office:value="0.227329969406128" calcext:value-type="float">
            <text:p>0,227329969406128</text:p>
          </table:table-cell>
          <table:table-cell office:value-type="string" calcext:value-type="string">
            <text:p>2021-07-12 23:35:18.896146</text:p>
          </table:table-cell>
          <table:table-cell office:value-type="string" calcext:value-type="string">
            <text:p>d202b72d-16a8-4b7c-803b-ae13c63d33c4</text:p>
          </table:table-cell>
          <table:table-cell office:value-type="float" office:value="18.896146" calcext:value-type="float">
            <text:p>18,896146</text:p>
          </table:table-cell>
          <table:table-cell table:number-columns-repeated="5"/>
          <table:table-cell table:formula="of:=([.A25]-([.$L$4]/1000))*([.A25]-([.$L$4]/1000))" office:value-type="float" office:value="0.000687338084499309" calcext:value-type="float">
            <text:p>0,000687338084499</text:p>
          </table:table-cell>
          <table:table-cell table:number-columns-repeated="4"/>
        </table:table-row>
        <table:table-row table:style-name="ro1">
          <table:table-cell office:value-type="float" office:value="0.311210155487061" calcext:value-type="float">
            <text:p>0,311210155487061</text:p>
          </table:table-cell>
          <table:table-cell office:value-type="string" calcext:value-type="string">
            <text:p>2021-07-12 23:35:49.281943</text:p>
          </table:table-cell>
          <table:table-cell office:value-type="string" calcext:value-type="string">
            <text:p>f81e7cd0-ea18-4189-8438-83008d73acd6</text:p>
          </table:table-cell>
          <table:table-cell office:value-type="float" office:value="49.281943" calcext:value-type="float">
            <text:p>49,281943</text:p>
          </table:table-cell>
          <table:table-cell table:number-columns-repeated="5"/>
          <table:table-cell table:formula="of:=([.A26]-([.$L$4]/1000))*([.A26]-([.$L$4]/1000))" office:value-type="float" office:value="0.00332502764275543" calcext:value-type="float">
            <text:p>0,003325027642755</text:p>
          </table:table-cell>
          <table:table-cell table:number-columns-repeated="4"/>
        </table:table-row>
        <table:table-row table:style-name="ro1">
          <table:table-cell office:value-type="float" office:value="0.221759796142578" calcext:value-type="float">
            <text:p>0,221759796142578</text:p>
          </table:table-cell>
          <table:table-cell office:value-type="string" calcext:value-type="string">
            <text:p>2021-07-12 23:36:19.734719</text:p>
          </table:table-cell>
          <table:table-cell office:value-type="string" calcext:value-type="string">
            <text:p>29f2a5af-47e4-46f0-aa71-406fb78f01a8</text:p>
          </table:table-cell>
          <table:table-cell office:value-type="float" office:value="19.734719" calcext:value-type="float">
            <text:p>19,734719</text:p>
          </table:table-cell>
          <table:table-cell table:number-columns-repeated="5"/>
          <table:table-cell table:formula="of:=([.A27]-([.$L$4]/1000))*([.A27]-([.$L$4]/1000))" office:value-type="float" office:value="0.00101043286587545" calcext:value-type="float">
            <text:p>0,001010432865875</text:p>
          </table:table-cell>
          <table:table-cell table:number-columns-repeated="4"/>
        </table:table-row>
        <table:table-row table:style-name="ro1">
          <table:table-cell office:value-type="float" office:value="0.327153921127319" calcext:value-type="float">
            <text:p>0,327153921127319</text:p>
          </table:table-cell>
          <table:table-cell office:value-type="string" calcext:value-type="string">
            <text:p>2021-07-12 23:36:50.370927</text:p>
          </table:table-cell>
          <table:table-cell office:value-type="string" calcext:value-type="string">
            <text:p>33abeaa4-5dd5-4984-9fcb-e935c5f39ef9</text:p>
          </table:table-cell>
          <table:table-cell office:value-type="float" office:value="50.370927" calcext:value-type="float">
            <text:p>50,370927</text:p>
          </table:table-cell>
          <table:table-cell table:number-columns-repeated="5"/>
          <table:table-cell table:formula="of:=([.A28]-([.$L$4]/1000))*([.A28]-([.$L$4]/1000))" office:value-type="float" office:value="0.00541796370116235" calcext:value-type="float">
            <text:p>0,005417963701162</text:p>
          </table:table-cell>
          <table:table-cell table:number-columns-repeated="4"/>
        </table:table-row>
        <table:table-row table:style-name="ro1">
          <table:table-cell office:value-type="float" office:value="0.210508108139038" calcext:value-type="float">
            <text:p>0,210508108139038</text:p>
          </table:table-cell>
          <table:table-cell office:value-type="string" calcext:value-type="string">
            <text:p>2021-07-12 23:37:20.934509</text:p>
          </table:table-cell>
          <table:table-cell office:value-type="string" calcext:value-type="string">
            <text:p>7a215f9a-7fa7-4a79-b462-9929cf9d3eca</text:p>
          </table:table-cell>
          <table:table-cell office:value-type="float" office:value="20.934509" calcext:value-type="float">
            <text:p>20,934509</text:p>
          </table:table-cell>
          <table:table-cell table:number-columns-repeated="5"/>
          <table:table-cell table:formula="of:=([.A29]-([.$L$4]/1000))*([.A29]-([.$L$4]/1000))" office:value-type="float" office:value="0.00185235506324398" calcext:value-type="float">
            <text:p>0,001852355063244</text:p>
          </table:table-cell>
          <table:table-cell table:number-columns-repeated="4"/>
        </table:table-row>
        <table:table-row table:style-name="ro1">
          <table:table-cell office:value-type="float" office:value="0.311103820800781" calcext:value-type="float">
            <text:p>0,311103820800781</text:p>
          </table:table-cell>
          <table:table-cell office:value-type="string" calcext:value-type="string">
            <text:p>2021-07-12 23:37:51.537959</text:p>
          </table:table-cell>
          <table:table-cell office:value-type="string" calcext:value-type="string">
            <text:p>902bd115-de27-4d44-8f4a-16ef8c124971</text:p>
          </table:table-cell>
          <table:table-cell office:value-type="float" office:value="51.537959" calcext:value-type="float">
            <text:p>51,537959</text:p>
          </table:table-cell>
          <table:table-cell table:number-columns-repeated="5"/>
          <table:table-cell table:formula="of:=([.A30]-([.$L$4]/1000))*([.A30]-([.$L$4]/1000))" office:value-type="float" office:value="0.00331277578459066" calcext:value-type="float">
            <text:p>0,003312775784591</text:p>
          </table:table-cell>
          <table:table-cell table:number-columns-repeated="4"/>
        </table:table-row>
        <table:table-row table:style-name="ro1">
          <table:table-cell office:value-type="float" office:value="0.216315507888794" calcext:value-type="float">
            <text:p>0,216315507888794</text:p>
          </table:table-cell>
          <table:table-cell office:value-type="string" calcext:value-type="string">
            <text:p>2021-07-12 23:38:22.138482</text:p>
          </table:table-cell>
          <table:table-cell office:value-type="string" calcext:value-type="string">
            <text:p>a36bb415-b980-4f79-9d12-10f29195babf</text:p>
          </table:table-cell>
          <table:table-cell office:value-type="float" office:value="22.138482" calcext:value-type="float">
            <text:p>22,138482</text:p>
          </table:table-cell>
          <table:table-cell table:number-columns-repeated="5"/>
          <table:table-cell table:formula="of:=([.A31]-([.$L$4]/1000))*([.A31]-([.$L$4]/1000))" office:value-type="float" office:value="0.00138619166120455" calcext:value-type="float">
            <text:p>0,001386191661205</text:p>
          </table:table-cell>
          <table:table-cell table:number-columns-repeated="4"/>
        </table:table-row>
        <table:table-row table:style-name="ro1">
          <table:table-cell office:value-type="float" office:value="0.197607755661011" calcext:value-type="float">
            <text:p>0,197607755661011</text:p>
          </table:table-cell>
          <table:table-cell office:value-type="string" calcext:value-type="string">
            <text:p>2021-07-12 23:38:52.790182</text:p>
          </table:table-cell>
          <table:table-cell office:value-type="string" calcext:value-type="string">
            <text:p>b5ca37fc-5f6d-4c83-ab09-33235c493381</text:p>
          </table:table-cell>
          <table:table-cell office:value-type="float" office:value="52.790182" calcext:value-type="float">
            <text:p>52,790182</text:p>
          </table:table-cell>
          <table:table-cell table:number-columns-repeated="5"/>
          <table:table-cell table:formula="of:=([.A32]-([.$L$4]/1000))*([.A32]-([.$L$4]/1000))" office:value-type="float" office:value="0.00312921056069883" calcext:value-type="float">
            <text:p>0,003129210560699</text:p>
          </table:table-cell>
          <table:table-cell table:number-columns-repeated="4"/>
        </table:table-row>
        <table:table-row table:style-name="ro1">
          <table:table-cell office:value-type="float" office:value="0.252599000930786" calcext:value-type="float">
            <text:p>0,252599000930786</text:p>
          </table:table-cell>
          <table:table-cell office:value-type="string" calcext:value-type="string">
            <text:p>2021-07-12 23:39:23.328135</text:p>
          </table:table-cell>
          <table:table-cell office:value-type="string" calcext:value-type="string">
            <text:p>b363b2ee-114f-4ceb-adca-6213d0391e18</text:p>
          </table:table-cell>
          <table:table-cell office:value-type="float" office:value="23.328135" calcext:value-type="float">
            <text:p>23,328135</text:p>
          </table:table-cell>
          <table:table-cell table:number-columns-repeated="5"/>
          <table:table-cell table:formula="of:=([.A33]-([.$L$4]/1000))*([.A33]-([.$L$4]/1000))" office:value-type="float" office:value="0.000000898897194448077" calcext:value-type="float">
            <text:p>8,98897194448077E-07</text:p>
          </table:table-cell>
          <table:table-cell table:number-columns-repeated="4"/>
        </table:table-row>
        <table:table-row table:style-name="ro1">
          <table:table-cell office:value-type="float" office:value="0.210316181182861" calcext:value-type="float">
            <text:p>0,210316181182861</text:p>
          </table:table-cell>
          <table:table-cell office:value-type="string" calcext:value-type="string">
            <text:p>2021-07-12 23:39:53.729857</text:p>
          </table:table-cell>
          <table:table-cell office:value-type="string" calcext:value-type="string">
            <text:p>237505aa-9bef-4e71-b4f2-ba97d459eb84</text:p>
          </table:table-cell>
          <table:table-cell office:value-type="float" office:value="53.729857" calcext:value-type="float">
            <text:p>53,729857</text:p>
          </table:table-cell>
          <table:table-cell table:number-columns-repeated="5"/>
          <table:table-cell table:formula="of:=([.A34]-([.$L$4]/1000))*([.A34]-([.$L$4]/1000))" office:value-type="float" office:value="0.00186891258569296" calcext:value-type="float">
            <text:p>0,001868912585693</text:p>
          </table:table-cell>
          <table:table-cell table:number-columns-repeated="4"/>
        </table:table-row>
        <table:table-row table:style-name="ro1">
          <table:table-cell office:value-type="float" office:value="0.205010414123535" calcext:value-type="float">
            <text:p>0,205010414123535</text:p>
          </table:table-cell>
          <table:table-cell office:value-type="string" calcext:value-type="string">
            <text:p>2021-07-12 23:40:24.274023</text:p>
          </table:table-cell>
          <table:table-cell office:value-type="string" calcext:value-type="string">
            <text:p>4b8b06aa-638f-44c3-ba0a-9b6165cc6479</text:p>
          </table:table-cell>
          <table:table-cell office:value-type="float" office:value="24.274023" calcext:value-type="float">
            <text:p>24,274023</text:p>
          </table:table-cell>
          <table:table-cell table:number-columns-repeated="5"/>
          <table:table-cell table:formula="of:=([.A35]-([.$L$4]/1000))*([.A35]-([.$L$4]/1000))" office:value-type="float" office:value="0.00235581014972592" calcext:value-type="float">
            <text:p>0,002355810149726</text:p>
          </table:table-cell>
          <table:table-cell table:number-columns-repeated="4"/>
        </table:table-row>
        <table:table-row table:style-name="ro1">
          <table:table-cell office:value-type="float" office:value="0.322793483734131" calcext:value-type="float">
            <text:p>0,322793483734131</text:p>
          </table:table-cell>
          <table:table-cell office:value-type="string" calcext:value-type="string">
            <text:p>2021-07-12 23:40:54.872996</text:p>
          </table:table-cell>
          <table:table-cell office:value-type="string" calcext:value-type="string">
            <text:p>62a0d924-2cfb-410a-8fea-e565bc51d84d</text:p>
          </table:table-cell>
          <table:table-cell office:value-type="float" office:value="54.872996" calcext:value-type="float">
            <text:p>54,872996</text:p>
          </table:table-cell>
          <table:table-cell table:number-columns-repeated="5"/>
          <table:table-cell table:formula="of:=([.A36]-([.$L$4]/1000))*([.A36]-([.$L$4]/1000))" office:value-type="float" office:value="0.00479506126955028" calcext:value-type="float">
            <text:p>0,00479506126955</text:p>
          </table:table-cell>
          <table:table-cell table:number-columns-repeated="4"/>
        </table:table-row>
        <table:table-row table:style-name="ro1">
          <table:table-cell office:value-type="float" office:value="0.225831031799316" calcext:value-type="float">
            <text:p>0,225831031799316</text:p>
          </table:table-cell>
          <table:table-cell office:value-type="string" calcext:value-type="string">
            <text:p>2021-07-12 23:41:25.392312</text:p>
          </table:table-cell>
          <table:table-cell office:value-type="string" calcext:value-type="string">
            <text:p>e6a2dc6b-dfcd-4587-a07c-ded7780ad5a2</text:p>
          </table:table-cell>
          <table:table-cell office:value-type="float" office:value="25.392312" calcext:value-type="float">
            <text:p>25,392312</text:p>
          </table:table-cell>
          <table:table-cell table:number-columns-repeated="5"/>
          <table:table-cell table:formula="of:=([.A37]-([.$L$4]/1000))*([.A37]-([.$L$4]/1000))" office:value-type="float" office:value="0.000768180592885469" calcext:value-type="float">
            <text:p>0,000768180592885</text:p>
          </table:table-cell>
          <table:table-cell table:number-columns-repeated="4"/>
        </table:table-row>
        <table:table-row table:style-name="ro1">
          <table:table-cell office:value-type="float" office:value="0.199889898300171" calcext:value-type="float">
            <text:p>0,199889898300171</text:p>
          </table:table-cell>
          <table:table-cell office:value-type="string" calcext:value-type="string">
            <text:p>2021-07-12 23:41:55.780422</text:p>
          </table:table-cell>
          <table:table-cell office:value-type="string" calcext:value-type="string">
            <text:p>97a463aa-986e-4f7c-ab08-bcc18ac23502</text:p>
          </table:table-cell>
          <table:table-cell office:value-type="float" office:value="55.780422" calcext:value-type="float">
            <text:p>55,780422</text:p>
          </table:table-cell>
          <table:table-cell table:number-columns-repeated="5"/>
          <table:table-cell table:formula="of:=([.A38]-([.$L$4]/1000))*([.A38]-([.$L$4]/1000))" office:value-type="float" office:value="0.00287909559700259" calcext:value-type="float">
            <text:p>0,002879095597003</text:p>
          </table:table-cell>
          <table:table-cell table:number-columns-repeated="4"/>
        </table:table-row>
        <table:table-row table:style-name="ro1">
          <table:table-cell office:value-type="float" office:value="0.236258029937744" calcext:value-type="float">
            <text:p>0,236258029937744</text:p>
          </table:table-cell>
          <table:table-cell office:value-type="string" calcext:value-type="string">
            <text:p>2021-07-12 23:42:26.404576</text:p>
          </table:table-cell>
          <table:table-cell office:value-type="string" calcext:value-type="string">
            <text:p>916cfa5f-ef62-4be3-b69e-0f344ebc11f2</text:p>
          </table:table-cell>
          <table:table-cell office:value-type="float" office:value="26.404576" calcext:value-type="float">
            <text:p>26,404576</text:p>
          </table:table-cell>
          <table:table-cell table:number-columns-repeated="5"/>
          <table:table-cell table:formula="of:=([.A39]-([.$L$4]/1000))*([.A39]-([.$L$4]/1000))" office:value-type="float" office:value="0.000298912041166563" calcext:value-type="float">
            <text:p>0,000298912041167</text:p>
          </table:table-cell>
          <table:table-cell table:number-columns-repeated="4"/>
        </table:table-row>
        <table:table-row table:style-name="ro1">
          <table:table-cell office:value-type="float" office:value="0.248650550842285" calcext:value-type="float">
            <text:p>0,248650550842285</text:p>
          </table:table-cell>
          <table:table-cell office:value-type="string" calcext:value-type="string">
            <text:p>2021-07-12 23:42:56.774218</text:p>
          </table:table-cell>
          <table:table-cell office:value-type="string" calcext:value-type="string">
            <text:p>55f198f3-f87c-42a8-b1ab-ed0709fd4630</text:p>
          </table:table-cell>
          <table:table-cell office:value-type="float" office:value="56.774218" calcext:value-type="float">
            <text:p>56,774218</text:p>
          </table:table-cell>
          <table:table-cell table:number-columns-repeated="5"/>
          <table:table-cell table:formula="of:=([.A40]-([.$L$4]/1000))*([.A40]-([.$L$4]/1000))" office:value-type="float" office:value="0.0000239762212813969" calcext:value-type="float">
            <text:p>2,39762212813969E-05</text:p>
          </table:table-cell>
          <table:table-cell table:number-columns-repeated="4"/>
        </table:table-row>
        <table:table-row table:style-name="ro1">
          <table:table-cell office:value-type="float" office:value="0.220164060592651" calcext:value-type="float">
            <text:p>0,220164060592651</text:p>
          </table:table-cell>
          <table:table-cell office:value-type="string" calcext:value-type="string">
            <text:p>2021-07-12 23:43:27.655652</text:p>
          </table:table-cell>
          <table:table-cell office:value-type="string" calcext:value-type="string">
            <text:p>cb9be242-3f85-46df-b407-950cebed108f</text:p>
          </table:table-cell>
          <table:table-cell office:value-type="float" office:value="27.655652" calcext:value-type="float">
            <text:p>27,655652</text:p>
          </table:table-cell>
          <table:table-cell table:number-columns-repeated="5"/>
          <table:table-cell table:formula="of:=([.A41]-([.$L$4]/1000))*([.A41]-([.$L$4]/1000))" office:value-type="float" office:value="0.00111442750842749" calcext:value-type="float">
            <text:p>0,001114427508427</text:p>
          </table:table-cell>
          <table:table-cell table:number-columns-repeated="4"/>
        </table:table-row>
        <table:table-row table:style-name="ro1">
          <table:table-cell office:value-type="float" office:value="0.31928563117981" calcext:value-type="float">
            <text:p>0,31928563117981</text:p>
          </table:table-cell>
          <table:table-cell office:value-type="string" calcext:value-type="string">
            <text:p>2021-07-12 23:43:58.051889</text:p>
          </table:table-cell>
          <table:table-cell office:value-type="string" calcext:value-type="string">
            <text:p>fa4c9e61-1850-4ae0-9554-5b936b7e89cf</text:p>
          </table:table-cell>
          <table:table-cell office:value-type="float" office:value="58.051889" calcext:value-type="float">
            <text:p>58,051889</text:p>
          </table:table-cell>
          <table:table-cell table:number-columns-repeated="5"/>
          <table:table-cell table:formula="of:=([.A42]-([.$L$4]/1000))*([.A42]-([.$L$4]/1000))" office:value-type="float" office:value="0.0043215541107667" calcext:value-type="float">
            <text:p>0,004321554110767</text:p>
          </table:table-cell>
          <table:table-cell table:number-columns-repeated="4"/>
        </table:table-row>
        <table:table-row table:style-name="ro1">
          <table:table-cell office:value-type="float" office:value="0.259771585464478" calcext:value-type="float">
            <text:p>0,259771585464478</text:p>
          </table:table-cell>
          <table:table-cell office:value-type="string" calcext:value-type="string">
            <text:p>2021-07-12 23:44:28.586877</text:p>
          </table:table-cell>
          <table:table-cell office:value-type="string" calcext:value-type="string">
            <text:p>d900527a-8f42-410f-89d7-3c7d17d435f0</text:p>
          </table:table-cell>
          <table:table-cell office:value-type="float" office:value="28.586877" calcext:value-type="float">
            <text:p>28,586877</text:p>
          </table:table-cell>
          <table:table-cell table:number-columns-repeated="5"/>
          <table:table-cell table:formula="of:=([.A43]-([.$L$4]/1000))*([.A43]-([.$L$4]/1000))" office:value-type="float" office:value="0.0000387441841775031" calcext:value-type="float">
            <text:p>3,87441841775031E-05</text:p>
          </table:table-cell>
          <table:table-cell table:number-columns-repeated="4"/>
        </table:table-row>
        <table:table-row table:style-name="ro1">
          <table:table-cell office:value-type="float" office:value="0.311081171035767" calcext:value-type="float">
            <text:p>0,311081171035767</text:p>
          </table:table-cell>
          <table:table-cell office:value-type="string" calcext:value-type="string">
            <text:p>2021-07-12 23:44:59.018859</text:p>
          </table:table-cell>
          <table:table-cell office:value-type="string" calcext:value-type="string">
            <text:p>228f7b9c-2a9b-4d77-9c4e-ae362f26163a</text:p>
          </table:table-cell>
          <table:table-cell office:value-type="float" office:value="59.018859" calcext:value-type="float">
            <text:p>59,018859</text:p>
          </table:table-cell>
          <table:table-cell table:number-columns-repeated="5"/>
          <table:table-cell table:formula="of:=([.A44]-([.$L$4]/1000))*([.A44]-([.$L$4]/1000))" office:value-type="float" office:value="0.00331016900532801" calcext:value-type="float">
            <text:p>0,003310169005328</text:p>
          </table:table-cell>
          <table:table-cell table:number-columns-repeated="4"/>
        </table:table-row>
        <table:table-row table:style-name="ro1">
          <table:table-cell office:value-type="float" office:value="0.208159446716309" calcext:value-type="float">
            <text:p>0,208159446716309</text:p>
          </table:table-cell>
          <table:table-cell office:value-type="string" calcext:value-type="string">
            <text:p>2021-07-12 23:45:29.478710</text:p>
          </table:table-cell>
          <table:table-cell office:value-type="string" calcext:value-type="string">
            <text:p>9cc7e43c-7aab-4808-a9dc-90d4723be6dd</text:p>
          </table:table-cell>
          <table:table-cell office:value-type="float" office:value="29.47871" calcext:value-type="float">
            <text:p>29,47871</text:p>
          </table:table-cell>
          <table:table-cell table:number-columns-repeated="5"/>
          <table:table-cell table:formula="of:=([.A45]-([.$L$4]/1000))*([.A45]-([.$L$4]/1000))" office:value-type="float" office:value="0.00206003932668831" calcext:value-type="float">
            <text:p>0,002060039326688</text:p>
          </table:table-cell>
          <table:table-cell table:number-columns-repeated="4"/>
        </table:table-row>
        <table:table-row table:style-name="ro1">
          <table:table-cell office:value-type="float" office:value="0.218512296676636" calcext:value-type="float">
            <text:p>0,218512296676636</text:p>
          </table:table-cell>
          <table:table-cell office:value-type="string" calcext:value-type="string">
            <text:p>2021-07-12 23:45:59.966050</text:p>
          </table:table-cell>
          <table:table-cell office:value-type="string" calcext:value-type="string">
            <text:p>865b365d-4c15-4987-8d8f-3d1092d0dc9e</text:p>
          </table:table-cell>
          <table:table-cell office:value-type="float" office:value="59.96605" calcext:value-type="float">
            <text:p>59,96605</text:p>
          </table:table-cell>
          <table:table-cell table:number-columns-repeated="5"/>
          <table:table-cell table:formula="of:=([.A46]-([.$L$4]/1000))*([.A46]-([.$L$4]/1000))" office:value-type="float" office:value="0.00122743764158135" calcext:value-type="float">
            <text:p>0,001227437641581</text:p>
          </table:table-cell>
          <table:table-cell table:number-columns-repeated="4"/>
        </table:table-row>
        <table:table-row table:style-name="ro1">
          <table:table-cell office:value-type="float" office:value="0.207522630691528" calcext:value-type="float">
            <text:p>0,207522630691528</text:p>
          </table:table-cell>
          <table:table-cell office:value-type="string" calcext:value-type="string">
            <text:p>2021-07-12 23:46:30.353867</text:p>
          </table:table-cell>
          <table:table-cell office:value-type="string" calcext:value-type="string">
            <text:p>33b762da-5620-4166-bc3a-d3440a5d80b2</text:p>
          </table:table-cell>
          <table:table-cell office:value-type="float" office:value="30.353867" calcext:value-type="float">
            <text:p>30,353867</text:p>
          </table:table-cell>
          <table:table-cell table:number-columns-repeated="5"/>
          <table:table-cell table:formula="of:=([.A47]-([.$L$4]/1000))*([.A47]-([.$L$4]/1000))" office:value-type="float" office:value="0.00211825203480724" calcext:value-type="float">
            <text:p>0,002118252034807</text:p>
          </table:table-cell>
          <table:table-cell table:number-columns-repeated="4"/>
        </table:table-row>
        <table:table-row table:style-name="ro1">
          <table:table-cell office:value-type="float" office:value="0.219933032989502" calcext:value-type="float">
            <text:p>0,219933032989502</text:p>
          </table:table-cell>
          <table:table-cell office:value-type="string" calcext:value-type="string">
            <text:p>2021-07-12 23:47:00.944715</text:p>
          </table:table-cell>
          <table:table-cell office:value-type="string" calcext:value-type="string">
            <text:p>1b657d18-1680-47f7-9f0d-a13eb2407d64</text:p>
          </table:table-cell>
          <table:table-cell office:value-type="float" office:value="0.944715" calcext:value-type="float">
            <text:p>0,944715</text:p>
          </table:table-cell>
          <table:table-cell table:number-columns-repeated="5"/>
          <table:table-cell table:formula="of:=([.A48]-([.$L$4]/1000))*([.A48]-([.$L$4]/1000))" office:value-type="float" office:value="0.00112990569064466" calcext:value-type="float">
            <text:p>0,001129905690645</text:p>
          </table:table-cell>
          <table:table-cell table:number-columns-repeated="4"/>
        </table:table-row>
        <table:table-row table:style-name="ro1">
          <table:table-cell office:value-type="float" office:value="0.218908548355103" calcext:value-type="float">
            <text:p>0,218908548355103</text:p>
          </table:table-cell>
          <table:table-cell office:value-type="string" calcext:value-type="string">
            <text:p>2021-07-12 23:47:31.515962</text:p>
          </table:table-cell>
          <table:table-cell office:value-type="string" calcext:value-type="string">
            <text:p>a7e6b7e1-7e09-4813-9461-396c249e9d1f</text:p>
          </table:table-cell>
          <table:table-cell office:value-type="float" office:value="31.515962" calcext:value-type="float">
            <text:p>31,515962</text:p>
          </table:table-cell>
          <table:table-cell table:number-columns-repeated="5"/>
          <table:table-cell table:formula="of:=([.A49]-([.$L$4]/1000))*([.A49]-([.$L$4]/1000))" office:value-type="float" office:value="0.00119982945549502" calcext:value-type="float">
            <text:p>0,001199829455495</text:p>
          </table:table-cell>
          <table:table-cell table:number-columns-repeated="4"/>
        </table:table-row>
        <table:table-row table:style-name="ro1">
          <table:table-cell office:value-type="float" office:value="0.312415838241577" calcext:value-type="float">
            <text:p>0,312415838241577</text:p>
          </table:table-cell>
          <table:table-cell office:value-type="string" calcext:value-type="string">
            <text:p>2021-07-12 23:48:01.926742</text:p>
          </table:table-cell>
          <table:table-cell office:value-type="string" calcext:value-type="string">
            <text:p>d5d2e8d6-a054-4302-bcfe-6088154d48ef</text:p>
          </table:table-cell>
          <table:table-cell office:value-type="float" office:value="1.926742" calcext:value-type="float">
            <text:p>1,926742</text:p>
          </table:table-cell>
          <table:table-cell table:number-columns-repeated="5"/>
          <table:table-cell table:formula="of:=([.A50]-([.$L$4]/1000))*([.A50]-([.$L$4]/1000))" office:value-type="float" office:value="0.0034655280100042" calcext:value-type="float">
            <text:p>0,003465528010004</text:p>
          </table:table-cell>
          <table:table-cell table:number-columns-repeated="4"/>
        </table:table-row>
        <table:table-row table:style-name="ro1">
          <table:table-cell office:value-type="float" office:value="0.244181394577026" calcext:value-type="float">
            <text:p>0,244181394577026</text:p>
          </table:table-cell>
          <table:table-cell office:value-type="string" calcext:value-type="string">
            <text:p>2021-07-12 23:48:32.374551</text:p>
          </table:table-cell>
          <table:table-cell office:value-type="string" calcext:value-type="string">
            <text:p>7d499804-ba1a-439f-a50d-03a19cb01df4</text:p>
          </table:table-cell>
          <table:table-cell office:value-type="float" office:value="32.374551" calcext:value-type="float">
            <text:p>32,374551</text:p>
          </table:table-cell>
          <table:table-cell table:number-columns-repeated="5"/>
          <table:table-cell table:formula="of:=([.A51]-([.$L$4]/1000))*([.A51]-([.$L$4]/1000))" office:value-type="float" office:value="0.0000877164909134174" calcext:value-type="float">
            <text:p>8,77164909134174E-05</text:p>
          </table:table-cell>
          <table:table-cell table:number-columns-repeated="4"/>
        </table:table-row>
        <table:table-row table:style-name="ro1">
          <table:table-cell office:value-type="float" office:value="0.341265678405762" calcext:value-type="float">
            <text:p>0,341265678405762</text:p>
          </table:table-cell>
          <table:table-cell office:value-type="string" calcext:value-type="string">
            <text:p>2021-07-12 23:49:02.765119</text:p>
          </table:table-cell>
          <table:table-cell office:value-type="string" calcext:value-type="string">
            <text:p>cd28a25f-0295-48fc-bb45-7fe1bf869c9b</text:p>
          </table:table-cell>
          <table:table-cell office:value-type="float" office:value="2.765119" calcext:value-type="float">
            <text:p>2,765119</text:p>
          </table:table-cell>
          <table:table-cell table:number-columns-repeated="5"/>
          <table:table-cell table:formula="of:=([.A52]-([.$L$4]/1000))*([.A52]-([.$L$4]/1000))" office:value-type="float" office:value="0.00769454850259911" calcext:value-type="float">
            <text:p>0,007694548502599</text:p>
          </table:table-cell>
          <table:table-cell table:number-columns-repeated="4"/>
        </table:table-row>
        <table:table-row table:style-name="ro1">
          <table:table-cell office:value-type="float" office:value="0.25946831703186" calcext:value-type="float">
            <text:p>0,25946831703186</text:p>
          </table:table-cell>
          <table:table-cell office:value-type="string" calcext:value-type="string">
            <text:p>2021-07-12 23:49:33.648030</text:p>
          </table:table-cell>
          <table:table-cell office:value-type="string" calcext:value-type="string">
            <text:p>c16a8bbd-b508-40dc-84dc-71eed7c0267b</text:p>
          </table:table-cell>
          <table:table-cell office:value-type="float" office:value="33.64803" calcext:value-type="float">
            <text:p>33,64803</text:p>
          </table:table-cell>
          <table:table-cell table:number-columns-repeated="5"/>
          <table:table-cell table:formula="of:=([.A53]-([.$L$4]/1000))*([.A53]-([.$L$4]/1000))" office:value-type="float" office:value="0.0000350607777295145" calcext:value-type="float">
            <text:p>3,50607777295145E-05</text:p>
          </table:table-cell>
          <table:table-cell table:number-columns-repeated="4"/>
        </table:table-row>
        <table:table-row table:style-name="ro1">
          <table:table-cell office:value-type="float" office:value="0.2212815284729" calcext:value-type="float">
            <text:p>0,2212815284729</text:p>
          </table:table-cell>
          <table:table-cell office:value-type="string" calcext:value-type="string">
            <text:p>2021-07-12 23:50:04.116339</text:p>
          </table:table-cell>
          <table:table-cell office:value-type="string" calcext:value-type="string">
            <text:p>bd94c4a8-3a3d-4fea-a31b-8260fc123416</text:p>
          </table:table-cell>
          <table:table-cell office:value-type="float" office:value="4.116339" calcext:value-type="float">
            <text:p>4,116339</text:p>
          </table:table-cell>
          <table:table-cell table:number-columns-repeated="5"/>
          <table:table-cell table:formula="of:=([.A54]-([.$L$4]/1000))*([.A54]-([.$L$4]/1000))" office:value-type="float" office:value="0.00104106728802026" calcext:value-type="float">
            <text:p>0,00104106728802</text:p>
          </table:table-cell>
          <table:table-cell table:number-columns-repeated="4"/>
        </table:table-row>
        <table:table-row table:style-name="ro1">
          <table:table-cell office:value-type="float" office:value="0.211562156677246" calcext:value-type="float">
            <text:p>0,211562156677246</text:p>
          </table:table-cell>
          <table:table-cell office:value-type="string" calcext:value-type="string">
            <text:p>2021-07-12 23:50:34.478979</text:p>
          </table:table-cell>
          <table:table-cell office:value-type="string" calcext:value-type="string">
            <text:p>7c2a73ff-42f7-4750-81ab-a8b1f4d56d4f</text:p>
          </table:table-cell>
          <table:table-cell office:value-type="float" office:value="34.478979" calcext:value-type="float">
            <text:p>34,478979</text:p>
          </table:table-cell>
          <table:table-cell table:number-columns-repeated="5"/>
          <table:table-cell table:formula="of:=([.A55]-([.$L$4]/1000))*([.A55]-([.$L$4]/1000))" office:value-type="float" office:value="0.0017627357027037" calcext:value-type="float">
            <text:p>0,001762735702704</text:p>
          </table:table-cell>
          <table:table-cell table:number-columns-repeated="4"/>
        </table:table-row>
        <table:table-row table:style-name="ro1">
          <table:table-cell office:value-type="float" office:value="0.22134256362915" calcext:value-type="float">
            <text:p>0,22134256362915</text:p>
          </table:table-cell>
          <table:table-cell office:value-type="string" calcext:value-type="string">
            <text:p>2021-07-12 23:51:05.243921</text:p>
          </table:table-cell>
          <table:table-cell office:value-type="string" calcext:value-type="string">
            <text:p>bd206084-6cab-45d8-8bee-626befad3ff7</text:p>
          </table:table-cell>
          <table:table-cell office:value-type="float" office:value="5.243921" calcext:value-type="float">
            <text:p>5,243921</text:p>
          </table:table-cell>
          <table:table-cell table:number-columns-repeated="5"/>
          <table:table-cell table:formula="of:=([.A56]-([.$L$4]/1000))*([.A56]-([.$L$4]/1000))" office:value-type="float" office:value="0.00103713234456688" calcext:value-type="float">
            <text:p>0,001037132344567</text:p>
          </table:table-cell>
          <table:table-cell table:number-columns-repeated="4"/>
        </table:table-row>
        <table:table-row table:style-name="ro1">
          <table:table-cell office:value-type="float" office:value="0.261295557022095" calcext:value-type="float">
            <text:p>0,261295557022095</text:p>
          </table:table-cell>
          <table:table-cell office:value-type="string" calcext:value-type="string">
            <text:p>2021-07-12 23:51:35.895682</text:p>
          </table:table-cell>
          <table:table-cell office:value-type="string" calcext:value-type="string">
            <text:p>e1150c23-a12c-4c65-a88e-1d7ea3cf6276</text:p>
          </table:table-cell>
          <table:table-cell office:value-type="float" office:value="35.895682" calcext:value-type="float">
            <text:p>35,895682</text:p>
          </table:table-cell>
          <table:table-cell table:number-columns-repeated="5"/>
          <table:table-cell table:formula="of:=([.A57]-([.$L$4]/1000))*([.A57]-([.$L$4]/1000))" office:value-type="float" office:value="0.0000600385425046558" calcext:value-type="float">
            <text:p>6,00385425046558E-05</text:p>
          </table:table-cell>
          <table:table-cell table:number-columns-repeated="4"/>
        </table:table-row>
        <table:table-row table:style-name="ro1">
          <table:table-cell office:value-type="float" office:value="0.207916259765625" calcext:value-type="float">
            <text:p>0,207916259765625</text:p>
          </table:table-cell>
          <table:table-cell office:value-type="string" calcext:value-type="string">
            <text:p>2021-07-12 23:52:06.309560</text:p>
          </table:table-cell>
          <table:table-cell office:value-type="string" calcext:value-type="string">
            <text:p>bac0c0e7-5895-4115-ad1c-fbcf6ec5dc21</text:p>
          </table:table-cell>
          <table:table-cell office:value-type="float" office:value="6.30956" calcext:value-type="float">
            <text:p>6,30956</text:p>
          </table:table-cell>
          <table:table-cell table:number-columns-repeated="5"/>
          <table:table-cell table:formula="of:=([.A58]-([.$L$4]/1000))*([.A58]-([.$L$4]/1000))" office:value-type="float" office:value="0.0020821738379549" calcext:value-type="float">
            <text:p>0,002082173837955</text:p>
          </table:table-cell>
          <table:table-cell table:number-columns-repeated="4"/>
        </table:table-row>
        <table:table-row table:style-name="ro1">
          <table:table-cell office:value-type="float" office:value="0.209438323974609" calcext:value-type="float">
            <text:p>0,209438323974609</text:p>
          </table:table-cell>
          <table:table-cell office:value-type="string" calcext:value-type="string">
            <text:p>2021-07-12 23:52:36.687777</text:p>
          </table:table-cell>
          <table:table-cell office:value-type="string" calcext:value-type="string">
            <text:p>59e2247c-c3ee-412e-b915-186d9159f173</text:p>
          </table:table-cell>
          <table:table-cell office:value-type="float" office:value="36.687777" calcext:value-type="float">
            <text:p>36,687777</text:p>
          </table:table-cell>
          <table:table-cell table:number-columns-repeated="5"/>
          <table:table-cell table:formula="of:=([.A59]-([.$L$4]/1000))*([.A59]-([.$L$4]/1000))" office:value-type="float" office:value="0.00194558437133008" calcext:value-type="float">
            <text:p>0,00194558437133</text:p>
          </table:table-cell>
          <table:table-cell table:number-columns-repeated="4"/>
        </table:table-row>
        <table:table-row table:style-name="ro1">
          <table:table-cell office:value-type="float" office:value="0.184350490570068" calcext:value-type="float">
            <text:p>0,184350490570068</text:p>
          </table:table-cell>
          <table:table-cell office:value-type="string" calcext:value-type="string">
            <text:p>2021-07-12 23:53:07.017121</text:p>
          </table:table-cell>
          <table:table-cell office:value-type="string" calcext:value-type="string">
            <text:p>5b591d95-d61c-4f23-a099-eea6de69e185</text:p>
          </table:table-cell>
          <table:table-cell office:value-type="float" office:value="7.017121" calcext:value-type="float">
            <text:p>7,017121</text:p>
          </table:table-cell>
          <table:table-cell table:number-columns-repeated="5"/>
          <table:table-cell table:formula="of:=([.A60]-([.$L$4]/1000))*([.A60]-([.$L$4]/1000))" office:value-type="float" office:value="0.0047881711470219" calcext:value-type="float">
            <text:p>0,004788171147022</text:p>
          </table:table-cell>
          <table:table-cell table:number-columns-repeated="4"/>
        </table:table-row>
        <table:table-row table:style-name="ro1">
          <table:table-cell office:value-type="float" office:value="0.277628660202026" calcext:value-type="float">
            <text:p>0,277628660202026</text:p>
          </table:table-cell>
          <table:table-cell office:value-type="string" calcext:value-type="string">
            <text:p>2021-07-12 23:53:37.368669</text:p>
          </table:table-cell>
          <table:table-cell office:value-type="string" calcext:value-type="string">
            <text:p>af9d561d-d303-43b8-80cb-d61dc5199665</text:p>
          </table:table-cell>
          <table:table-cell office:value-type="float" office:value="37.368669" calcext:value-type="float">
            <text:p>37,368669</text:p>
          </table:table-cell>
          <table:table-cell table:number-columns-repeated="5"/>
          <table:table-cell table:formula="of:=([.A61]-([.$L$4]/1000))*([.A61]-([.$L$4]/1000))" office:value-type="float" office:value="0.000579921405890056" calcext:value-type="float">
            <text:p>0,00057992140589</text:p>
          </table:table-cell>
          <table:table-cell table:number-columns-repeated="4"/>
        </table:table-row>
        <table:table-row table:style-name="ro1">
          <table:table-cell office:value-type="float" office:value="0.227676153182983" calcext:value-type="float">
            <text:p>0,227676153182983</text:p>
          </table:table-cell>
          <table:table-cell office:value-type="string" calcext:value-type="string">
            <text:p>2021-07-12 23:54:07.815092</text:p>
          </table:table-cell>
          <table:table-cell office:value-type="string" calcext:value-type="string">
            <text:p>ebb47c40-56fb-4ac7-9e03-907bd0de8300</text:p>
          </table:table-cell>
          <table:table-cell office:value-type="float" office:value="7.815092" calcext:value-type="float">
            <text:p>7,815092</text:p>
          </table:table-cell>
          <table:table-cell table:number-columns-repeated="5"/>
          <table:table-cell table:formula="of:=([.A62]-([.$L$4]/1000))*([.A62]-([.$L$4]/1000))" office:value-type="float" office:value="0.000669306035178821" calcext:value-type="float">
            <text:p>0,000669306035179</text:p>
          </table:table-cell>
          <table:table-cell table:number-columns-repeated="4"/>
        </table:table-row>
        <table:table-row table:style-name="ro1">
          <table:table-cell office:value-type="float" office:value="0.1958327293396" calcext:value-type="float">
            <text:p>0,1958327293396</text:p>
          </table:table-cell>
          <table:table-cell office:value-type="string" calcext:value-type="string">
            <text:p>2021-07-12 23:54:38.213160</text:p>
          </table:table-cell>
          <table:table-cell office:value-type="string" calcext:value-type="string">
            <text:p>13a5e659-b61a-45c8-91b3-0ed8cc0f1392</text:p>
          </table:table-cell>
          <table:table-cell office:value-type="float" office:value="38.21316" calcext:value-type="float">
            <text:p>38,21316</text:p>
          </table:table-cell>
          <table:table-cell table:number-columns-repeated="5"/>
          <table:table-cell table:formula="of:=([.A63]-([.$L$4]/1000))*([.A63]-([.$L$4]/1000))" office:value-type="float" office:value="0.00333094890636402" calcext:value-type="float">
            <text:p>0,003330948906364</text:p>
          </table:table-cell>
          <table:table-cell table:number-columns-repeated="4"/>
        </table:table-row>
        <table:table-row table:style-name="ro1">
          <table:table-cell office:value-type="float" office:value="0.198799610137939" calcext:value-type="float">
            <text:p>0,198799610137939</text:p>
          </table:table-cell>
          <table:table-cell office:value-type="string" calcext:value-type="string">
            <text:p>2021-07-12 23:55:08.770157</text:p>
          </table:table-cell>
          <table:table-cell office:value-type="string" calcext:value-type="string">
            <text:p>287c13c2-68ac-41a2-b05a-e0cfca11c026</text:p>
          </table:table-cell>
          <table:table-cell office:value-type="float" office:value="8.770157" calcext:value-type="float">
            <text:p>8,770157</text:p>
          </table:table-cell>
          <table:table-cell table:number-columns-repeated="5"/>
          <table:table-cell table:formula="of:=([.A64]-([.$L$4]/1000))*([.A64]-([.$L$4]/1000))" office:value-type="float" office:value="0.00299728795509453" calcext:value-type="float">
            <text:p>0,002997287955095</text:p>
          </table:table-cell>
          <table:table-cell table:number-columns-repeated="4"/>
        </table:table-row>
        <table:table-row table:style-name="ro1">
          <table:table-cell office:value-type="float" office:value="0.199076175689697" calcext:value-type="float">
            <text:p>0,199076175689697</text:p>
          </table:table-cell>
          <table:table-cell office:value-type="string" calcext:value-type="string">
            <text:p>2021-07-12 23:55:39.160161</text:p>
          </table:table-cell>
          <table:table-cell office:value-type="string" calcext:value-type="string">
            <text:p>5cacc8f1-a774-4a0f-8e79-772db59a8dd2</text:p>
          </table:table-cell>
          <table:table-cell office:value-type="float" office:value="39.160161" calcext:value-type="float">
            <text:p>39,160161</text:p>
          </table:table-cell>
          <table:table-cell table:number-columns-repeated="5"/>
          <table:table-cell table:formula="of:=([.A65]-([.$L$4]/1000))*([.A65]-([.$L$4]/1000))" office:value-type="float" office:value="0.00296708190255638" calcext:value-type="float">
            <text:p>0,002967081902556</text:p>
          </table:table-cell>
          <table:table-cell table:number-columns-repeated="4"/>
        </table:table-row>
        <table:table-row table:style-name="ro1">
          <table:table-cell office:value-type="float" office:value="0.330270767211914" calcext:value-type="float">
            <text:p>0,330270767211914</text:p>
          </table:table-cell>
          <table:table-cell office:value-type="string" calcext:value-type="string">
            <text:p>2021-07-12 23:56:09.495219</text:p>
          </table:table-cell>
          <table:table-cell office:value-type="string" calcext:value-type="string">
            <text:p>6b1e9abc-e0fa-455f-bcd9-42a486f7b04b</text:p>
          </table:table-cell>
          <table:table-cell office:value-type="float" office:value="9.495219" calcext:value-type="float">
            <text:p>9,495219</text:p>
          </table:table-cell>
          <table:table-cell table:number-columns-repeated="5"/>
          <table:table-cell table:formula="of:=([.A66]-([.$L$4]/1000))*([.A66]-([.$L$4]/1000))" office:value-type="float" office:value="0.00588652067755174" calcext:value-type="float">
            <text:p>0,005886520677552</text:p>
          </table:table-cell>
          <table:table-cell table:number-columns-repeated="4"/>
        </table:table-row>
        <table:table-row table:style-name="ro1">
          <table:table-cell office:value-type="float" office:value="0.265459537506104" calcext:value-type="float">
            <text:p>0,265459537506104</text:p>
          </table:table-cell>
          <table:table-cell office:value-type="string" calcext:value-type="string">
            <text:p>2021-07-12 23:56:39.989075</text:p>
          </table:table-cell>
          <table:table-cell office:value-type="string" calcext:value-type="string">
            <text:p>b20293b9-932e-49c9-8f7d-c10e62349cfb</text:p>
          </table:table-cell>
          <table:table-cell office:value-type="float" office:value="39.989075" calcext:value-type="float">
            <text:p>39,989075</text:p>
          </table:table-cell>
          <table:table-cell table:number-columns-repeated="5"/>
          <table:table-cell table:formula="of:=([.A67]-([.$L$4]/1000))*([.A67]-([.$L$4]/1000))" office:value-type="float" office:value="0.000141906100124081" calcext:value-type="float">
            <text:p>0,000141906100124</text:p>
          </table:table-cell>
          <table:table-cell table:number-columns-repeated="4"/>
        </table:table-row>
        <table:table-row table:style-name="ro1">
          <table:table-cell office:value-type="float" office:value="0.213208675384521" calcext:value-type="float">
            <text:p>0,213208675384521</text:p>
          </table:table-cell>
          <table:table-cell office:value-type="string" calcext:value-type="string">
            <text:p>2021-07-12 23:57:10.456314</text:p>
          </table:table-cell>
          <table:table-cell office:value-type="string" calcext:value-type="string">
            <text:p>cdd25f53-f383-4b52-8cef-c34ccc9faf1c</text:p>
          </table:table-cell>
          <table:table-cell office:value-type="float" office:value="10.456314" calcext:value-type="float">
            <text:p>10,456314</text:p>
          </table:table-cell>
          <table:table-cell table:number-columns-repeated="5"/>
          <table:table-cell table:formula="of:=([.A68]-([.$L$4]/1000))*([.A68]-([.$L$4]/1000))" office:value-type="float" office:value="0.00162718872805744" calcext:value-type="float">
            <text:p>0,001627188728057</text:p>
          </table:table-cell>
          <table:table-cell table:number-columns-repeated="4"/>
        </table:table-row>
        <table:table-row table:style-name="ro1">
          <table:table-cell office:value-type="float" office:value="0.193886756896973" calcext:value-type="float">
            <text:p>0,193886756896973</text:p>
          </table:table-cell>
          <table:table-cell office:value-type="string" calcext:value-type="string">
            <text:p>2021-07-12 23:57:40.818206</text:p>
          </table:table-cell>
          <table:table-cell office:value-type="string" calcext:value-type="string">
            <text:p>87d9b1d0-e64a-4237-803c-956d0ba6a9f7</text:p>
          </table:table-cell>
          <table:table-cell office:value-type="float" office:value="40.818206" calcext:value-type="float">
            <text:p>40,818206</text:p>
          </table:table-cell>
          <table:table-cell table:number-columns-repeated="5"/>
          <table:table-cell table:formula="of:=([.A69]-([.$L$4]/1000))*([.A69]-([.$L$4]/1000))" office:value-type="float" office:value="0.00355935687578851" calcext:value-type="float">
            <text:p>0,003559356875789</text:p>
          </table:table-cell>
          <table:table-cell table:number-columns-repeated="4"/>
        </table:table-row>
        <table:table-row table:style-name="ro1">
          <table:table-cell office:value-type="float" office:value="0.3382248878479" calcext:value-type="float">
            <text:p>0,3382248878479</text:p>
          </table:table-cell>
          <table:table-cell office:value-type="string" calcext:value-type="string">
            <text:p>2021-07-12 23:58:11.171114</text:p>
          </table:table-cell>
          <table:table-cell office:value-type="string" calcext:value-type="string">
            <text:p>0057d648-cb78-4036-bd04-5bf26fd05960</text:p>
          </table:table-cell>
          <table:table-cell office:value-type="float" office:value="11.171114" calcext:value-type="float">
            <text:p>11,171114</text:p>
          </table:table-cell>
          <table:table-cell table:number-columns-repeated="5"/>
          <table:table-cell table:formula="of:=([.A70]-([.$L$4]/1000))*([.A70]-([.$L$4]/1000))" office:value-type="float" office:value="0.00717032727704222" calcext:value-type="float">
            <text:p>0,007170327277042</text:p>
          </table:table-cell>
          <table:table-cell table:number-columns-repeated="4"/>
        </table:table-row>
        <table:table-row table:style-name="ro1">
          <table:table-cell office:value-type="float" office:value="0.275207042694092" calcext:value-type="float">
            <text:p>0,275207042694092</text:p>
          </table:table-cell>
          <table:table-cell office:value-type="string" calcext:value-type="string">
            <text:p>2021-07-12 23:58:42.065313</text:p>
          </table:table-cell>
          <table:table-cell office:value-type="string" calcext:value-type="string">
            <text:p>0a978468-eba6-4dd2-89d2-4da0c31d0542</text:p>
          </table:table-cell>
          <table:table-cell office:value-type="float" office:value="42.065313" calcext:value-type="float">
            <text:p>42,065313</text:p>
          </table:table-cell>
          <table:table-cell table:number-columns-repeated="5"/>
          <table:table-cell table:formula="of:=([.A71]-([.$L$4]/1000))*([.A71]-([.$L$4]/1000))" office:value-type="float" office:value="0.000469152995300904" calcext:value-type="float">
            <text:p>0,000469152995301</text:p>
          </table:table-cell>
          <table:table-cell table:number-columns-repeated="4"/>
        </table:table-row>
        <table:table-row table:style-name="ro1">
          <table:table-cell office:value-type="float" office:value="0.215727567672729" calcext:value-type="float">
            <text:p>0,215727567672729</text:p>
          </table:table-cell>
          <table:table-cell office:value-type="string" calcext:value-type="string">
            <text:p>2021-07-12 23:59:12.636268</text:p>
          </table:table-cell>
          <table:table-cell office:value-type="string" calcext:value-type="string">
            <text:p>c8f45350-b607-4b99-8c8a-dc278961e586</text:p>
          </table:table-cell>
          <table:table-cell office:value-type="float" office:value="12.636268" calcext:value-type="float">
            <text:p>12,636268</text:p>
          </table:table-cell>
          <table:table-cell table:number-columns-repeated="5"/>
          <table:table-cell table:formula="of:=([.A72]-([.$L$4]/1000))*([.A72]-([.$L$4]/1000))" office:value-type="float" office:value="0.00143031723884008" calcext:value-type="float">
            <text:p>0,00143031723884</text:p>
          </table:table-cell>
          <table:table-cell table:number-columns-repeated="4"/>
        </table:table-row>
        <table:table-row table:style-name="ro1">
          <table:table-cell office:value-type="float" office:value="0.218342304229736" calcext:value-type="float">
            <text:p>0,218342304229736</text:p>
          </table:table-cell>
          <table:table-cell office:value-type="string" calcext:value-type="string">
            <text:p>2021-07-12 23:59:42.992618</text:p>
          </table:table-cell>
          <table:table-cell office:value-type="string" calcext:value-type="string">
            <text:p>7ec56f95-10c2-41cf-a76e-0704403d0872</text:p>
          </table:table-cell>
          <table:table-cell office:value-type="float" office:value="42.992618" calcext:value-type="float">
            <text:p>42,992618</text:p>
          </table:table-cell>
          <table:table-cell table:number-columns-repeated="5"/>
          <table:table-cell table:formula="of:=([.A73]-([.$L$4]/1000))*([.A73]-([.$L$4]/1000))" office:value-type="float" office:value="0.00123937784385964" calcext:value-type="float">
            <text:p>0,00123937784386</text:p>
          </table:table-cell>
          <table:table-cell table:number-columns-repeated="4"/>
        </table:table-row>
        <table:table-row table:style-name="ro1">
          <table:table-cell office:value-type="float" office:value="0.198376655578613" calcext:value-type="float">
            <text:p>0,198376655578613</text:p>
          </table:table-cell>
          <table:table-cell office:value-type="string" calcext:value-type="string">
            <text:p>2021-07-13 00:00:13.375963</text:p>
          </table:table-cell>
          <table:table-cell office:value-type="string" calcext:value-type="string">
            <text:p>0d8d47fb-3af3-4547-8505-c4fa585794f7</text:p>
          </table:table-cell>
          <table:table-cell office:value-type="float" office:value="13.375963" calcext:value-type="float">
            <text:p>13,375963</text:p>
          </table:table-cell>
          <table:table-cell table:number-columns-repeated="5"/>
          <table:table-cell table:formula="of:=([.A74]-([.$L$4]/1000))*([.A74]-([.$L$4]/1000))" office:value-type="float" office:value="0.00304377824893783" calcext:value-type="float">
            <text:p>0,003043778248938</text:p>
          </table:table-cell>
          <table:table-cell table:number-columns-repeated="4"/>
        </table:table-row>
        <table:table-row table:style-name="ro1">
          <table:table-cell office:value-type="float" office:value="0.213527917861938" calcext:value-type="float">
            <text:p>0,213527917861938</text:p>
          </table:table-cell>
          <table:table-cell office:value-type="string" calcext:value-type="string">
            <text:p>2021-07-13 00:00:43.718814</text:p>
          </table:table-cell>
          <table:table-cell office:value-type="string" calcext:value-type="string">
            <text:p>f4e43d81-ed46-4a2a-9817-0b432fe400ad</text:p>
          </table:table-cell>
          <table:table-cell office:value-type="float" office:value="43.718814" calcext:value-type="float">
            <text:p>43,718814</text:p>
          </table:table-cell>
          <table:table-cell table:number-columns-repeated="5"/>
          <table:table-cell table:formula="of:=([.A75]-([.$L$4]/1000))*([.A75]-([.$L$4]/1000))" office:value-type="float" office:value="0.0016015351647969" calcext:value-type="float">
            <text:p>0,001601535164797</text:p>
          </table:table-cell>
          <table:table-cell table:number-columns-repeated="4"/>
        </table:table-row>
        <table:table-row table:style-name="ro1">
          <table:table-cell office:value-type="float" office:value="0.209548473358154" calcext:value-type="float">
            <text:p>0,209548473358154</text:p>
          </table:table-cell>
          <table:table-cell office:value-type="string" calcext:value-type="string">
            <text:p>2021-07-13 00:01:14.302785</text:p>
          </table:table-cell>
          <table:table-cell office:value-type="string" calcext:value-type="string">
            <text:p>b2421c46-c1b6-4c09-994e-592fc7793189</text:p>
          </table:table-cell>
          <table:table-cell office:value-type="float" office:value="14.302785" calcext:value-type="float">
            <text:p>14,302785</text:p>
          </table:table-cell>
          <table:table-cell table:number-columns-repeated="5"/>
          <table:table-cell table:formula="of:=([.A76]-([.$L$4]/1000))*([.A76]-([.$L$4]/1000))" office:value-type="float" office:value="0.00193587939461905" calcext:value-type="float">
            <text:p>0,001935879394619</text:p>
          </table:table-cell>
          <table:table-cell table:number-columns-repeated="4"/>
        </table:table-row>
        <table:table-row table:style-name="ro1">
          <table:table-cell office:value-type="float" office:value="0.203613519668579" calcext:value-type="float">
            <text:p>0,203613519668579</text:p>
          </table:table-cell>
          <table:table-cell office:value-type="string" calcext:value-type="string">
            <text:p>2021-07-13 00:01:44.952928</text:p>
          </table:table-cell>
          <table:table-cell office:value-type="string" calcext:value-type="string">
            <text:p>ed08cd7d-2b56-4b45-b75e-67e4b66ef5ce</text:p>
          </table:table-cell>
          <table:table-cell office:value-type="float" office:value="44.952928" calcext:value-type="float">
            <text:p>44,952928</text:p>
          </table:table-cell>
          <table:table-cell table:number-columns-repeated="5"/>
          <table:table-cell table:formula="of:=([.A77]-([.$L$4]/1000))*([.A77]-([.$L$4]/1000))" office:value-type="float" office:value="0.00249336272645137" calcext:value-type="float">
            <text:p>0,002493362726451</text:p>
          </table:table-cell>
          <table:table-cell table:number-columns-repeated="4"/>
        </table:table-row>
        <table:table-row table:style-name="ro1">
          <table:table-cell office:value-type="float" office:value="0.261176824569702" calcext:value-type="float">
            <text:p>0,261176824569702</text:p>
          </table:table-cell>
          <table:table-cell office:value-type="string" calcext:value-type="string">
            <text:p>2021-07-13 00:02:15.329478</text:p>
          </table:table-cell>
          <table:table-cell office:value-type="string" calcext:value-type="string">
            <text:p>a1c1d3e4-9469-4212-beba-f7de7ccbc0d4</text:p>
          </table:table-cell>
          <table:table-cell office:value-type="float" office:value="15.329478" calcext:value-type="float">
            <text:p>15,329478</text:p>
          </table:table-cell>
          <table:table-cell table:number-columns-repeated="5"/>
          <table:table-cell table:formula="of:=([.A78]-([.$L$4]/1000))*([.A78]-([.$L$4]/1000))" office:value-type="float" office:value="0.0000582126539608403" calcext:value-type="float">
            <text:p>5,82126539608403E-05</text:p>
          </table:table-cell>
          <table:table-cell table:number-columns-repeated="4"/>
        </table:table-row>
        <table:table-row table:style-name="ro1">
          <table:table-cell office:value-type="float" office:value="0.21416974067688" calcext:value-type="float">
            <text:p>0,21416974067688</text:p>
          </table:table-cell>
          <table:table-cell office:value-type="string" calcext:value-type="string">
            <text:p>2021-07-13 00:02:45.733557</text:p>
          </table:table-cell>
          <table:table-cell office:value-type="string" calcext:value-type="string">
            <text:p>49e6552f-99b3-40d5-859f-7a526e941ee9</text:p>
          </table:table-cell>
          <table:table-cell office:value-type="float" office:value="45.733557" calcext:value-type="float">
            <text:p>45,733557</text:p>
          </table:table-cell>
          <table:table-cell table:number-columns-repeated="5"/>
          <table:table-cell table:formula="of:=([.A79]-([.$L$4]/1000))*([.A79]-([.$L$4]/1000))" office:value-type="float" office:value="0.00155057664943836" calcext:value-type="float">
            <text:p>0,001550576649438</text:p>
          </table:table-cell>
          <table:table-cell table:number-columns-repeated="4"/>
        </table:table-row>
        <table:table-row table:style-name="ro1">
          <table:table-cell office:value-type="float" office:value="0.316484689712524" calcext:value-type="float">
            <text:p>0,316484689712524</text:p>
          </table:table-cell>
          <table:table-cell office:value-type="string" calcext:value-type="string">
            <text:p>2021-07-13 00:03:16.107108</text:p>
          </table:table-cell>
          <table:table-cell office:value-type="string" calcext:value-type="string">
            <text:p>bb201c81-6f04-4aee-b4f2-914c4956043a</text:p>
          </table:table-cell>
          <table:table-cell office:value-type="float" office:value="16.107108" calcext:value-type="float">
            <text:p>16,107108</text:p>
          </table:table-cell>
          <table:table-cell table:number-columns-repeated="5"/>
          <table:table-cell table:formula="of:=([.A80]-([.$L$4]/1000))*([.A80]-([.$L$4]/1000))" office:value-type="float" office:value="0.00396113984371352" calcext:value-type="float">
            <text:p>0,003961139843714</text:p>
          </table:table-cell>
          <table:table-cell table:number-columns-repeated="4"/>
        </table:table-row>
        <table:table-row table:style-name="ro1">
          <table:table-cell office:value-type="float" office:value="0.25533127784729" calcext:value-type="float">
            <text:p>0,25533127784729</text:p>
          </table:table-cell>
          <table:table-cell office:value-type="string" calcext:value-type="string">
            <text:p>2021-07-13 00:03:46.598819</text:p>
          </table:table-cell>
          <table:table-cell office:value-type="string" calcext:value-type="string">
            <text:p>849c7d8e-d81e-4e35-a49b-f99e845c2dcb</text:p>
          </table:table-cell>
          <table:table-cell office:value-type="float" office:value="46.598819" calcext:value-type="float">
            <text:p>46,598819</text:p>
          </table:table-cell>
          <table:table-cell table:number-columns-repeated="5"/>
          <table:table-cell table:formula="of:=([.A81]-([.$L$4]/1000))*([.A81]-([.$L$4]/1000))" office:value-type="float" office:value="0.00000318328052402123" calcext:value-type="float">
            <text:p>3,18328052402123E-06</text:p>
          </table:table-cell>
          <table:table-cell table:number-columns-repeated="4"/>
        </table:table-row>
        <table:table-row table:style-name="ro1">
          <table:table-cell office:value-type="float" office:value="0.206644058227539" calcext:value-type="float">
            <text:p>0,206644058227539</text:p>
          </table:table-cell>
          <table:table-cell office:value-type="string" calcext:value-type="string">
            <text:p>2021-07-13 00:04:17.054211</text:p>
          </table:table-cell>
          <table:table-cell office:value-type="string" calcext:value-type="string">
            <text:p>34ecd0cd-a432-487b-be9e-d2ca2f8fabab</text:p>
          </table:table-cell>
          <table:table-cell office:value-type="float" office:value="17.054211" calcext:value-type="float">
            <text:p>17,054211</text:p>
          </table:table-cell>
          <table:table-cell table:number-columns-repeated="5"/>
          <table:table-cell table:formula="of:=([.A82]-([.$L$4]/1000))*([.A82]-([.$L$4]/1000))" office:value-type="float" office:value="0.00219989559214712" calcext:value-type="float">
            <text:p>0,002199895592147</text:p>
          </table:table-cell>
          <table:table-cell table:number-columns-repeated="4"/>
        </table:table-row>
        <table:table-row table:style-name="ro1">
          <table:table-cell office:value-type="float" office:value="0.197031021118164" calcext:value-type="float">
            <text:p>0,197031021118164</text:p>
          </table:table-cell>
          <table:table-cell office:value-type="string" calcext:value-type="string">
            <text:p>2021-07-13 00:04:47.496090</text:p>
          </table:table-cell>
          <table:table-cell office:value-type="string" calcext:value-type="string">
            <text:p>4abed584-a477-4664-ac72-869672005571</text:p>
          </table:table-cell>
          <table:table-cell office:value-type="float" office:value="47.49609" calcext:value-type="float">
            <text:p>47,49609</text:p>
          </table:table-cell>
          <table:table-cell table:number-columns-repeated="5"/>
          <table:table-cell table:formula="of:=([.A83]-([.$L$4]/1000))*([.A83]-([.$L$4]/1000))" office:value-type="float" office:value="0.0031940674910548" calcext:value-type="float">
            <text:p>0,003194067491055</text:p>
          </table:table-cell>
          <table:table-cell table:number-columns-repeated="4"/>
        </table:table-row>
        <table:table-row table:style-name="ro1">
          <table:table-cell office:value-type="float" office:value="0.185312509536743" calcext:value-type="float">
            <text:p>0,185312509536743</text:p>
          </table:table-cell>
          <table:table-cell office:value-type="string" calcext:value-type="string">
            <text:p>2021-07-13 00:05:17.859885</text:p>
          </table:table-cell>
          <table:table-cell office:value-type="string" calcext:value-type="string">
            <text:p>d46d5ecb-a1e8-498b-a238-d7378c92d94d</text:p>
          </table:table-cell>
          <table:table-cell office:value-type="float" office:value="17.859885" calcext:value-type="float">
            <text:p>17,859885</text:p>
          </table:table-cell>
          <table:table-cell table:number-columns-repeated="5"/>
          <table:table-cell table:formula="of:=([.A84]-([.$L$4]/1000))*([.A84]-([.$L$4]/1000))" office:value-type="float" office:value="0.00465595972068384" calcext:value-type="float">
            <text:p>0,004655959720684</text:p>
          </table:table-cell>
          <table:table-cell table:number-columns-repeated="4"/>
        </table:table-row>
        <table:table-row table:style-name="ro1">
          <table:table-cell office:value-type="float" office:value="0.211350202560425" calcext:value-type="float">
            <text:p>0,211350202560425</text:p>
          </table:table-cell>
          <table:table-cell office:value-type="string" calcext:value-type="string">
            <text:p>2021-07-13 00:05:48.190408</text:p>
          </table:table-cell>
          <table:table-cell office:value-type="string" calcext:value-type="string">
            <text:p>51232665-4112-4eb1-bec0-e758c7fd1baa</text:p>
          </table:table-cell>
          <table:table-cell office:value-type="float" office:value="48.190408" calcext:value-type="float">
            <text:p>48,190408</text:p>
          </table:table-cell>
          <table:table-cell table:number-columns-repeated="5"/>
          <table:table-cell table:formula="of:=([.A85]-([.$L$4]/1000))*([.A85]-([.$L$4]/1000))" office:value-type="float" office:value="0.00178057839161077" calcext:value-type="float">
            <text:p>0,001780578391611</text:p>
          </table:table-cell>
          <table:table-cell table:number-columns-repeated="4"/>
        </table:table-row>
        <table:table-row table:style-name="ro1">
          <table:table-cell office:value-type="float" office:value="0.234868764877319" calcext:value-type="float">
            <text:p>0,234868764877319</text:p>
          </table:table-cell>
          <table:table-cell office:value-type="string" calcext:value-type="string">
            <text:p>2021-07-13 00:06:18.563786</text:p>
          </table:table-cell>
          <table:table-cell office:value-type="string" calcext:value-type="string">
            <text:p>618bdf32-75e0-43a4-b378-f544ca6bf87f</text:p>
          </table:table-cell>
          <table:table-cell office:value-type="float" office:value="18.563786" calcext:value-type="float">
            <text:p>18,563786</text:p>
          </table:table-cell>
          <table:table-cell table:number-columns-repeated="5"/>
          <table:table-cell table:formula="of:=([.A86]-([.$L$4]/1000))*([.A86]-([.$L$4]/1000))" office:value-type="float" office:value="0.000348880308342694" calcext:value-type="float">
            <text:p>0,000348880308343</text:p>
          </table:table-cell>
          <table:table-cell table:number-columns-repeated="4"/>
        </table:table-row>
        <table:table-row table:style-name="ro1">
          <table:table-cell office:value-type="float" office:value="0.254212379455566" calcext:value-type="float">
            <text:p>0,254212379455566</text:p>
          </table:table-cell>
          <table:table-cell office:value-type="string" calcext:value-type="string">
            <text:p>2021-07-13 00:06:48.922529</text:p>
          </table:table-cell>
          <table:table-cell office:value-type="string" calcext:value-type="string">
            <text:p>2f8c50be-af8c-4c74-af57-5efc43abcd21</text:p>
          </table:table-cell>
          <table:table-cell office:value-type="float" office:value="48.922529" calcext:value-type="float">
            <text:p>48,922529</text:p>
          </table:table-cell>
          <table:table-cell table:number-columns-repeated="5"/>
          <table:table-cell table:formula="of:=([.A87]-([.$L$4]/1000))*([.A87]-([.$L$4]/1000))" office:value-type="float" office:value="0.000000442593000344951" calcext:value-type="float">
            <text:p>4,42593000344951E-07</text:p>
          </table:table-cell>
          <table:table-cell table:number-columns-repeated="4"/>
        </table:table-row>
        <table:table-row table:style-name="ro1">
          <table:table-cell office:value-type="float" office:value="0.209573745727539" calcext:value-type="float">
            <text:p>0,209573745727539</text:p>
          </table:table-cell>
          <table:table-cell office:value-type="string" calcext:value-type="string">
            <text:p>2021-07-13 00:07:19.319621</text:p>
          </table:table-cell>
          <table:table-cell office:value-type="string" calcext:value-type="string">
            <text:p>2b3b4dd9-d540-499b-a4e1-e62352a4b74c</text:p>
          </table:table-cell>
          <table:table-cell office:value-type="float" office:value="19.319621" calcext:value-type="float">
            <text:p>19,319621</text:p>
          </table:table-cell>
          <table:table-cell table:number-columns-repeated="5"/>
          <table:table-cell table:formula="of:=([.A88]-([.$L$4]/1000))*([.A88]-([.$L$4]/1000))" office:value-type="float" office:value="0.00193365613407928" calcext:value-type="float">
            <text:p>0,001933656134079</text:p>
          </table:table-cell>
          <table:table-cell table:number-columns-repeated="4"/>
        </table:table-row>
        <table:table-row table:style-name="ro1">
          <table:table-cell office:value-type="float" office:value="0.203859567642212" calcext:value-type="float">
            <text:p>0,203859567642212</text:p>
          </table:table-cell>
          <table:table-cell office:value-type="string" calcext:value-type="string">
            <text:p>2021-07-13 00:07:49.722554</text:p>
          </table:table-cell>
          <table:table-cell office:value-type="string" calcext:value-type="string">
            <text:p>3f698211-8b7d-4ee3-8ae2-322f682c19de</text:p>
          </table:table-cell>
          <table:table-cell office:value-type="float" office:value="49.722554" calcext:value-type="float">
            <text:p>49,722554</text:p>
          </table:table-cell>
          <table:table-cell table:number-columns-repeated="5"/>
          <table:table-cell table:formula="of:=([.A89]-([.$L$4]/1000))*([.A89]-([.$L$4]/1000))" office:value-type="float" office:value="0.00246885115215488" calcext:value-type="float">
            <text:p>0,002468851152155</text:p>
          </table:table-cell>
          <table:table-cell table:number-columns-repeated="4"/>
        </table:table-row>
        <table:table-row table:style-name="ro1">
          <table:table-cell office:value-type="float" office:value="0.324915885925293" calcext:value-type="float">
            <text:p>0,324915885925293</text:p>
          </table:table-cell>
          <table:table-cell office:value-type="string" calcext:value-type="string">
            <text:p>2021-07-13 00:08:20.057227</text:p>
          </table:table-cell>
          <table:table-cell office:value-type="string" calcext:value-type="string">
            <text:p>34c6211c-b905-4a55-9835-64ffe2aac699</text:p>
          </table:table-cell>
          <table:table-cell office:value-type="float" office:value="20.057227" calcext:value-type="float">
            <text:p>20,057227</text:p>
          </table:table-cell>
          <table:table-cell table:number-columns-repeated="5"/>
          <table:table-cell table:formula="of:=([.A90]-([.$L$4]/1000))*([.A90]-([.$L$4]/1000))" office:value-type="float" office:value="0.00509350320177098" calcext:value-type="float">
            <text:p>0,005093503201771</text:p>
          </table:table-cell>
          <table:table-cell table:number-columns-repeated="4"/>
        </table:table-row>
        <table:table-row table:style-name="ro1">
          <table:table-cell office:value-type="float" office:value="0.254811525344849" calcext:value-type="float">
            <text:p>0,254811525344849</text:p>
          </table:table-cell>
          <table:table-cell office:value-type="string" calcext:value-type="string">
            <text:p>2021-07-13 00:08:50.513022</text:p>
          </table:table-cell>
          <table:table-cell office:value-type="string" calcext:value-type="string">
            <text:p>5fb8b567-a118-4cf6-98a5-1f59c92cf624</text:p>
          </table:table-cell>
          <table:table-cell office:value-type="float" office:value="50.513022" calcext:value-type="float">
            <text:p>50,513022</text:p>
          </table:table-cell>
          <table:table-cell table:number-columns-repeated="5"/>
          <table:table-cell table:formula="of:=([.A91]-([.$L$4]/1000))*([.A91]-([.$L$4]/1000))" office:value-type="float" office:value="0.00000159876431852105" calcext:value-type="float">
            <text:p>1,59876431852105E-06</text:p>
          </table:table-cell>
          <table:table-cell table:number-columns-repeated="4"/>
        </table:table-row>
        <table:table-row table:style-name="ro1">
          <table:table-cell office:value-type="float" office:value="0.219006538391113" calcext:value-type="float">
            <text:p>0,219006538391113</text:p>
          </table:table-cell>
          <table:table-cell office:value-type="string" calcext:value-type="string">
            <text:p>2021-07-13 00:09:20.948832</text:p>
          </table:table-cell>
          <table:table-cell office:value-type="string" calcext:value-type="string">
            <text:p>9178d636-1c0d-4713-9189-c518c94c411c</text:p>
          </table:table-cell>
          <table:table-cell office:value-type="float" office:value="20.948832" calcext:value-type="float">
            <text:p>20,948832</text:p>
          </table:table-cell>
          <table:table-cell table:number-columns-repeated="5"/>
          <table:table-cell table:formula="of:=([.A92]-([.$L$4]/1000))*([.A92]-([.$L$4]/1000))" office:value-type="float" office:value="0.0011930505911432" calcext:value-type="float">
            <text:p>0,001193050591143</text:p>
          </table:table-cell>
          <table:table-cell table:number-columns-repeated="4"/>
        </table:table-row>
        <table:table-row table:style-name="ro1">
          <table:table-cell office:value-type="float" office:value="0.197237491607666" calcext:value-type="float">
            <text:p>0,197237491607666</text:p>
          </table:table-cell>
          <table:table-cell office:value-type="string" calcext:value-type="string">
            <text:p>2021-07-13 00:09:51.308013</text:p>
          </table:table-cell>
          <table:table-cell office:value-type="string" calcext:value-type="string">
            <text:p>82a6dd31-9e39-4235-bf8c-2d1ad39d7b68</text:p>
          </table:table-cell>
          <table:table-cell office:value-type="float" office:value="51.308013" calcext:value-type="float">
            <text:p>51,308013</text:p>
          </table:table-cell>
          <table:table-cell table:number-columns-repeated="5"/>
          <table:table-cell table:formula="of:=([.A93]-([.$L$4]/1000))*([.A93]-([.$L$4]/1000))" office:value-type="float" office:value="0.00317077231500995" calcext:value-type="float">
            <text:p>0,00317077231501</text:p>
          </table:table-cell>
          <table:table-cell table:number-columns-repeated="4"/>
        </table:table-row>
        <table:table-row table:style-name="ro1">
          <table:table-cell office:value-type="float" office:value="0.205039739608765" calcext:value-type="float">
            <text:p>0,205039739608765</text:p>
          </table:table-cell>
          <table:table-cell office:value-type="string" calcext:value-type="string">
            <text:p>2021-07-13 00:10:21.652582</text:p>
          </table:table-cell>
          <table:table-cell office:value-type="string" calcext:value-type="string">
            <text:p>b1806f23-5e4a-4706-b168-8bbd6c3c6eea</text:p>
          </table:table-cell>
          <table:table-cell office:value-type="float" office:value="21.652582" calcext:value-type="float">
            <text:p>21,652582</text:p>
          </table:table-cell>
          <table:table-cell table:number-columns-repeated="5"/>
          <table:table-cell table:formula="of:=([.A94]-([.$L$4]/1000))*([.A94]-([.$L$4]/1000))" office:value-type="float" office:value="0.00235296428581503" calcext:value-type="float">
            <text:p>0,002352964285815</text:p>
          </table:table-cell>
          <table:table-cell table:number-columns-repeated="4"/>
        </table:table-row>
        <table:table-row table:style-name="ro1">
          <table:table-cell office:value-type="float" office:value="0.228661060333252" calcext:value-type="float">
            <text:p>0,228661060333252</text:p>
          </table:table-cell>
          <table:table-cell office:value-type="string" calcext:value-type="string">
            <text:p>2021-07-13 00:10:52.044277</text:p>
          </table:table-cell>
          <table:table-cell office:value-type="string" calcext:value-type="string">
            <text:p>af6ae877-d183-44b4-8b0a-cd74f7b9315d</text:p>
          </table:table-cell>
          <table:table-cell office:value-type="float" office:value="52.044277" calcext:value-type="float">
            <text:p>52,044277</text:p>
          </table:table-cell>
          <table:table-cell table:number-columns-repeated="5"/>
          <table:table-cell table:formula="of:=([.A95]-([.$L$4]/1000))*([.A95]-([.$L$4]/1000))" office:value-type="float" office:value="0.0006193151107078" calcext:value-type="float">
            <text:p>0,000619315110708</text:p>
          </table:table-cell>
          <table:table-cell table:number-columns-repeated="4"/>
        </table:table-row>
        <table:table-row table:style-name="ro1">
          <table:table-cell office:value-type="float" office:value="0.327651023864746" calcext:value-type="float">
            <text:p>0,327651023864746</text:p>
          </table:table-cell>
          <table:table-cell office:value-type="string" calcext:value-type="string">
            <text:p>2021-07-13 00:11:22.428087</text:p>
          </table:table-cell>
          <table:table-cell office:value-type="string" calcext:value-type="string">
            <text:p>9b913e38-3494-4a39-b1bb-662bba8d9a3c</text:p>
          </table:table-cell>
          <table:table-cell office:value-type="float" office:value="22.428087" calcext:value-type="float">
            <text:p>22,428087</text:p>
          </table:table-cell>
          <table:table-cell table:number-columns-repeated="5"/>
          <table:table-cell table:formula="of:=([.A96]-([.$L$4]/1000))*([.A96]-([.$L$4]/1000))" office:value-type="float" office:value="0.00549139111404049" calcext:value-type="float">
            <text:p>0,00549139111404</text:p>
          </table:table-cell>
          <table:table-cell table:number-columns-repeated="4"/>
        </table:table-row>
        <table:table-row table:style-name="ro1">
          <table:table-cell office:value-type="float" office:value="0.326624631881714" calcext:value-type="float">
            <text:p>0,326624631881714</text:p>
          </table:table-cell>
          <table:table-cell office:value-type="string" calcext:value-type="string">
            <text:p>2021-07-13 00:11:52.900923</text:p>
          </table:table-cell>
          <table:table-cell office:value-type="string" calcext:value-type="string">
            <text:p>43b742fc-d4c6-448d-a6da-82c404622601</text:p>
          </table:table-cell>
          <table:table-cell office:value-type="float" office:value="52.900923" calcext:value-type="float">
            <text:p>52,900923</text:p>
          </table:table-cell>
          <table:table-cell table:number-columns-repeated="5"/>
          <table:table-cell table:formula="of:=([.A97]-([.$L$4]/1000))*([.A97]-([.$L$4]/1000))" office:value-type="float" office:value="0.00534032525360246" calcext:value-type="float">
            <text:p>0,005340325253602</text:p>
          </table:table-cell>
          <table:table-cell table:number-columns-repeated="4"/>
        </table:table-row>
        <table:table-row table:style-name="ro1">
          <table:table-cell office:value-type="float" office:value="0.219518661499023" calcext:value-type="float">
            <text:p>0,219518661499023</text:p>
          </table:table-cell>
          <table:table-cell office:value-type="string" calcext:value-type="string">
            <text:p>2021-07-13 00:12:23.390719</text:p>
          </table:table-cell>
          <table:table-cell office:value-type="string" calcext:value-type="string">
            <text:p>5e9aba6b-9a3a-4959-aaa7-60edc03c266b</text:p>
          </table:table-cell>
          <table:table-cell office:value-type="float" office:value="23.390719" calcext:value-type="float">
            <text:p>23,390719</text:p>
          </table:table-cell>
          <table:table-cell table:number-columns-repeated="5"/>
          <table:table-cell table:formula="of:=([.A98]-([.$L$4]/1000))*([.A98]-([.$L$4]/1000))" office:value-type="float" office:value="0.00115793481881113" calcext:value-type="float">
            <text:p>0,001157934818811</text:p>
          </table:table-cell>
          <table:table-cell table:number-columns-repeated="4"/>
        </table:table-row>
        <table:table-row table:style-name="ro1">
          <table:table-cell office:value-type="float" office:value="0.204677104949951" calcext:value-type="float">
            <text:p>0,204677104949951</text:p>
          </table:table-cell>
          <table:table-cell office:value-type="string" calcext:value-type="string">
            <text:p>2021-07-13 00:12:53.755897</text:p>
          </table:table-cell>
          <table:table-cell office:value-type="string" calcext:value-type="string">
            <text:p>324b1cb4-00ad-4186-af79-135677886f8f</text:p>
          </table:table-cell>
          <table:table-cell office:value-type="float" office:value="53.755897" calcext:value-type="float">
            <text:p>53,755897</text:p>
          </table:table-cell>
          <table:table-cell table:number-columns-repeated="5"/>
          <table:table-cell table:formula="of:=([.A99]-([.$L$4]/1000))*([.A99]-([.$L$4]/1000))" office:value-type="float" office:value="0.0023882766919277" calcext:value-type="float">
            <text:p>0,002388276691928</text:p>
          </table:table-cell>
          <table:table-cell table:number-columns-repeated="4"/>
        </table:table-row>
        <table:table-row table:style-name="ro1">
          <table:table-cell office:value-type="float" office:value="0.204434394836426" calcext:value-type="float">
            <text:p>0,204434394836426</text:p>
          </table:table-cell>
          <table:table-cell office:value-type="string" calcext:value-type="string">
            <text:p>2021-07-13 00:13:24.103098</text:p>
          </table:table-cell>
          <table:table-cell office:value-type="string" calcext:value-type="string">
            <text:p>5fa2cfa8-3014-4f09-a7f3-34e0a26dbd36</text:p>
          </table:table-cell>
          <table:table-cell office:value-type="float" office:value="24.103098" calcext:value-type="float">
            <text:p>24,103098</text:p>
          </table:table-cell>
          <table:table-cell table:number-columns-repeated="5"/>
          <table:table-cell table:formula="of:=([.A100]-([.$L$4]/1000))*([.A100]-([.$L$4]/1000))" office:value-type="float" office:value="0.00241205808558951" calcext:value-type="float">
            <text:p>0,00241205808559</text:p>
          </table:table-cell>
          <table:table-cell table:number-columns-repeated="4"/>
        </table:table-row>
        <table:table-row table:style-name="ro1">
          <table:table-cell office:value-type="float" office:value="0.32652735710144" calcext:value-type="float">
            <text:p>0,32652735710144</text:p>
          </table:table-cell>
          <table:table-cell office:value-type="string" calcext:value-type="string">
            <text:p>2021-07-13 00:13:54.479750</text:p>
          </table:table-cell>
          <table:table-cell office:value-type="string" calcext:value-type="string">
            <text:p>aac4da45-3b0b-4ff6-a617-41b73e3bbfe5</text:p>
          </table:table-cell>
          <table:table-cell office:value-type="float" office:value="54.47975" calcext:value-type="float">
            <text:p>54,47975</text:p>
          </table:table-cell>
          <table:table-cell table:number-columns-repeated="5"/>
          <table:table-cell table:formula="of:=([.A101]-([.$L$4]/1000))*([.A101]-([.$L$4]/1000))" office:value-type="float" office:value="0.00532611751482074" calcext:value-type="float">
            <text:p>0,005326117514821</text:p>
          </table:table-cell>
          <table:table-cell table:number-columns-repeated="4"/>
        </table:table-row>
        <table:table-row table:style-name="ro1">
          <table:table-cell office:value-type="float" office:value="0.206514596939087" calcext:value-type="float">
            <text:p>0,206514596939087</text:p>
          </table:table-cell>
          <table:table-cell office:value-type="string" calcext:value-type="string">
            <text:p>2021-07-13 00:14:25.057041</text:p>
          </table:table-cell>
          <table:table-cell office:value-type="string" calcext:value-type="string">
            <text:p>67efbffd-4623-4b40-9ac6-2dac08dda2d7</text:p>
          </table:table-cell>
          <table:table-cell office:value-type="float" office:value="25.057041" calcext:value-type="float">
            <text:p>25,057041</text:p>
          </table:table-cell>
          <table:table-cell table:number-columns-repeated="5"/>
          <table:table-cell table:formula="of:=([.A102]-([.$L$4]/1000))*([.A102]-([.$L$4]/1000))" office:value-type="float" office:value="0.00221205660954315" calcext:value-type="float">
            <text:p>0,002212056609543</text:p>
          </table:table-cell>
          <table:table-cell table:number-columns-repeated="4"/>
        </table:table-row>
        <table:table-row table:style-name="ro1">
          <table:table-cell office:value-type="float" office:value="0.213243961334228" calcext:value-type="float">
            <text:p>0,213243961334228</text:p>
          </table:table-cell>
          <table:table-cell office:value-type="string" calcext:value-type="string">
            <text:p>2021-07-13 00:14:55.403462</text:p>
          </table:table-cell>
          <table:table-cell office:value-type="string" calcext:value-type="string">
            <text:p>887dc7ee-5f05-40ce-8127-5b21845cbbf3</text:p>
          </table:table-cell>
          <table:table-cell office:value-type="float" office:value="55.403462" calcext:value-type="float">
            <text:p>55,403462</text:p>
          </table:table-cell>
          <table:table-cell table:number-columns-repeated="5"/>
          <table:table-cell table:formula="of:=([.A103]-([.$L$4]/1000))*([.A103]-([.$L$4]/1000))" office:value-type="float" office:value="0.00162434321371212" calcext:value-type="float">
            <text:p>0,001624343213712</text:p>
          </table:table-cell>
          <table:table-cell table:number-columns-repeated="4"/>
        </table:table-row>
        <table:table-row table:style-name="ro1">
          <table:table-cell office:value-type="float" office:value="0.211898803710937" calcext:value-type="float">
            <text:p>0,211898803710937</text:p>
          </table:table-cell>
          <table:table-cell office:value-type="string" calcext:value-type="string">
            <text:p>2021-07-13 00:15:25.769118</text:p>
          </table:table-cell>
          <table:table-cell office:value-type="string" calcext:value-type="string">
            <text:p>29b9137d-cd7a-4d36-b7fc-7bf97c3a4e6a</text:p>
          </table:table-cell>
          <table:table-cell office:value-type="float" office:value="25.769118" calcext:value-type="float">
            <text:p>25,769118</text:p>
          </table:table-cell>
          <table:table-cell table:number-columns-repeated="5"/>
          <table:table-cell table:formula="of:=([.A104]-([.$L$4]/1000))*([.A104]-([.$L$4]/1000))" office:value-type="float" office:value="0.00173458081877094" calcext:value-type="float">
            <text:p>0,001734580818771</text:p>
          </table:table-cell>
          <table:table-cell table:number-columns-repeated="4"/>
        </table:table-row>
        <table:table-row table:style-name="ro1">
          <table:table-cell office:value-type="float" office:value="0.214499711990356" calcext:value-type="float">
            <text:p>0,214499711990356</text:p>
          </table:table-cell>
          <table:table-cell office:value-type="string" calcext:value-type="string">
            <text:p>2021-07-13 00:15:56.136345</text:p>
          </table:table-cell>
          <table:table-cell office:value-type="string" calcext:value-type="string">
            <text:p>091004f6-a225-4a66-bc3c-476ea87ca13b</text:p>
          </table:table-cell>
          <table:table-cell office:value-type="float" office:value="56.136345" calcext:value-type="float">
            <text:p>56,136345</text:p>
          </table:table-cell>
          <table:table-cell table:number-columns-repeated="5"/>
          <table:table-cell table:formula="of:=([.A105]-([.$L$4]/1000))*([.A105]-([.$L$4]/1000))" office:value-type="float" office:value="0.00152469873069013" calcext:value-type="float">
            <text:p>0,00152469873069</text:p>
          </table:table-cell>
          <table:table-cell table:number-columns-repeated="4"/>
        </table:table-row>
        <table:table-row table:style-name="ro1">
          <table:table-cell office:value-type="float" office:value="0.255012273788452" calcext:value-type="float">
            <text:p>0,255012273788452</text:p>
          </table:table-cell>
          <table:table-cell office:value-type="string" calcext:value-type="string">
            <text:p>2021-07-13 00:16:26.502683</text:p>
          </table:table-cell>
          <table:table-cell office:value-type="string" calcext:value-type="string">
            <text:p>5687953c-4b71-4fb9-9db1-4cf24b5709e2</text:p>
          </table:table-cell>
          <table:table-cell office:value-type="float" office:value="26.502683" calcext:value-type="float">
            <text:p>26,502683</text:p>
          </table:table-cell>
          <table:table-cell table:number-columns-repeated="5"/>
          <table:table-cell table:formula="of:=([.A106]-([.$L$4]/1000))*([.A106]-([.$L$4]/1000))" office:value-type="float" office:value="0.00000214672596352319" calcext:value-type="float">
            <text:p>2,14672596352319E-06</text:p>
          </table:table-cell>
          <table:table-cell table:number-columns-repeated="4"/>
        </table:table-row>
        <table:table-row table:style-name="ro1">
          <table:table-cell office:value-type="float" office:value="0.327065467834473" calcext:value-type="float">
            <text:p>0,327065467834473</text:p>
          </table:table-cell>
          <table:table-cell office:value-type="string" calcext:value-type="string">
            <text:p>2021-07-13 00:16:56.927454</text:p>
          </table:table-cell>
          <table:table-cell office:value-type="string" calcext:value-type="string">
            <text:p>ac857b20-df3b-4f12-b4cb-31075fdeda58</text:p>
          </table:table-cell>
          <table:table-cell office:value-type="float" office:value="56.927454" calcext:value-type="float">
            <text:p>56,927454</text:p>
          </table:table-cell>
          <table:table-cell table:number-columns-repeated="5"/>
          <table:table-cell table:formula="of:=([.A107]-([.$L$4]/1000))*([.A107]-([.$L$4]/1000))" office:value-type="float" office:value="0.00540494999423707" calcext:value-type="float">
            <text:p>0,005404949994237</text:p>
          </table:table-cell>
          <table:table-cell table:number-columns-repeated="4"/>
        </table:table-row>
        <table:table-row table:style-name="ro1">
          <table:table-cell office:value-type="float" office:value="0.247286319732666" calcext:value-type="float">
            <text:p>0,247286319732666</text:p>
          </table:table-cell>
          <table:table-cell office:value-type="string" calcext:value-type="string">
            <text:p>2021-07-13 00:17:27.406461</text:p>
          </table:table-cell>
          <table:table-cell office:value-type="string" calcext:value-type="string">
            <text:p>399adc08-2aad-4fea-9067-abbaef00536e</text:p>
          </table:table-cell>
          <table:table-cell office:value-type="float" office:value="27.406461" calcext:value-type="float">
            <text:p>27,406461</text:p>
          </table:table-cell>
          <table:table-cell table:number-columns-repeated="5"/>
          <table:table-cell table:formula="of:=([.A108]-([.$L$4]/1000))*([.A108]-([.$L$4]/1000))" office:value-type="float" office:value="0.000039197404880628" calcext:value-type="float">
            <text:p>3,9197404880628E-05</text:p>
          </table:table-cell>
          <table:table-cell table:number-columns-repeated="4"/>
        </table:table-row>
        <table:table-row table:style-name="ro1">
          <table:table-cell office:value-type="float" office:value="0.222900390625" calcext:value-type="float">
            <text:p>0,222900390625</text:p>
          </table:table-cell>
          <table:table-cell office:value-type="string" calcext:value-type="string">
            <text:p>2021-07-13 00:17:57.768943</text:p>
          </table:table-cell>
          <table:table-cell office:value-type="string" calcext:value-type="string">
            <text:p>c21ad927-8fcd-4b34-9536-c7929675cc51</text:p>
          </table:table-cell>
          <table:table-cell office:value-type="float" office:value="57.768943" calcext:value-type="float">
            <text:p>57,768943</text:p>
          </table:table-cell>
          <table:table-cell table:number-columns-repeated="5"/>
          <table:table-cell table:formula="of:=([.A109]-([.$L$4]/1000))*([.A109]-([.$L$4]/1000))" office:value-type="float" office:value="0.000939220968431598" calcext:value-type="float">
            <text:p>0,000939220968432</text:p>
          </table:table-cell>
          <table:table-cell table:number-columns-repeated="4"/>
        </table:table-row>
        <table:table-row table:style-name="ro1">
          <table:table-cell office:value-type="float" office:value="0.215909242630005" calcext:value-type="float">
            <text:p>0,215909242630005</text:p>
          </table:table-cell>
          <table:table-cell office:value-type="string" calcext:value-type="string">
            <text:p>2021-07-13 00:18:28.156664</text:p>
          </table:table-cell>
          <table:table-cell office:value-type="string" calcext:value-type="string">
            <text:p>0c722803-dff6-4136-b316-f4906d71cc08</text:p>
          </table:table-cell>
          <table:table-cell office:value-type="float" office:value="28.156664" calcext:value-type="float">
            <text:p>28,156664</text:p>
          </table:table-cell>
          <table:table-cell table:number-columns-repeated="5"/>
          <table:table-cell table:formula="of:=([.A110]-([.$L$4]/1000))*([.A110]-([.$L$4]/1000))" office:value-type="float" office:value="0.00141660851976567" calcext:value-type="float">
            <text:p>0,001416608519766</text:p>
          </table:table-cell>
          <table:table-cell table:number-columns-repeated="4"/>
        </table:table-row>
        <table:table-row table:style-name="ro1">
          <table:table-cell office:value-type="float" office:value="0.325103521347046" calcext:value-type="float">
            <text:p>0,325103521347046</text:p>
          </table:table-cell>
          <table:table-cell office:value-type="string" calcext:value-type="string">
            <text:p>2021-07-13 00:18:58.629510</text:p>
          </table:table-cell>
          <table:table-cell office:value-type="string" calcext:value-type="string">
            <text:p>11b5f7c5-04cd-4a44-b3d0-49a21e81e41b</text:p>
          </table:table-cell>
          <table:table-cell office:value-type="float" office:value="58.62951" calcext:value-type="float">
            <text:p>58,62951</text:p>
          </table:table-cell>
          <table:table-cell table:number-columns-repeated="5"/>
          <table:table-cell table:formula="of:=([.A111]-([.$L$4]/1000))*([.A111]-([.$L$4]/1000))" office:value-type="float" office:value="0.00512032103225797" calcext:value-type="float">
            <text:p>0,005120321032258</text:p>
          </table:table-cell>
          <table:table-cell table:number-columns-repeated="4"/>
        </table:table-row>
        <table:table-row table:style-name="ro1">
          <table:table-cell office:value-type="float" office:value="0.208695411682129" calcext:value-type="float">
            <text:p>0,208695411682129</text:p>
          </table:table-cell>
          <table:table-cell office:value-type="string" calcext:value-type="string">
            <text:p>2021-07-13 00:19:29.105957</text:p>
          </table:table-cell>
          <table:table-cell office:value-type="string" calcext:value-type="string">
            <text:p>b11de2a1-bc17-4494-8bb5-5916dd0aa7ae</text:p>
          </table:table-cell>
          <table:table-cell office:value-type="float" office:value="29.105957" calcext:value-type="float">
            <text:p>29,105957</text:p>
          </table:table-cell>
          <table:table-cell table:number-columns-repeated="5"/>
          <table:table-cell table:formula="of:=([.A112]-([.$L$4]/1000))*([.A112]-([.$L$4]/1000))" office:value-type="float" office:value="0.00201167419802714" calcext:value-type="float">
            <text:p>0,002011674198027</text:p>
          </table:table-cell>
          <table:table-cell table:number-columns-repeated="4"/>
        </table:table-row>
        <table:table-row table:style-name="ro1">
          <table:table-cell office:value-type="float" office:value="0.219009637832642" calcext:value-type="float">
            <text:p>0,219009637832642</text:p>
          </table:table-cell>
          <table:table-cell office:value-type="string" calcext:value-type="string">
            <text:p>2021-07-13 00:19:59.506376</text:p>
          </table:table-cell>
          <table:table-cell office:value-type="string" calcext:value-type="string">
            <text:p>91446fb0-3ccb-4ee6-8a6a-a18aeb3f3392</text:p>
          </table:table-cell>
          <table:table-cell office:value-type="float" office:value="59.506376" calcext:value-type="float">
            <text:p>59,506376</text:p>
          </table:table-cell>
          <table:table-cell table:number-columns-repeated="5"/>
          <table:table-cell table:formula="of:=([.A113]-([.$L$4]/1000))*([.A113]-([.$L$4]/1000))" office:value-type="float" office:value="0.00119283648783013" calcext:value-type="float">
            <text:p>0,00119283648783</text:p>
          </table:table-cell>
          <table:table-cell table:number-columns-repeated="4"/>
        </table:table-row>
        <table:table-row table:style-name="ro1">
          <table:table-cell office:value-type="float" office:value="0.206571817398071" calcext:value-type="float">
            <text:p>0,206571817398071</text:p>
          </table:table-cell>
          <table:table-cell office:value-type="string" calcext:value-type="string">
            <text:p>2021-07-13 00:20:29.861361</text:p>
          </table:table-cell>
          <table:table-cell office:value-type="string" calcext:value-type="string">
            <text:p>47cdedcf-34ea-4e7f-a6cc-6aa42a05b2db</text:p>
          </table:table-cell>
          <table:table-cell office:value-type="float" office:value="29.861361" calcext:value-type="float">
            <text:p>29,861361</text:p>
          </table:table-cell>
          <table:table-cell table:number-columns-repeated="5"/>
          <table:table-cell table:formula="of:=([.A114]-([.$L$4]/1000))*([.A114]-([.$L$4]/1000))" office:value-type="float" office:value="0.00220667744057657" calcext:value-type="float">
            <text:p>0,002206677440577</text:p>
          </table:table-cell>
          <table:table-cell table:number-columns-repeated="4"/>
        </table:table-row>
        <table:table-row table:style-name="ro1">
          <table:table-cell office:value-type="float" office:value="0.234409093856812" calcext:value-type="float">
            <text:p>0,234409093856812</text:p>
          </table:table-cell>
          <table:table-cell office:value-type="string" calcext:value-type="string">
            <text:p>2021-07-13 00:21:00.219462</text:p>
          </table:table-cell>
          <table:table-cell office:value-type="string" calcext:value-type="string">
            <text:p>b5521182-c76f-49c0-a4a5-e2be36750752</text:p>
          </table:table-cell>
          <table:table-cell office:value-type="float" office:value="0.219462" calcext:value-type="float">
            <text:p>0,219462</text:p>
          </table:table-cell>
          <table:table-cell table:number-columns-repeated="5"/>
          <table:table-cell table:formula="of:=([.A115]-([.$L$4]/1000))*([.A115]-([.$L$4]/1000))" office:value-type="float" office:value="0.000366263387117819" calcext:value-type="float">
            <text:p>0,000366263387118</text:p>
          </table:table-cell>
          <table:table-cell table:number-columns-repeated="4"/>
        </table:table-row>
        <table:table-row table:style-name="ro1">
          <table:table-cell office:value-type="float" office:value="0.228378057479858" calcext:value-type="float">
            <text:p>0,228378057479858</text:p>
          </table:table-cell>
          <table:table-cell office:value-type="string" calcext:value-type="string">
            <text:p>2021-07-13 00:21:30.626049</text:p>
          </table:table-cell>
          <table:table-cell office:value-type="string" calcext:value-type="string">
            <text:p>6d6674a2-4c0f-4f0e-aa01-94e07a663055</text:p>
          </table:table-cell>
          <table:table-cell office:value-type="float" office:value="30.626049" calcext:value-type="float">
            <text:p>30,626049</text:p>
          </table:table-cell>
          <table:table-cell table:number-columns-repeated="5"/>
          <table:table-cell table:formula="of:=([.A116]-([.$L$4]/1000))*([.A116]-([.$L$4]/1000))" office:value-type="float" office:value="0.000633480843390308" calcext:value-type="float">
            <text:p>0,00063348084339</text:p>
          </table:table-cell>
          <table:table-cell table:number-columns-repeated="4"/>
        </table:table-row>
        <table:table-row table:style-name="ro1">
          <table:table-cell office:value-type="float" office:value="0.243323802947998" calcext:value-type="float">
            <text:p>0,243323802947998</text:p>
          </table:table-cell>
          <table:table-cell office:value-type="string" calcext:value-type="string">
            <text:p>2021-07-13 00:22:01.024710</text:p>
          </table:table-cell>
          <table:table-cell office:value-type="string" calcext:value-type="string">
            <text:p>f4c3c760-6cc0-4c52-a30a-220313b2b02d</text:p>
          </table:table-cell>
          <table:table-cell office:value-type="float" office:value="1.02471" calcext:value-type="float">
            <text:p>1,02471</text:p>
          </table:table-cell>
          <table:table-cell table:number-columns-repeated="5"/>
          <table:table-cell table:formula="of:=([.A117]-([.$L$4]/1000))*([.A117]-([.$L$4]/1000))" office:value-type="float" office:value="0.000104515860295704" calcext:value-type="float">
            <text:p>0,000104515860296</text:p>
          </table:table-cell>
          <table:table-cell table:number-columns-repeated="4"/>
        </table:table-row>
        <table:table-row table:style-name="ro1">
          <table:table-cell office:value-type="float" office:value="0.338286638259888" calcext:value-type="float">
            <text:p>0,338286638259888</text:p>
          </table:table-cell>
          <table:table-cell office:value-type="string" calcext:value-type="string">
            <text:p>2021-07-13 00:22:31.409370</text:p>
          </table:table-cell>
          <table:table-cell office:value-type="string" calcext:value-type="string">
            <text:p>eac0f1be-2d9c-43ca-908f-21529f51514d</text:p>
          </table:table-cell>
          <table:table-cell office:value-type="float" office:value="31.40937" calcext:value-type="float">
            <text:p>31,40937</text:p>
          </table:table-cell>
          <table:table-cell table:number-columns-repeated="5"/>
          <table:table-cell table:formula="of:=([.A118]-([.$L$4]/1000))*([.A118]-([.$L$4]/1000))" office:value-type="float" office:value="0.00718078886637875" calcext:value-type="float">
            <text:p>0,007180788866379</text:p>
          </table:table-cell>
          <table:table-cell table:number-columns-repeated="4"/>
        </table:table-row>
        <table:table-row table:style-name="ro1">
          <table:table-cell office:value-type="float" office:value="0.197439908981323" calcext:value-type="float">
            <text:p>0,197439908981323</text:p>
          </table:table-cell>
          <table:table-cell office:value-type="string" calcext:value-type="string">
            <text:p>2021-07-13 00:23:01.957790</text:p>
          </table:table-cell>
          <table:table-cell office:value-type="string" calcext:value-type="string">
            <text:p>484bd6a5-cbef-4efa-95ce-5ad9efac1edd</text:p>
          </table:table-cell>
          <table:table-cell office:value-type="float" office:value="1.95779" calcext:value-type="float">
            <text:p>1,95779</text:p>
          </table:table-cell>
          <table:table-cell table:number-columns-repeated="5"/>
          <table:table-cell table:formula="of:=([.A119]-([.$L$4]/1000))*([.A119]-([.$L$4]/1000))" office:value-type="float" office:value="0.00314801720057614" calcext:value-type="float">
            <text:p>0,003148017200576</text:p>
          </table:table-cell>
          <table:table-cell table:number-columns-repeated="4"/>
        </table:table-row>
        <table:table-row table:style-name="ro1">
          <table:table-cell office:value-type="float" office:value="0.271121263504028" calcext:value-type="float">
            <text:p>0,271121263504028</text:p>
          </table:table-cell>
          <table:table-cell office:value-type="string" calcext:value-type="string">
            <text:p>2021-07-13 00:23:32.310309</text:p>
          </table:table-cell>
          <table:table-cell office:value-type="string" calcext:value-type="string">
            <text:p>d8002bd7-7e95-4b92-ae6e-7ffd378194f0</text:p>
          </table:table-cell>
          <table:table-cell office:value-type="float" office:value="32.310309" calcext:value-type="float">
            <text:p>32,310309</text:p>
          </table:table-cell>
          <table:table-cell table:number-columns-repeated="5"/>
          <table:table-cell table:formula="of:=([.A120]-([.$L$4]/1000))*([.A120]-([.$L$4]/1000))" office:value-type="float" office:value="0.000308851123708803" calcext:value-type="float">
            <text:p>0,000308851123709</text:p>
          </table:table-cell>
          <table:table-cell table:number-columns-repeated="4"/>
        </table:table-row>
        <table:table-row table:style-name="ro1">
          <table:table-cell office:value-type="float" office:value="0.212304592132568" calcext:value-type="float">
            <text:p>0,212304592132568</text:p>
          </table:table-cell>
          <table:table-cell office:value-type="string" calcext:value-type="string">
            <text:p>2021-07-13 00:24:02.757759</text:p>
          </table:table-cell>
          <table:table-cell office:value-type="string" calcext:value-type="string">
            <text:p>9ed7dfce-552a-40da-a1fe-50c76472223d</text:p>
          </table:table-cell>
          <table:table-cell office:value-type="float" office:value="2.757759" calcext:value-type="float">
            <text:p>2,757759</text:p>
          </table:table-cell>
          <table:table-cell table:number-columns-repeated="5"/>
          <table:table-cell table:formula="of:=([.A121]-([.$L$4]/1000))*([.A121]-([.$L$4]/1000))" office:value-type="float" office:value="0.00170094468789501" calcext:value-type="float">
            <text:p>0,001700944687895</text:p>
          </table:table-cell>
          <table:table-cell table:number-columns-repeated="4"/>
        </table:table-row>
        <table:table-row table:style-name="ro1">
          <table:table-cell office:value-type="float" office:value="0.256714820861816" calcext:value-type="float">
            <text:p>0,256714820861816</text:p>
          </table:table-cell>
          <table:table-cell office:value-type="string" calcext:value-type="string">
            <text:p>2021-07-13 00:24:33.203667</text:p>
          </table:table-cell>
          <table:table-cell office:value-type="string" calcext:value-type="string">
            <text:p>1f72848b-3002-41e5-bdb6-f546d1743a47</text:p>
          </table:table-cell>
          <table:table-cell office:value-type="float" office:value="33.203667" calcext:value-type="float">
            <text:p>33,203667</text:p>
          </table:table-cell>
          <table:table-cell table:number-columns-repeated="5"/>
          <table:table-cell table:formula="of:=([.A122]-([.$L$4]/1000))*([.A122]-([.$L$4]/1000))" office:value-type="float" office:value="0.0000100344375853754" calcext:value-type="float">
            <text:p>1,00344375853754E-05</text:p>
          </table:table-cell>
          <table:table-cell table:number-columns-repeated="4"/>
        </table:table-row>
        <table:table-row table:style-name="ro1">
          <table:table-cell office:value-type="float" office:value="0.264173269271851" calcext:value-type="float">
            <text:p>0,264173269271851</text:p>
          </table:table-cell>
          <table:table-cell office:value-type="string" calcext:value-type="string">
            <text:p>2021-07-13 00:25:03.597426</text:p>
          </table:table-cell>
          <table:table-cell office:value-type="string" calcext:value-type="string">
            <text:p>892496e1-d60e-4de2-aa4f-87efc7ca7b24</text:p>
          </table:table-cell>
          <table:table-cell office:value-type="float" office:value="3.597426" calcext:value-type="float">
            <text:p>3,597426</text:p>
          </table:table-cell>
          <table:table-cell table:number-columns-repeated="5"/>
          <table:table-cell table:formula="of:=([.A123]-([.$L$4]/1000))*([.A123]-([.$L$4]/1000))" office:value-type="float" office:value="0.000112915413438706" calcext:value-type="float">
            <text:p>0,000112915413439</text:p>
          </table:table-cell>
          <table:table-cell table:number-columns-repeated="4"/>
        </table:table-row>
        <table:table-row table:style-name="ro1">
          <table:table-cell office:value-type="float" office:value="0.323182582855225" calcext:value-type="float">
            <text:p>0,323182582855225</text:p>
          </table:table-cell>
          <table:table-cell office:value-type="string" calcext:value-type="string">
            <text:p>2021-07-13 00:25:34.002948</text:p>
          </table:table-cell>
          <table:table-cell office:value-type="string" calcext:value-type="string">
            <text:p>01110fe6-b7b6-4287-ac92-ee464893be49</text:p>
          </table:table-cell>
          <table:table-cell office:value-type="float" office:value="34.002948" calcext:value-type="float">
            <text:p>34,002948</text:p>
          </table:table-cell>
          <table:table-cell table:number-columns-repeated="5"/>
          <table:table-cell table:formula="of:=([.A124]-([.$L$4]/1000))*([.A124]-([.$L$4]/1000))" office:value-type="float" office:value="0.00484910007958067" calcext:value-type="float">
            <text:p>0,004849100079581</text:p>
          </table:table-cell>
          <table:table-cell table:number-columns-repeated="4"/>
        </table:table-row>
        <table:table-row table:style-name="ro1">
          <table:table-cell office:value-type="float" office:value="0.200238227844238" calcext:value-type="float">
            <text:p>0,200238227844238</text:p>
          </table:table-cell>
          <table:table-cell office:value-type="string" calcext:value-type="string">
            <text:p>2021-07-13 00:26:04.511379</text:p>
          </table:table-cell>
          <table:table-cell office:value-type="string" calcext:value-type="string">
            <text:p>db8eb435-ce72-4f24-b67e-f083876e6bff</text:p>
          </table:table-cell>
          <table:table-cell office:value-type="float" office:value="4.511379" calcext:value-type="float">
            <text:p>4,511379</text:p>
          </table:table-cell>
          <table:table-cell table:number-columns-repeated="5"/>
          <table:table-cell table:formula="of:=([.A125]-([.$L$4]/1000))*([.A125]-([.$L$4]/1000))" office:value-type="float" office:value="0.00284183615130044" calcext:value-type="float">
            <text:p>0,0028418361513</text:p>
          </table:table-cell>
          <table:table-cell table:number-columns-repeated="4"/>
        </table:table-row>
        <table:table-row table:style-name="ro1">
          <table:table-cell office:value-type="float" office:value="0.323238134384155" calcext:value-type="float">
            <text:p>0,323238134384155</text:p>
          </table:table-cell>
          <table:table-cell office:value-type="string" calcext:value-type="string">
            <text:p>2021-07-13 00:26:34.862070</text:p>
          </table:table-cell>
          <table:table-cell office:value-type="string" calcext:value-type="string">
            <text:p>99fd4a33-987d-4c58-976d-bb6dcf7a9784</text:p>
          </table:table-cell>
          <table:table-cell office:value-type="float" office:value="34.86207" calcext:value-type="float">
            <text:p>34,86207</text:p>
          </table:table-cell>
          <table:table-cell table:number-columns-repeated="5"/>
          <table:table-cell table:formula="of:=([.A126]-([.$L$4]/1000))*([.A126]-([.$L$4]/1000))" office:value-type="float" office:value="0.00485683988032046" calcext:value-type="float">
            <text:p>0,00485683988032</text:p>
          </table:table-cell>
          <table:table-cell table:number-columns-repeated="4"/>
        </table:table-row>
        <table:table-row table:style-name="ro1">
          <table:table-cell office:value-type="float" office:value="0.200600147247314" calcext:value-type="float">
            <text:p>0,200600147247314</text:p>
          </table:table-cell>
          <table:table-cell office:value-type="string" calcext:value-type="string">
            <text:p>2021-07-13 00:27:05.356382</text:p>
          </table:table-cell>
          <table:table-cell office:value-type="string" calcext:value-type="string">
            <text:p>b88d8a4d-6b52-4515-88e4-010058d4fd87</text:p>
          </table:table-cell>
          <table:table-cell office:value-type="float" office:value="5.356382" calcext:value-type="float">
            <text:p>5,356382</text:p>
          </table:table-cell>
          <table:table-cell table:number-columns-repeated="5"/>
          <table:table-cell table:formula="of:=([.A127]-([.$L$4]/1000))*([.A127]-([.$L$4]/1000))" office:value-type="float" office:value="0.00280338010453417" calcext:value-type="float">
            <text:p>0,002803380104534</text:p>
          </table:table-cell>
          <table:table-cell table:number-columns-repeated="4"/>
        </table:table-row>
        <table:table-row table:style-name="ro1">
          <table:table-cell office:value-type="float" office:value="0.32219409942627" calcext:value-type="float">
            <text:p>0,32219409942627</text:p>
          </table:table-cell>
          <table:table-cell office:value-type="string" calcext:value-type="string">
            <text:p>2021-07-13 00:27:35.739591</text:p>
          </table:table-cell>
          <table:table-cell office:value-type="string" calcext:value-type="string">
            <text:p>d32bbd21-bd05-4215-90e8-f7f101c416d3</text:p>
          </table:table-cell>
          <table:table-cell office:value-type="float" office:value="35.739591" calcext:value-type="float">
            <text:p>35,739591</text:p>
          </table:table-cell>
          <table:table-cell table:number-columns-repeated="5"/>
          <table:table-cell table:formula="of:=([.A128]-([.$L$4]/1000))*([.A128]-([.$L$4]/1000))" office:value-type="float" office:value="0.00471241014290789" calcext:value-type="float">
            <text:p>0,004712410142908</text:p>
          </table:table-cell>
          <table:table-cell table:number-columns-repeated="4"/>
        </table:table-row>
        <table:table-row table:style-name="ro1">
          <table:table-cell office:value-type="float" office:value="0.32273268699646" calcext:value-type="float">
            <text:p>0,32273268699646</text:p>
          </table:table-cell>
          <table:table-cell office:value-type="string" calcext:value-type="string">
            <text:p>2021-07-13 00:28:06.203752</text:p>
          </table:table-cell>
          <table:table-cell office:value-type="string" calcext:value-type="string">
            <text:p>285e9bb8-22a3-4429-be3f-32c2c8abd287</text:p>
          </table:table-cell>
          <table:table-cell office:value-type="float" office:value="6.203752" calcext:value-type="float">
            <text:p>6,203752</text:p>
          </table:table-cell>
          <table:table-cell table:number-columns-repeated="5"/>
          <table:table-cell table:formula="of:=([.A129]-([.$L$4]/1000))*([.A129]-([.$L$4]/1000))" office:value-type="float" office:value="0.00478664505768354" calcext:value-type="float">
            <text:p>0,004786645057684</text:p>
          </table:table-cell>
          <table:table-cell table:number-columns-repeated="4"/>
        </table:table-row>
        <table:table-row table:style-name="ro1">
          <table:table-cell office:value-type="float" office:value="0.332410573959351" calcext:value-type="float">
            <text:p>0,332410573959351</text:p>
          </table:table-cell>
          <table:table-cell office:value-type="string" calcext:value-type="string">
            <text:p>2021-07-13 00:28:36.674853</text:p>
          </table:table-cell>
          <table:table-cell office:value-type="string" calcext:value-type="string">
            <text:p>f4a6e5c1-c6e1-40d6-8688-ce6173af7ab8</text:p>
          </table:table-cell>
          <table:table-cell office:value-type="float" office:value="36.674853" calcext:value-type="float">
            <text:p>36,674853</text:p>
          </table:table-cell>
          <table:table-cell table:number-columns-repeated="5"/>
          <table:table-cell table:formula="of:=([.A130]-([.$L$4]/1000))*([.A130]-([.$L$4]/1000))" office:value-type="float" office:value="0.00621944707997108" calcext:value-type="float">
            <text:p>0,006219447079971</text:p>
          </table:table-cell>
          <table:table-cell table:number-columns-repeated="4"/>
        </table:table-row>
        <table:table-row table:style-name="ro1">
          <table:table-cell office:value-type="float" office:value="0.224502086639404" calcext:value-type="float">
            <text:p>0,224502086639404</text:p>
          </table:table-cell>
          <table:table-cell office:value-type="string" calcext:value-type="string">
            <text:p>2021-07-13 00:29:07.180358</text:p>
          </table:table-cell>
          <table:table-cell office:value-type="string" calcext:value-type="string">
            <text:p>a81f390b-c817-4a13-b5d5-e590cf2a60a7</text:p>
          </table:table-cell>
          <table:table-cell office:value-type="float" office:value="7.180358" calcext:value-type="float">
            <text:p>7,180358</text:p>
          </table:table-cell>
          <table:table-cell table:number-columns-repeated="5"/>
          <table:table-cell table:formula="of:=([.A131]-([.$L$4]/1000))*([.A131]-([.$L$4]/1000))" office:value-type="float" office:value="0.000843612964995926" calcext:value-type="float">
            <text:p>0,000843612964996</text:p>
          </table:table-cell>
          <table:table-cell table:number-columns-repeated="4"/>
        </table:table-row>
        <table:table-row table:style-name="ro1">
          <table:table-cell office:value-type="float" office:value="0.203291177749634" calcext:value-type="float">
            <text:p>0,203291177749634</text:p>
          </table:table-cell>
          <table:table-cell office:value-type="string" calcext:value-type="string">
            <text:p>2021-07-13 00:29:37.530335</text:p>
          </table:table-cell>
          <table:table-cell office:value-type="string" calcext:value-type="string">
            <text:p>0ae2840f-4ab4-43bb-892a-a444e718f31a</text:p>
          </table:table-cell>
          <table:table-cell office:value-type="float" office:value="37.530335" calcext:value-type="float">
            <text:p>37,530335</text:p>
          </table:table-cell>
          <table:table-cell table:number-columns-repeated="5"/>
          <table:table-cell table:formula="of:=([.A132]-([.$L$4]/1000))*([.A132]-([.$L$4]/1000))" office:value-type="float" office:value="0.00252565800479049" calcext:value-type="float">
            <text:p>0,00252565800479</text:p>
          </table:table-cell>
          <table:table-cell table:number-columns-repeated="4"/>
        </table:table-row>
        <table:table-row table:style-name="ro1">
          <table:table-cell office:value-type="float" office:value="0.338187217712402" calcext:value-type="float">
            <text:p>0,338187217712402</text:p>
          </table:table-cell>
          <table:table-cell office:value-type="string" calcext:value-type="string">
            <text:p>2021-07-13 00:30:07.881491</text:p>
          </table:table-cell>
          <table:table-cell office:value-type="string" calcext:value-type="string">
            <text:p>e8979298-e002-4a46-aa34-57bba8abdbdf</text:p>
          </table:table-cell>
          <table:table-cell office:value-type="float" office:value="7.881491" calcext:value-type="float">
            <text:p>7,881491</text:p>
          </table:table-cell>
          <table:table-cell table:number-columns-repeated="5"/>
          <table:table-cell table:formula="of:=([.A133]-([.$L$4]/1000))*([.A133]-([.$L$4]/1000))" office:value-type="float" office:value="0.00716394904881007" calcext:value-type="float">
            <text:p>0,00716394904881</text:p>
          </table:table-cell>
          <table:table-cell table:number-columns-repeated="4"/>
        </table:table-row>
        <table:table-row table:style-name="ro1">
          <table:table-cell office:value-type="float" office:value="0.268780708312988" calcext:value-type="float">
            <text:p>0,268780708312988</text:p>
          </table:table-cell>
          <table:table-cell office:value-type="string" calcext:value-type="string">
            <text:p>2021-07-13 00:30:38.396382</text:p>
          </table:table-cell>
          <table:table-cell office:value-type="string" calcext:value-type="string">
            <text:p>5746dfb3-4f13-40f9-8685-b4078fb61a54</text:p>
          </table:table-cell>
          <table:table-cell office:value-type="float" office:value="38.396382" calcext:value-type="float">
            <text:p>38,396382</text:p>
          </table:table-cell>
          <table:table-cell table:number-columns-repeated="5"/>
          <table:table-cell table:formula="of:=([.A134]-([.$L$4]/1000))*([.A134]-([.$L$4]/1000))" office:value-type="float" office:value="0.000232062736281985" calcext:value-type="float">
            <text:p>0,000232062736282</text:p>
          </table:table-cell>
          <table:table-cell table:number-columns-repeated="4"/>
        </table:table-row>
        <table:table-row table:style-name="ro1">
          <table:table-cell office:value-type="float" office:value="0.312804698944092" calcext:value-type="float">
            <text:p>0,312804698944092</text:p>
          </table:table-cell>
          <table:table-cell office:value-type="string" calcext:value-type="string">
            <text:p>2021-07-13 00:31:08.785011</text:p>
          </table:table-cell>
          <table:table-cell office:value-type="string" calcext:value-type="string">
            <text:p>2ae2a628-c306-4909-8254-70e349f0bee5</text:p>
          </table:table-cell>
          <table:table-cell office:value-type="float" office:value="8.785011" calcext:value-type="float">
            <text:p>8,785011</text:p>
          </table:table-cell>
          <table:table-cell table:number-columns-repeated="5"/>
          <table:table-cell table:formula="of:=([.A135]-([.$L$4]/1000))*([.A135]-([.$L$4]/1000))" office:value-type="float" office:value="0.00351146269827365" calcext:value-type="float">
            <text:p>0,003511462698274</text:p>
          </table:table-cell>
          <table:table-cell table:number-columns-repeated="4"/>
        </table:table-row>
        <table:table-row table:style-name="ro1">
          <table:table-cell office:value-type="float" office:value="0.346893548965454" calcext:value-type="float">
            <text:p>0,346893548965454</text:p>
          </table:table-cell>
          <table:table-cell office:value-type="string" calcext:value-type="string">
            <text:p>2021-07-13 00:31:39.261090</text:p>
          </table:table-cell>
          <table:table-cell office:value-type="string" calcext:value-type="string">
            <text:p>1764e47f-d5a9-47ac-a388-07066a55574b</text:p>
          </table:table-cell>
          <table:table-cell office:value-type="float" office:value="39.26109" calcext:value-type="float">
            <text:p>39,26109</text:p>
          </table:table-cell>
          <table:table-cell table:number-columns-repeated="5"/>
          <table:table-cell table:formula="of:=([.A136]-([.$L$4]/1000))*([.A136]-([.$L$4]/1000))" office:value-type="float" office:value="0.00871355900777771" calcext:value-type="float">
            <text:p>0,008713559007778</text:p>
          </table:table-cell>
          <table:table-cell table:number-columns-repeated="4"/>
        </table:table-row>
        <table:table-row table:style-name="ro1">
          <table:table-cell office:value-type="float" office:value="0.335196256637573" calcext:value-type="float">
            <text:p>0,335196256637573</text:p>
          </table:table-cell>
          <table:table-cell office:value-type="string" calcext:value-type="string">
            <text:p>2021-07-13 00:32:09.779485</text:p>
          </table:table-cell>
          <table:table-cell office:value-type="string" calcext:value-type="string">
            <text:p>27177a9e-e7be-4bd2-90e5-2fdfe8633ffa</text:p>
          </table:table-cell>
          <table:table-cell office:value-type="float" office:value="9.779485" calcext:value-type="float">
            <text:p>9,779485</text:p>
          </table:table-cell>
          <table:table-cell table:number-columns-repeated="5"/>
          <table:table-cell table:formula="of:=([.A137]-([.$L$4]/1000))*([.A137]-([.$L$4]/1000))" office:value-type="float" office:value="0.00666658431894341" calcext:value-type="float">
            <text:p>0,006666584318943</text:p>
          </table:table-cell>
          <table:table-cell table:number-columns-repeated="4"/>
        </table:table-row>
        <table:table-row table:style-name="ro1">
          <table:table-cell office:value-type="float" office:value="0.330235242843628" calcext:value-type="float">
            <text:p>0,330235242843628</text:p>
          </table:table-cell>
          <table:table-cell office:value-type="string" calcext:value-type="string">
            <text:p>2021-07-13 00:32:40.265628</text:p>
          </table:table-cell>
          <table:table-cell office:value-type="string" calcext:value-type="string">
            <text:p>9b40511c-eb79-4262-a908-938ba431b965</text:p>
          </table:table-cell>
          <table:table-cell office:value-type="float" office:value="40.265628" calcext:value-type="float">
            <text:p>40,265628</text:p>
          </table:table-cell>
          <table:table-cell table:number-columns-repeated="5"/>
          <table:table-cell table:formula="of:=([.A138]-([.$L$4]/1000))*([.A138]-([.$L$4]/1000))" office:value-type="float" office:value="0.00588107082011232" calcext:value-type="float">
            <text:p>0,005881070820112</text:p>
          </table:table-cell>
          <table:table-cell table:number-columns-repeated="4"/>
        </table:table-row>
        <table:table-row table:style-name="ro1">
          <table:table-cell office:value-type="float" office:value="0.244385242462158" calcext:value-type="float">
            <text:p>0,244385242462158</text:p>
          </table:table-cell>
          <table:table-cell office:value-type="string" calcext:value-type="string">
            <text:p>2021-07-13 00:33:10.738480</text:p>
          </table:table-cell>
          <table:table-cell office:value-type="string" calcext:value-type="string">
            <text:p>ebd60aa2-ed5c-4c65-a5f8-fdf295a5aa0b</text:p>
          </table:table-cell>
          <table:table-cell office:value-type="float" office:value="10.73848" calcext:value-type="float">
            <text:p>10,73848</text:p>
          </table:table-cell>
          <table:table-cell table:number-columns-repeated="5"/>
          <table:table-cell table:formula="of:=([.A139]-([.$L$4]/1000))*([.A139]-([.$L$4]/1000))" office:value-type="float" office:value="0.000083939685237052" calcext:value-type="float">
            <text:p>8,3939685237052E-05</text:p>
          </table:table-cell>
          <table:table-cell table:number-columns-repeated="4"/>
        </table:table-row>
        <table:table-row table:style-name="ro1">
          <table:table-cell office:value-type="float" office:value="0.258475065231323" calcext:value-type="float">
            <text:p>0,258475065231323</text:p>
          </table:table-cell>
          <table:table-cell office:value-type="string" calcext:value-type="string">
            <text:p>2021-07-13 00:33:41.150307</text:p>
          </table:table-cell>
          <table:table-cell office:value-type="string" calcext:value-type="string">
            <text:p>e49f1afa-24b0-4628-8e81-17473c4e0401</text:p>
          </table:table-cell>
          <table:table-cell office:value-type="float" office:value="41.150307" calcext:value-type="float">
            <text:p>41,150307</text:p>
          </table:table-cell>
          <table:table-cell table:number-columns-repeated="5"/>
          <table:table-cell table:formula="of:=([.A140]-([.$L$4]/1000))*([.A140]-([.$L$4]/1000))" office:value-type="float" office:value="0.0000242848135164103" calcext:value-type="float">
            <text:p>2,42848135164103E-05</text:p>
          </table:table-cell>
          <table:table-cell table:number-columns-repeated="4"/>
        </table:table-row>
        <table:table-row table:style-name="ro1">
          <table:table-cell office:value-type="float" office:value="0.216490745544434" calcext:value-type="float">
            <text:p>0,216490745544434</text:p>
          </table:table-cell>
          <table:table-cell office:value-type="string" calcext:value-type="string">
            <text:p>2021-07-13 00:34:11.521487</text:p>
          </table:table-cell>
          <table:table-cell office:value-type="string" calcext:value-type="string">
            <text:p>4c79921f-b630-443b-b3e0-4fb7ffdcd7e7</text:p>
          </table:table-cell>
          <table:table-cell office:value-type="float" office:value="11.521487" calcext:value-type="float">
            <text:p>11,521487</text:p>
          </table:table-cell>
          <table:table-cell table:number-columns-repeated="5"/>
          <table:table-cell table:formula="of:=([.A141]-([.$L$4]/1000))*([.A141]-([.$L$4]/1000))" office:value-type="float" office:value="0.00137317361461717" calcext:value-type="float">
            <text:p>0,001373173614617</text:p>
          </table:table-cell>
          <table:table-cell table:number-columns-repeated="4"/>
        </table:table-row>
        <table:table-row table:style-name="ro1">
          <table:table-cell office:value-type="float" office:value="0.341883659362793" calcext:value-type="float">
            <text:p>0,341883659362793</text:p>
          </table:table-cell>
          <table:table-cell office:value-type="string" calcext:value-type="string">
            <text:p>2021-07-13 00:34:41.876919</text:p>
          </table:table-cell>
          <table:table-cell office:value-type="string" calcext:value-type="string">
            <text:p>9e2fb872-7098-4ebf-9bc0-78c365f6cce6</text:p>
          </table:table-cell>
          <table:table-cell office:value-type="float" office:value="41.876919" calcext:value-type="float">
            <text:p>41,876919</text:p>
          </table:table-cell>
          <table:table-cell table:number-columns-repeated="5"/>
          <table:table-cell table:formula="of:=([.A142]-([.$L$4]/1000))*([.A142]-([.$L$4]/1000))" office:value-type="float" office:value="0.0078033472216408" calcext:value-type="float">
            <text:p>0,007803347221641</text:p>
          </table:table-cell>
          <table:table-cell table:number-columns-repeated="4"/>
        </table:table-row>
        <table:table-row table:style-name="ro1">
          <table:table-cell office:value-type="float" office:value="0.195647239685059" calcext:value-type="float">
            <text:p>0,195647239685059</text:p>
          </table:table-cell>
          <table:table-cell office:value-type="string" calcext:value-type="string">
            <text:p>2021-07-13 00:35:12.386504</text:p>
          </table:table-cell>
          <table:table-cell office:value-type="string" calcext:value-type="string">
            <text:p>5793d96f-2903-4c11-b351-fc17ddc95da4</text:p>
          </table:table-cell>
          <table:table-cell office:value-type="float" office:value="12.386504" calcext:value-type="float">
            <text:p>12,386504</text:p>
          </table:table-cell>
          <table:table-cell table:number-columns-repeated="5"/>
          <table:table-cell table:formula="of:=([.A143]-([.$L$4]/1000))*([.A143]-([.$L$4]/1000))" office:value-type="float" office:value="0.00335239415117424" calcext:value-type="float">
            <text:p>0,003352394151174</text:p>
          </table:table-cell>
          <table:table-cell table:number-columns-repeated="4"/>
        </table:table-row>
        <table:table-row table:style-name="ro1">
          <table:table-cell office:value-type="float" office:value="0.26607608795166" calcext:value-type="float">
            <text:p>0,26607608795166</text:p>
          </table:table-cell>
          <table:table-cell office:value-type="string" calcext:value-type="string">
            <text:p>2021-07-13 00:35:42.722405</text:p>
          </table:table-cell>
          <table:table-cell office:value-type="string" calcext:value-type="string">
            <text:p>797dfd08-eb60-4609-bbb4-0d8da65fa786</text:p>
          </table:table-cell>
          <table:table-cell office:value-type="float" office:value="42.722405" calcext:value-type="float">
            <text:p>42,722405</text:p>
          </table:table-cell>
          <table:table-cell table:number-columns-repeated="5"/>
          <table:table-cell table:formula="of:=([.A144]-([.$L$4]/1000))*([.A144]-([.$L$4]/1000))" office:value-type="float" office:value="0.000156975468401383" calcext:value-type="float">
            <text:p>0,000156975468401</text:p>
          </table:table-cell>
          <table:table-cell table:number-columns-repeated="4"/>
        </table:table-row>
        <table:table-row table:style-name="ro1">
          <table:table-cell office:value-type="float" office:value="0.330886602401733" calcext:value-type="float">
            <text:p>0,330886602401733</text:p>
          </table:table-cell>
          <table:table-cell office:value-type="string" calcext:value-type="string">
            <text:p>2021-07-13 00:36:13.140043</text:p>
          </table:table-cell>
          <table:table-cell office:value-type="string" calcext:value-type="string">
            <text:p>aaa6a8d7-25f1-4e2a-a948-1bd8cb36dae3</text:p>
          </table:table-cell>
          <table:table-cell office:value-type="float" office:value="13.140043" calcext:value-type="float">
            <text:p>13,140043</text:p>
          </table:table-cell>
          <table:table-cell table:number-columns-repeated="5"/>
          <table:table-cell table:formula="of:=([.A145]-([.$L$4]/1000))*([.A145]-([.$L$4]/1000))" office:value-type="float" office:value="0.00598139819538024" calcext:value-type="float">
            <text:p>0,00598139819538</text:p>
          </table:table-cell>
          <table:table-cell table:number-columns-repeated="4"/>
        </table:table-row>
        <table:table-row table:style-name="ro1">
          <table:table-cell office:value-type="float" office:value="0.200151681900024" calcext:value-type="float">
            <text:p>0,200151681900024</text:p>
          </table:table-cell>
          <table:table-cell office:value-type="string" calcext:value-type="string">
            <text:p>2021-07-13 00:36:43.645359</text:p>
          </table:table-cell>
          <table:table-cell office:value-type="string" calcext:value-type="string">
            <text:p>81a0031a-d874-474d-af7c-3f7a4d8acef5</text:p>
          </table:table-cell>
          <table:table-cell office:value-type="float" office:value="43.645359" calcext:value-type="float">
            <text:p>43,645359</text:p>
          </table:table-cell>
          <table:table-cell table:number-columns-repeated="5"/>
          <table:table-cell table:formula="of:=([.A146]-([.$L$4]/1000))*([.A146]-([.$L$4]/1000))" office:value-type="float" office:value="0.0028510709753406" calcext:value-type="float">
            <text:p>0,002851070975341</text:p>
          </table:table-cell>
          <table:table-cell table:number-columns-repeated="4"/>
        </table:table-row>
        <table:table-row table:style-name="ro1">
          <table:table-cell office:value-type="float" office:value="0.250659227371216" calcext:value-type="float">
            <text:p>0,250659227371216</text:p>
          </table:table-cell>
          <table:table-cell office:value-type="string" calcext:value-type="string">
            <text:p>2021-07-13 00:37:13.981962</text:p>
          </table:table-cell>
          <table:table-cell office:value-type="string" calcext:value-type="string">
            <text:p>abf0c956-d5b2-4bb4-b470-61ece0c7e59c</text:p>
          </table:table-cell>
          <table:table-cell office:value-type="float" office:value="13.981962" calcext:value-type="float">
            <text:p>13,981962</text:p>
          </table:table-cell>
          <table:table-cell table:number-columns-repeated="5"/>
          <table:table-cell table:formula="of:=([.A147]-([.$L$4]/1000))*([.A147]-([.$L$4]/1000))" office:value-type="float" office:value="0.00000833982461413924" calcext:value-type="float">
            <text:p>8,33982461413924E-06</text:p>
          </table:table-cell>
          <table:table-cell table:number-columns-repeated="4"/>
        </table:table-row>
        <table:table-row table:style-name="ro1">
          <table:table-cell office:value-type="float" office:value="0.204065322875977" calcext:value-type="float">
            <text:p>0,204065322875977</text:p>
          </table:table-cell>
          <table:table-cell office:value-type="string" calcext:value-type="string">
            <text:p>2021-07-13 00:37:44.358833</text:p>
          </table:table-cell>
          <table:table-cell office:value-type="string" calcext:value-type="string">
            <text:p>c5b523d3-6b81-400c-bff4-b0f1ef9f5dd7</text:p>
          </table:table-cell>
          <table:table-cell office:value-type="float" office:value="44.358833" calcext:value-type="float">
            <text:p>44,358833</text:p>
          </table:table-cell>
          <table:table-cell table:number-columns-repeated="5"/>
          <table:table-cell table:formula="of:=([.A148]-([.$L$4]/1000))*([.A148]-([.$L$4]/1000))" office:value-type="float" office:value="0.00244844654653926" calcext:value-type="float">
            <text:p>0,002448446546539</text:p>
          </table:table-cell>
          <table:table-cell table:number-columns-repeated="4"/>
        </table:table-row>
        <table:table-row table:style-name="ro1">
          <table:table-cell office:value-type="float" office:value="0.308418750762939" calcext:value-type="float">
            <text:p>0,308418750762939</text:p>
          </table:table-cell>
          <table:table-cell office:value-type="string" calcext:value-type="string">
            <text:p>2021-07-13 00:38:14.789840</text:p>
          </table:table-cell>
          <table:table-cell office:value-type="string" calcext:value-type="string">
            <text:p>b335a4e2-f268-440a-b70f-3fd77f29da11</text:p>
          </table:table-cell>
          <table:table-cell office:value-type="float" office:value="14.78984" calcext:value-type="float">
            <text:p>14,78984</text:p>
          </table:table-cell>
          <table:table-cell table:number-columns-repeated="5"/>
          <table:table-cell table:formula="of:=([.A149]-([.$L$4]/1000))*([.A149]-([.$L$4]/1000))" office:value-type="float" office:value="0.00301089774785136" calcext:value-type="float">
            <text:p>0,003010897747851</text:p>
          </table:table-cell>
          <table:table-cell table:number-columns-repeated="4"/>
        </table:table-row>
        <table:table-row table:style-name="ro1">
          <table:table-cell office:value-type="float" office:value="0.215961694717407" calcext:value-type="float">
            <text:p>0,215961694717407</text:p>
          </table:table-cell>
          <table:table-cell office:value-type="string" calcext:value-type="string">
            <text:p>2021-07-13 00:38:45.245991</text:p>
          </table:table-cell>
          <table:table-cell office:value-type="string" calcext:value-type="string">
            <text:p>1c710d6c-b65c-4508-8cda-b23f8e77b242</text:p>
          </table:table-cell>
          <table:table-cell office:value-type="float" office:value="45.245991" calcext:value-type="float">
            <text:p>45,245991</text:p>
          </table:table-cell>
          <table:table-cell table:number-columns-repeated="5"/>
          <table:table-cell table:formula="of:=([.A150]-([.$L$4]/1000))*([.A150]-([.$L$4]/1000))" office:value-type="float" office:value="0.00141266290232238" calcext:value-type="float">
            <text:p>0,001412662902322</text:p>
          </table:table-cell>
          <table:table-cell table:number-columns-repeated="4"/>
        </table:table-row>
        <table:table-row table:style-name="ro1">
          <table:table-cell office:value-type="float" office:value="0.266323566436768" calcext:value-type="float">
            <text:p>0,266323566436768</text:p>
          </table:table-cell>
          <table:table-cell office:value-type="string" calcext:value-type="string">
            <text:p>2021-07-13 00:39:15.615186</text:p>
          </table:table-cell>
          <table:table-cell office:value-type="string" calcext:value-type="string">
            <text:p>2efd0dda-33e2-48d0-bdff-941690f1c9ca</text:p>
          </table:table-cell>
          <table:table-cell office:value-type="float" office:value="15.615186" calcext:value-type="float">
            <text:p>15,615186</text:p>
          </table:table-cell>
          <table:table-cell table:number-columns-repeated="5"/>
          <table:table-cell table:formula="of:=([.A151]-([.$L$4]/1000))*([.A151]-([.$L$4]/1000))" office:value-type="float" office:value="0.000163238022522055" calcext:value-type="float">
            <text:p>0,000163238022522</text:p>
          </table:table-cell>
          <table:table-cell table:number-columns-repeated="4"/>
        </table:table-row>
        <table:table-row table:style-name="ro1">
          <table:table-cell office:value-type="float" office:value="0.304685592651367" calcext:value-type="float">
            <text:p>0,304685592651367</text:p>
          </table:table-cell>
          <table:table-cell office:value-type="string" calcext:value-type="string">
            <text:p>2021-07-13 00:39:46.051204</text:p>
          </table:table-cell>
          <table:table-cell office:value-type="string" calcext:value-type="string">
            <text:p>b5f608c8-7a2b-4860-ab6e-8922d5a3d0d3</text:p>
          </table:table-cell>
          <table:table-cell office:value-type="float" office:value="46.051204" calcext:value-type="float">
            <text:p>46,051204</text:p>
          </table:table-cell>
          <table:table-cell table:number-columns-repeated="5"/>
          <table:table-cell table:formula="of:=([.A152]-([.$L$4]/1000))*([.A152]-([.$L$4]/1000))" office:value-type="float" office:value="0.00261514514211865" calcext:value-type="float">
            <text:p>0,002615145142119</text:p>
          </table:table-cell>
          <table:table-cell table:number-columns-repeated="4"/>
        </table:table-row>
        <table:table-row table:style-name="ro1">
          <table:table-cell office:value-type="float" office:value="0.204856634140015" calcext:value-type="float">
            <text:p>0,204856634140015</text:p>
          </table:table-cell>
          <table:table-cell office:value-type="string" calcext:value-type="string">
            <text:p>2021-07-13 00:40:16.505456</text:p>
          </table:table-cell>
          <table:table-cell office:value-type="string" calcext:value-type="string">
            <text:p>64ffad42-f861-420d-94a5-c986b22edb66</text:p>
          </table:table-cell>
          <table:table-cell office:value-type="float" office:value="16.505456" calcext:value-type="float">
            <text:p>16,505456</text:p>
          </table:table-cell>
          <table:table-cell table:number-columns-repeated="5"/>
          <table:table-cell table:formula="of:=([.A153]-([.$L$4]/1000))*([.A153]-([.$L$4]/1000))" office:value-type="float" office:value="0.00237076174038536" calcext:value-type="float">
            <text:p>0,002370761740385</text:p>
          </table:table-cell>
          <table:table-cell table:number-columns-repeated="4"/>
        </table:table-row>
        <table:table-row table:style-name="ro1">
          <table:table-cell office:value-type="float" office:value="0.319946765899658" calcext:value-type="float">
            <text:p>0,319946765899658</text:p>
          </table:table-cell>
          <table:table-cell office:value-type="string" calcext:value-type="string">
            <text:p>2021-07-13 00:40:46.855242</text:p>
          </table:table-cell>
          <table:table-cell office:value-type="string" calcext:value-type="string">
            <text:p>5a927a0e-8d8a-4a96-8947-ab78c73e4a24</text:p>
          </table:table-cell>
          <table:table-cell office:value-type="float" office:value="46.855242" calcext:value-type="float">
            <text:p>46,855242</text:p>
          </table:table-cell>
          <table:table-cell table:number-columns-repeated="5"/>
          <table:table-cell table:formula="of:=([.A154]-([.$L$4]/1000))*([.A154]-([.$L$4]/1000))" office:value-type="float" office:value="0.00440891525694385" calcext:value-type="float">
            <text:p>0,004408915256944</text:p>
          </table:table-cell>
          <table:table-cell table:number-columns-repeated="4"/>
        </table:table-row>
        <table:table-row table:style-name="ro1">
          <table:table-cell office:value-type="float" office:value="0.310208082199097" calcext:value-type="float">
            <text:p>0,310208082199097</text:p>
          </table:table-cell>
          <table:table-cell office:value-type="string" calcext:value-type="string">
            <text:p>2021-07-13 00:41:17.354273</text:p>
          </table:table-cell>
          <table:table-cell office:value-type="string" calcext:value-type="string">
            <text:p>c97c62ab-c754-4742-89e6-036e3f31d1e2</text:p>
          </table:table-cell>
          <table:table-cell office:value-type="float" office:value="17.354273" calcext:value-type="float">
            <text:p>17,354273</text:p>
          </table:table-cell>
          <table:table-cell table:number-columns-repeated="5"/>
          <table:table-cell table:formula="of:=([.A155]-([.$L$4]/1000))*([.A155]-([.$L$4]/1000))" office:value-type="float" office:value="0.00321046658407189" calcext:value-type="float">
            <text:p>0,003210466584072</text:p>
          </table:table-cell>
          <table:table-cell table:number-columns-repeated="4"/>
        </table:table-row>
        <table:table-row table:style-name="ro1">
          <table:table-cell office:value-type="float" office:value="0.310885667800903" calcext:value-type="float">
            <text:p>0,310885667800903</text:p>
          </table:table-cell>
          <table:table-cell office:value-type="string" calcext:value-type="string">
            <text:p>2021-07-13 00:41:47.817862</text:p>
          </table:table-cell>
          <table:table-cell office:value-type="string" calcext:value-type="string">
            <text:p>3d1295a8-1298-4bdb-8c20-cfe2bdba8f72</text:p>
          </table:table-cell>
          <table:table-cell office:value-type="float" office:value="47.817862" calcext:value-type="float">
            <text:p>47,817862</text:p>
          </table:table-cell>
          <table:table-cell table:number-columns-repeated="5"/>
          <table:table-cell table:formula="of:=([.A156]-([.$L$4]/1000))*([.A156]-([.$L$4]/1000))" office:value-type="float" office:value="0.00328771103394123" calcext:value-type="float">
            <text:p>0,003287711033941</text:p>
          </table:table-cell>
          <table:table-cell table:number-columns-repeated="4"/>
        </table:table-row>
        <table:table-row table:style-name="ro1">
          <table:table-cell office:value-type="float" office:value="0.221698045730591" calcext:value-type="float">
            <text:p>0,221698045730591</text:p>
          </table:table-cell>
          <table:table-cell office:value-type="string" calcext:value-type="string">
            <text:p>2021-07-13 00:42:18.251887</text:p>
          </table:table-cell>
          <table:table-cell office:value-type="string" calcext:value-type="string">
            <text:p>18a90aec-f1a1-495e-b48a-069550fffcaf</text:p>
          </table:table-cell>
          <table:table-cell office:value-type="float" office:value="18.251887" calcext:value-type="float">
            <text:p>18,251887</text:p>
          </table:table-cell>
          <table:table-cell table:number-columns-repeated="5"/>
          <table:table-cell table:formula="of:=([.A157]-([.$L$4]/1000))*([.A157]-([.$L$4]/1000))" office:value-type="float" office:value="0.00101436243755557" calcext:value-type="float">
            <text:p>0,001014362437556</text:p>
          </table:table-cell>
          <table:table-cell table:number-columns-repeated="4"/>
        </table:table-row>
        <table:table-row table:style-name="ro1">
          <table:table-cell office:value-type="float" office:value="0.321521520614624" calcext:value-type="float">
            <text:p>0,321521520614624</text:p>
          </table:table-cell>
          <table:table-cell office:value-type="string" calcext:value-type="string">
            <text:p>2021-07-13 00:42:48.646723</text:p>
          </table:table-cell>
          <table:table-cell office:value-type="string" calcext:value-type="string">
            <text:p>70785156-9778-4f7f-ae1c-7a76d1b92240</text:p>
          </table:table-cell>
          <table:table-cell office:value-type="float" office:value="48.646723" calcext:value-type="float">
            <text:p>48,646723</text:p>
          </table:table-cell>
          <table:table-cell table:number-columns-repeated="5"/>
          <table:table-cell table:formula="of:=([.A158]-([.$L$4]/1000))*([.A158]-([.$L$4]/1000))" office:value-type="float" office:value="0.00462052147436631" calcext:value-type="float">
            <text:p>0,004620521474366</text:p>
          </table:table-cell>
          <table:table-cell table:number-columns-repeated="4"/>
        </table:table-row>
        <table:table-row table:style-name="ro1">
          <table:table-cell office:value-type="float" office:value="0.205519199371338" calcext:value-type="float">
            <text:p>0,205519199371338</text:p>
          </table:table-cell>
          <table:table-cell office:value-type="string" calcext:value-type="string">
            <text:p>2021-07-13 00:43:19.122784</text:p>
          </table:table-cell>
          <table:table-cell office:value-type="string" calcext:value-type="string">
            <text:p>ff4a47be-6e31-4cd8-830e-cef44866c940</text:p>
          </table:table-cell>
          <table:table-cell office:value-type="float" office:value="19.122784" calcext:value-type="float">
            <text:p>19,122784</text:p>
          </table:table-cell>
          <table:table-cell table:number-columns-repeated="5"/>
          <table:table-cell table:formula="of:=([.A159]-([.$L$4]/1000))*([.A159]-([.$L$4]/1000))" office:value-type="float" office:value="0.00230667950978126" calcext:value-type="float">
            <text:p>0,002306679509781</text:p>
          </table:table-cell>
          <table:table-cell table:number-columns-repeated="4"/>
        </table:table-row>
        <table:table-row table:style-name="ro1">
          <table:table-cell office:value-type="float" office:value="0.196112155914307" calcext:value-type="float">
            <text:p>0,196112155914307</text:p>
          </table:table-cell>
          <table:table-cell office:value-type="string" calcext:value-type="string">
            <text:p>2021-07-13 00:43:49.470264</text:p>
          </table:table-cell>
          <table:table-cell office:value-type="string" calcext:value-type="string">
            <text:p>8df1c0ad-0c0d-4e3f-afee-01bbd245042f</text:p>
          </table:table-cell>
          <table:table-cell office:value-type="float" office:value="49.470264" calcext:value-type="float">
            <text:p>49,470264</text:p>
          </table:table-cell>
          <table:table-cell table:number-columns-repeated="5"/>
          <table:table-cell table:formula="of:=([.A160]-([.$L$4]/1000))*([.A160]-([.$L$4]/1000))" office:value-type="float" office:value="0.00329877312618807" calcext:value-type="float">
            <text:p>0,003298773126188</text:p>
          </table:table-cell>
          <table:table-cell table:number-columns-repeated="4"/>
        </table:table-row>
        <table:table-row table:style-name="ro1">
          <table:table-cell office:value-type="float" office:value="0.309027433395386" calcext:value-type="float">
            <text:p>0,309027433395386</text:p>
          </table:table-cell>
          <table:table-cell office:value-type="string" calcext:value-type="string">
            <text:p>2021-07-13 00:44:19.836859</text:p>
          </table:table-cell>
          <table:table-cell office:value-type="string" calcext:value-type="string">
            <text:p>8464db93-c80e-40c0-9baf-324829d0a597</text:p>
          </table:table-cell>
          <table:table-cell office:value-type="float" office:value="19.836859" calcext:value-type="float">
            <text:p>19,836859</text:p>
          </table:table-cell>
          <table:table-cell table:number-columns-repeated="5"/>
          <table:table-cell table:formula="of:=([.A161]-([.$L$4]/1000))*([.A161]-([.$L$4]/1000))" office:value-type="float" office:value="0.00307806708063019" calcext:value-type="float">
            <text:p>0,00307806708063</text:p>
          </table:table-cell>
          <table:table-cell table:number-columns-repeated="4"/>
        </table:table-row>
        <table:table-row table:style-name="ro1">
          <table:table-cell office:value-type="float" office:value="0.197983980178833" calcext:value-type="float">
            <text:p>0,197983980178833</text:p>
          </table:table-cell>
          <table:table-cell office:value-type="string" calcext:value-type="string">
            <text:p>2021-07-13 00:44:50.288431</text:p>
          </table:table-cell>
          <table:table-cell office:value-type="string" calcext:value-type="string">
            <text:p>ed7b751d-2cb3-4273-ba2d-91bff38f275c</text:p>
          </table:table-cell>
          <table:table-cell office:value-type="float" office:value="50.288431" calcext:value-type="float">
            <text:p>50,288431</text:p>
          </table:table-cell>
          <table:table-cell table:number-columns-repeated="5"/>
          <table:table-cell table:formula="of:=([.A162]-([.$L$4]/1000))*([.A162]-([.$L$4]/1000))" office:value-type="float" office:value="0.00308726059776144" calcext:value-type="float">
            <text:p>0,003087260597761</text:p>
          </table:table-cell>
          <table:table-cell table:number-columns-repeated="4"/>
        </table:table-row>
        <table:table-row table:style-name="ro1">
          <table:table-cell office:value-type="float" office:value="0.331034421920776" calcext:value-type="float">
            <text:p>0,331034421920776</text:p>
          </table:table-cell>
          <table:table-cell office:value-type="string" calcext:value-type="string">
            <text:p>2021-07-13 00:45:20.627975</text:p>
          </table:table-cell>
          <table:table-cell office:value-type="string" calcext:value-type="string">
            <text:p>294b285c-8c27-48c0-a6c3-586aa9325252</text:p>
          </table:table-cell>
          <table:table-cell office:value-type="float" office:value="20.627975" calcext:value-type="float">
            <text:p>20,627975</text:p>
          </table:table-cell>
          <table:table-cell table:number-columns-repeated="5"/>
          <table:table-cell table:formula="of:=([.A163]-([.$L$4]/1000))*([.A163]-([.$L$4]/1000))" office:value-type="float" office:value="0.00600428462125252" calcext:value-type="float">
            <text:p>0,006004284621253</text:p>
          </table:table-cell>
          <table:table-cell table:number-columns-repeated="4"/>
        </table:table-row>
        <table:table-row table:style-name="ro1">
          <table:table-cell office:value-type="float" office:value="0.180073261260986" calcext:value-type="float">
            <text:p>0,180073261260986</text:p>
          </table:table-cell>
          <table:table-cell office:value-type="string" calcext:value-type="string">
            <text:p>2021-07-13 00:45:51.124258</text:p>
          </table:table-cell>
          <table:table-cell office:value-type="string" calcext:value-type="string">
            <text:p>ad17686d-41e7-40fc-9859-de0ac51915d4</text:p>
          </table:table-cell>
          <table:table-cell office:value-type="float" office:value="51.124258" calcext:value-type="float">
            <text:p>51,124258</text:p>
          </table:table-cell>
          <table:table-cell table:number-columns-repeated="5"/>
          <table:table-cell table:formula="of:=([.A164]-([.$L$4]/1000))*([.A164]-([.$L$4]/1000))" office:value-type="float" office:value="0.00539840539360312" calcext:value-type="float">
            <text:p>0,005398405393603</text:p>
          </table:table-cell>
          <table:table-cell table:number-columns-repeated="4"/>
        </table:table-row>
        <table:table-row table:style-name="ro1">
          <table:table-cell office:value-type="float" office:value="0.255161762237549" calcext:value-type="float">
            <text:p>0,255161762237549</text:p>
          </table:table-cell>
          <table:table-cell office:value-type="string" calcext:value-type="string">
            <text:p>2021-07-13 00:46:21.451567</text:p>
          </table:table-cell>
          <table:table-cell office:value-type="string" calcext:value-type="string">
            <text:p>2c4207a6-3bf7-4761-a728-36399b56e06c</text:p>
          </table:table-cell>
          <table:table-cell office:value-type="float" office:value="21.451567" calcext:value-type="float">
            <text:p>21,451567</text:p>
          </table:table-cell>
          <table:table-cell table:number-columns-repeated="5"/>
          <table:table-cell table:formula="of:=([.A165]-([.$L$4]/1000))*([.A165]-([.$L$4]/1000))" office:value-type="float" office:value="0.00000260712503107366" calcext:value-type="float">
            <text:p>2,60712503107366E-06</text:p>
          </table:table-cell>
          <table:table-cell table:number-columns-repeated="4"/>
        </table:table-row>
        <table:table-row table:style-name="ro1">
          <table:table-cell office:value-type="float" office:value="0.327076435089111" calcext:value-type="float">
            <text:p>0,327076435089111</text:p>
          </table:table-cell>
          <table:table-cell office:value-type="string" calcext:value-type="string">
            <text:p>2021-07-13 00:46:51.854197</text:p>
          </table:table-cell>
          <table:table-cell office:value-type="string" calcext:value-type="string">
            <text:p>4889c2a6-1598-47c9-a5ed-8f468f95a46c</text:p>
          </table:table-cell>
          <table:table-cell office:value-type="float" office:value="51.854197" calcext:value-type="float">
            <text:p>51,854197</text:p>
          </table:table-cell>
          <table:table-cell table:number-columns-repeated="5"/>
          <table:table-cell table:formula="of:=([.A166]-([.$L$4]/1000))*([.A166]-([.$L$4]/1000))" office:value-type="float" office:value="0.00540656270377718" calcext:value-type="float">
            <text:p>0,005406562703777</text:p>
          </table:table-cell>
          <table:table-cell table:number-columns-repeated="4"/>
        </table:table-row>
        <table:table-row table:style-name="ro1">
          <table:table-cell office:value-type="float" office:value="0.260578632354736" calcext:value-type="float">
            <text:p>0,260578632354736</text:p>
          </table:table-cell>
          <table:table-cell office:value-type="string" calcext:value-type="string">
            <text:p>2021-07-13 00:47:22.352950</text:p>
          </table:table-cell>
          <table:table-cell office:value-type="string" calcext:value-type="string">
            <text:p>6447afee-f0cb-46e5-be53-0ed2d2fb4bb8</text:p>
          </table:table-cell>
          <table:table-cell office:value-type="float" office:value="22.35295" calcext:value-type="float">
            <text:p>22,35295</text:p>
          </table:table-cell>
          <table:table-cell table:number-columns-repeated="5"/>
          <table:table-cell table:formula="of:=([.A167]-([.$L$4]/1000))*([.A167]-([.$L$4]/1000))" office:value-type="float" office:value="0.0000494424075821682" calcext:value-type="float">
            <text:p>4,94424075821682E-05</text:p>
          </table:table-cell>
          <table:table-cell table:number-columns-repeated="4"/>
        </table:table-row>
        <table:table-row table:style-name="ro1">
          <table:table-cell office:value-type="float" office:value="0.197709321975708" calcext:value-type="float">
            <text:p>0,197709321975708</text:p>
          </table:table-cell>
          <table:table-cell office:value-type="string" calcext:value-type="string">
            <text:p>2021-07-13 00:47:52.748421</text:p>
          </table:table-cell>
          <table:table-cell office:value-type="string" calcext:value-type="string">
            <text:p>de7e8999-18a7-4969-8451-ce26fa992f7e</text:p>
          </table:table-cell>
          <table:table-cell office:value-type="float" office:value="52.748421" calcext:value-type="float">
            <text:p>52,748421</text:p>
          </table:table-cell>
          <table:table-cell table:number-columns-repeated="5"/>
          <table:table-cell table:formula="of:=([.A168]-([.$L$4]/1000))*([.A168]-([.$L$4]/1000))" office:value-type="float" office:value="0.00311785776973987" calcext:value-type="float">
            <text:p>0,00311785776974</text:p>
          </table:table-cell>
          <table:table-cell table:number-columns-repeated="4"/>
        </table:table-row>
        <table:table-row table:style-name="ro1">
          <table:table-cell office:value-type="float" office:value="0.210684537887573" calcext:value-type="float">
            <text:p>0,210684537887573</text:p>
          </table:table-cell>
          <table:table-cell office:value-type="string" calcext:value-type="string">
            <text:p>2021-07-13 00:48:23.068687</text:p>
          </table:table-cell>
          <table:table-cell office:value-type="string" calcext:value-type="string">
            <text:p>de6e9787-ae04-47ad-b07b-e38910ee0a88</text:p>
          </table:table-cell>
          <table:table-cell office:value-type="float" office:value="23.068687" calcext:value-type="float">
            <text:p>23,068687</text:p>
          </table:table-cell>
          <table:table-cell table:number-columns-repeated="5"/>
          <table:table-cell table:formula="of:=([.A169]-([.$L$4]/1000))*([.A169]-([.$L$4]/1000))" office:value-type="float" office:value="0.00183719947268221" calcext:value-type="float">
            <text:p>0,001837199472682</text:p>
          </table:table-cell>
          <table:table-cell table:number-columns-repeated="4"/>
        </table:table-row>
        <table:table-row table:style-name="ro1">
          <table:table-cell office:value-type="float" office:value="0.238950967788696" calcext:value-type="float">
            <text:p>0,238950967788696</text:p>
          </table:table-cell>
          <table:table-cell office:value-type="string" calcext:value-type="string">
            <text:p>2021-07-13 00:48:53.444642</text:p>
          </table:table-cell>
          <table:table-cell office:value-type="string" calcext:value-type="string">
            <text:p>5486d523-3823-4cc4-9f96-3700516f41b6</text:p>
          </table:table-cell>
          <table:table-cell office:value-type="float" office:value="53.444642" calcext:value-type="float">
            <text:p>53,444642</text:p>
          </table:table-cell>
          <table:table-cell table:number-columns-repeated="5"/>
          <table:table-cell table:formula="of:=([.A170]-([.$L$4]/1000))*([.A170]-([.$L$4]/1000))" office:value-type="float" office:value="0.000213047157884645" calcext:value-type="float">
            <text:p>0,000213047157885</text:p>
          </table:table-cell>
          <table:table-cell table:number-columns-repeated="4"/>
        </table:table-row>
        <table:table-row table:style-name="ro1">
          <table:table-cell office:value-type="float" office:value="0.318235635757446" calcext:value-type="float">
            <text:p>0,318235635757446</text:p>
          </table:table-cell>
          <table:table-cell office:value-type="string" calcext:value-type="string">
            <text:p>2021-07-13 00:49:23.828750</text:p>
          </table:table-cell>
          <table:table-cell office:value-type="string" calcext:value-type="string">
            <text:p>f668f7d4-52b6-4a73-ab90-288aa36dd347</text:p>
          </table:table-cell>
          <table:table-cell office:value-type="float" office:value="23.82875" calcext:value-type="float">
            <text:p>23,82875</text:p>
          </table:table-cell>
          <table:table-cell table:number-columns-repeated="5"/>
          <table:table-cell table:formula="of:=([.A171]-([.$L$4]/1000))*([.A171]-([.$L$4]/1000))" office:value-type="float" office:value="0.00418460629345462" calcext:value-type="float">
            <text:p>0,004184606293455</text:p>
          </table:table-cell>
          <table:table-cell table:number-columns-repeated="4"/>
        </table:table-row>
        <table:table-row table:style-name="ro1">
          <table:table-cell office:value-type="float" office:value="0.338968992233276" calcext:value-type="float">
            <text:p>0,338968992233276</text:p>
          </table:table-cell>
          <table:table-cell office:value-type="string" calcext:value-type="string">
            <text:p>2021-07-13 00:49:54.323368</text:p>
          </table:table-cell>
          <table:table-cell office:value-type="string" calcext:value-type="string">
            <text:p>0d178973-45d4-404b-bee3-5eea378397a6</text:p>
          </table:table-cell>
          <table:table-cell office:value-type="float" office:value="54.323368" calcext:value-type="float">
            <text:p>54,323368</text:p>
          </table:table-cell>
          <table:table-cell table:number-columns-repeated="5"/>
          <table:table-cell table:formula="of:=([.A172]-([.$L$4]/1000))*([.A172]-([.$L$4]/1000))" office:value-type="float" office:value="0.00729689919074327" calcext:value-type="float">
            <text:p>0,007296899190743</text:p>
          </table:table-cell>
          <table:table-cell table:number-columns-repeated="4"/>
        </table:table-row>
        <table:table-row table:style-name="ro1">
          <table:table-cell office:value-type="float" office:value="0.20632791519165" calcext:value-type="float">
            <text:p>0,20632791519165</text:p>
          </table:table-cell>
          <table:table-cell office:value-type="string" calcext:value-type="string">
            <text:p>2021-07-13 00:50:24.821345</text:p>
          </table:table-cell>
          <table:table-cell office:value-type="string" calcext:value-type="string">
            <text:p>bc04c310-cc9a-4479-a854-118bd362e1e9</text:p>
          </table:table-cell>
          <table:table-cell office:value-type="float" office:value="24.821345" calcext:value-type="float">
            <text:p>24,821345</text:p>
          </table:table-cell>
          <table:table-cell table:number-columns-repeated="5"/>
          <table:table-cell table:formula="of:=([.A173]-([.$L$4]/1000))*([.A173]-([.$L$4]/1000))" office:value-type="float" office:value="0.00222965168038673" calcext:value-type="float">
            <text:p>0,002229651680387</text:p>
          </table:table-cell>
          <table:table-cell table:number-columns-repeated="4"/>
        </table:table-row>
        <table:table-row table:style-name="ro1">
          <table:table-cell office:value-type="float" office:value="0.319746017456055" calcext:value-type="float">
            <text:p>0,319746017456055</text:p>
          </table:table-cell>
          <table:table-cell office:value-type="string" calcext:value-type="string">
            <text:p>2021-07-13 00:50:55.177114</text:p>
          </table:table-cell>
          <table:table-cell office:value-type="string" calcext:value-type="string">
            <text:p>26a4be51-b407-490d-aea6-bafed94ae976</text:p>
          </table:table-cell>
          <table:table-cell office:value-type="float" office:value="55.177114" calcext:value-type="float">
            <text:p>55,177114</text:p>
          </table:table-cell>
          <table:table-cell table:number-columns-repeated="5"/>
          <table:table-cell table:formula="of:=([.A174]-([.$L$4]/1000))*([.A174]-([.$L$4]/1000))" office:value-type="float" office:value="0.00438229629884383" calcext:value-type="float">
            <text:p>0,004382296298844</text:p>
          </table:table-cell>
          <table:table-cell table:number-columns-repeated="4"/>
        </table:table-row>
        <table:table-row table:style-name="ro1">
          <table:table-cell office:value-type="float" office:value="0.327499151229858" calcext:value-type="float">
            <text:p>0,327499151229858</text:p>
          </table:table-cell>
          <table:table-cell office:value-type="string" calcext:value-type="string">
            <text:p>2021-07-13 00:51:25.638794</text:p>
          </table:table-cell>
          <table:table-cell office:value-type="string" calcext:value-type="string">
            <text:p>4f02b1c3-05d4-41a1-82c7-a1eaf5075424</text:p>
          </table:table-cell>
          <table:table-cell office:value-type="float" office:value="25.638794" calcext:value-type="float">
            <text:p>25,638794</text:p>
          </table:table-cell>
          <table:table-cell table:number-columns-repeated="5"/>
          <table:table-cell table:formula="of:=([.A175]-([.$L$4]/1000))*([.A175]-([.$L$4]/1000))" office:value-type="float" office:value="0.0054689054638489" calcext:value-type="float">
            <text:p>0,005468905463849</text:p>
          </table:table-cell>
          <table:table-cell table:number-columns-repeated="4"/>
        </table:table-row>
        <table:table-row table:style-name="ro1">
          <table:table-cell office:value-type="float" office:value="0.255291938781738" calcext:value-type="float">
            <text:p>0,255291938781738</text:p>
          </table:table-cell>
          <table:table-cell office:value-type="string" calcext:value-type="string">
            <text:p>2021-07-13 00:51:56.108623</text:p>
          </table:table-cell>
          <table:table-cell office:value-type="string" calcext:value-type="string">
            <text:p>e33fd29b-a952-43df-9ce0-a10ce9373601</text:p>
          </table:table-cell>
          <table:table-cell office:value-type="float" office:value="56.108623" calcext:value-type="float">
            <text:p>56,108623</text:p>
          </table:table-cell>
          <table:table-cell table:number-columns-repeated="5"/>
          <table:table-cell table:formula="of:=([.A176]-([.$L$4]/1000))*([.A176]-([.$L$4]/1000))" office:value-type="float" office:value="0.00000304445252947882" calcext:value-type="float">
            <text:p>3,04445252947882E-06</text:p>
          </table:table-cell>
          <table:table-cell table:number-columns-repeated="4"/>
        </table:table-row>
        <table:table-row table:style-name="ro1">
          <table:table-cell office:value-type="float" office:value="0.180032253265381" calcext:value-type="float">
            <text:p>0,180032253265381</text:p>
          </table:table-cell>
          <table:table-cell office:value-type="string" calcext:value-type="string">
            <text:p>2021-07-13 00:52:26.496038</text:p>
          </table:table-cell>
          <table:table-cell office:value-type="string" calcext:value-type="string">
            <text:p>78095077-4044-44e0-a52f-75db0aa9d74f</text:p>
          </table:table-cell>
          <table:table-cell office:value-type="float" office:value="26.496038" calcext:value-type="float">
            <text:p>26,496038</text:p>
          </table:table-cell>
          <table:table-cell table:number-columns-repeated="5"/>
          <table:table-cell table:formula="of:=([.A177]-([.$L$4]/1000))*([.A177]-([.$L$4]/1000))" office:value-type="float" office:value="0.00540443310520245" calcext:value-type="float">
            <text:p>0,005404433105202</text:p>
          </table:table-cell>
          <table:table-cell table:number-columns-repeated="4"/>
        </table:table-row>
        <table:table-row table:style-name="ro1">
          <table:table-cell office:value-type="float" office:value="0.325602293014526" calcext:value-type="float">
            <text:p>0,325602293014526</text:p>
          </table:table-cell>
          <table:table-cell office:value-type="string" calcext:value-type="string">
            <text:p>2021-07-13 00:52:56.871182</text:p>
          </table:table-cell>
          <table:table-cell office:value-type="string" calcext:value-type="string">
            <text:p>1524aff6-198e-40a4-8e58-d2a7dcb880ce</text:p>
          </table:table-cell>
          <table:table-cell office:value-type="float" office:value="56.871182" calcext:value-type="float">
            <text:p>56,871182</text:p>
          </table:table-cell>
          <table:table-cell table:number-columns-repeated="5"/>
          <table:table-cell table:formula="of:=([.A178]-([.$L$4]/1000))*([.A178]-([.$L$4]/1000))" office:value-type="float" office:value="0.00519195043380847" calcext:value-type="float">
            <text:p>0,005191950433808</text:p>
          </table:table-cell>
          <table:table-cell table:number-columns-repeated="4"/>
        </table:table-row>
        <table:table-row table:style-name="ro1">
          <table:table-cell office:value-type="float" office:value="0.202671766281128" calcext:value-type="float">
            <text:p>0,202671766281128</text:p>
          </table:table-cell>
          <table:table-cell office:value-type="string" calcext:value-type="string">
            <text:p>2021-07-13 00:53:27.387925</text:p>
          </table:table-cell>
          <table:table-cell office:value-type="string" calcext:value-type="string">
            <text:p>b2469cba-5122-4abd-ac65-6a460da7b78d</text:p>
          </table:table-cell>
          <table:table-cell office:value-type="float" office:value="27.387925" calcext:value-type="float">
            <text:p>27,387925</text:p>
          </table:table-cell>
          <table:table-cell table:number-columns-repeated="5"/>
          <table:table-cell table:formula="of:=([.A179]-([.$L$4]/1000))*([.A179]-([.$L$4]/1000))" office:value-type="float" office:value="0.00258829986805709" calcext:value-type="float">
            <text:p>0,002588299868057</text:p>
          </table:table-cell>
          <table:table-cell table:number-columns-repeated="4"/>
        </table:table-row>
        <table:table-row table:style-name="ro1">
          <table:table-cell office:value-type="float" office:value="0.189874410629272" calcext:value-type="float">
            <text:p>0,189874410629272</text:p>
          </table:table-cell>
          <table:table-cell office:value-type="string" calcext:value-type="string">
            <text:p>2021-07-13 00:53:57.736296</text:p>
          </table:table-cell>
          <table:table-cell office:value-type="string" calcext:value-type="string">
            <text:p>e1dd41e6-148c-42ff-826f-4c9b85b846be</text:p>
          </table:table-cell>
          <table:table-cell office:value-type="float" office:value="57.736296" calcext:value-type="float">
            <text:p>57,736296</text:p>
          </table:table-cell>
          <table:table-cell table:number-columns-repeated="5"/>
          <table:table-cell table:formula="of:=([.A180]-([.$L$4]/1000))*([.A180]-([.$L$4]/1000))" office:value-type="float" office:value="0.00405421173095732" calcext:value-type="float">
            <text:p>0,004054211730957</text:p>
          </table:table-cell>
          <table:table-cell table:number-columns-repeated="4"/>
        </table:table-row>
        <table:table-row table:style-name="ro1">
          <table:table-cell office:value-type="float" office:value="0.239752531051636" calcext:value-type="float">
            <text:p>0,239752531051636</text:p>
          </table:table-cell>
          <table:table-cell office:value-type="string" calcext:value-type="string">
            <text:p>2021-07-13 00:54:28.076157</text:p>
          </table:table-cell>
          <table:table-cell office:value-type="string" calcext:value-type="string">
            <text:p>ab719c6f-c9df-4e89-9cce-313879828a63</text:p>
          </table:table-cell>
          <table:table-cell office:value-type="float" office:value="28.076157" calcext:value-type="float">
            <text:p>28,076157</text:p>
          </table:table-cell>
          <table:table-cell table:number-columns-repeated="5"/>
          <table:table-cell table:formula="of:=([.A181]-([.$L$4]/1000))*([.A181]-([.$L$4]/1000))" office:value-type="float" office:value="0.000190290210303356" calcext:value-type="float">
            <text:p>0,000190290210303</text:p>
          </table:table-cell>
          <table:table-cell table:number-columns-repeated="4"/>
        </table:table-row>
        <table:table-row table:style-name="ro1">
          <table:table-cell office:value-type="float" office:value="0.194058179855347" calcext:value-type="float">
            <text:p>0,194058179855347</text:p>
          </table:table-cell>
          <table:table-cell office:value-type="string" calcext:value-type="string">
            <text:p>2021-07-13 00:54:58.479628</text:p>
          </table:table-cell>
          <table:table-cell office:value-type="string" calcext:value-type="string">
            <text:p>65418e8d-48df-40c7-8361-b2a73993fc74</text:p>
          </table:table-cell>
          <table:table-cell office:value-type="float" office:value="58.479628" calcext:value-type="float">
            <text:p>58,479628</text:p>
          </table:table-cell>
          <table:table-cell table:number-columns-repeated="5"/>
          <table:table-cell table:formula="of:=([.A182]-([.$L$4]/1000))*([.A182]-([.$L$4]/1000))" office:value-type="float" office:value="0.0035389319556273" calcext:value-type="float">
            <text:p>0,003538931955627</text:p>
          </table:table-cell>
          <table:table-cell table:number-columns-repeated="4"/>
        </table:table-row>
        <table:table-row table:style-name="ro1">
          <table:table-cell office:value-type="float" office:value="0.220645427703857" calcext:value-type="float">
            <text:p>0,220645427703857</text:p>
          </table:table-cell>
          <table:table-cell office:value-type="string" calcext:value-type="string">
            <text:p>2021-07-13 00:55:28.829385</text:p>
          </table:table-cell>
          <table:table-cell office:value-type="string" calcext:value-type="string">
            <text:p>f5b992f0-77bc-41a6-a354-dff1ee5edf92</text:p>
          </table:table-cell>
          <table:table-cell office:value-type="float" office:value="28.829385" calcext:value-type="float">
            <text:p>28,829385</text:p>
          </table:table-cell>
          <table:table-cell table:number-columns-repeated="5"/>
          <table:table-cell table:formula="of:=([.A183]-([.$L$4]/1000))*([.A183]-([.$L$4]/1000))" office:value-type="float" office:value="0.00108252022552167" calcext:value-type="float">
            <text:p>0,001082520225522</text:p>
          </table:table-cell>
          <table:table-cell table:number-columns-repeated="4"/>
        </table:table-row>
        <table:table-row table:style-name="ro1">
          <table:table-cell office:value-type="float" office:value="0.199798345565796" calcext:value-type="float">
            <text:p>0,199798345565796</text:p>
          </table:table-cell>
          <table:table-cell office:value-type="string" calcext:value-type="string">
            <text:p>2021-07-13 00:55:59.188756</text:p>
          </table:table-cell>
          <table:table-cell office:value-type="string" calcext:value-type="string">
            <text:p>f5d23a9c-b7f2-492e-8536-5860d9ef24c7</text:p>
          </table:table-cell>
          <table:table-cell office:value-type="float" office:value="59.188756" calcext:value-type="float">
            <text:p>59,188756</text:p>
          </table:table-cell>
          <table:table-cell table:number-columns-repeated="5"/>
          <table:table-cell table:formula="of:=([.A184]-([.$L$4]/1000))*([.A184]-([.$L$4]/1000))" office:value-type="float" office:value="0.00288892890649138" calcext:value-type="float">
            <text:p>0,002888928906491</text:p>
          </table:table-cell>
          <table:table-cell table:number-columns-repeated="4"/>
        </table:table-row>
        <table:table-row table:style-name="ro1">
          <table:table-cell office:value-type="float" office:value="0.279802322387695" calcext:value-type="float">
            <text:p>0,279802322387695</text:p>
          </table:table-cell>
          <table:table-cell office:value-type="string" calcext:value-type="string">
            <text:p>2021-07-13 00:56:29.547238</text:p>
          </table:table-cell>
          <table:table-cell office:value-type="string" calcext:value-type="string">
            <text:p>37436909-838a-482a-b857-ebf87fe7ea49</text:p>
          </table:table-cell>
          <table:table-cell office:value-type="float" office:value="29.547238" calcext:value-type="float">
            <text:p>29,547238</text:p>
          </table:table-cell>
          <table:table-cell table:number-columns-repeated="5"/>
          <table:table-cell table:formula="of:=([.A185]-([.$L$4]/1000))*([.A185]-([.$L$4]/1000))" office:value-type="float" office:value="0.000689336554489261" calcext:value-type="float">
            <text:p>0,000689336554489</text:p>
          </table:table-cell>
          <table:table-cell table:number-columns-repeated="4"/>
        </table:table-row>
        <table:table-row table:style-name="ro1">
          <table:table-cell office:value-type="float" office:value="0.25529146194458" calcext:value-type="float">
            <text:p>0,25529146194458</text:p>
          </table:table-cell>
          <table:table-cell office:value-type="string" calcext:value-type="string">
            <text:p>2021-07-13 00:57:00.027486</text:p>
          </table:table-cell>
          <table:table-cell office:value-type="string" calcext:value-type="string">
            <text:p>8283b84d-580a-4652-be2f-da3c35384706</text:p>
          </table:table-cell>
          <table:table-cell office:value-type="float" office:value="0.027486" calcext:value-type="float">
            <text:p>0,027486</text:p>
          </table:table-cell>
          <table:table-cell table:number-columns-repeated="5"/>
          <table:table-cell table:formula="of:=([.A186]-([.$L$4]/1000))*([.A186]-([.$L$4]/1000))" office:value-type="float" office:value="0.00000304278875161051" calcext:value-type="float">
            <text:p>3,04278875161051E-06</text:p>
          </table:table-cell>
          <table:table-cell table:number-columns-repeated="4"/>
        </table:table-row>
        <table:table-row table:style-name="ro1">
          <table:table-cell office:value-type="float" office:value="0.219576358795166" calcext:value-type="float">
            <text:p>0,219576358795166</text:p>
          </table:table-cell>
          <table:table-cell office:value-type="string" calcext:value-type="string">
            <text:p>2021-07-13 00:57:30.425049</text:p>
          </table:table-cell>
          <table:table-cell office:value-type="string" calcext:value-type="string">
            <text:p>c1824964-0d87-4c9c-bd43-e750c16a351f</text:p>
          </table:table-cell>
          <table:table-cell office:value-type="float" office:value="30.425049" calcext:value-type="float">
            <text:p>30,425049</text:p>
          </table:table-cell>
          <table:table-cell table:number-columns-repeated="5"/>
          <table:table-cell table:formula="of:=([.A187]-([.$L$4]/1000))*([.A187]-([.$L$4]/1000))" office:value-type="float" office:value="0.00115401144967665" calcext:value-type="float">
            <text:p>0,001154011449677</text:p>
          </table:table-cell>
          <table:table-cell table:number-columns-repeated="4"/>
        </table:table-row>
        <table:table-row table:style-name="ro1">
          <table:table-cell office:value-type="float" office:value="0.314645767211914" calcext:value-type="float">
            <text:p>0,314645767211914</text:p>
          </table:table-cell>
          <table:table-cell office:value-type="string" calcext:value-type="string">
            <text:p>2021-07-13 00:58:00.818252</text:p>
          </table:table-cell>
          <table:table-cell office:value-type="string" calcext:value-type="string">
            <text:p>0156ecc2-baa8-4ab0-b5da-9ab29cd3dc80</text:p>
          </table:table-cell>
          <table:table-cell office:value-type="float" office:value="0.818252" calcext:value-type="float">
            <text:p>0,818252</text:p>
          </table:table-cell>
          <table:table-cell table:number-columns-repeated="5"/>
          <table:table-cell table:formula="of:=([.A188]-([.$L$4]/1000))*([.A188]-([.$L$4]/1000))" office:value-type="float" office:value="0.00373304679033932" calcext:value-type="float">
            <text:p>0,003733046790339</text:p>
          </table:table-cell>
          <table:table-cell table:number-columns-repeated="4"/>
        </table:table-row>
        <table:table-row table:style-name="ro1">
          <table:table-cell office:value-type="float" office:value="0.335690259933472" calcext:value-type="float">
            <text:p>0,335690259933472</text:p>
          </table:table-cell>
          <table:table-cell office:value-type="string" calcext:value-type="string">
            <text:p>2021-07-13 00:58:31.248460</text:p>
          </table:table-cell>
          <table:table-cell office:value-type="string" calcext:value-type="string">
            <text:p>b71867f4-1f44-42c7-9f50-7eb69454ac9a</text:p>
          </table:table-cell>
          <table:table-cell office:value-type="float" office:value="31.24846" calcext:value-type="float">
            <text:p>31,24846</text:p>
          </table:table-cell>
          <table:table-cell table:number-columns-repeated="5"/>
          <table:table-cell table:formula="of:=([.A189]-([.$L$4]/1000))*([.A189]-([.$L$4]/1000))" office:value-type="float" office:value="0.00674749826038506" calcext:value-type="float">
            <text:p>0,006747498260385</text:p>
          </table:table-cell>
          <table:table-cell table:number-columns-repeated="4"/>
        </table:table-row>
        <table:table-row table:style-name="ro1">
          <table:table-cell office:value-type="float" office:value="0.217668056488037" calcext:value-type="float">
            <text:p>0,217668056488037</text:p>
          </table:table-cell>
          <table:table-cell office:value-type="string" calcext:value-type="string">
            <text:p>2021-07-13 00:59:01.722214</text:p>
          </table:table-cell>
          <table:table-cell office:value-type="string" calcext:value-type="string">
            <text:p>e4fab6d0-0a96-47b4-a416-8d0a764790a6</text:p>
          </table:table-cell>
          <table:table-cell office:value-type="float" office:value="1.722214" calcext:value-type="float">
            <text:p>1,722214</text:p>
          </table:table-cell>
          <table:table-cell table:number-columns-repeated="5"/>
          <table:table-cell table:formula="of:=([.A190]-([.$L$4]/1000))*([.A190]-([.$L$4]/1000))" office:value-type="float" office:value="0.00128730596577126" calcext:value-type="float">
            <text:p>0,001287305965771</text:p>
          </table:table-cell>
          <table:table-cell table:number-columns-repeated="4"/>
        </table:table-row>
        <table:table-row table:style-name="ro1">
          <table:table-cell office:value-type="float" office:value="0.209844827651978" calcext:value-type="float">
            <text:p>0,209844827651978</text:p>
          </table:table-cell>
          <table:table-cell office:value-type="string" calcext:value-type="string">
            <text:p>2021-07-13 00:59:32.128965</text:p>
          </table:table-cell>
          <table:table-cell office:value-type="string" calcext:value-type="string">
            <text:p>3651ba9e-bafe-4ae9-9769-4ec3421e3847</text:p>
          </table:table-cell>
          <table:table-cell office:value-type="float" office:value="32.128965" calcext:value-type="float">
            <text:p>32,128965</text:p>
          </table:table-cell>
          <table:table-cell table:number-columns-repeated="5"/>
          <table:table-cell table:formula="of:=([.A191]-([.$L$4]/1000))*([.A191]-([.$L$4]/1000))" office:value-type="float" office:value="0.00190988885495914" calcext:value-type="float">
            <text:p>0,001909888854959</text:p>
          </table:table-cell>
          <table:table-cell table:number-columns-repeated="4"/>
        </table:table-row>
        <table:table-row table:style-name="ro1">
          <table:table-cell office:value-type="float" office:value="0.256132364273071" calcext:value-type="float">
            <text:p>0,256132364273071</text:p>
          </table:table-cell>
          <table:table-cell office:value-type="string" calcext:value-type="string">
            <text:p>2021-07-13 01:00:02.552568</text:p>
          </table:table-cell>
          <table:table-cell office:value-type="string" calcext:value-type="string">
            <text:p>72cb9dbb-889b-45d9-b20b-6ae9ef9f3c72</text:p>
          </table:table-cell>
          <table:table-cell office:value-type="float" office:value="2.552568" calcext:value-type="float">
            <text:p>2,552568</text:p>
          </table:table-cell>
          <table:table-cell table:number-columns-repeated="5"/>
          <table:table-cell table:formula="of:=([.A192]-([.$L$4]/1000))*([.A192]-([.$L$4]/1000))" office:value-type="float" office:value="0.00000668357677496322" calcext:value-type="float">
            <text:p>6,68357677496322E-06</text:p>
          </table:table-cell>
          <table:table-cell table:number-columns-repeated="4"/>
        </table:table-row>
        <table:table-row table:style-name="ro1">
          <table:table-cell office:value-type="float" office:value="0.277520895004272" calcext:value-type="float">
            <text:p>0,277520895004272</text:p>
          </table:table-cell>
          <table:table-cell office:value-type="string" calcext:value-type="string">
            <text:p>2021-07-13 01:00:32.957252</text:p>
          </table:table-cell>
          <table:table-cell office:value-type="string" calcext:value-type="string">
            <text:p>b633c994-35cd-4b64-b0c0-249ee8cdcf55</text:p>
          </table:table-cell>
          <table:table-cell office:value-type="float" office:value="32.957252" calcext:value-type="float">
            <text:p>32,957252</text:p>
          </table:table-cell>
          <table:table-cell table:number-columns-repeated="5"/>
          <table:table-cell table:formula="of:=([.A193]-([.$L$4]/1000))*([.A193]-([.$L$4]/1000))" office:value-type="float" office:value="0.000574742711641151" calcext:value-type="float">
            <text:p>0,000574742711641</text:p>
          </table:table-cell>
          <table:table-cell table:number-columns-repeated="4"/>
        </table:table-row>
        <table:table-row table:style-name="ro1">
          <table:table-cell office:value-type="float" office:value="0.237647771835327" calcext:value-type="float">
            <text:p>0,237647771835327</text:p>
          </table:table-cell>
          <table:table-cell office:value-type="string" calcext:value-type="string">
            <text:p>2021-07-13 01:01:03.417896</text:p>
          </table:table-cell>
          <table:table-cell office:value-type="string" calcext:value-type="string">
            <text:p>d4ec8aae-bf0d-4f7b-99f6-d8a0c17ba227</text:p>
          </table:table-cell>
          <table:table-cell office:value-type="float" office:value="3.417896" calcext:value-type="float">
            <text:p>3,417896</text:p>
          </table:table-cell>
          <table:table-cell table:number-columns-repeated="5"/>
          <table:table-cell table:formula="of:=([.A194]-([.$L$4]/1000))*([.A194]-([.$L$4]/1000))" office:value-type="float" office:value="0.000252788725795682" calcext:value-type="float">
            <text:p>0,000252788725796</text:p>
          </table:table-cell>
          <table:table-cell table:number-columns-repeated="4"/>
        </table:table-row>
        <table:table-row table:style-name="ro1">
          <table:table-cell office:value-type="float" office:value="0.210732460021973" calcext:value-type="float">
            <text:p>0,210732460021973</text:p>
          </table:table-cell>
          <table:table-cell office:value-type="string" calcext:value-type="string">
            <text:p>2021-07-13 01:01:33.805162</text:p>
          </table:table-cell>
          <table:table-cell office:value-type="string" calcext:value-type="string">
            <text:p>2914e97b-1a67-4cab-9c84-4eba0ce8772e</text:p>
          </table:table-cell>
          <table:table-cell office:value-type="float" office:value="33.805162" calcext:value-type="float">
            <text:p>33,805162</text:p>
          </table:table-cell>
          <table:table-cell table:number-columns-repeated="5"/>
          <table:table-cell table:formula="of:=([.A195]-([.$L$4]/1000))*([.A195]-([.$L$4]/1000))" office:value-type="float" office:value="0.00183309363801828" calcext:value-type="float">
            <text:p>0,001833093638018</text:p>
          </table:table-cell>
          <table:table-cell table:number-columns-repeated="4"/>
        </table:table-row>
        <table:table-row table:style-name="ro1">
          <table:table-cell office:value-type="float" office:value="0.335806608200073" calcext:value-type="float">
            <text:p>0,335806608200073</text:p>
          </table:table-cell>
          <table:table-cell office:value-type="string" calcext:value-type="string">
            <text:p>2021-07-13 01:02:04.237272</text:p>
          </table:table-cell>
          <table:table-cell office:value-type="string" calcext:value-type="string">
            <text:p>882c4edf-e2cd-41e6-b7ba-e4d816a63657</text:p>
          </table:table-cell>
          <table:table-cell office:value-type="float" office:value="4.237272" calcext:value-type="float">
            <text:p>4,237272</text:p>
          </table:table-cell>
          <table:table-cell table:number-columns-repeated="5"/>
          <table:table-cell table:formula="of:=([.A196]-([.$L$4]/1000))*([.A196]-([.$L$4]/1000))" office:value-type="float" office:value="0.00676662622519061" calcext:value-type="float">
            <text:p>0,006766626225191</text:p>
          </table:table-cell>
          <table:table-cell table:number-columns-repeated="4"/>
        </table:table-row>
        <table:table-row table:style-name="ro1">
          <table:table-cell office:value-type="float" office:value="0.329154968261719" calcext:value-type="float">
            <text:p>0,329154968261719</text:p>
          </table:table-cell>
          <table:table-cell office:value-type="string" calcext:value-type="string">
            <text:p>2021-07-13 01:02:34.748318</text:p>
          </table:table-cell>
          <table:table-cell office:value-type="string" calcext:value-type="string">
            <text:p>32f2fed4-32f8-40b4-946c-ff44cec6e9b2</text:p>
          </table:table-cell>
          <table:table-cell office:value-type="float" office:value="34.748318" calcext:value-type="float">
            <text:p>34,748318</text:p>
          </table:table-cell>
          <table:table-cell table:number-columns-repeated="5"/>
          <table:table-cell table:formula="of:=([.A197]-([.$L$4]/1000))*([.A197]-([.$L$4]/1000))" office:value-type="float" office:value="0.00571654931648422" calcext:value-type="float">
            <text:p>0,005716549316484</text:p>
          </table:table-cell>
          <table:table-cell table:number-columns-repeated="4"/>
        </table:table-row>
        <table:table-row table:style-name="ro1">
          <table:table-cell office:value-type="float" office:value="0.222537994384766" calcext:value-type="float">
            <text:p>0,222537994384766</text:p>
          </table:table-cell>
          <table:table-cell office:value-type="string" calcext:value-type="string">
            <text:p>2021-07-13 01:03:05.242468</text:p>
          </table:table-cell>
          <table:table-cell office:value-type="string" calcext:value-type="string">
            <text:p>df0f31aa-f798-460b-b0fe-a9db024a5240</text:p>
          </table:table-cell>
          <table:table-cell office:value-type="float" office:value="5.242468" calcext:value-type="float">
            <text:p>5,242468</text:p>
          </table:table-cell>
          <table:table-cell table:number-columns-repeated="5"/>
          <table:table-cell table:formula="of:=([.A198]-([.$L$4]/1000))*([.A198]-([.$L$4]/1000))" office:value-type="float" office:value="0.000961564806017369" calcext:value-type="float">
            <text:p>0,000961564806017</text:p>
          </table:table-cell>
          <table:table-cell table:number-columns-repeated="4"/>
        </table:table-row>
        <table:table-row table:style-name="ro1">
          <table:table-cell office:value-type="float" office:value="0.220178842544556" calcext:value-type="float">
            <text:p>0,220178842544556</text:p>
          </table:table-cell>
          <table:table-cell office:value-type="string" calcext:value-type="string">
            <text:p>2021-07-13 01:03:35.652944</text:p>
          </table:table-cell>
          <table:table-cell office:value-type="string" calcext:value-type="string">
            <text:p>76bdb75d-672a-461a-a2cb-97c654e2aafb</text:p>
          </table:table-cell>
          <table:table-cell office:value-type="float" office:value="35.652944" calcext:value-type="float">
            <text:p>35,652944</text:p>
          </table:table-cell>
          <table:table-cell table:number-columns-repeated="5"/>
          <table:table-cell table:formula="of:=([.A199]-([.$L$4]/1000))*([.A199]-([.$L$4]/1000))" office:value-type="float" office:value="0.00111344079388431" calcext:value-type="float">
            <text:p>0,001113440793884</text:p>
          </table:table-cell>
          <table:table-cell table:number-columns-repeated="4"/>
        </table:table-row>
        <table:table-row table:style-name="ro1">
          <table:table-cell office:value-type="float" office:value="0.210484981536865" calcext:value-type="float">
            <text:p>0,210484981536865</text:p>
          </table:table-cell>
          <table:table-cell office:value-type="string" calcext:value-type="string">
            <text:p>2021-07-13 01:04:06.120497</text:p>
          </table:table-cell>
          <table:table-cell office:value-type="string" calcext:value-type="string">
            <text:p>7ae94058-774e-49d5-ba71-cf93caddbea2</text:p>
          </table:table-cell>
          <table:table-cell office:value-type="float" office:value="6.120497" calcext:value-type="float">
            <text:p>6,120497</text:p>
          </table:table-cell>
          <table:table-cell table:number-columns-repeated="5"/>
          <table:table-cell table:formula="of:=([.A200]-([.$L$4]/1000))*([.A200]-([.$L$4]/1000))" office:value-type="float" office:value="0.00185434628949957" calcext:value-type="float">
            <text:p>0,0018543462895</text:p>
          </table:table-cell>
          <table:table-cell table:number-columns-repeated="4"/>
        </table:table-row>
        <table:table-row table:style-name="ro1">
          <table:table-cell office:value-type="float" office:value="0.246138334274292" calcext:value-type="float">
            <text:p>0,246138334274292</text:p>
          </table:table-cell>
          <table:table-cell office:value-type="string" calcext:value-type="string">
            <text:p>2021-07-13 01:04:36.480489</text:p>
          </table:table-cell>
          <table:table-cell office:value-type="string" calcext:value-type="string">
            <text:p>f5a140fb-0e03-4fe5-af14-9c7f26be3cc8</text:p>
          </table:table-cell>
          <table:table-cell office:value-type="float" office:value="36.480489" calcext:value-type="float">
            <text:p>36,480489</text:p>
          </table:table-cell>
          <table:table-cell table:number-columns-repeated="5"/>
          <table:table-cell table:formula="of:=([.A201]-([.$L$4]/1000))*([.A201]-([.$L$4]/1000))" office:value-type="float" office:value="0.0000548898513804162" calcext:value-type="float">
            <text:p>5,48898513804162E-05</text:p>
          </table:table-cell>
          <table:table-cell table:number-columns-repeated="4"/>
        </table:table-row>
        <table:table-row table:style-name="ro1">
          <table:table-cell office:value-type="float" office:value="0.340200901031494" calcext:value-type="float">
            <text:p>0,340200901031494</text:p>
          </table:table-cell>
          <table:table-cell office:value-type="string" calcext:value-type="string">
            <text:p>2021-07-13 01:05:06.882794</text:p>
          </table:table-cell>
          <table:table-cell office:value-type="string" calcext:value-type="string">
            <text:p>1e931ebd-65e3-4d06-b666-9f8fda19543e</text:p>
          </table:table-cell>
          <table:table-cell office:value-type="float" office:value="6.882794" calcext:value-type="float">
            <text:p>6,882794</text:p>
          </table:table-cell>
          <table:table-cell table:number-columns-repeated="5"/>
          <table:table-cell table:formula="of:=([.A202]-([.$L$4]/1000))*([.A202]-([.$L$4]/1000))" office:value-type="float" office:value="0.00750888074428484" calcext:value-type="float">
            <text:p>0,007508880744285</text:p>
          </table:table-cell>
          <table:table-cell table:number-columns-repeated="4"/>
        </table:table-row>
        <table:table-row table:style-name="ro1">
          <table:table-cell office:value-type="float" office:value="0.199578046798706" calcext:value-type="float">
            <text:p>0,199578046798706</text:p>
          </table:table-cell>
          <table:table-cell office:value-type="string" calcext:value-type="string">
            <text:p>2021-07-13 01:05:37.396205</text:p>
          </table:table-cell>
          <table:table-cell office:value-type="string" calcext:value-type="string">
            <text:p>e7a1b5de-de88-42c8-b63e-98009b8cb734</text:p>
          </table:table-cell>
          <table:table-cell office:value-type="float" office:value="37.396205" calcext:value-type="float">
            <text:p>37,396205</text:p>
          </table:table-cell>
          <table:table-cell table:number-columns-repeated="5"/>
          <table:table-cell table:formula="of:=([.A203]-([.$L$4]/1000))*([.A203]-([.$L$4]/1000))" office:value-type="float" office:value="0.00291265900795008" calcext:value-type="float">
            <text:p>0,00291265900795</text:p>
          </table:table-cell>
          <table:table-cell table:number-columns-repeated="4"/>
        </table:table-row>
        <table:table-row table:style-name="ro1">
          <table:table-cell office:value-type="float" office:value="0.185713052749634" calcext:value-type="float">
            <text:p>0,185713052749634</text:p>
          </table:table-cell>
          <table:table-cell office:value-type="string" calcext:value-type="string">
            <text:p>2021-07-13 01:06:07.751207</text:p>
          </table:table-cell>
          <table:table-cell office:value-type="string" calcext:value-type="string">
            <text:p>31ca4888-c313-4e8a-a57c-3b7802191722</text:p>
          </table:table-cell>
          <table:table-cell office:value-type="float" office:value="7.751207" calcext:value-type="float">
            <text:p>7,751207</text:p>
          </table:table-cell>
          <table:table-cell table:number-columns-repeated="5"/>
          <table:table-cell table:formula="of:=([.A204]-([.$L$4]/1000))*([.A204]-([.$L$4]/1000))" office:value-type="float" office:value="0.00460145834910043" calcext:value-type="float">
            <text:p>0,0046014583491</text:p>
          </table:table-cell>
          <table:table-cell table:number-columns-repeated="4"/>
        </table:table-row>
        <table:table-row table:style-name="ro1">
          <table:table-cell office:value-type="float" office:value="0.329547166824341" calcext:value-type="float">
            <text:p>0,329547166824341</text:p>
          </table:table-cell>
          <table:table-cell office:value-type="string" calcext:value-type="string">
            <text:p>2021-07-13 01:06:38.075897</text:p>
          </table:table-cell>
          <table:table-cell office:value-type="string" calcext:value-type="string">
            <text:p>75992c70-bc4d-4e92-b50d-f8dc5c5d96ca</text:p>
          </table:table-cell>
          <table:table-cell office:value-type="float" office:value="38.075897" calcext:value-type="float">
            <text:p>38,075897</text:p>
          </table:table-cell>
          <table:table-cell table:number-columns-repeated="5"/>
          <table:table-cell table:formula="of:=([.A205]-([.$L$4]/1000))*([.A205]-([.$L$4]/1000))" office:value-type="float" office:value="0.00577600972849419" calcext:value-type="float">
            <text:p>0,005776009728494</text:p>
          </table:table-cell>
          <table:table-cell table:number-columns-repeated="4"/>
        </table:table-row>
        <table:table-row table:style-name="ro1">
          <table:table-cell office:value-type="float" office:value="0.326993465423584" calcext:value-type="float">
            <text:p>0,326993465423584</text:p>
          </table:table-cell>
          <table:table-cell office:value-type="string" calcext:value-type="string">
            <text:p>2021-07-13 01:07:08.577672</text:p>
          </table:table-cell>
          <table:table-cell office:value-type="string" calcext:value-type="string">
            <text:p>87403e83-1d5c-459b-8392-88acaeed2d51</text:p>
          </table:table-cell>
          <table:table-cell office:value-type="float" office:value="8.577672" calcext:value-type="float">
            <text:p>8,577672</text:p>
          </table:table-cell>
          <table:table-cell table:number-columns-repeated="5"/>
          <table:table-cell table:formula="of:=([.A206]-([.$L$4]/1000))*([.A206]-([.$L$4]/1000))" office:value-type="float" office:value="0.00539436817953314" calcext:value-type="float">
            <text:p>0,005394368179533</text:p>
          </table:table-cell>
          <table:table-cell table:number-columns-repeated="4"/>
        </table:table-row>
        <table:table-row table:style-name="ro1">
          <table:table-cell office:value-type="float" office:value="0.199955940246582" calcext:value-type="float">
            <text:p>0,199955940246582</text:p>
          </table:table-cell>
          <table:table-cell office:value-type="string" calcext:value-type="string">
            <text:p>2021-07-13 01:07:39.046038</text:p>
          </table:table-cell>
          <table:table-cell office:value-type="string" calcext:value-type="string">
            <text:p>927a0eb6-6b8d-4509-b8c6-492bd116ec5e</text:p>
          </table:table-cell>
          <table:table-cell office:value-type="float" office:value="39.046038" calcext:value-type="float">
            <text:p>39,046038</text:p>
          </table:table-cell>
          <table:table-cell table:number-columns-repeated="5"/>
          <table:table-cell table:formula="of:=([.A207]-([.$L$4]/1000))*([.A207]-([.$L$4]/1000))" office:value-type="float" office:value="0.00287201270609018" calcext:value-type="float">
            <text:p>0,00287201270609</text:p>
          </table:table-cell>
          <table:table-cell table:number-columns-repeated="4"/>
        </table:table-row>
        <table:table-row table:style-name="ro1">
          <table:table-cell office:value-type="float" office:value="0.211318254470825" calcext:value-type="float">
            <text:p>0,211318254470825</text:p>
          </table:table-cell>
          <table:table-cell office:value-type="string" calcext:value-type="string">
            <text:p>2021-07-13 01:08:09.388290</text:p>
          </table:table-cell>
          <table:table-cell office:value-type="string" calcext:value-type="string">
            <text:p>7862ea1d-56b7-4b5c-a9cf-0b5cec523a16</text:p>
          </table:table-cell>
          <table:table-cell office:value-type="float" office:value="9.38829" calcext:value-type="float">
            <text:p>9,38829</text:p>
          </table:table-cell>
          <table:table-cell table:number-columns-repeated="5"/>
          <table:table-cell table:formula="of:=([.A208]-([.$L$4]/1000))*([.A208]-([.$L$4]/1000))" office:value-type="float" office:value="0.0017832756329919" calcext:value-type="float">
            <text:p>0,001783275632992</text:p>
          </table:table-cell>
          <table:table-cell table:number-columns-repeated="4"/>
        </table:table-row>
        <table:table-row table:style-name="ro1">
          <table:table-cell office:value-type="float" office:value="0.215442895889282" calcext:value-type="float">
            <text:p>0,215442895889282</text:p>
          </table:table-cell>
          <table:table-cell office:value-type="string" calcext:value-type="string">
            <text:p>2021-07-13 01:08:39.752757</text:p>
          </table:table-cell>
          <table:table-cell office:value-type="string" calcext:value-type="string">
            <text:p>e6b35c7e-cf9e-489b-88cb-1ae802a919f2</text:p>
          </table:table-cell>
          <table:table-cell office:value-type="float" office:value="39.752757" calcext:value-type="float">
            <text:p>39,752757</text:p>
          </table:table-cell>
          <table:table-cell table:number-columns-repeated="5"/>
          <table:table-cell table:formula="of:=([.A209]-([.$L$4]/1000))*([.A209]-([.$L$4]/1000))" office:value-type="float" office:value="0.00145193058590405" calcext:value-type="float">
            <text:p>0,001451930585904</text:p>
          </table:table-cell>
          <table:table-cell table:number-columns-repeated="4"/>
        </table:table-row>
        <table:table-row table:style-name="ro1">
          <table:table-cell office:value-type="float" office:value="0.325215816497803" calcext:value-type="float">
            <text:p>0,325215816497803</text:p>
          </table:table-cell>
          <table:table-cell office:value-type="string" calcext:value-type="string">
            <text:p>2021-07-13 01:09:10.114151</text:p>
          </table:table-cell>
          <table:table-cell office:value-type="string" calcext:value-type="string">
            <text:p>b116f38f-484a-4b2d-aede-cb01e02cbab1</text:p>
          </table:table-cell>
          <table:table-cell office:value-type="float" office:value="10.114151" calcext:value-type="float">
            <text:p>10,114151</text:p>
          </table:table-cell>
          <table:table-cell table:number-columns-repeated="5"/>
          <table:table-cell table:formula="of:=([.A210]-([.$L$4]/1000))*([.A210]-([.$L$4]/1000))" office:value-type="float" office:value="0.00513640452007084" calcext:value-type="float">
            <text:p>0,005136404520071</text:p>
          </table:table-cell>
          <table:table-cell table:number-columns-repeated="4"/>
        </table:table-row>
        <table:table-row table:style-name="ro1">
          <table:table-cell office:value-type="float" office:value="0.32431435585022" calcext:value-type="float">
            <text:p>0,32431435585022</text:p>
          </table:table-cell>
          <table:table-cell office:value-type="string" calcext:value-type="string">
            <text:p>2021-07-13 01:09:40.619614</text:p>
          </table:table-cell>
          <table:table-cell office:value-type="string" calcext:value-type="string">
            <text:p>d4ffb2ce-5c16-4a15-b512-b5f776d5766b</text:p>
          </table:table-cell>
          <table:table-cell office:value-type="float" office:value="40.619614" calcext:value-type="float">
            <text:p>40,619614</text:p>
          </table:table-cell>
          <table:table-cell table:number-columns-repeated="5"/>
          <table:table-cell table:formula="of:=([.A211]-([.$L$4]/1000))*([.A211]-([.$L$4]/1000))" office:value-type="float" office:value="0.00500800410128511" calcext:value-type="float">
            <text:p>0,005008004101285</text:p>
          </table:table-cell>
          <table:table-cell table:number-columns-repeated="4"/>
        </table:table-row>
        <table:table-row table:style-name="ro1">
          <table:table-cell office:value-type="float" office:value="0.239954233169556" calcext:value-type="float">
            <text:p>0,239954233169556</text:p>
          </table:table-cell>
          <table:table-cell office:value-type="string" calcext:value-type="string">
            <text:p>2021-07-13 01:10:11.132635</text:p>
          </table:table-cell>
          <table:table-cell office:value-type="string" calcext:value-type="string">
            <text:p>ff79f6e2-02d9-4fa0-9df6-f16f2850811c</text:p>
          </table:table-cell>
          <table:table-cell office:value-type="float" office:value="11.132635" calcext:value-type="float">
            <text:p>11,132635</text:p>
          </table:table-cell>
          <table:table-cell table:number-columns-repeated="5"/>
          <table:table-cell table:formula="of:=([.A212]-([.$L$4]/1000))*([.A212]-([.$L$4]/1000))" office:value-type="float" office:value="0.000184766105364324" calcext:value-type="float">
            <text:p>0,000184766105364</text:p>
          </table:table-cell>
          <table:table-cell table:number-columns-repeated="4"/>
        </table:table-row>
        <table:table-row table:style-name="ro1">
          <table:table-cell office:value-type="float" office:value="0.202947378158569" calcext:value-type="float">
            <text:p>0,202947378158569</text:p>
          </table:table-cell>
          <table:table-cell office:value-type="string" calcext:value-type="string">
            <text:p>2021-07-13 01:10:41.503180</text:p>
          </table:table-cell>
          <table:table-cell office:value-type="string" calcext:value-type="string">
            <text:p>9481a2f1-c414-4e70-9f80-5466401fcbcc</text:p>
          </table:table-cell>
          <table:table-cell office:value-type="float" office:value="41.50318" calcext:value-type="float">
            <text:p>41,50318</text:p>
          </table:table-cell>
          <table:table-cell table:number-columns-repeated="5"/>
          <table:table-cell table:formula="of:=([.A213]-([.$L$4]/1000))*([.A213]-([.$L$4]/1000))" office:value-type="float" office:value="0.00256033213592559" calcext:value-type="float">
            <text:p>0,002560332135926</text:p>
          </table:table-cell>
          <table:table-cell table:number-columns-repeated="4"/>
        </table:table-row>
        <table:table-row table:style-name="ro1">
          <table:table-cell office:value-type="float" office:value="0.221194505691528" calcext:value-type="float">
            <text:p>0,221194505691528</text:p>
          </table:table-cell>
          <table:table-cell office:value-type="string" calcext:value-type="string">
            <text:p>2021-07-13 01:11:11.867649</text:p>
          </table:table-cell>
          <table:table-cell office:value-type="string" calcext:value-type="string">
            <text:p>80ace702-437d-4514-87d1-83ef17b79b44</text:p>
          </table:table-cell>
          <table:table-cell office:value-type="float" office:value="11.867649" calcext:value-type="float">
            <text:p>11,867649</text:p>
          </table:table-cell>
          <table:table-cell table:number-columns-repeated="5"/>
          <table:table-cell table:formula="of:=([.A214]-([.$L$4]/1000))*([.A214]-([.$L$4]/1000))" office:value-type="float" office:value="0.00104669054102944" calcext:value-type="float">
            <text:p>0,001046690541029</text:p>
          </table:table-cell>
          <table:table-cell table:number-columns-repeated="4"/>
        </table:table-row>
        <table:table-row table:style-name="ro1">
          <table:table-cell office:value-type="float" office:value="0.207009077072144" calcext:value-type="float">
            <text:p>0,207009077072144</text:p>
          </table:table-cell>
          <table:table-cell office:value-type="string" calcext:value-type="string">
            <text:p>2021-07-13 01:11:42.253878</text:p>
          </table:table-cell>
          <table:table-cell office:value-type="string" calcext:value-type="string">
            <text:p>3346a80c-bbe8-4629-a290-eab2ab0e5967</text:p>
          </table:table-cell>
          <table:table-cell office:value-type="float" office:value="42.253878" calcext:value-type="float">
            <text:p>42,253878</text:p>
          </table:table-cell>
          <table:table-cell table:number-columns-repeated="5"/>
          <table:table-cell table:formula="of:=([.A215]-([.$L$4]/1000))*([.A215]-([.$L$4]/1000))" office:value-type="float" office:value="0.00216578784061207" calcext:value-type="float">
            <text:p>0,002165787840612</text:p>
          </table:table-cell>
          <table:table-cell table:number-columns-repeated="4"/>
        </table:table-row>
        <table:table-row table:style-name="ro1">
          <table:table-cell office:value-type="float" office:value="0.211585521697998" calcext:value-type="float">
            <text:p>0,211585521697998</text:p>
          </table:table-cell>
          <table:table-cell office:value-type="string" calcext:value-type="string">
            <text:p>2021-07-13 01:12:12.609864</text:p>
          </table:table-cell>
          <table:table-cell office:value-type="string" calcext:value-type="string">
            <text:p>b82bfbfb-29cc-4aa4-897b-4dc7b1514a5a</text:p>
          </table:table-cell>
          <table:table-cell office:value-type="float" office:value="12.609864" calcext:value-type="float">
            <text:p>12,609864</text:p>
          </table:table-cell>
          <table:table-cell table:number-columns-repeated="5"/>
          <table:table-cell table:formula="of:=([.A216]-([.$L$4]/1000))*([.A216]-([.$L$4]/1000))" office:value-type="float" office:value="0.00176077429035205" calcext:value-type="float">
            <text:p>0,001760774290352</text:p>
          </table:table-cell>
          <table:table-cell table:number-columns-repeated="4"/>
        </table:table-row>
        <table:table-row table:style-name="ro1">
          <table:table-cell office:value-type="float" office:value="0.206191539764404" calcext:value-type="float">
            <text:p>0,206191539764404</text:p>
          </table:table-cell>
          <table:table-cell office:value-type="string" calcext:value-type="string">
            <text:p>2021-07-13 01:12:42.987608</text:p>
          </table:table-cell>
          <table:table-cell office:value-type="string" calcext:value-type="string">
            <text:p>5decb688-0616-449c-8c67-0465891eee7e</text:p>
          </table:table-cell>
          <table:table-cell office:value-type="float" office:value="42.987608" calcext:value-type="float">
            <text:p>42,987608</text:p>
          </table:table-cell>
          <table:table-cell table:number-columns-repeated="5"/>
          <table:table-cell table:formula="of:=([.A217]-([.$L$4]/1000))*([.A217]-([.$L$4]/1000))" office:value-type="float" office:value="0.00224254935241825" calcext:value-type="float">
            <text:p>0,002242549352418</text:p>
          </table:table-cell>
          <table:table-cell table:number-columns-repeated="4"/>
        </table:table-row>
        <table:table-row table:style-name="ro1">
          <table:table-cell office:value-type="float" office:value="0.327827215194702" calcext:value-type="float">
            <text:p>0,327827215194702</text:p>
          </table:table-cell>
          <table:table-cell office:value-type="string" calcext:value-type="string">
            <text:p>2021-07-13 01:13:13.397501</text:p>
          </table:table-cell>
          <table:table-cell office:value-type="string" calcext:value-type="string">
            <text:p>e322e018-9bfc-472e-b656-d21da8c6cb40</text:p>
          </table:table-cell>
          <table:table-cell office:value-type="float" office:value="13.397501" calcext:value-type="float">
            <text:p>13,397501</text:p>
          </table:table-cell>
          <table:table-cell table:number-columns-repeated="5"/>
          <table:table-cell table:formula="of:=([.A218]-([.$L$4]/1000))*([.A218]-([.$L$4]/1000))" office:value-type="float" office:value="0.00551753509423251" calcext:value-type="float">
            <text:p>0,005517535094233</text:p>
          </table:table-cell>
          <table:table-cell table:number-columns-repeated="4"/>
        </table:table-row>
        <table:table-row table:style-name="ro1">
          <table:table-cell office:value-type="float" office:value="0.20341157913208" calcext:value-type="float">
            <text:p>0,20341157913208</text:p>
          </table:table-cell>
          <table:table-cell office:value-type="string" calcext:value-type="string">
            <text:p>2021-07-13 01:13:43.889078</text:p>
          </table:table-cell>
          <table:table-cell office:value-type="string" calcext:value-type="string">
            <text:p>de354dfb-e465-4041-98f3-1e792d13d08b</text:p>
          </table:table-cell>
          <table:table-cell office:value-type="float" office:value="43.889078" calcext:value-type="float">
            <text:p>43,889078</text:p>
          </table:table-cell>
          <table:table-cell table:number-columns-repeated="5"/>
          <table:table-cell table:formula="of:=([.A219]-([.$L$4]/1000))*([.A219]-([.$L$4]/1000))" office:value-type="float" office:value="0.00251357073557393" calcext:value-type="float">
            <text:p>0,002513570735574</text:p>
          </table:table-cell>
          <table:table-cell table:number-columns-repeated="4"/>
        </table:table-row>
        <table:table-row table:style-name="ro1">
          <table:table-cell office:value-type="float" office:value="0.252397298812866" calcext:value-type="float">
            <text:p>0,252397298812866</text:p>
          </table:table-cell>
          <table:table-cell office:value-type="string" calcext:value-type="string">
            <text:p>2021-07-13 01:14:14.241699</text:p>
          </table:table-cell>
          <table:table-cell office:value-type="string" calcext:value-type="string">
            <text:p>ab555db2-b947-4d39-92d7-908156232b0c</text:p>
          </table:table-cell>
          <table:table-cell office:value-type="float" office:value="14.241699" calcext:value-type="float">
            <text:p>14,241699</text:p>
          </table:table-cell>
          <table:table-cell table:number-columns-repeated="5"/>
          <table:table-cell table:formula="of:=([.A220]-([.$L$4]/1000))*([.A220]-([.$L$4]/1000))" office:value-type="float" office:value="0.00000132204925738851" calcext:value-type="float">
            <text:p>1,32204925738851E-06</text:p>
          </table:table-cell>
          <table:table-cell table:number-columns-repeated="4"/>
        </table:table-row>
        <table:table-row table:style-name="ro1">
          <table:table-cell office:value-type="float" office:value="0.313975334167481" calcext:value-type="float">
            <text:p>0,313975334167481</text:p>
          </table:table-cell>
          <table:table-cell office:value-type="string" calcext:value-type="string">
            <text:p>2021-07-13 01:14:44.664419</text:p>
          </table:table-cell>
          <table:table-cell office:value-type="string" calcext:value-type="string">
            <text:p>313714c2-0f02-4801-a16a-da53bdbc8f98</text:p>
          </table:table-cell>
          <table:table-cell office:value-type="float" office:value="44.664419" calcext:value-type="float">
            <text:p>44,664419</text:p>
          </table:table-cell>
          <table:table-cell table:number-columns-repeated="5"/>
          <table:table-cell table:formula="of:=([.A221]-([.$L$4]/1000))*([.A221]-([.$L$4]/1000))" office:value-type="float" office:value="0.00365157114364969" calcext:value-type="float">
            <text:p>0,00365157114365</text:p>
          </table:table-cell>
          <table:table-cell table:number-columns-repeated="4"/>
        </table:table-row>
        <table:table-row table:style-name="ro1">
          <table:table-cell office:value-type="float" office:value="0.314592123031616" calcext:value-type="float">
            <text:p>0,314592123031616</text:p>
          </table:table-cell>
          <table:table-cell office:value-type="string" calcext:value-type="string">
            <text:p>2021-07-13 01:15:15.147137</text:p>
          </table:table-cell>
          <table:table-cell office:value-type="string" calcext:value-type="string">
            <text:p>aa4a64e1-d1be-46ae-b104-b5e83e114280</text:p>
          </table:table-cell>
          <table:table-cell office:value-type="float" office:value="15.147137" calcext:value-type="float">
            <text:p>15,147137</text:p>
          </table:table-cell>
          <table:table-cell table:number-columns-repeated="5"/>
          <table:table-cell table:formula="of:=([.A222]-([.$L$4]/1000))*([.A222]-([.$L$4]/1000))" office:value-type="float" office:value="0.00372649449250031" calcext:value-type="float">
            <text:p>0,0037264944925</text:p>
          </table:table-cell>
          <table:table-cell table:number-columns-repeated="4"/>
        </table:table-row>
        <table:table-row table:style-name="ro1">
          <table:table-cell office:value-type="float" office:value="0.216720819473267" calcext:value-type="float">
            <text:p>0,216720819473267</text:p>
          </table:table-cell>
          <table:table-cell office:value-type="string" calcext:value-type="string">
            <text:p>2021-07-13 01:15:45.625446</text:p>
          </table:table-cell>
          <table:table-cell office:value-type="string" calcext:value-type="string">
            <text:p>fce5f871-3314-4a2c-b900-5a53dea2ce81</text:p>
          </table:table-cell>
          <table:table-cell office:value-type="float" office:value="45.625446" calcext:value-type="float">
            <text:p>45,625446</text:p>
          </table:table-cell>
          <table:table-cell table:number-columns-repeated="5"/>
          <table:table-cell table:formula="of:=([.A223]-([.$L$4]/1000))*([.A223]-([.$L$4]/1000))" office:value-type="float" office:value="0.00135617514521613" calcext:value-type="float">
            <text:p>0,001356175145216</text:p>
          </table:table-cell>
          <table:table-cell table:number-columns-repeated="4"/>
        </table:table-row>
        <table:table-row table:style-name="ro1">
          <table:table-cell office:value-type="float" office:value="0.210509061813354" calcext:value-type="float">
            <text:p>0,210509061813354</text:p>
          </table:table-cell>
          <table:table-cell office:value-type="string" calcext:value-type="string">
            <text:p>2021-07-13 01:16:16.036035</text:p>
          </table:table-cell>
          <table:table-cell office:value-type="string" calcext:value-type="string">
            <text:p>135a439a-414f-413a-bb15-cbefca0c3dbe</text:p>
          </table:table-cell>
          <table:table-cell office:value-type="float" office:value="16.036035" calcext:value-type="float">
            <text:p>16,036035</text:p>
          </table:table-cell>
          <table:table-cell table:number-columns-repeated="5"/>
          <table:table-cell table:formula="of:=([.A224]-([.$L$4]/1000))*([.A224]-([.$L$4]/1000))" office:value-type="float" office:value="0.00185227297378581" calcext:value-type="float">
            <text:p>0,001852272973786</text:p>
          </table:table-cell>
          <table:table-cell table:number-columns-repeated="4"/>
        </table:table-row>
        <table:table-row table:style-name="ro1">
          <table:table-cell office:value-type="float" office:value="0.209893465042114" calcext:value-type="float">
            <text:p>0,209893465042114</text:p>
          </table:table-cell>
          <table:table-cell office:value-type="string" calcext:value-type="string">
            <text:p>2021-07-13 01:16:46.415249</text:p>
          </table:table-cell>
          <table:table-cell office:value-type="string" calcext:value-type="string">
            <text:p>db0cc497-a4b2-4ccf-ad0e-e72dd29f4c1d</text:p>
          </table:table-cell>
          <table:table-cell office:value-type="float" office:value="46.415249" calcext:value-type="float">
            <text:p>46,415249</text:p>
          </table:table-cell>
          <table:table-cell table:number-columns-repeated="5"/>
          <table:table-cell table:formula="of:=([.A225]-([.$L$4]/1000))*([.A225]-([.$L$4]/1000))" office:value-type="float" office:value="0.00190564009134033" calcext:value-type="float">
            <text:p>0,00190564009134</text:p>
          </table:table-cell>
          <table:table-cell table:number-columns-repeated="4"/>
        </table:table-row>
        <table:table-row table:style-name="ro1">
          <table:table-cell office:value-type="float" office:value="0.334079504013061" calcext:value-type="float">
            <text:p>0,334079504013061</text:p>
          </table:table-cell>
          <table:table-cell office:value-type="string" calcext:value-type="string">
            <text:p>2021-07-13 01:17:16.794132</text:p>
          </table:table-cell>
          <table:table-cell office:value-type="string" calcext:value-type="string">
            <text:p>1d49dcfc-14f3-48af-bacc-166e000451d5</text:p>
          </table:table-cell>
          <table:table-cell office:value-type="float" office:value="16.794132" calcext:value-type="float">
            <text:p>16,794132</text:p>
          </table:table-cell>
          <table:table-cell table:number-columns-repeated="5"/>
          <table:table-cell table:formula="of:=([.A226]-([.$L$4]/1000))*([.A226]-([.$L$4]/1000))" office:value-type="float" office:value="0.00648546764174037" calcext:value-type="float">
            <text:p>0,00648546764174</text:p>
          </table:table-cell>
          <table:table-cell table:number-columns-repeated="4"/>
        </table:table-row>
        <table:table-row table:style-name="ro1">
          <table:table-cell office:value-type="float" office:value="0.179835557937622" calcext:value-type="float">
            <text:p>0,179835557937622</text:p>
          </table:table-cell>
          <table:table-cell office:value-type="string" calcext:value-type="string">
            <text:p>2021-07-13 01:17:47.313101</text:p>
          </table:table-cell>
          <table:table-cell office:value-type="string" calcext:value-type="string">
            <text:p>70052232-3cbc-4c72-945a-cb2682ac8395</text:p>
          </table:table-cell>
          <table:table-cell office:value-type="float" office:value="47.313101" calcext:value-type="float">
            <text:p>47,313101</text:p>
          </table:table-cell>
          <table:table-cell table:number-columns-repeated="5"/>
          <table:table-cell table:formula="of:=([.A227]-([.$L$4]/1000))*([.A227]-([.$L$4]/1000))" office:value-type="float" office:value="0.00543339184911141" calcext:value-type="float">
            <text:p>0,005433391849111</text:p>
          </table:table-cell>
          <table:table-cell table:number-columns-repeated="4"/>
        </table:table-row>
        <table:table-row table:style-name="ro1">
          <table:table-cell office:value-type="float" office:value="0.197236061096191" calcext:value-type="float">
            <text:p>0,197236061096191</text:p>
          </table:table-cell>
          <table:table-cell office:value-type="string" calcext:value-type="string">
            <text:p>2021-07-13 01:18:17.657016</text:p>
          </table:table-cell>
          <table:table-cell office:value-type="string" calcext:value-type="string">
            <text:p>fe5490a6-5b98-42d2-a3bd-08b56a622b5f</text:p>
          </table:table-cell>
          <table:table-cell office:value-type="float" office:value="17.657016" calcext:value-type="float">
            <text:p>17,657016</text:p>
          </table:table-cell>
          <table:table-cell table:number-columns-repeated="5"/>
          <table:table-cell table:formula="of:=([.A228]-([.$L$4]/1000))*([.A228]-([.$L$4]/1000))" office:value-type="float" office:value="0.00317093342014626" calcext:value-type="float">
            <text:p>0,003170933420146</text:p>
          </table:table-cell>
          <table:table-cell table:number-columns-repeated="4"/>
        </table:table-row>
        <table:table-row table:style-name="ro1">
          <table:table-cell office:value-type="float" office:value="0.195878744125366" calcext:value-type="float">
            <text:p>0,195878744125366</text:p>
          </table:table-cell>
          <table:table-cell office:value-type="string" calcext:value-type="string">
            <text:p>2021-07-13 01:18:48.110564</text:p>
          </table:table-cell>
          <table:table-cell office:value-type="string" calcext:value-type="string">
            <text:p>43e1db82-0dae-44f2-b2c2-2434595d4dbc</text:p>
          </table:table-cell>
          <table:table-cell office:value-type="float" office:value="48.110564" calcext:value-type="float">
            <text:p>48,110564</text:p>
          </table:table-cell>
          <table:table-cell table:number-columns-repeated="5"/>
          <table:table-cell table:formula="of:=([.A229]-([.$L$4]/1000))*([.A229]-([.$L$4]/1000))" office:value-type="float" office:value="0.00332563959466172" calcext:value-type="float">
            <text:p>0,003325639594662</text:p>
          </table:table-cell>
          <table:table-cell table:number-columns-repeated="4"/>
        </table:table-row>
        <table:table-row table:style-name="ro1">
          <table:table-cell office:value-type="float" office:value="0.213277101516724" calcext:value-type="float">
            <text:p>0,213277101516724</text:p>
          </table:table-cell>
          <table:table-cell office:value-type="string" calcext:value-type="string">
            <text:p>2021-07-13 01:19:18.475766</text:p>
          </table:table-cell>
          <table:table-cell office:value-type="string" calcext:value-type="string">
            <text:p>256be92b-f299-40d5-af0b-b6886f0f8557</text:p>
          </table:table-cell>
          <table:table-cell office:value-type="float" office:value="18.475766" calcext:value-type="float">
            <text:p>18,475766</text:p>
          </table:table-cell>
          <table:table-cell table:number-columns-repeated="5"/>
          <table:table-cell table:formula="of:=([.A230]-([.$L$4]/1000))*([.A230]-([.$L$4]/1000))" office:value-type="float" office:value="0.0016216730050558" calcext:value-type="float">
            <text:p>0,001621673005056</text:p>
          </table:table-cell>
          <table:table-cell table:number-columns-repeated="4"/>
        </table:table-row>
        <table:table-row table:style-name="ro1">
          <table:table-cell office:value-type="float" office:value="0.296559810638428" calcext:value-type="float">
            <text:p>0,296559810638428</text:p>
          </table:table-cell>
          <table:table-cell office:value-type="string" calcext:value-type="string">
            <text:p>2021-07-13 01:19:48.830819</text:p>
          </table:table-cell>
          <table:table-cell office:value-type="string" calcext:value-type="string">
            <text:p>c4c2194e-6aea-4339-8b9a-2ddac1b37ca6</text:p>
          </table:table-cell>
          <table:table-cell office:value-type="float" office:value="48.830819" calcext:value-type="float">
            <text:p>48,830819</text:p>
          </table:table-cell>
          <table:table-cell table:number-columns-repeated="5"/>
          <table:table-cell table:formula="of:=([.A231]-([.$L$4]/1000))*([.A231]-([.$L$4]/1000))" office:value-type="float" office:value="0.00185009303377738" calcext:value-type="float">
            <text:p>0,001850093033777</text:p>
          </table:table-cell>
          <table:table-cell table:number-columns-repeated="4"/>
        </table:table-row>
        <table:table-row table:style-name="ro1">
          <table:table-cell office:value-type="float" office:value="0.256890535354614" calcext:value-type="float">
            <text:p>0,256890535354614</text:p>
          </table:table-cell>
          <table:table-cell office:value-type="string" calcext:value-type="string">
            <text:p>2021-07-13 01:20:19.257226</text:p>
          </table:table-cell>
          <table:table-cell office:value-type="string" calcext:value-type="string">
            <text:p>7e7ea615-576f-44f3-9862-1a9b64e879db</text:p>
          </table:table-cell>
          <table:table-cell office:value-type="float" office:value="19.257226" calcext:value-type="float">
            <text:p>19,257226</text:p>
          </table:table-cell>
          <table:table-cell table:number-columns-repeated="5"/>
          <table:table-cell table:formula="of:=([.A232]-([.$L$4]/1000))*([.A232]-([.$L$4]/1000))" office:value-type="float" office:value="0.000011178541106051" calcext:value-type="float">
            <text:p>1,1178541106051E-05</text:p>
          </table:table-cell>
          <table:table-cell table:number-columns-repeated="4"/>
        </table:table-row>
        <table:table-row table:style-name="ro1">
          <table:table-cell office:value-type="float" office:value="0.247698307037354" calcext:value-type="float">
            <text:p>0,247698307037354</text:p>
          </table:table-cell>
          <table:table-cell office:value-type="string" calcext:value-type="string">
            <text:p>2021-07-13 01:20:49.693636</text:p>
          </table:table-cell>
          <table:table-cell office:value-type="string" calcext:value-type="string">
            <text:p>dc85b6e2-ef9f-46f1-a3c8-7b0cbccac595</text:p>
          </table:table-cell>
          <table:table-cell office:value-type="float" office:value="49.693636" calcext:value-type="float">
            <text:p>49,693636</text:p>
          </table:table-cell>
          <table:table-cell table:number-columns-repeated="5"/>
          <table:table-cell table:formula="of:=([.A233]-([.$L$4]/1000))*([.A233]-([.$L$4]/1000))" office:value-type="float" office:value="0.0000342084121201637" calcext:value-type="float">
            <text:p>3,42084121201637E-05</text:p>
          </table:table-cell>
          <table:table-cell table:number-columns-repeated="4"/>
        </table:table-row>
        <table:table-row table:style-name="ro1">
          <table:table-cell office:value-type="float" office:value="0.192398548126221" calcext:value-type="float">
            <text:p>0,192398548126221</text:p>
          </table:table-cell>
          <table:table-cell office:value-type="string" calcext:value-type="string">
            <text:p>2021-07-13 01:21:20.088739</text:p>
          </table:table-cell>
          <table:table-cell office:value-type="string" calcext:value-type="string">
            <text:p>1cb42663-93f7-4099-8ae9-8655cef3a770</text:p>
          </table:table-cell>
          <table:table-cell office:value-type="float" office:value="20.088739" calcext:value-type="float">
            <text:p>20,088739</text:p>
          </table:table-cell>
          <table:table-cell table:number-columns-repeated="5"/>
          <table:table-cell table:formula="of:=([.A234]-([.$L$4]/1000))*([.A234]-([.$L$4]/1000))" office:value-type="float" office:value="0.00373914574127467" calcext:value-type="float">
            <text:p>0,003739145741275</text:p>
          </table:table-cell>
          <table:table-cell table:number-columns-repeated="4"/>
        </table:table-row>
        <table:table-row table:style-name="ro1">
          <table:table-cell office:value-type="float" office:value="0.207999467849731" calcext:value-type="float">
            <text:p>0,207999467849731</text:p>
          </table:table-cell>
          <table:table-cell office:value-type="string" calcext:value-type="string">
            <text:p>2021-07-13 01:21:50.508839</text:p>
          </table:table-cell>
          <table:table-cell office:value-type="string" calcext:value-type="string">
            <text:p>3702e039-cbe7-49e7-ad80-6143889f403c</text:p>
          </table:table-cell>
          <table:table-cell office:value-type="float" office:value="50.508839" calcext:value-type="float">
            <text:p>50,508839</text:p>
          </table:table-cell>
          <table:table-cell table:number-columns-repeated="5"/>
          <table:table-cell table:formula="of:=([.A235]-([.$L$4]/1000))*([.A235]-([.$L$4]/1000))" office:value-type="float" office:value="0.00207458705148654" calcext:value-type="float">
            <text:p>0,002074587051487</text:p>
          </table:table-cell>
          <table:table-cell table:number-columns-repeated="4"/>
        </table:table-row>
        <table:table-row table:style-name="ro1">
          <table:table-cell office:value-type="float" office:value="0.195922374725342" calcext:value-type="float">
            <text:p>0,195922374725342</text:p>
          </table:table-cell>
          <table:table-cell office:value-type="string" calcext:value-type="string">
            <text:p>2021-07-13 01:22:20.887828</text:p>
          </table:table-cell>
          <table:table-cell office:value-type="string" calcext:value-type="string">
            <text:p>debd8d09-287f-4ac9-9efa-f1194517d3fa</text:p>
          </table:table-cell>
          <table:table-cell office:value-type="float" office:value="20.887828" calcext:value-type="float">
            <text:p>20,887828</text:p>
          </table:table-cell>
          <table:table-cell table:number-columns-repeated="5"/>
          <table:table-cell table:formula="of:=([.A236]-([.$L$4]/1000))*([.A236]-([.$L$4]/1000))" office:value-type="float" office:value="0.00332060928811197" calcext:value-type="float">
            <text:p>0,003320609288112</text:p>
          </table:table-cell>
          <table:table-cell table:number-columns-repeated="4"/>
        </table:table-row>
        <table:table-row table:style-name="ro1">
          <table:table-cell office:value-type="float" office:value="0.268528699874878" calcext:value-type="float">
            <text:p>0,268528699874878</text:p>
          </table:table-cell>
          <table:table-cell office:value-type="string" calcext:value-type="string">
            <text:p>2021-07-13 01:22:51.219839</text:p>
          </table:table-cell>
          <table:table-cell office:value-type="string" calcext:value-type="string">
            <text:p>758da8e1-d1ed-482a-8289-cc9be04b3021</text:p>
          </table:table-cell>
          <table:table-cell office:value-type="float" office:value="51.219839" calcext:value-type="float">
            <text:p>51,219839</text:p>
          </table:table-cell>
          <table:table-cell table:number-columns-repeated="5"/>
          <table:table-cell table:formula="of:=([.A237]-([.$L$4]/1000))*([.A237]-([.$L$4]/1000))" office:value-type="float" office:value="0.000224448250281274" calcext:value-type="float">
            <text:p>0,000224448250281</text:p>
          </table:table-cell>
          <table:table-cell table:number-columns-repeated="4"/>
        </table:table-row>
        <table:table-row table:style-name="ro1">
          <table:table-cell office:value-type="float" office:value="0.269398927688599" calcext:value-type="float">
            <text:p>0,269398927688599</text:p>
          </table:table-cell>
          <table:table-cell office:value-type="string" calcext:value-type="string">
            <text:p>2021-07-13 01:23:21.639866</text:p>
          </table:table-cell>
          <table:table-cell office:value-type="string" calcext:value-type="string">
            <text:p>6dc1a869-bdda-4e0c-a81d-0e8e0092ad28</text:p>
          </table:table-cell>
          <table:table-cell office:value-type="float" office:value="21.639866" calcext:value-type="float">
            <text:p>21,639866</text:p>
          </table:table-cell>
          <table:table-cell table:number-columns-repeated="5"/>
          <table:table-cell table:formula="of:=([.A238]-([.$L$4]/1000))*([.A238]-([.$L$4]/1000))" office:value-type="float" office:value="0.000251280351629324" calcext:value-type="float">
            <text:p>0,000251280351629</text:p>
          </table:table-cell>
          <table:table-cell table:number-columns-repeated="4"/>
        </table:table-row>
        <table:table-row table:style-name="ro1">
          <table:table-cell office:value-type="float" office:value="0.277043581008911" calcext:value-type="float">
            <text:p>0,277043581008911</text:p>
          </table:table-cell>
          <table:table-cell office:value-type="string" calcext:value-type="string">
            <text:p>2021-07-13 01:23:52.052847</text:p>
          </table:table-cell>
          <table:table-cell office:value-type="string" calcext:value-type="string">
            <text:p>c5d27747-1a01-4483-9b06-51209eb20812</text:p>
          </table:table-cell>
          <table:table-cell office:value-type="float" office:value="52.052847" calcext:value-type="float">
            <text:p>52,052847</text:p>
          </table:table-cell>
          <table:table-cell table:number-columns-repeated="5"/>
          <table:table-cell table:formula="of:=([.A239]-([.$L$4]/1000))*([.A239]-([.$L$4]/1000))" office:value-type="float" office:value="0.00055208448722951" calcext:value-type="float">
            <text:p>0,00055208448723</text:p>
          </table:table-cell>
          <table:table-cell table:number-columns-repeated="4"/>
        </table:table-row>
        <table:table-row table:style-name="ro1">
          <table:table-cell office:value-type="float" office:value="0.206097364425659" calcext:value-type="float">
            <text:p>0,206097364425659</text:p>
          </table:table-cell>
          <table:table-cell office:value-type="string" calcext:value-type="string">
            <text:p>2021-07-13 01:24:22.478426</text:p>
          </table:table-cell>
          <table:table-cell office:value-type="string" calcext:value-type="string">
            <text:p>09bdd42a-fe09-49c8-8e4f-4b08fdf22913</text:p>
          </table:table-cell>
          <table:table-cell office:value-type="float" office:value="22.478426" calcext:value-type="float">
            <text:p>22,478426</text:p>
          </table:table-cell>
          <table:table-cell table:number-columns-repeated="5"/>
          <table:table-cell table:formula="of:=([.A240]-([.$L$4]/1000))*([.A240]-([.$L$4]/1000))" office:value-type="float" office:value="0.00225147767379734" calcext:value-type="float">
            <text:p>0,002251477673797</text:p>
          </table:table-cell>
          <table:table-cell table:number-columns-repeated="4"/>
        </table:table-row>
        <table:table-row table:style-name="ro1">
          <table:table-cell office:value-type="float" office:value="0.260615110397339" calcext:value-type="float">
            <text:p>0,260615110397339</text:p>
          </table:table-cell>
          <table:table-cell office:value-type="string" calcext:value-type="string">
            <text:p>2021-07-13 01:24:52.833998</text:p>
          </table:table-cell>
          <table:table-cell office:value-type="string" calcext:value-type="string">
            <text:p>7cf1f0e8-7cdc-4bdf-b4b7-b3551c5cbc50</text:p>
          </table:table-cell>
          <table:table-cell office:value-type="float" office:value="52.833998" calcext:value-type="float">
            <text:p>52,833998</text:p>
          </table:table-cell>
          <table:table-cell table:number-columns-repeated="5"/>
          <table:table-cell table:formula="of:=([.A241]-([.$L$4]/1000))*([.A241]-([.$L$4]/1000))" office:value-type="float" office:value="0.0000499567310975371" calcext:value-type="float">
            <text:p>4,99567310975371E-05</text:p>
          </table:table-cell>
          <table:table-cell table:number-columns-repeated="4"/>
        </table:table-row>
        <table:table-row table:style-name="ro1">
          <table:table-cell office:value-type="float" office:value="0.194673538208008" calcext:value-type="float">
            <text:p>0,194673538208008</text:p>
          </table:table-cell>
          <table:table-cell office:value-type="string" calcext:value-type="string">
            <text:p>2021-07-13 01:25:23.322130</text:p>
          </table:table-cell>
          <table:table-cell office:value-type="string" calcext:value-type="string">
            <text:p>8beb11c4-69b7-4fc3-92ce-be267ff6cb39</text:p>
          </table:table-cell>
          <table:table-cell office:value-type="float" office:value="23.32213" calcext:value-type="float">
            <text:p>23,32213</text:p>
          </table:table-cell>
          <table:table-cell table:number-columns-repeated="5"/>
          <table:table-cell table:formula="of:=([.A242]-([.$L$4]/1000))*([.A242]-([.$L$4]/1000))" office:value-type="float" office:value="0.00346609661025389" calcext:value-type="float">
            <text:p>0,003466096610254</text:p>
          </table:table-cell>
          <table:table-cell table:number-columns-repeated="4"/>
        </table:table-row>
        <table:table-row table:style-name="ro1">
          <table:table-cell office:value-type="float" office:value="0.318150997161865" calcext:value-type="float">
            <text:p>0,318150997161865</text:p>
          </table:table-cell>
          <table:table-cell office:value-type="string" calcext:value-type="string">
            <text:p>2021-07-13 01:25:53.660737</text:p>
          </table:table-cell>
          <table:table-cell office:value-type="string" calcext:value-type="string">
            <text:p>f50f9732-4b29-4782-bb81-b71ff1886dbb</text:p>
          </table:table-cell>
          <table:table-cell office:value-type="float" office:value="53.660737" calcext:value-type="float">
            <text:p>53,660737</text:p>
          </table:table-cell>
          <table:table-cell table:number-columns-repeated="5"/>
          <table:table-cell table:formula="of:=([.A243]-([.$L$4]/1000))*([.A243]-([.$L$4]/1000))" office:value-type="float" office:value="0.00417366316399063" calcext:value-type="float">
            <text:p>0,004173663163991</text:p>
          </table:table-cell>
          <table:table-cell table:number-columns-repeated="4"/>
        </table:table-row>
        <table:table-row table:style-name="ro1">
          <table:table-cell office:value-type="float" office:value="0.211815595626831" calcext:value-type="float">
            <text:p>0,211815595626831</text:p>
          </table:table-cell>
          <table:table-cell office:value-type="string" calcext:value-type="string">
            <text:p>2021-07-13 01:26:24.123393</text:p>
          </table:table-cell>
          <table:table-cell office:value-type="string" calcext:value-type="string">
            <text:p>68d87089-2f41-447b-bf59-977972092937</text:p>
          </table:table-cell>
          <table:table-cell office:value-type="float" office:value="24.123393" calcext:value-type="float">
            <text:p>24,123393</text:p>
          </table:table-cell>
          <table:table-cell table:number-columns-repeated="5"/>
          <table:table-cell table:formula="of:=([.A244]-([.$L$4]/1000))*([.A244]-([.$L$4]/1000))" office:value-type="float" office:value="0.0017415186927067" calcext:value-type="float">
            <text:p>0,001741518692707</text:p>
          </table:table-cell>
          <table:table-cell table:number-columns-repeated="4"/>
        </table:table-row>
        <table:table-row table:style-name="ro1">
          <table:table-cell office:value-type="float" office:value="0.250838279724121" calcext:value-type="float">
            <text:p>0,250838279724121</text:p>
          </table:table-cell>
          <table:table-cell office:value-type="string" calcext:value-type="string">
            <text:p>2021-07-13 01:26:54.511338</text:p>
          </table:table-cell>
          <table:table-cell office:value-type="string" calcext:value-type="string">
            <text:p>aa1c0862-b144-4c05-80c5-973e1485daf2</text:p>
          </table:table-cell>
          <table:table-cell office:value-type="float" office:value="54.511338" calcext:value-type="float">
            <text:p>54,511338</text:p>
          </table:table-cell>
          <table:table-cell table:number-columns-repeated="5"/>
          <table:table-cell table:formula="of:=([.A245]-([.$L$4]/1000))*([.A245]-([.$L$4]/1000))" office:value-type="float" office:value="0.00000733772257081596" calcext:value-type="float">
            <text:p>7,33772257081596E-06</text:p>
          </table:table-cell>
          <table:table-cell table:number-columns-repeated="4"/>
        </table:table-row>
        <table:table-row table:style-name="ro1">
          <table:table-cell office:value-type="float" office:value="0.336124181747436" calcext:value-type="float">
            <text:p>0,336124181747436</text:p>
          </table:table-cell>
          <table:table-cell office:value-type="string" calcext:value-type="string">
            <text:p>2021-07-13 01:27:24.971420</text:p>
          </table:table-cell>
          <table:table-cell office:value-type="string" calcext:value-type="string">
            <text:p>e73b053b-7fe2-4fa9-a384-060a346cfc4b</text:p>
          </table:table-cell>
          <table:table-cell office:value-type="float" office:value="24.97142" calcext:value-type="float">
            <text:p>24,97142</text:p>
          </table:table-cell>
          <table:table-cell table:number-columns-repeated="5"/>
          <table:table-cell table:formula="of:=([.A246]-([.$L$4]/1000))*([.A246]-([.$L$4]/1000))" office:value-type="float" office:value="0.00681897396400367" calcext:value-type="float">
            <text:p>0,006818973964004</text:p>
          </table:table-cell>
          <table:table-cell table:number-columns-repeated="4"/>
        </table:table-row>
        <table:table-row table:style-name="ro1">
          <table:table-cell office:value-type="float" office:value="0.213414192199707" calcext:value-type="float">
            <text:p>0,213414192199707</text:p>
          </table:table-cell>
          <table:table-cell office:value-type="string" calcext:value-type="string">
            <text:p>2021-07-13 01:27:55.454848</text:p>
          </table:table-cell>
          <table:table-cell office:value-type="string" calcext:value-type="string">
            <text:p>1d125735-82ef-4dcd-986e-84d9171634ee</text:p>
          </table:table-cell>
          <table:table-cell office:value-type="float" office:value="55.454848" calcext:value-type="float">
            <text:p>55,454848</text:p>
          </table:table-cell>
          <table:table-cell table:number-columns-repeated="5"/>
          <table:table-cell table:formula="of:=([.A247]-([.$L$4]/1000))*([.A247]-([.$L$4]/1000))" office:value-type="float" office:value="0.00161065051494604" calcext:value-type="float">
            <text:p>0,001610650514946</text:p>
          </table:table-cell>
          <table:table-cell table:number-columns-repeated="4"/>
        </table:table-row>
        <table:table-row table:style-name="ro1">
          <table:table-cell office:value-type="float" office:value="0.303682565689087" calcext:value-type="float">
            <text:p>0,303682565689087</text:p>
          </table:table-cell>
          <table:table-cell office:value-type="string" calcext:value-type="string">
            <text:p>2021-07-13 01:28:25.872322</text:p>
          </table:table-cell>
          <table:table-cell office:value-type="string" calcext:value-type="string">
            <text:p>ab01ead2-3060-41f9-ab6d-7b6f6df6fbcb</text:p>
          </table:table-cell>
          <table:table-cell office:value-type="float" office:value="25.872322" calcext:value-type="float">
            <text:p>25,872322</text:p>
          </table:table-cell>
          <table:table-cell table:number-columns-repeated="5"/>
          <table:table-cell table:formula="of:=([.A248]-([.$L$4]/1000))*([.A248]-([.$L$4]/1000))" office:value-type="float" office:value="0.00251356463698564" calcext:value-type="float">
            <text:p>0,002513564636986</text:p>
          </table:table-cell>
          <table:table-cell table:number-columns-repeated="4"/>
        </table:table-row>
        <table:table-row table:style-name="ro1">
          <table:table-cell office:value-type="float" office:value="0.315473318099976" calcext:value-type="float">
            <text:p>0,315473318099976</text:p>
          </table:table-cell>
          <table:table-cell office:value-type="string" calcext:value-type="string">
            <text:p>2021-07-13 01:28:56.339271</text:p>
          </table:table-cell>
          <table:table-cell office:value-type="string" calcext:value-type="string">
            <text:p>2cefcd47-dfcb-4ae2-ba51-dc2035962549</text:p>
          </table:table-cell>
          <table:table-cell office:value-type="float" office:value="56.339271" calcext:value-type="float">
            <text:p>56,339271</text:p>
          </table:table-cell>
          <table:table-cell table:number-columns-repeated="5"/>
          <table:table-cell table:formula="of:=([.A249]-([.$L$4]/1000))*([.A249]-([.$L$4]/1000))" office:value-type="float" office:value="0.0038348561387636" calcext:value-type="float">
            <text:p>0,003834856138764</text:p>
          </table:table-cell>
          <table:table-cell table:number-columns-repeated="4"/>
        </table:table-row>
        <table:table-row table:style-name="ro1">
          <table:table-cell office:value-type="float" office:value="0.341679096221924" calcext:value-type="float">
            <text:p>0,341679096221924</text:p>
          </table:table-cell>
          <table:table-cell office:value-type="string" calcext:value-type="string">
            <text:p>2021-07-13 01:29:26.803142</text:p>
          </table:table-cell>
          <table:table-cell office:value-type="string" calcext:value-type="string">
            <text:p>5c818eb1-d3b6-4506-974e-d1ee52f71289</text:p>
          </table:table-cell>
          <table:table-cell office:value-type="float" office:value="26.803142" calcext:value-type="float">
            <text:p>26,803142</text:p>
          </table:table-cell>
          <table:table-cell table:number-columns-repeated="5"/>
          <table:table-cell table:formula="of:=([.A250]-([.$L$4]/1000))*([.A250]-([.$L$4]/1000))" office:value-type="float" office:value="0.00776724826079995" calcext:value-type="float">
            <text:p>0,0077672482608</text:p>
          </table:table-cell>
          <table:table-cell table:number-columns-repeated="4"/>
        </table:table-row>
        <table:table-row table:style-name="ro1">
          <table:table-cell office:value-type="float" office:value="0.252529859542847" calcext:value-type="float">
            <text:p>0,252529859542847</text:p>
          </table:table-cell>
          <table:table-cell office:value-type="string" calcext:value-type="string">
            <text:p>2021-07-13 01:29:57.377657</text:p>
          </table:table-cell>
          <table:table-cell office:value-type="string" calcext:value-type="string">
            <text:p>4347e763-321b-43b6-904b-085ceabf4b3c</text:p>
          </table:table-cell>
          <table:table-cell office:value-type="float" office:value="57.377657" calcext:value-type="float">
            <text:p>57,377657</text:p>
          </table:table-cell>
          <table:table-cell table:number-columns-repeated="5"/>
          <table:table-cell table:formula="of:=([.A251]-([.$L$4]/1000))*([.A251]-([.$L$4]/1000))" office:value-type="float" office:value="0.0000010347838871852" calcext:value-type="float">
            <text:p>1,0347838871852E-06</text:p>
          </table:table-cell>
          <table:table-cell table:number-columns-repeated="4"/>
        </table:table-row>
        <table:table-row table:style-name="ro1">
          <table:table-cell office:value-type="float" office:value="0.213592767715454" calcext:value-type="float">
            <text:p>0,213592767715454</text:p>
          </table:table-cell>
          <table:table-cell office:value-type="string" calcext:value-type="string">
            <text:p>2021-07-13 01:30:27.761594</text:p>
          </table:table-cell>
          <table:table-cell office:value-type="string" calcext:value-type="string">
            <text:p>ba5f8906-fc24-44d1-9e20-90b7c2f91044</text:p>
          </table:table-cell>
          <table:table-cell office:value-type="float" office:value="27.761594" calcext:value-type="float">
            <text:p>27,761594</text:p>
          </table:table-cell>
          <table:table-cell table:number-columns-repeated="5"/>
          <table:table-cell table:formula="of:=([.A252]-([.$L$4]/1000))*([.A252]-([.$L$4]/1000))" office:value-type="float" office:value="0.00159634889373557" calcext:value-type="float">
            <text:p>0,001596348893736</text:p>
          </table:table-cell>
          <table:table-cell table:number-columns-repeated="4"/>
        </table:table-row>
        <table:table-row table:style-name="ro1">
          <table:table-cell office:value-type="float" office:value="0.19404935836792" calcext:value-type="float">
            <text:p>0,19404935836792</text:p>
          </table:table-cell>
          <table:table-cell office:value-type="string" calcext:value-type="string">
            <text:p>2021-07-13 01:30:58.117522</text:p>
          </table:table-cell>
          <table:table-cell office:value-type="string" calcext:value-type="string">
            <text:p>8327c2f9-93d6-4d24-9083-54f0479c9fec</text:p>
          </table:table-cell>
          <table:table-cell office:value-type="float" office:value="58.117522" calcext:value-type="float">
            <text:p>58,117522</text:p>
          </table:table-cell>
          <table:table-cell table:number-columns-repeated="5"/>
          <table:table-cell table:formula="of:=([.A253]-([.$L$4]/1000))*([.A253]-([.$L$4]/1000))" office:value-type="float" office:value="0.00353998159501789" calcext:value-type="float">
            <text:p>0,003539981595018</text:p>
          </table:table-cell>
          <table:table-cell table:number-columns-repeated="4"/>
        </table:table-row>
        <table:table-row table:style-name="ro1">
          <table:table-cell office:value-type="float" office:value="0.228371143341064" calcext:value-type="float">
            <text:p>0,228371143341064</text:p>
          </table:table-cell>
          <table:table-cell office:value-type="string" calcext:value-type="string">
            <text:p>2021-07-13 01:31:28.472868</text:p>
          </table:table-cell>
          <table:table-cell office:value-type="string" calcext:value-type="string">
            <text:p>d2f5009d-4f08-49e1-aa4e-f73b12909f37</text:p>
          </table:table-cell>
          <table:table-cell office:value-type="float" office:value="28.472868" calcext:value-type="float">
            <text:p>28,472868</text:p>
          </table:table-cell>
          <table:table-cell table:number-columns-repeated="5"/>
          <table:table-cell table:formula="of:=([.A254]-([.$L$4]/1000))*([.A254]-([.$L$4]/1000))" office:value-type="float" office:value="0.000633828935741224" calcext:value-type="float">
            <text:p>0,000633828935741</text:p>
          </table:table-cell>
          <table:table-cell table:number-columns-repeated="4"/>
        </table:table-row>
        <table:table-row table:style-name="ro1">
          <table:table-cell office:value-type="float" office:value="0.243965864181518" calcext:value-type="float">
            <text:p>0,243965864181518</text:p>
          </table:table-cell>
          <table:table-cell office:value-type="string" calcext:value-type="string">
            <text:p>2021-07-13 01:31:58.847121</text:p>
          </table:table-cell>
          <table:table-cell office:value-type="string" calcext:value-type="string">
            <text:p>9ad4e4e1-0549-4426-89f2-db1b1c4666fa</text:p>
          </table:table-cell>
          <table:table-cell office:value-type="float" office:value="58.847121" calcext:value-type="float">
            <text:p>58,847121</text:p>
          </table:table-cell>
          <table:table-cell table:number-columns-repeated="5"/>
          <table:table-cell table:formula="of:=([.A255]-([.$L$4]/1000))*([.A255]-([.$L$4]/1000))" office:value-type="float" office:value="0.0000918001338689258" calcext:value-type="float">
            <text:p>9,18001338689258E-05</text:p>
          </table:table-cell>
          <table:table-cell table:number-columns-repeated="4"/>
        </table:table-row>
        <table:table-row table:style-name="ro1">
          <table:table-cell office:value-type="float" office:value="0.187098026275635" calcext:value-type="float">
            <text:p>0,187098026275635</text:p>
          </table:table-cell>
          <table:table-cell office:value-type="string" calcext:value-type="string">
            <text:p>2021-07-13 01:32:29.234478</text:p>
          </table:table-cell>
          <table:table-cell office:value-type="string" calcext:value-type="string">
            <text:p>041d6200-96af-43ff-80d2-b1fdf24ed6d6</text:p>
          </table:table-cell>
          <table:table-cell office:value-type="float" office:value="29.234478" calcext:value-type="float">
            <text:p>29,234478</text:p>
          </table:table-cell>
          <table:table-cell table:number-columns-repeated="5"/>
          <table:table-cell table:formula="of:=([.A256]-([.$L$4]/1000))*([.A256]-([.$L$4]/1000))" office:value-type="float" office:value="0.00441547977374729" calcext:value-type="float">
            <text:p>0,004415479773747</text:p>
          </table:table-cell>
          <table:table-cell table:number-columns-repeated="4"/>
        </table:table-row>
        <table:table-row table:style-name="ro1">
          <table:table-cell office:value-type="float" office:value="0.201260089874268" calcext:value-type="float">
            <text:p>0,201260089874268</text:p>
          </table:table-cell>
          <table:table-cell office:value-type="string" calcext:value-type="string">
            <text:p>2021-07-13 01:32:59.583109</text:p>
          </table:table-cell>
          <table:table-cell office:value-type="string" calcext:value-type="string">
            <text:p>7c4e3fbc-b8f2-4141-8476-2a93a909401d</text:p>
          </table:table-cell>
          <table:table-cell office:value-type="float" office:value="59.583109" calcext:value-type="float">
            <text:p>59,583109</text:p>
          </table:table-cell>
          <table:table-cell table:number-columns-repeated="5"/>
          <table:table-cell table:formula="of:=([.A257]-([.$L$4]/1000))*([.A257]-([.$L$4]/1000))" office:value-type="float" office:value="0.00273393172290395" calcext:value-type="float">
            <text:p>0,002733931722904</text:p>
          </table:table-cell>
          <table:table-cell table:number-columns-repeated="4"/>
        </table:table-row>
        <table:table-row table:style-name="ro1">
          <table:table-cell office:value-type="float" office:value="0.328532695770264" calcext:value-type="float">
            <text:p>0,328532695770264</text:p>
          </table:table-cell>
          <table:table-cell office:value-type="string" calcext:value-type="string">
            <text:p>2021-07-13 01:33:29.928228</text:p>
          </table:table-cell>
          <table:table-cell office:value-type="string" calcext:value-type="string">
            <text:p>257a06b3-f47b-4068-aefe-64044c0d83d5</text:p>
          </table:table-cell>
          <table:table-cell office:value-type="float" office:value="29.928228" calcext:value-type="float">
            <text:p>29,928228</text:p>
          </table:table-cell>
          <table:table-cell table:number-columns-repeated="5"/>
          <table:table-cell table:formula="of:=([.A258]-([.$L$4]/1000))*([.A258]-([.$L$4]/1000))" office:value-type="float" office:value="0.00562283914993519" calcext:value-type="float">
            <text:p>0,005622839149935</text:p>
          </table:table-cell>
          <table:table-cell table:number-columns-repeated="4"/>
        </table:table-row>
        <table:table-row table:style-name="ro1">
          <table:table-cell office:value-type="float" office:value="0.322628021240234" calcext:value-type="float">
            <text:p>0,322628021240234</text:p>
          </table:table-cell>
          <table:table-cell office:value-type="string" calcext:value-type="string">
            <text:p>2021-07-13 01:34:00.410503</text:p>
          </table:table-cell>
          <table:table-cell office:value-type="string" calcext:value-type="string">
            <text:p>671b704a-bbbb-4d86-b6a0-fd80a6fae7e0</text:p>
          </table:table-cell>
          <table:table-cell office:value-type="float" office:value="0.410503" calcext:value-type="float">
            <text:p>0,410503</text:p>
          </table:table-cell>
          <table:table-cell table:number-columns-repeated="5"/>
          <table:table-cell table:formula="of:=([.A259]-([.$L$4]/1000))*([.A259]-([.$L$4]/1000))" office:value-type="float" office:value="0.00477217328962882" calcext:value-type="float">
            <text:p>0,004772173289629</text:p>
          </table:table-cell>
          <table:table-cell table:number-columns-repeated="4"/>
        </table:table-row>
        <table:table-row table:style-name="ro1">
          <table:table-cell office:value-type="float" office:value="0.250291585922241" calcext:value-type="float">
            <text:p>0,250291585922241</text:p>
          </table:table-cell>
          <table:table-cell office:value-type="string" calcext:value-type="string">
            <text:p>2021-07-13 01:34:30.900365</text:p>
          </table:table-cell>
          <table:table-cell office:value-type="string" calcext:value-type="string">
            <text:p>88730a7c-7099-4083-9a8d-12369fc2c7c8</text:p>
          </table:table-cell>
          <table:table-cell office:value-type="float" office:value="30.900365" calcext:value-type="float">
            <text:p>30,900365</text:p>
          </table:table-cell>
          <table:table-cell table:number-columns-repeated="5"/>
          <table:table-cell table:formula="of:=([.A260]-([.$L$4]/1000))*([.A260]-([.$L$4]/1000))" office:value-type="float" office:value="0.0000105983902788628" calcext:value-type="float">
            <text:p>1,05983902788628E-05</text:p>
          </table:table-cell>
          <table:table-cell table:number-columns-repeated="4"/>
        </table:table-row>
        <table:table-row table:style-name="ro1">
          <table:table-cell office:value-type="float" office:value="0.317691326141357" calcext:value-type="float">
            <text:p>0,317691326141357</text:p>
          </table:table-cell>
          <table:table-cell office:value-type="string" calcext:value-type="string">
            <text:p>2021-07-13 01:35:01.264683</text:p>
          </table:table-cell>
          <table:table-cell office:value-type="string" calcext:value-type="string">
            <text:p>589890d9-d3d1-44db-aa79-f51aec3c65a6</text:p>
          </table:table-cell>
          <table:table-cell office:value-type="float" office:value="1.264683" calcext:value-type="float">
            <text:p>1,264683</text:p>
          </table:table-cell>
          <table:table-cell table:number-columns-repeated="5"/>
          <table:table-cell table:formula="of:=([.A261]-([.$L$4]/1000))*([.A261]-([.$L$4]/1000))" office:value-type="float" office:value="0.00411448138535693" calcext:value-type="float">
            <text:p>0,004114481385357</text:p>
          </table:table-cell>
          <table:table-cell table:number-columns-repeated="4"/>
        </table:table-row>
        <table:table-row table:style-name="ro1">
          <table:table-cell office:value-type="float" office:value="0.218698263168335" calcext:value-type="float">
            <text:p>0,218698263168335</text:p>
          </table:table-cell>
          <table:table-cell office:value-type="string" calcext:value-type="string">
            <text:p>2021-07-13 01:35:31.723355</text:p>
          </table:table-cell>
          <table:table-cell office:value-type="string" calcext:value-type="string">
            <text:p>4c189a70-e8f8-4fb1-bfc9-07c45a3e5949</text:p>
          </table:table-cell>
          <table:table-cell office:value-type="float" office:value="31.723355" calcext:value-type="float">
            <text:p>31,723355</text:p>
          </table:table-cell>
          <table:table-cell table:number-columns-repeated="5"/>
          <table:table-cell table:formula="of:=([.A262]-([.$L$4]/1000))*([.A262]-([.$L$4]/1000))" office:value-type="float" office:value="0.00121444162514528" calcext:value-type="float">
            <text:p>0,001214441625145</text:p>
          </table:table-cell>
          <table:table-cell table:number-columns-repeated="4"/>
        </table:table-row>
        <table:table-row table:style-name="ro1">
          <table:table-cell office:value-type="float" office:value="0.257322072982788" calcext:value-type="float">
            <text:p>0,257322072982788</text:p>
          </table:table-cell>
          <table:table-cell office:value-type="string" calcext:value-type="string">
            <text:p>2021-07-13 01:36:02.111449</text:p>
          </table:table-cell>
          <table:table-cell office:value-type="string" calcext:value-type="string">
            <text:p>0d7dae20-4c25-40a4-892c-cff85422031a</text:p>
          </table:table-cell>
          <table:table-cell office:value-type="float" office:value="2.111449" calcext:value-type="float">
            <text:p>2,111449</text:p>
          </table:table-cell>
          <table:table-cell table:number-columns-repeated="5"/>
          <table:table-cell table:formula="of:=([.A263]-([.$L$4]/1000))*([.A263]-([.$L$4]/1000))" office:value-type="float" office:value="0.0000142503997215106" calcext:value-type="float">
            <text:p>1,42503997215106E-05</text:p>
          </table:table-cell>
          <table:table-cell table:number-columns-repeated="4"/>
        </table:table-row>
        <table:table-row table:style-name="ro1">
          <table:table-cell office:value-type="float" office:value="0.306862592697144" calcext:value-type="float">
            <text:p>0,306862592697144</text:p>
          </table:table-cell>
          <table:table-cell office:value-type="string" calcext:value-type="string">
            <text:p>2021-07-13 01:36:32.527979</text:p>
          </table:table-cell>
          <table:table-cell office:value-type="string" calcext:value-type="string">
            <text:p>d85ad471-525c-44b3-ac10-82479b34532a</text:p>
          </table:table-cell>
          <table:table-cell office:value-type="float" office:value="32.527979" calcext:value-type="float">
            <text:p>32,527979</text:p>
          </table:table-cell>
          <table:table-cell table:number-columns-repeated="5"/>
          <table:table-cell table:formula="of:=([.A264]-([.$L$4]/1000))*([.A264]-([.$L$4]/1000))" office:value-type="float" office:value="0.00284254146072074" calcext:value-type="float">
            <text:p>0,002842541460721</text:p>
          </table:table-cell>
          <table:table-cell table:number-columns-repeated="4"/>
        </table:table-row>
        <table:table-row table:style-name="ro1">
          <table:table-cell office:value-type="float" office:value="0.328045845031738" calcext:value-type="float">
            <text:p>0,328045845031738</text:p>
          </table:table-cell>
          <table:table-cell office:value-type="string" calcext:value-type="string">
            <text:p>2021-07-13 01:37:02.980088</text:p>
          </table:table-cell>
          <table:table-cell office:value-type="string" calcext:value-type="string">
            <text:p>7abc63f2-b54f-4b34-a57e-fec803f6de7c</text:p>
          </table:table-cell>
          <table:table-cell office:value-type="float" office:value="2.980088" calcext:value-type="float">
            <text:p>2,980088</text:p>
          </table:table-cell>
          <table:table-cell table:number-columns-repeated="5"/>
          <table:table-cell table:formula="of:=([.A265]-([.$L$4]/1000))*([.A265]-([.$L$4]/1000))" office:value-type="float" office:value="0.00555006259096467" calcext:value-type="float">
            <text:p>0,005550062590965</text:p>
          </table:table-cell>
          <table:table-cell table:number-columns-repeated="4"/>
        </table:table-row>
        <table:table-row table:style-name="ro1">
          <table:table-cell office:value-type="float" office:value="0.20954442024231" calcext:value-type="float">
            <text:p>0,20954442024231</text:p>
          </table:table-cell>
          <table:table-cell office:value-type="string" calcext:value-type="string">
            <text:p>2021-07-13 01:37:33.514036</text:p>
          </table:table-cell>
          <table:table-cell office:value-type="string" calcext:value-type="string">
            <text:p>cf56b682-10e6-4552-b67c-43266540c693</text:p>
          </table:table-cell>
          <table:table-cell office:value-type="float" office:value="33.514036" calcext:value-type="float">
            <text:p>33,514036</text:p>
          </table:table-cell>
          <table:table-cell table:number-columns-repeated="5"/>
          <table:table-cell table:formula="of:=([.A266]-([.$L$4]/1000))*([.A266]-([.$L$4]/1000))" office:value-type="float" office:value="0.00193623607413124" calcext:value-type="float">
            <text:p>0,001936236074131</text:p>
          </table:table-cell>
          <table:table-cell table:number-columns-repeated="4"/>
        </table:table-row>
        <table:table-row table:style-name="ro1">
          <table:table-cell office:value-type="float" office:value="0.20215106010437" calcext:value-type="float">
            <text:p>0,20215106010437</text:p>
          </table:table-cell>
          <table:table-cell office:value-type="string" calcext:value-type="string">
            <text:p>2021-07-13 01:38:03.866021</text:p>
          </table:table-cell>
          <table:table-cell office:value-type="string" calcext:value-type="string">
            <text:p>494ffc61-f2b2-45d4-9116-1952d86e361b</text:p>
          </table:table-cell>
          <table:table-cell office:value-type="float" office:value="3.866021" calcext:value-type="float">
            <text:p>3,866021</text:p>
          </table:table-cell>
          <table:table-cell table:number-columns-repeated="5"/>
          <table:table-cell table:formula="of:=([.A267]-([.$L$4]/1000))*([.A267]-([.$L$4]/1000))" office:value-type="float" office:value="0.00264155320694162" calcext:value-type="float">
            <text:p>0,002641553206942</text:p>
          </table:table-cell>
          <table:table-cell table:number-columns-repeated="4"/>
        </table:table-row>
        <table:table-row table:style-name="ro1">
          <table:table-cell office:value-type="float" office:value="0.324092864990234" calcext:value-type="float">
            <text:p>0,324092864990234</text:p>
          </table:table-cell>
          <table:table-cell office:value-type="string" calcext:value-type="string">
            <text:p>2021-07-13 01:38:34.265410</text:p>
          </table:table-cell>
          <table:table-cell office:value-type="string" calcext:value-type="string">
            <text:p>af0bcfcc-e5a9-48b4-9534-c1374b3de536</text:p>
          </table:table-cell>
          <table:table-cell office:value-type="float" office:value="34.26541" calcext:value-type="float">
            <text:p>34,26541</text:p>
          </table:table-cell>
          <table:table-cell table:number-columns-repeated="5"/>
          <table:table-cell table:formula="of:=([.A268]-([.$L$4]/1000))*([.A268]-([.$L$4]/1000))" office:value-type="float" office:value="0.00497670456002174" calcext:value-type="float">
            <text:p>0,004976704560022</text:p>
          </table:table-cell>
          <table:table-cell table:number-columns-repeated="4"/>
        </table:table-row>
        <table:table-row table:style-name="ro1">
          <table:table-cell office:value-type="float" office:value="0.245956420898437" calcext:value-type="float">
            <text:p>0,245956420898437</text:p>
          </table:table-cell>
          <table:table-cell office:value-type="string" calcext:value-type="string">
            <text:p>2021-07-13 01:39:04.855094</text:p>
          </table:table-cell>
          <table:table-cell office:value-type="string" calcext:value-type="string">
            <text:p>877d0981-cb72-465a-b611-41bb1e5c9403</text:p>
          </table:table-cell>
          <table:table-cell office:value-type="float" office:value="4.855094" calcext:value-type="float">
            <text:p>4,855094</text:p>
          </table:table-cell>
          <table:table-cell table:number-columns-repeated="5"/>
          <table:table-cell table:formula="of:=([.A269]-([.$L$4]/1000))*([.A269]-([.$L$4]/1000))" office:value-type="float" office:value="0.0000576184520512862" calcext:value-type="float">
            <text:p>5,76184520512862E-05</text:p>
          </table:table-cell>
          <table:table-cell table:number-columns-repeated="4"/>
        </table:table-row>
        <table:table-row table:style-name="ro1">
          <table:table-cell office:value-type="float" office:value="0.241000890731812" calcext:value-type="float">
            <text:p>0,241000890731812</text:p>
          </table:table-cell>
          <table:table-cell office:value-type="string" calcext:value-type="string">
            <text:p>2021-07-13 01:39:35.240421</text:p>
          </table:table-cell>
          <table:table-cell office:value-type="string" calcext:value-type="string">
            <text:p>c430005a-5e9f-4172-96c2-329969aca905</text:p>
          </table:table-cell>
          <table:table-cell office:value-type="float" office:value="35.240421" calcext:value-type="float">
            <text:p>35,240421</text:p>
          </table:table-cell>
          <table:table-cell table:number-columns-repeated="5"/>
          <table:table-cell table:formula="of:=([.A270]-([.$L$4]/1000))*([.A270]-([.$L$4]/1000))" office:value-type="float" office:value="0.000157407437789823" calcext:value-type="float">
            <text:p>0,00015740743779</text:p>
          </table:table-cell>
          <table:table-cell table:number-columns-repeated="4"/>
        </table:table-row>
        <table:table-row table:style-name="ro1">
          <table:table-cell office:value-type="float" office:value="0.339179039001465" calcext:value-type="float">
            <text:p>0,339179039001465</text:p>
          </table:table-cell>
          <table:table-cell office:value-type="string" calcext:value-type="string">
            <text:p>2021-07-13 01:40:05.623213</text:p>
          </table:table-cell>
          <table:table-cell office:value-type="string" calcext:value-type="string">
            <text:p>02be770a-a506-4124-9df9-b16fc5260749</text:p>
          </table:table-cell>
          <table:table-cell office:value-type="float" office:value="5.623213" calcext:value-type="float">
            <text:p>5,623213</text:p>
          </table:table-cell>
          <table:table-cell table:number-columns-repeated="5"/>
          <table:table-cell table:formula="of:=([.A271]-([.$L$4]/1000))*([.A271]-([.$L$4]/1000))" office:value-type="float" office:value="0.00733282849399525" calcext:value-type="float">
            <text:p>0,007332828493995</text:p>
          </table:table-cell>
          <table:table-cell table:number-columns-repeated="4"/>
        </table:table-row>
        <table:table-row table:style-name="ro1">
          <table:table-cell office:value-type="float" office:value="0.201802730560303" calcext:value-type="float">
            <text:p>0,201802730560303</text:p>
          </table:table-cell>
          <table:table-cell office:value-type="string" calcext:value-type="string">
            <text:p>2021-07-13 01:40:36.142356</text:p>
          </table:table-cell>
          <table:table-cell office:value-type="string" calcext:value-type="string">
            <text:p>6af2eafb-b194-4f76-bd54-b26c2a35754f</text:p>
          </table:table-cell>
          <table:table-cell office:value-type="float" office:value="36.142356" calcext:value-type="float">
            <text:p>36,142356</text:p>
          </table:table-cell>
          <table:table-cell table:number-columns-repeated="5"/>
          <table:table-cell table:formula="of:=([.A272]-([.$L$4]/1000))*([.A272]-([.$L$4]/1000))" office:value-type="float" office:value="0.00267748006066567" calcext:value-type="float">
            <text:p>0,002677480060666</text:p>
          </table:table-cell>
          <table:table-cell table:number-columns-repeated="4"/>
        </table:table-row>
        <table:table-row table:style-name="ro1">
          <table:table-cell office:value-type="float" office:value="0.204668998718262" calcext:value-type="float">
            <text:p>0,204668998718262</text:p>
          </table:table-cell>
          <table:table-cell office:value-type="string" calcext:value-type="string">
            <text:p>2021-07-13 01:41:06.501691</text:p>
          </table:table-cell>
          <table:table-cell office:value-type="string" calcext:value-type="string">
            <text:p>8d1289de-6352-458f-acec-85fa983a8605</text:p>
          </table:table-cell>
          <table:table-cell office:value-type="float" office:value="6.501691" calcext:value-type="float">
            <text:p>6,501691</text:p>
          </table:table-cell>
          <table:table-cell table:number-columns-repeated="5"/>
          <table:table-cell table:formula="of:=([.A273]-([.$L$4]/1000))*([.A273]-([.$L$4]/1000))" office:value-type="float" office:value="0.00238906906068952" calcext:value-type="float">
            <text:p>0,00238906906069</text:p>
          </table:table-cell>
          <table:table-cell table:number-columns-repeated="4"/>
        </table:table-row>
        <table:table-row table:style-name="ro1">
          <table:table-cell office:value-type="float" office:value="0.207446575164795" calcext:value-type="float">
            <text:p>0,207446575164795</text:p>
          </table:table-cell>
          <table:table-cell office:value-type="string" calcext:value-type="string">
            <text:p>2021-07-13 01:41:36.839334</text:p>
          </table:table-cell>
          <table:table-cell office:value-type="string" calcext:value-type="string">
            <text:p>e67b96e7-9a4c-4997-93fc-4bc7d477b833</text:p>
          </table:table-cell>
          <table:table-cell office:value-type="float" office:value="36.839334" calcext:value-type="float">
            <text:p>36,839334</text:p>
          </table:table-cell>
          <table:table-cell table:number-columns-repeated="5"/>
          <table:table-cell table:formula="of:=([.A274]-([.$L$4]/1000))*([.A274]-([.$L$4]/1000))" office:value-type="float" office:value="0.00212525865019128" calcext:value-type="float">
            <text:p>0,002125258650191</text:p>
          </table:table-cell>
          <table:table-cell table:number-columns-repeated="4"/>
        </table:table-row>
        <table:table-row table:style-name="ro1">
          <table:table-cell office:value-type="float" office:value="0.238511085510254" calcext:value-type="float">
            <text:p>0,238511085510254</text:p>
          </table:table-cell>
          <table:table-cell office:value-type="string" calcext:value-type="string">
            <text:p>2021-07-13 01:42:07.227960</text:p>
          </table:table-cell>
          <table:table-cell office:value-type="string" calcext:value-type="string">
            <text:p>4e50aab3-52a7-4b66-8be6-ef1947933164</text:p>
          </table:table-cell>
          <table:table-cell office:value-type="float" office:value="7.22796" calcext:value-type="float">
            <text:p>7,22796</text:p>
          </table:table-cell>
          <table:table-cell table:number-columns-repeated="5"/>
          <table:table-cell table:formula="of:=([.A275]-([.$L$4]/1000))*([.A275]-([.$L$4]/1000))" office:value-type="float" office:value="0.000226081816572561" calcext:value-type="float">
            <text:p>0,000226081816573</text:p>
          </table:table-cell>
          <table:table-cell table:number-columns-repeated="4"/>
        </table:table-row>
        <table:table-row table:style-name="ro1">
          <table:table-cell office:value-type="float" office:value="0.332443237304687" calcext:value-type="float">
            <text:p>0,332443237304687</text:p>
          </table:table-cell>
          <table:table-cell office:value-type="string" calcext:value-type="string">
            <text:p>2021-07-13 01:42:37.619357</text:p>
          </table:table-cell>
          <table:table-cell office:value-type="string" calcext:value-type="string">
            <text:p>3485b433-7b13-46dc-bd02-de7c7dd8f093</text:p>
          </table:table-cell>
          <table:table-cell office:value-type="float" office:value="37.619357" calcext:value-type="float">
            <text:p>37,619357</text:p>
          </table:table-cell>
          <table:table-cell table:number-columns-repeated="5"/>
          <table:table-cell table:formula="of:=([.A276]-([.$L$4]/1000))*([.A276]-([.$L$4]/1000))" office:value-type="float" office:value="0.00622460003644972" calcext:value-type="float">
            <text:p>0,00622460003645</text:p>
          </table:table-cell>
          <table:table-cell table:number-columns-repeated="4"/>
        </table:table-row>
        <table:table-row table:style-name="ro1">
          <table:table-cell office:value-type="float" office:value="0.333718299865723" calcext:value-type="float">
            <text:p>0,333718299865723</text:p>
          </table:table-cell>
          <table:table-cell office:value-type="string" calcext:value-type="string">
            <text:p>2021-07-13 01:43:08.114777</text:p>
          </table:table-cell>
          <table:table-cell office:value-type="string" calcext:value-type="string">
            <text:p>b8337c36-a1c9-4e4e-a680-b913f987afa8</text:p>
          </table:table-cell>
          <table:table-cell office:value-type="float" office:value="8.114777" calcext:value-type="float">
            <text:p>8,114777</text:p>
          </table:table-cell>
          <table:table-cell table:number-columns-repeated="5"/>
          <table:table-cell table:formula="of:=([.A277]-([.$L$4]/1000))*([.A277]-([.$L$4]/1000))" office:value-type="float" office:value="0.00642742083556506" calcext:value-type="float">
            <text:p>0,006427420835565</text:p>
          </table:table-cell>
          <table:table-cell table:number-columns-repeated="4"/>
        </table:table-row>
        <table:table-row table:style-name="ro1">
          <table:table-cell office:value-type="float" office:value="0.316404104232788" calcext:value-type="float">
            <text:p>0,316404104232788</text:p>
          </table:table-cell>
          <table:table-cell office:value-type="string" calcext:value-type="string">
            <text:p>2021-07-13 01:43:38.621842</text:p>
          </table:table-cell>
          <table:table-cell office:value-type="string" calcext:value-type="string">
            <text:p>e985cc2a-2180-4b17-8229-fc93be141e9a</text:p>
          </table:table-cell>
          <table:table-cell office:value-type="float" office:value="38.621842" calcext:value-type="float">
            <text:p>38,621842</text:p>
          </table:table-cell>
          <table:table-cell table:number-columns-repeated="5"/>
          <table:table-cell table:formula="of:=([.A278]-([.$L$4]/1000))*([.A278]-([.$L$4]/1000))" office:value-type="float" office:value="0.00395100262646688" calcext:value-type="float">
            <text:p>0,003951002626467</text:p>
          </table:table-cell>
          <table:table-cell table:number-columns-repeated="4"/>
        </table:table-row>
        <table:table-row table:style-name="ro1">
          <table:table-cell office:value-type="float" office:value="0.236497163772583" calcext:value-type="float">
            <text:p>0,236497163772583</text:p>
          </table:table-cell>
          <table:table-cell office:value-type="string" calcext:value-type="string">
            <text:p>2021-07-13 01:44:09.094589</text:p>
          </table:table-cell>
          <table:table-cell office:value-type="string" calcext:value-type="string">
            <text:p>bb9001c3-cf60-482b-921e-f930c8de0958</text:p>
          </table:table-cell>
          <table:table-cell office:value-type="float" office:value="9.094589" calcext:value-type="float">
            <text:p>9,094589</text:p>
          </table:table-cell>
          <table:table-cell table:number-columns-repeated="5"/>
          <table:table-cell table:formula="of:=([.A279]-([.$L$4]/1000))*([.A279]-([.$L$4]/1000))" office:value-type="float" office:value="0.000290700421558708" calcext:value-type="float">
            <text:p>0,000290700421559</text:p>
          </table:table-cell>
          <table:table-cell table:number-columns-repeated="4"/>
        </table:table-row>
        <table:table-row table:style-name="ro1">
          <table:table-cell office:value-type="float" office:value="0.199776172637939" calcext:value-type="float">
            <text:p>0,199776172637939</text:p>
          </table:table-cell>
          <table:table-cell office:value-type="string" calcext:value-type="string">
            <text:p>2021-07-13 01:44:39.480993</text:p>
          </table:table-cell>
          <table:table-cell office:value-type="string" calcext:value-type="string">
            <text:p>ae2a101b-54d2-4878-a012-133969bced4a</text:p>
          </table:table-cell>
          <table:table-cell office:value-type="float" office:value="39.480993" calcext:value-type="float">
            <text:p>39,480993</text:p>
          </table:table-cell>
          <table:table-cell table:number-columns-repeated="5"/>
          <table:table-cell table:formula="of:=([.A280]-([.$L$4]/1000))*([.A280]-([.$L$4]/1000))" office:value-type="float" office:value="0.0028913129327641" calcext:value-type="float">
            <text:p>0,002891312932764</text:p>
          </table:table-cell>
          <table:table-cell table:number-columns-repeated="4"/>
        </table:table-row>
        <table:table-row table:style-name="ro1">
          <table:table-cell office:value-type="float" office:value="0.23613452911377" calcext:value-type="float">
            <text:p>0,23613452911377</text:p>
          </table:table-cell>
          <table:table-cell office:value-type="string" calcext:value-type="string">
            <text:p>2021-07-13 01:45:10.042560</text:p>
          </table:table-cell>
          <table:table-cell office:value-type="string" calcext:value-type="string">
            <text:p>e23bc25b-b5b5-45cc-9700-87ae353c0616</text:p>
          </table:table-cell>
          <table:table-cell office:value-type="float" office:value="10.04256" calcext:value-type="float">
            <text:p>10,04256</text:p>
          </table:table-cell>
          <table:table-cell table:number-columns-repeated="5"/>
          <table:table-cell table:formula="of:=([.A281]-([.$L$4]/1000))*([.A281]-([.$L$4]/1000))" office:value-type="float" office:value="0.00030319772311379" calcext:value-type="float">
            <text:p>0,000303197723114</text:p>
          </table:table-cell>
          <table:table-cell table:number-columns-repeated="4"/>
        </table:table-row>
        <table:table-row table:style-name="ro1">
          <table:table-cell office:value-type="float" office:value="0.207931518554687" calcext:value-type="float">
            <text:p>0,207931518554687</text:p>
          </table:table-cell>
          <table:table-cell office:value-type="string" calcext:value-type="string">
            <text:p>2021-07-13 01:45:40.563518</text:p>
          </table:table-cell>
          <table:table-cell office:value-type="string" calcext:value-type="string">
            <text:p>27422e58-79dc-41dd-928e-d0769befd82d</text:p>
          </table:table-cell>
          <table:table-cell office:value-type="float" office:value="40.563518" calcext:value-type="float">
            <text:p>40,563518</text:p>
          </table:table-cell>
          <table:table-cell table:number-columns-repeated="5"/>
          <table:table-cell table:formula="of:=([.A282]-([.$L$4]/1000))*([.A282]-([.$L$4]/1000))" office:value-type="float" office:value="0.00208078152796769" calcext:value-type="float">
            <text:p>0,002080781527968</text:p>
          </table:table-cell>
          <table:table-cell table:number-columns-repeated="4"/>
        </table:table-row>
        <table:table-row table:style-name="ro1">
          <table:table-cell office:value-type="float" office:value="0.324967384338379" calcext:value-type="float">
            <text:p>0,324967384338379</text:p>
          </table:table-cell>
          <table:table-cell office:value-type="string" calcext:value-type="string">
            <text:p>2021-07-13 01:46:11.041524</text:p>
          </table:table-cell>
          <table:table-cell office:value-type="string" calcext:value-type="string">
            <text:p>eef983b7-e091-4392-b825-e0d7574f2334</text:p>
          </table:table-cell>
          <table:table-cell office:value-type="float" office:value="11.041524" calcext:value-type="float">
            <text:p>11,041524</text:p>
          </table:table-cell>
          <table:table-cell table:number-columns-repeated="5"/>
          <table:table-cell table:formula="of:=([.A283]-([.$L$4]/1000))*([.A283]-([.$L$4]/1000))" office:value-type="float" office:value="0.00510085661200501" calcext:value-type="float">
            <text:p>0,005100856612005</text:p>
          </table:table-cell>
          <table:table-cell table:number-columns-repeated="4"/>
        </table:table-row>
        <table:table-row table:style-name="ro1">
          <table:table-cell office:value-type="float" office:value="0.202273845672607" calcext:value-type="float">
            <text:p>0,202273845672607</text:p>
          </table:table-cell>
          <table:table-cell office:value-type="string" calcext:value-type="string">
            <text:p>2021-07-13 01:46:41.865884</text:p>
          </table:table-cell>
          <table:table-cell office:value-type="string" calcext:value-type="string">
            <text:p>57c30d3a-ee33-4e18-b4f8-50e9b0ef5db3</text:p>
          </table:table-cell>
          <table:table-cell office:value-type="float" office:value="41.865884" calcext:value-type="float">
            <text:p>41,865884</text:p>
          </table:table-cell>
          <table:table-cell table:number-columns-repeated="5"/>
          <table:table-cell table:formula="of:=([.A284]-([.$L$4]/1000))*([.A284]-([.$L$4]/1000))" office:value-type="float" office:value="0.00262894689861714" calcext:value-type="float">
            <text:p>0,002628946898617</text:p>
          </table:table-cell>
          <table:table-cell table:number-columns-repeated="4"/>
        </table:table-row>
        <table:table-row table:style-name="ro1">
          <table:table-cell office:value-type="float" office:value="0.319708108901978" calcext:value-type="float">
            <text:p>0,319708108901978</text:p>
          </table:table-cell>
          <table:table-cell office:value-type="string" calcext:value-type="string">
            <text:p>2021-07-13 01:47:12.279005</text:p>
          </table:table-cell>
          <table:table-cell office:value-type="string" calcext:value-type="string">
            <text:p>96bea6e1-1a56-4ed0-b102-d81b390fb201</text:p>
          </table:table-cell>
          <table:table-cell office:value-type="float" office:value="12.279005" calcext:value-type="float">
            <text:p>12,279005</text:p>
          </table:table-cell>
          <table:table-cell table:number-columns-repeated="5"/>
          <table:table-cell table:formula="of:=([.A285]-([.$L$4]/1000))*([.A285]-([.$L$4]/1000))" office:value-type="float" office:value="0.00437727872563174" calcext:value-type="float">
            <text:p>0,004377278725632</text:p>
          </table:table-cell>
          <table:table-cell table:number-columns-repeated="4"/>
        </table:table-row>
        <table:table-row table:style-name="ro1">
          <table:table-cell office:value-type="float" office:value="0.208939552307129" calcext:value-type="float">
            <text:p>0,208939552307129</text:p>
          </table:table-cell>
          <table:table-cell office:value-type="string" calcext:value-type="string">
            <text:p>2021-07-13 01:47:42.736664</text:p>
          </table:table-cell>
          <table:table-cell office:value-type="string" calcext:value-type="string">
            <text:p>09344a35-bec2-4ab4-b600-cac2349a29b6</text:p>
          </table:table-cell>
          <table:table-cell office:value-type="float" office:value="42.736664" calcext:value-type="float">
            <text:p>42,736664</text:p>
          </table:table-cell>
          <table:table-cell table:number-columns-repeated="5"/>
          <table:table-cell table:formula="of:=([.A286]-([.$L$4]/1000))*([.A286]-([.$L$4]/1000))" office:value-type="float" office:value="0.00198983356285796" calcext:value-type="float">
            <text:p>0,001989833562858</text:p>
          </table:table-cell>
          <table:table-cell table:number-columns-repeated="4"/>
        </table:table-row>
        <table:table-row table:style-name="ro1">
          <table:table-cell office:value-type="float" office:value="0.204626560211182" calcext:value-type="float">
            <text:p>0,204626560211182</text:p>
          </table:table-cell>
          <table:table-cell office:value-type="string" calcext:value-type="string">
            <text:p>2021-07-13 01:48:13.484864</text:p>
          </table:table-cell>
          <table:table-cell office:value-type="string" calcext:value-type="string">
            <text:p>42e55942-e895-4e51-8db3-e545535fe4aa</text:p>
          </table:table-cell>
          <table:table-cell office:value-type="float" office:value="13.484864" calcext:value-type="float">
            <text:p>13,484864</text:p>
          </table:table-cell>
          <table:table-cell table:number-columns-repeated="5"/>
          <table:table-cell table:formula="of:=([.A287]-([.$L$4]/1000))*([.A287]-([.$L$4]/1000))" office:value-type="float" office:value="0.00239321948925045" calcext:value-type="float">
            <text:p>0,00239321948925</text:p>
          </table:table-cell>
          <table:table-cell table:number-columns-repeated="4"/>
        </table:table-row>
        <table:table-row table:style-name="ro1">
          <table:table-cell office:value-type="float" office:value="0.194439649581909" calcext:value-type="float">
            <text:p>0,194439649581909</text:p>
          </table:table-cell>
          <table:table-cell office:value-type="string" calcext:value-type="string">
            <text:p>2021-07-13 01:48:43.831739</text:p>
          </table:table-cell>
          <table:table-cell office:value-type="string" calcext:value-type="string">
            <text:p>de6a211b-e297-42ea-9e7a-880930a8d875</text:p>
          </table:table-cell>
          <table:table-cell office:value-type="float" office:value="43.831739" calcext:value-type="float">
            <text:p>43,831739</text:p>
          </table:table-cell>
          <table:table-cell table:number-columns-repeated="5"/>
          <table:table-cell table:formula="of:=([.A288]-([.$L$4]/1000))*([.A288]-([.$L$4]/1000))" office:value-type="float" office:value="0.00349369102842508" calcext:value-type="float">
            <text:p>0,003493691028425</text:p>
          </table:table-cell>
          <table:table-cell table:number-columns-repeated="4"/>
        </table:table-row>
        <table:table-row table:style-name="ro1">
          <table:table-cell office:value-type="float" office:value="0.208495855331421" calcext:value-type="float">
            <text:p>0,208495855331421</text:p>
          </table:table-cell>
          <table:table-cell office:value-type="string" calcext:value-type="string">
            <text:p>2021-07-13 01:49:14.285920</text:p>
          </table:table-cell>
          <table:table-cell office:value-type="string" calcext:value-type="string">
            <text:p>666caf69-b115-4df9-b3d6-64dd0e9eb523</text:p>
          </table:table-cell>
          <table:table-cell office:value-type="float" office:value="14.28592" calcext:value-type="float">
            <text:p>14,28592</text:p>
          </table:table-cell>
          <table:table-cell table:number-columns-repeated="5"/>
          <table:table-cell table:formula="of:=([.A289]-([.$L$4]/1000))*([.A289]-([.$L$4]/1000))" office:value-type="float" office:value="0.00202961490037781" calcext:value-type="float">
            <text:p>0,002029614900378</text:p>
          </table:table-cell>
          <table:table-cell table:number-columns-repeated="4"/>
        </table:table-row>
        <table:table-row table:style-name="ro1">
          <table:table-cell office:value-type="float" office:value="0.248860597610474" calcext:value-type="float">
            <text:p>0,248860597610474</text:p>
          </table:table-cell>
          <table:table-cell office:value-type="string" calcext:value-type="string">
            <text:p>2021-07-13 01:49:44.688188</text:p>
          </table:table-cell>
          <table:table-cell office:value-type="string" calcext:value-type="string">
            <text:p>f0d435d6-4756-42ea-8210-4d0c7e314f10</text:p>
          </table:table-cell>
          <table:table-cell office:value-type="float" office:value="44.688188" calcext:value-type="float">
            <text:p>44,688188</text:p>
          </table:table-cell>
          <table:table-cell table:number-columns-repeated="5"/>
          <table:table-cell table:formula="of:=([.A290]-([.$L$4]/1000))*([.A290]-([.$L$4]/1000))" office:value-type="float" office:value="0.0000219633310893828" calcext:value-type="float">
            <text:p>2,19633310893828E-05</text:p>
          </table:table-cell>
          <table:table-cell table:number-columns-repeated="4"/>
        </table:table-row>
        <table:table-row table:style-name="ro1">
          <table:table-cell office:value-type="float" office:value="0.318804264068604" calcext:value-type="float">
            <text:p>0,318804264068604</text:p>
          </table:table-cell>
          <table:table-cell office:value-type="string" calcext:value-type="string">
            <text:p>2021-07-13 01:50:15.341159</text:p>
          </table:table-cell>
          <table:table-cell office:value-type="string" calcext:value-type="string">
            <text:p>56f9d18c-9621-4870-8a7a-23d14012e8b8</text:p>
          </table:table-cell>
          <table:table-cell office:value-type="float" office:value="15.341159" calcext:value-type="float">
            <text:p>15,341159</text:p>
          </table:table-cell>
          <table:table-cell table:number-columns-repeated="5"/>
          <table:table-cell table:formula="of:=([.A291]-([.$L$4]/1000))*([.A291]-([.$L$4]/1000))" office:value-type="float" office:value="0.00425849709408052" calcext:value-type="float">
            <text:p>0,004258497094081</text:p>
          </table:table-cell>
          <table:table-cell table:number-columns-repeated="4"/>
        </table:table-row>
        <table:table-row table:style-name="ro1">
          <table:table-cell office:value-type="float" office:value="0.322646856307983" calcext:value-type="float">
            <text:p>0,322646856307983</text:p>
          </table:table-cell>
          <table:table-cell office:value-type="string" calcext:value-type="string">
            <text:p>2021-07-13 01:50:45.817370</text:p>
          </table:table-cell>
          <table:table-cell office:value-type="string" calcext:value-type="string">
            <text:p>a57d6d08-7cfd-4d74-9f5e-478bd9606c14</text:p>
          </table:table-cell>
          <table:table-cell office:value-type="float" office:value="45.81737" calcext:value-type="float">
            <text:p>45,81737</text:p>
          </table:table-cell>
          <table:table-cell table:number-columns-repeated="5"/>
          <table:table-cell table:formula="of:=([.A292]-([.$L$4]/1000))*([.A292]-([.$L$4]/1000))" office:value-type="float" office:value="0.00477477593194577" calcext:value-type="float">
            <text:p>0,004774775931946</text:p>
          </table:table-cell>
          <table:table-cell table:number-columns-repeated="4"/>
        </table:table-row>
        <table:table-row table:style-name="ro1">
          <table:table-cell office:value-type="float" office:value="0.238698720932007" calcext:value-type="float">
            <text:p>0,238698720932007</text:p>
          </table:table-cell>
          <table:table-cell office:value-type="string" calcext:value-type="string">
            <text:p>2021-07-13 01:51:16.561923</text:p>
          </table:table-cell>
          <table:table-cell office:value-type="string" calcext:value-type="string">
            <text:p>2aa95126-4267-4398-8686-a4b82753f8e2</text:p>
          </table:table-cell>
          <table:table-cell office:value-type="float" office:value="16.561923" calcext:value-type="float">
            <text:p>16,561923</text:p>
          </table:table-cell>
          <table:table-cell table:number-columns-repeated="5"/>
          <table:table-cell table:formula="of:=([.A293]-([.$L$4]/1000))*([.A293]-([.$L$4]/1000))" office:value-type="float" office:value="0.00022047444472484" calcext:value-type="float">
            <text:p>0,000220474444725</text:p>
          </table:table-cell>
          <table:table-cell table:number-columns-repeated="4"/>
        </table:table-row>
        <table:table-row table:style-name="ro1">
          <table:table-cell office:value-type="float" office:value="0.307297229766846" calcext:value-type="float">
            <text:p>0,307297229766846</text:p>
          </table:table-cell>
          <table:table-cell office:value-type="string" calcext:value-type="string">
            <text:p>2021-07-13 01:51:46.967484</text:p>
          </table:table-cell>
          <table:table-cell office:value-type="string" calcext:value-type="string">
            <text:p>e58e4bf4-3e20-465b-ba7e-e015b3f8d633</text:p>
          </table:table-cell>
          <table:table-cell office:value-type="float" office:value="46.967484" calcext:value-type="float">
            <text:p>46,967484</text:p>
          </table:table-cell>
          <table:table-cell table:number-columns-repeated="5"/>
          <table:table-cell table:formula="of:=([.A294]-([.$L$4]/1000))*([.A294]-([.$L$4]/1000))" office:value-type="float" office:value="0.002889076146682" calcext:value-type="float">
            <text:p>0,002889076146682</text:p>
          </table:table-cell>
          <table:table-cell table:number-columns-repeated="4"/>
        </table:table-row>
        <table:table-row table:style-name="ro1">
          <table:table-cell office:value-type="float" office:value="0.331866264343262" calcext:value-type="float">
            <text:p>0,331866264343262</text:p>
          </table:table-cell>
          <table:table-cell office:value-type="string" calcext:value-type="string">
            <text:p>2021-07-13 01:52:17.535844</text:p>
          </table:table-cell>
          <table:table-cell office:value-type="string" calcext:value-type="string">
            <text:p>2cd18d09-6ac6-4d1b-bec8-54116e11e5d8</text:p>
          </table:table-cell>
          <table:table-cell office:value-type="float" office:value="17.535844" calcext:value-type="float">
            <text:p>17,535844</text:p>
          </table:table-cell>
          <table:table-cell table:number-columns-repeated="5"/>
          <table:table-cell table:formula="of:=([.A295]-([.$L$4]/1000))*([.A295]-([.$L$4]/1000))" office:value-type="float" office:value="0.00613389106153187" calcext:value-type="float">
            <text:p>0,006133891061532</text:p>
          </table:table-cell>
          <table:table-cell table:number-columns-repeated="4"/>
        </table:table-row>
        <table:table-row table:style-name="ro1">
          <table:table-cell office:value-type="float" office:value="0.200048208236694" calcext:value-type="float">
            <text:p>0,200048208236694</text:p>
          </table:table-cell>
          <table:table-cell office:value-type="string" calcext:value-type="string">
            <text:p>2021-07-13 01:52:48.275309</text:p>
          </table:table-cell>
          <table:table-cell office:value-type="string" calcext:value-type="string">
            <text:p>7e06ffd6-2add-40c0-91d8-3b2bcd6e38e3</text:p>
          </table:table-cell>
          <table:table-cell office:value-type="float" office:value="48.275309" calcext:value-type="float">
            <text:p>48,275309</text:p>
          </table:table-cell>
          <table:table-cell table:number-columns-repeated="5"/>
          <table:table-cell table:formula="of:=([.A296]-([.$L$4]/1000))*([.A296]-([.$L$4]/1000))" office:value-type="float" office:value="0.00286213172175512" calcext:value-type="float">
            <text:p>0,002862131721755</text:p>
          </table:table-cell>
          <table:table-cell table:number-columns-repeated="4"/>
        </table:table-row>
        <table:table-row table:style-name="ro1">
          <table:table-cell office:value-type="float" office:value="0.193075656890869" calcext:value-type="float">
            <text:p>0,193075656890869</text:p>
          </table:table-cell>
          <table:table-cell office:value-type="string" calcext:value-type="string">
            <text:p>2021-07-13 01:53:18.618143</text:p>
          </table:table-cell>
          <table:table-cell office:value-type="string" calcext:value-type="string">
            <text:p>6390fae6-2664-4256-b8cb-4a9158261c85</text:p>
          </table:table-cell>
          <table:table-cell office:value-type="float" office:value="18.618143" calcext:value-type="float">
            <text:p>18,618143</text:p>
          </table:table-cell>
          <table:table-cell table:number-columns-repeated="5"/>
          <table:table-cell table:formula="of:=([.A297]-([.$L$4]/1000))*([.A297]-([.$L$4]/1000))" office:value-type="float" office:value="0.00365679577289483" calcext:value-type="float">
            <text:p>0,003656795772895</text:p>
          </table:table-cell>
          <table:table-cell table:number-columns-repeated="4"/>
        </table:table-row>
        <table:table-row table:style-name="ro1">
          <table:table-cell office:value-type="float" office:value="0.273056745529175" calcext:value-type="float">
            <text:p>0,273056745529175</text:p>
          </table:table-cell>
          <table:table-cell office:value-type="string" calcext:value-type="string">
            <text:p>2021-07-13 01:53:49.159835</text:p>
          </table:table-cell>
          <table:table-cell office:value-type="string" calcext:value-type="string">
            <text:p>eefff8ac-6cd6-44a5-87bc-927864c0801b</text:p>
          </table:table-cell>
          <table:table-cell office:value-type="float" office:value="49.159835" calcext:value-type="float">
            <text:p>49,159835</text:p>
          </table:table-cell>
          <table:table-cell table:number-columns-repeated="5"/>
          <table:table-cell table:formula="of:=([.A298]-([.$L$4]/1000))*([.A298]-([.$L$4]/1000))" office:value-type="float" office:value="0.000380626158596091" calcext:value-type="float">
            <text:p>0,000380626158596</text:p>
          </table:table-cell>
          <table:table-cell table:number-columns-repeated="4"/>
        </table:table-row>
        <table:table-row table:style-name="ro1">
          <table:table-cell office:value-type="float" office:value="0.236813545227051" calcext:value-type="float">
            <text:p>0,236813545227051</text:p>
          </table:table-cell>
          <table:table-cell office:value-type="string" calcext:value-type="string">
            <text:p>2021-07-13 01:54:19.830811</text:p>
          </table:table-cell>
          <table:table-cell office:value-type="string" calcext:value-type="string">
            <text:p>6cf62e28-dc24-4a76-af68-a11d107712a5</text:p>
          </table:table-cell>
          <table:table-cell office:value-type="float" office:value="19.830811" calcext:value-type="float">
            <text:p>19,830811</text:p>
          </table:table-cell>
          <table:table-cell table:number-columns-repeated="5"/>
          <table:table-cell table:formula="of:=([.A299]-([.$L$4]/1000))*([.A299]-([.$L$4]/1000))" office:value-type="float" office:value="0.000280011949753915" calcext:value-type="float">
            <text:p>0,000280011949754</text:p>
          </table:table-cell>
          <table:table-cell table:number-columns-repeated="4"/>
        </table:table-row>
        <table:table-row table:style-name="ro1">
          <table:table-cell office:value-type="float" office:value="0.247147798538208" calcext:value-type="float">
            <text:p>0,247147798538208</text:p>
          </table:table-cell>
          <table:table-cell office:value-type="string" calcext:value-type="string">
            <text:p>2021-07-13 01:54:50.235516</text:p>
          </table:table-cell>
          <table:table-cell office:value-type="string" calcext:value-type="string">
            <text:p>7af5306f-6cfb-4fd9-85f7-f6a93e6433d4</text:p>
          </table:table-cell>
          <table:table-cell office:value-type="float" office:value="50.235516" calcext:value-type="float">
            <text:p>50,235516</text:p>
          </table:table-cell>
          <table:table-cell table:number-columns-repeated="5"/>
          <table:table-cell table:formula="of:=([.A300]-([.$L$4]/1000))*([.A300]-([.$L$4]/1000))" office:value-type="float" office:value="0.0000409510953052514" calcext:value-type="float">
            <text:p>4,09510953052514E-05</text:p>
          </table:table-cell>
          <table:table-cell table:number-columns-repeated="4"/>
        </table:table-row>
        <table:table-row table:style-name="ro1">
          <table:table-cell office:value-type="float" office:value="0.192430973052978" calcext:value-type="float">
            <text:p>0,192430973052978</text:p>
          </table:table-cell>
          <table:table-cell office:value-type="string" calcext:value-type="string">
            <text:p>2021-07-13 01:55:20.735624</text:p>
          </table:table-cell>
          <table:table-cell office:value-type="string" calcext:value-type="string">
            <text:p>3cc3ba44-fe7a-4676-9185-7f6dd91ca9ab</text:p>
          </table:table-cell>
          <table:table-cell office:value-type="float" office:value="20.735624" calcext:value-type="float">
            <text:p>20,735624</text:p>
          </table:table-cell>
          <table:table-cell table:number-columns-repeated="5"/>
          <table:table-cell table:formula="of:=([.A301]-([.$L$4]/1000))*([.A301]-([.$L$4]/1000))" office:value-type="float" office:value="0.00373518131783589" calcext:value-type="float">
            <text:p>0,003735181317836</text:p>
          </table:table-cell>
          <table:table-cell table:number-columns-repeated="4"/>
        </table:table-row>
        <table:table-row table:style-name="ro1">
          <table:table-cell office:value-type="float" office:value="0.243302583694458" calcext:value-type="float">
            <text:p>0,243302583694458</text:p>
          </table:table-cell>
          <table:table-cell office:value-type="string" calcext:value-type="string">
            <text:p>2021-07-13 01:55:51.101384</text:p>
          </table:table-cell>
          <table:table-cell office:value-type="string" calcext:value-type="string">
            <text:p>2610e823-6adb-4f93-9712-0b22c58b6e33</text:p>
          </table:table-cell>
          <table:table-cell office:value-type="float" office:value="51.101384" calcext:value-type="float">
            <text:p>51,101384</text:p>
          </table:table-cell>
          <table:table-cell table:number-columns-repeated="5"/>
          <table:table-cell table:formula="of:=([.A302]-([.$L$4]/1000))*([.A302]-([.$L$4]/1000))" office:value-type="float" office:value="0.000104950172136472" calcext:value-type="float">
            <text:p>0,000104950172136</text:p>
          </table:table-cell>
          <table:table-cell table:number-columns-repeated="4"/>
        </table:table-row>
        <table:table-row table:style-name="ro1">
          <table:table-cell office:value-type="float" office:value="0.313743352890015" calcext:value-type="float">
            <text:p>0,313743352890015</text:p>
          </table:table-cell>
          <table:table-cell office:value-type="string" calcext:value-type="string">
            <text:p>2021-07-13 01:56:21.683861</text:p>
          </table:table-cell>
          <table:table-cell office:value-type="string" calcext:value-type="string">
            <text:p>4ab96eb1-a2ab-4d2a-903e-a5e2be030fe6</text:p>
          </table:table-cell>
          <table:table-cell office:value-type="float" office:value="21.683861" calcext:value-type="float">
            <text:p>21,683861</text:p>
          </table:table-cell>
          <table:table-cell table:number-columns-repeated="5"/>
          <table:table-cell table:formula="of:=([.A303]-([.$L$4]/1000))*([.A303]-([.$L$4]/1000))" office:value-type="float" office:value="0.00362358852235732" calcext:value-type="float">
            <text:p>0,003623588522357</text:p>
          </table:table-cell>
          <table:table-cell table:number-columns-repeated="4"/>
        </table:table-row>
        <table:table-row table:style-name="ro1">
          <table:table-cell office:value-type="float" office:value="0.215904712677002" calcext:value-type="float">
            <text:p>0,215904712677002</text:p>
          </table:table-cell>
          <table:table-cell office:value-type="string" calcext:value-type="string">
            <text:p>2021-07-13 01:56:52.349043</text:p>
          </table:table-cell>
          <table:table-cell office:value-type="string" calcext:value-type="string">
            <text:p>a147b101-ec14-4f91-a226-144f01f6e703</text:p>
          </table:table-cell>
          <table:table-cell office:value-type="float" office:value="52.349043" calcext:value-type="float">
            <text:p>52,349043</text:p>
          </table:table-cell>
          <table:table-cell table:number-columns-repeated="5"/>
          <table:table-cell table:formula="of:=([.A304]-([.$L$4]/1000))*([.A304]-([.$L$4]/1000))" office:value-type="float" office:value="0.00141694953576173" calcext:value-type="float">
            <text:p>0,001416949535762</text:p>
          </table:table-cell>
          <table:table-cell table:number-columns-repeated="4"/>
        </table:table-row>
        <table:table-row table:style-name="ro1">
          <table:table-cell office:value-type="float" office:value="0.319808959960937" calcext:value-type="float">
            <text:p>0,319808959960937</text:p>
          </table:table-cell>
          <table:table-cell office:value-type="string" calcext:value-type="string">
            <text:p>2021-07-13 01:57:22.968721</text:p>
          </table:table-cell>
          <table:table-cell office:value-type="string" calcext:value-type="string">
            <text:p>f45684cf-db7a-422a-91b4-d6bd3614ffb5</text:p>
          </table:table-cell>
          <table:table-cell office:value-type="float" office:value="22.968721" calcext:value-type="float">
            <text:p>22,968721</text:p>
          </table:table-cell>
          <table:table-cell table:number-columns-repeated="5"/>
          <table:table-cell table:formula="of:=([.A305]-([.$L$4]/1000))*([.A305]-([.$L$4]/1000))" office:value-type="float" office:value="0.00439063371161804" calcext:value-type="float">
            <text:p>0,004390633711618</text:p>
          </table:table-cell>
          <table:table-cell table:number-columns-repeated="4"/>
        </table:table-row>
        <table:table-row table:style-name="ro1">
          <table:table-cell office:value-type="float" office:value="0.206180810928345" calcext:value-type="float">
            <text:p>0,206180810928345</text:p>
          </table:table-cell>
          <table:table-cell office:value-type="string" calcext:value-type="string">
            <text:p>2021-07-13 01:57:53.672103</text:p>
          </table:table-cell>
          <table:table-cell office:value-type="string" calcext:value-type="string">
            <text:p>444434b7-c862-4684-90c4-3eec0d843f7d</text:p>
          </table:table-cell>
          <table:table-cell office:value-type="float" office:value="53.672103" calcext:value-type="float">
            <text:p>53,672103</text:p>
          </table:table-cell>
          <table:table-cell table:number-columns-repeated="5"/>
          <table:table-cell table:formula="of:=([.A306]-([.$L$4]/1000))*([.A306]-([.$L$4]/1000))" office:value-type="float" office:value="0.00224356560767125" calcext:value-type="float">
            <text:p>0,002243565607671</text:p>
          </table:table-cell>
          <table:table-cell table:number-columns-repeated="4"/>
        </table:table-row>
        <table:table-row table:style-name="ro1">
          <table:table-cell office:value-type="float" office:value="0.327457904815674" calcext:value-type="float">
            <text:p>0,327457904815674</text:p>
          </table:table-cell>
          <table:table-cell office:value-type="string" calcext:value-type="string">
            <text:p>2021-07-13 01:58:24.025350</text:p>
          </table:table-cell>
          <table:table-cell office:value-type="string" calcext:value-type="string">
            <text:p>83556416-7d2f-4b46-be78-d1ff2bec115e</text:p>
          </table:table-cell>
          <table:table-cell office:value-type="float" office:value="24.02535" calcext:value-type="float">
            <text:p>24,02535</text:p>
          </table:table-cell>
          <table:table-cell table:number-columns-repeated="5"/>
          <table:table-cell table:formula="of:=([.A307]-([.$L$4]/1000))*([.A307]-([.$L$4]/1000))" office:value-type="float" office:value="0.00546280665147866" calcext:value-type="float">
            <text:p>0,005462806651479</text:p>
          </table:table-cell>
          <table:table-cell table:number-columns-repeated="4"/>
        </table:table-row>
        <table:table-row table:style-name="ro1">
          <table:table-cell office:value-type="float" office:value="0.262615919113159" calcext:value-type="float">
            <text:p>0,262615919113159</text:p>
          </table:table-cell>
          <table:table-cell office:value-type="string" calcext:value-type="string">
            <text:p>2021-07-13 01:58:54.514129</text:p>
          </table:table-cell>
          <table:table-cell office:value-type="string" calcext:value-type="string">
            <text:p>3b245da3-2d36-42e5-a480-c5ba27b4a1d6</text:p>
          </table:table-cell>
          <table:table-cell office:value-type="float" office:value="54.514129" calcext:value-type="float">
            <text:p>54,514129</text:p>
          </table:table-cell>
          <table:table-cell table:number-columns-repeated="5"/>
          <table:table-cell table:formula="of:=([.A308]-([.$L$4]/1000))*([.A308]-([.$L$4]/1000))" office:value-type="float" office:value="0.0000822434289388182" calcext:value-type="float">
            <text:p>8,22434289388182E-05</text:p>
          </table:table-cell>
          <table:table-cell table:number-columns-repeated="4"/>
        </table:table-row>
        <table:table-row table:style-name="ro1">
          <table:table-cell office:value-type="float" office:value="0.249342441558838" calcext:value-type="float">
            <text:p>0,249342441558838</text:p>
          </table:table-cell>
          <table:table-cell office:value-type="string" calcext:value-type="string">
            <text:p>2021-07-13 01:59:25.027873</text:p>
          </table:table-cell>
          <table:table-cell office:value-type="string" calcext:value-type="string">
            <text:p>0cda02d0-e2eb-4903-9eaa-f09396dd50aa</text:p>
          </table:table-cell>
          <table:table-cell office:value-type="float" office:value="25.027873" calcext:value-type="float">
            <text:p>25,027873</text:p>
          </table:table-cell>
          <table:table-cell table:number-columns-repeated="5"/>
          <table:table-cell table:formula="of:=([.A309]-([.$L$4]/1000))*([.A309]-([.$L$4]/1000))" office:value-type="float" office:value="0.0000176791763305066" calcext:value-type="float">
            <text:p>1,76791763305066E-05</text:p>
          </table:table-cell>
          <table:table-cell table:number-columns-repeated="4"/>
        </table:table-row>
        <table:table-row table:style-name="ro1">
          <table:table-cell office:value-type="float" office:value="0.322252511978149" calcext:value-type="float">
            <text:p>0,322252511978149</text:p>
          </table:table-cell>
          <table:table-cell office:value-type="string" calcext:value-type="string">
            <text:p>2021-07-13 01:59:55.460837</text:p>
          </table:table-cell>
          <table:table-cell office:value-type="string" calcext:value-type="string">
            <text:p>df4ade2b-6249-4588-8050-c0b6694b44d3</text:p>
          </table:table-cell>
          <table:table-cell office:value-type="float" office:value="55.460837" calcext:value-type="float">
            <text:p>55,460837</text:p>
          </table:table-cell>
          <table:table-cell table:number-columns-repeated="5"/>
          <table:table-cell table:formula="of:=([.A310]-([.$L$4]/1000))*([.A310]-([.$L$4]/1000))" office:value-type="float" office:value="0.0047204332474353" calcext:value-type="float">
            <text:p>0,004720433247435</text:p>
          </table:table-cell>
          <table:table-cell table:number-columns-repeated="4"/>
        </table:table-row>
        <table:table-row table:style-name="ro1">
          <table:table-cell office:value-type="float" office:value="0.18838381767273" calcext:value-type="float">
            <text:p>0,18838381767273</text:p>
          </table:table-cell>
          <table:table-cell office:value-type="string" calcext:value-type="string">
            <text:p>2021-07-13 02:00:26.191540</text:p>
          </table:table-cell>
          <table:table-cell office:value-type="string" calcext:value-type="string">
            <text:p>1cb559ab-eef1-47b3-b2d9-0a3c3f82bd80</text:p>
          </table:table-cell>
          <table:table-cell office:value-type="float" office:value="26.19154" calcext:value-type="float">
            <text:p>26,19154</text:p>
          </table:table-cell>
          <table:table-cell table:number-columns-repeated="5"/>
          <table:table-cell table:formula="of:=([.A311]-([.$L$4]/1000))*([.A311]-([.$L$4]/1000))" office:value-type="float" office:value="0.00424625373133" calcext:value-type="float">
            <text:p>0,00424625373133</text:p>
          </table:table-cell>
          <table:table-cell table:number-columns-repeated="4"/>
        </table:table-row>
        <table:table-row table:style-name="ro1">
          <table:table-cell office:value-type="float" office:value="0.232571601867676" calcext:value-type="float">
            <text:p>0,232571601867676</text:p>
          </table:table-cell>
          <table:table-cell office:value-type="string" calcext:value-type="string">
            <text:p>2021-07-13 02:00:56.767108</text:p>
          </table:table-cell>
          <table:table-cell office:value-type="string" calcext:value-type="string">
            <text:p>75989e36-0034-40b7-998d-49d9f6b66e66</text:p>
          </table:table-cell>
          <table:table-cell office:value-type="float" office:value="56.767108" calcext:value-type="float">
            <text:p>56,767108</text:p>
          </table:table-cell>
          <table:table-cell table:number-columns-repeated="5"/>
          <table:table-cell table:formula="of:=([.A312]-([.$L$4]/1000))*([.A312]-([.$L$4]/1000))" office:value-type="float" office:value="0.000439971640247794" calcext:value-type="float">
            <text:p>0,000439971640248</text:p>
          </table:table-cell>
          <table:table-cell table:number-columns-repeated="4"/>
        </table:table-row>
        <table:table-row table:style-name="ro1">
          <table:table-cell office:value-type="float" office:value="0.199617147445679" calcext:value-type="float">
            <text:p>0,199617147445679</text:p>
          </table:table-cell>
          <table:table-cell office:value-type="string" calcext:value-type="string">
            <text:p>2021-07-13 02:01:27.312831</text:p>
          </table:table-cell>
          <table:table-cell office:value-type="string" calcext:value-type="string">
            <text:p>2ee3311c-d986-42a1-8edf-36d4c5a22352</text:p>
          </table:table-cell>
          <table:table-cell office:value-type="float" office:value="27.312831" calcext:value-type="float">
            <text:p>27,312831</text:p>
          </table:table-cell>
          <table:table-cell table:number-columns-repeated="5"/>
          <table:table-cell table:formula="of:=([.A313]-([.$L$4]/1000))*([.A313]-([.$L$4]/1000))" office:value-type="float" office:value="0.00290844008679672" calcext:value-type="float">
            <text:p>0,002908440086797</text:p>
          </table:table-cell>
          <table:table-cell table:number-columns-repeated="4"/>
        </table:table-row>
        <table:table-row table:style-name="ro1">
          <table:table-cell office:value-type="float" office:value="0.308451414108276" calcext:value-type="float">
            <text:p>0,308451414108276</text:p>
          </table:table-cell>
          <table:table-cell office:value-type="string" calcext:value-type="string">
            <text:p>2021-07-13 02:01:58.092354</text:p>
          </table:table-cell>
          <table:table-cell office:value-type="string" calcext:value-type="string">
            <text:p>8a46ad06-00b9-42a5-b083-cbceba72ae57</text:p>
          </table:table-cell>
          <table:table-cell office:value-type="float" office:value="58.092354" calcext:value-type="float">
            <text:p>58,092354</text:p>
          </table:table-cell>
          <table:table-cell table:number-columns-repeated="5"/>
          <table:table-cell table:formula="of:=([.A314]-([.$L$4]/1000))*([.A314]-([.$L$4]/1000))" office:value-type="float" office:value="0.00301448339791735" calcext:value-type="float">
            <text:p>0,003014483397917</text:p>
          </table:table-cell>
          <table:table-cell table:number-columns-repeated="4"/>
        </table:table-row>
        <table:table-row table:style-name="ro1">
          <table:table-cell office:value-type="float" office:value="0.251609325408936" calcext:value-type="float">
            <text:p>0,251609325408936</text:p>
          </table:table-cell>
          <table:table-cell office:value-type="string" calcext:value-type="string">
            <text:p>2021-07-13 02:02:28.765831</text:p>
          </table:table-cell>
          <table:table-cell office:value-type="string" calcext:value-type="string">
            <text:p>e5fe57c5-ebfd-4889-8dd1-f6bb3380a4b4</text:p>
          </table:table-cell>
          <table:table-cell office:value-type="float" office:value="28.765831" calcext:value-type="float">
            <text:p>28,765831</text:p>
          </table:table-cell>
          <table:table-cell table:number-columns-repeated="5"/>
          <table:table-cell table:formula="of:=([.A315]-([.$L$4]/1000))*([.A315]-([.$L$4]/1000))" office:value-type="float" office:value="0.00000375498129915862" calcext:value-type="float">
            <text:p>3,75498129915862E-06</text:p>
          </table:table-cell>
          <table:table-cell table:number-columns-repeated="4"/>
        </table:table-row>
        <table:table-row table:style-name="ro1">
          <table:table-cell office:value-type="float" office:value="0.214515209197998" calcext:value-type="float">
            <text:p>0,214515209197998</text:p>
          </table:table-cell>
          <table:table-cell office:value-type="string" calcext:value-type="string">
            <text:p>2021-07-13 02:02:59.298121</text:p>
          </table:table-cell>
          <table:table-cell office:value-type="string" calcext:value-type="string">
            <text:p>1ea5735e-8c60-4742-a78d-6403041e219a</text:p>
          </table:table-cell>
          <table:table-cell office:value-type="float" office:value="59.298121" calcext:value-type="float">
            <text:p>59,298121</text:p>
          </table:table-cell>
          <table:table-cell table:number-columns-repeated="5"/>
          <table:table-cell table:formula="of:=([.A316]-([.$L$4]/1000))*([.A316]-([.$L$4]/1000))" office:value-type="float" office:value="0.00152348871980644" calcext:value-type="float">
            <text:p>0,001523488719806</text:p>
          </table:table-cell>
          <table:table-cell table:number-columns-repeated="4"/>
        </table:table-row>
        <table:table-row table:style-name="ro1">
          <table:table-cell office:value-type="float" office:value="0.323064804077148" calcext:value-type="float">
            <text:p>0,323064804077148</text:p>
          </table:table-cell>
          <table:table-cell office:value-type="string" calcext:value-type="string">
            <text:p>2021-07-13 02:03:29.926143</text:p>
          </table:table-cell>
          <table:table-cell office:value-type="string" calcext:value-type="string">
            <text:p>776dbcc5-3d47-4bbc-a21f-d1dc4e24e96d</text:p>
          </table:table-cell>
          <table:table-cell office:value-type="float" office:value="29.926143" calcext:value-type="float">
            <text:p>29,926143</text:p>
          </table:table-cell>
          <table:table-cell table:number-columns-repeated="5"/>
          <table:table-cell table:formula="of:=([.A317]-([.$L$4]/1000))*([.A317]-([.$L$4]/1000))" office:value-type="float" office:value="0.0048327107879229" calcext:value-type="float">
            <text:p>0,004832710787923</text:p>
          </table:table-cell>
          <table:table-cell table:number-columns-repeated="4"/>
        </table:table-row>
        <table:table-row table:style-name="ro1">
          <table:table-cell office:value-type="float" office:value="0.316796779632568" calcext:value-type="float">
            <text:p>0,316796779632568</text:p>
          </table:table-cell>
          <table:table-cell office:value-type="string" calcext:value-type="string">
            <text:p>2021-07-13 02:04:00.612057</text:p>
          </table:table-cell>
          <table:table-cell office:value-type="string" calcext:value-type="string">
            <text:p>071220ae-f9fe-4fb6-99f3-4850a0f62f83</text:p>
          </table:table-cell>
          <table:table-cell office:value-type="float" office:value="0.612057" calcext:value-type="float">
            <text:p>0,612057</text:p>
          </table:table-cell>
          <table:table-cell table:number-columns-repeated="5"/>
          <table:table-cell table:formula="of:=([.A318]-([.$L$4]/1000))*([.A318]-([.$L$4]/1000))" office:value-type="float" office:value="0.00400052161675311" calcext:value-type="float">
            <text:p>0,004000521616753</text:p>
          </table:table-cell>
          <table:table-cell table:number-columns-repeated="4"/>
        </table:table-row>
        <table:table-row table:style-name="ro1">
          <table:table-cell office:value-type="float" office:value="0.33069634437561" calcext:value-type="float">
            <text:p>0,33069634437561</text:p>
          </table:table-cell>
          <table:table-cell office:value-type="string" calcext:value-type="string">
            <text:p>2021-07-13 02:04:31.314021</text:p>
          </table:table-cell>
          <table:table-cell office:value-type="string" calcext:value-type="string">
            <text:p>4500f61d-f758-4514-85ab-5bad36ee2d33</text:p>
          </table:table-cell>
          <table:table-cell office:value-type="float" office:value="31.314021" calcext:value-type="float">
            <text:p>31,314021</text:p>
          </table:table-cell>
          <table:table-cell table:number-columns-repeated="5"/>
          <table:table-cell table:formula="of:=([.A319]-([.$L$4]/1000))*([.A319]-([.$L$4]/1000))" office:value-type="float" office:value="0.00595200547243364" calcext:value-type="float">
            <text:p>0,005952005472434</text:p>
          </table:table-cell>
          <table:table-cell table:number-columns-repeated="4"/>
        </table:table-row>
        <table:table-row table:style-name="ro1">
          <table:table-cell office:value-type="float" office:value="0.311062574386597" calcext:value-type="float">
            <text:p>0,311062574386597</text:p>
          </table:table-cell>
          <table:table-cell office:value-type="string" calcext:value-type="string">
            <text:p>2021-07-13 02:05:02.084882</text:p>
          </table:table-cell>
          <table:table-cell office:value-type="string" calcext:value-type="string">
            <text:p>f5e479f3-ad49-43d7-88b4-074fba80f4a0</text:p>
          </table:table-cell>
          <table:table-cell office:value-type="float" office:value="2.084882" calcext:value-type="float">
            <text:p>2,084882</text:p>
          </table:table-cell>
          <table:table-cell table:number-columns-repeated="5"/>
          <table:table-cell table:formula="of:=([.A320]-([.$L$4]/1000))*([.A320]-([.$L$4]/1000))" office:value-type="float" office:value="0.00330802946939955" calcext:value-type="float">
            <text:p>0,0033080294694</text:p>
          </table:table-cell>
          <table:table-cell table:number-columns-repeated="4"/>
        </table:table-row>
        <table:table-row table:style-name="ro1">
          <table:table-cell office:value-type="float" office:value="0.233101606369018" calcext:value-type="float">
            <text:p>0,233101606369018</text:p>
          </table:table-cell>
          <table:table-cell office:value-type="string" calcext:value-type="string">
            <text:p>2021-07-13 02:05:32.554614</text:p>
          </table:table-cell>
          <table:table-cell office:value-type="string" calcext:value-type="string">
            <text:p>df485318-ed3a-4d53-8fd5-1adac70d39bc</text:p>
          </table:table-cell>
          <table:table-cell office:value-type="float" office:value="32.554614" calcext:value-type="float">
            <text:p>32,554614</text:p>
          </table:table-cell>
          <table:table-cell table:number-columns-repeated="5"/>
          <table:table-cell table:formula="of:=([.A321]-([.$L$4]/1000))*([.A321]-([.$L$4]/1000))" office:value-type="float" office:value="0.000418018325172752" calcext:value-type="float">
            <text:p>0,000418018325173</text:p>
          </table:table-cell>
          <table:table-cell table:number-columns-repeated="4"/>
        </table:table-row>
        <table:table-row table:style-name="ro1">
          <table:table-cell office:value-type="float" office:value="0.191456317901611" calcext:value-type="float">
            <text:p>0,191456317901611</text:p>
          </table:table-cell>
          <table:table-cell office:value-type="string" calcext:value-type="string">
            <text:p>2021-07-13 02:06:02.931455</text:p>
          </table:table-cell>
          <table:table-cell office:value-type="string" calcext:value-type="string">
            <text:p>46df1db4-a1fa-465d-ba7b-8a6ab708edb4</text:p>
          </table:table-cell>
          <table:table-cell office:value-type="float" office:value="2.931455" calcext:value-type="float">
            <text:p>2,931455</text:p>
          </table:table-cell>
          <table:table-cell table:number-columns-repeated="5"/>
          <table:table-cell table:formula="of:=([.A322]-([.$L$4]/1000))*([.A322]-([.$L$4]/1000))" office:value-type="float" office:value="0.00385526557192025" calcext:value-type="float">
            <text:p>0,00385526557192</text:p>
          </table:table-cell>
          <table:table-cell table:number-columns-repeated="4"/>
        </table:table-row>
        <table:table-row table:style-name="ro1">
          <table:table-cell office:value-type="float" office:value="0.194939374923706" calcext:value-type="float">
            <text:p>0,194939374923706</text:p>
          </table:table-cell>
          <table:table-cell office:value-type="string" calcext:value-type="string">
            <text:p>2021-07-13 02:06:33.427167</text:p>
          </table:table-cell>
          <table:table-cell office:value-type="string" calcext:value-type="string">
            <text:p>513b8b54-ffd4-4e71-b1e4-402573259e73</text:p>
          </table:table-cell>
          <table:table-cell office:value-type="float" office:value="33.427167" calcext:value-type="float">
            <text:p>33,427167</text:p>
          </table:table-cell>
          <table:table-cell table:number-columns-repeated="5"/>
          <table:table-cell table:formula="of:=([.A323]-([.$L$4]/1000))*([.A323]-([.$L$4]/1000))" office:value-type="float" office:value="0.00343486576929691" calcext:value-type="float">
            <text:p>0,003434865769297</text:p>
          </table:table-cell>
          <table:table-cell table:number-columns-repeated="4"/>
        </table:table-row>
        <table:table-row table:style-name="ro1">
          <table:table-cell office:value-type="float" office:value="0.243363618850708" calcext:value-type="float">
            <text:p>0,243363618850708</text:p>
          </table:table-cell>
          <table:table-cell office:value-type="string" calcext:value-type="string">
            <text:p>2021-07-13 02:07:03.821538</text:p>
          </table:table-cell>
          <table:table-cell office:value-type="string" calcext:value-type="string">
            <text:p>9ccdad36-ab68-43ab-9faf-b497dc009bc4</text:p>
          </table:table-cell>
          <table:table-cell office:value-type="float" office:value="3.821538" calcext:value-type="float">
            <text:p>3,821538</text:p>
          </table:table-cell>
          <table:table-cell table:number-columns-repeated="5"/>
          <table:table-cell table:formula="of:=([.A324]-([.$L$4]/1000))*([.A324]-([.$L$4]/1000))" office:value-type="float" office:value="0.000103703345775567" calcext:value-type="float">
            <text:p>0,000103703345776</text:p>
          </table:table-cell>
          <table:table-cell table:number-columns-repeated="4"/>
        </table:table-row>
        <table:table-row table:style-name="ro1">
          <table:table-cell office:value-type="float" office:value="0.320746183395386" calcext:value-type="float">
            <text:p>0,320746183395386</text:p>
          </table:table-cell>
          <table:table-cell office:value-type="string" calcext:value-type="string">
            <text:p>2021-07-13 02:07:34.270711</text:p>
          </table:table-cell>
          <table:table-cell office:value-type="string" calcext:value-type="string">
            <text:p>b936338e-8eb5-458a-90c7-2dd5eafd5668</text:p>
          </table:table-cell>
          <table:table-cell office:value-type="float" office:value="34.270711" calcext:value-type="float">
            <text:p>34,270711</text:p>
          </table:table-cell>
          <table:table-cell table:number-columns-repeated="5"/>
          <table:table-cell table:formula="of:=([.A325]-([.$L$4]/1000))*([.A325]-([.$L$4]/1000))" office:value-type="float" office:value="0.00451571643002713" calcext:value-type="float">
            <text:p>0,004515716430027</text:p>
          </table:table-cell>
          <table:table-cell table:number-columns-repeated="4"/>
        </table:table-row>
        <table:table-row table:style-name="ro1">
          <table:table-cell office:value-type="float" office:value="0.207347869873047" calcext:value-type="float">
            <text:p>0,207347869873047</text:p>
          </table:table-cell>
          <table:table-cell office:value-type="string" calcext:value-type="string">
            <text:p>2021-07-13 02:08:04.893304</text:p>
          </table:table-cell>
          <table:table-cell office:value-type="string" calcext:value-type="string">
            <text:p>0a21e443-d5b3-4610-83dd-4b3291f4cf8f</text:p>
          </table:table-cell>
          <table:table-cell office:value-type="float" office:value="4.893304" calcext:value-type="float">
            <text:p>4,893304</text:p>
          </table:table-cell>
          <table:table-cell table:number-columns-repeated="5"/>
          <table:table-cell table:formula="of:=([.A326]-([.$L$4]/1000))*([.A326]-([.$L$4]/1000))" office:value-type="float" office:value="0.00213436912499" calcext:value-type="float">
            <text:p>0,00213436912499</text:p>
          </table:table-cell>
          <table:table-cell table:number-columns-repeated="4"/>
        </table:table-row>
        <table:table-row table:style-name="ro1">
          <table:table-cell office:value-type="float" office:value="0.210196018218994" calcext:value-type="float">
            <text:p>0,210196018218994</text:p>
          </table:table-cell>
          <table:table-cell office:value-type="string" calcext:value-type="string">
            <text:p>2021-07-13 02:08:35.352612</text:p>
          </table:table-cell>
          <table:table-cell office:value-type="string" calcext:value-type="string">
            <text:p>4698e57c-7a8f-42b8-8adb-390ba22ea51e</text:p>
          </table:table-cell>
          <table:table-cell office:value-type="float" office:value="35.352612" calcext:value-type="float">
            <text:p>35,352612</text:p>
          </table:table-cell>
          <table:table-cell table:number-columns-repeated="5"/>
          <table:table-cell table:formula="of:=([.A327]-([.$L$4]/1000))*([.A327]-([.$L$4]/1000))" office:value-type="float" office:value="0.00187931653618037" calcext:value-type="float">
            <text:p>0,00187931653618</text:p>
          </table:table-cell>
          <table:table-cell table:number-columns-repeated="4"/>
        </table:table-row>
        <table:table-row table:style-name="ro1">
          <table:table-cell office:value-type="float" office:value="0.325027465820312" calcext:value-type="float">
            <text:p>0,325027465820312</text:p>
          </table:table-cell>
          <table:table-cell office:value-type="string" calcext:value-type="string">
            <text:p>2021-07-13 02:09:05.717136</text:p>
          </table:table-cell>
          <table:table-cell office:value-type="string" calcext:value-type="string">
            <text:p>aaed3f76-12a9-4272-bfd4-6d68a66ff01b</text:p>
          </table:table-cell>
          <table:table-cell office:value-type="float" office:value="5.717136" calcext:value-type="float">
            <text:p>5,717136</text:p>
          </table:table-cell>
          <table:table-cell table:number-columns-repeated="5"/>
          <table:table-cell table:formula="of:=([.A328]-([.$L$4]/1000))*([.A328]-([.$L$4]/1000))" office:value-type="float" office:value="0.00510944229449682" calcext:value-type="float">
            <text:p>0,005109442294497</text:p>
          </table:table-cell>
          <table:table-cell table:number-columns-repeated="4"/>
        </table:table-row>
        <table:table-row table:style-name="ro1">
          <table:table-cell office:value-type="float" office:value="0.23320746421814" calcext:value-type="float">
            <text:p>0,23320746421814</text:p>
          </table:table-cell>
          <table:table-cell office:value-type="string" calcext:value-type="string">
            <text:p>2021-07-13 02:09:36.376607</text:p>
          </table:table-cell>
          <table:table-cell office:value-type="string" calcext:value-type="string">
            <text:p>bd637a77-4d45-4f34-b0e3-7b0ae5942e2b</text:p>
          </table:table-cell>
          <table:table-cell office:value-type="float" office:value="36.376607" calcext:value-type="float">
            <text:p>36,376607</text:p>
          </table:table-cell>
          <table:table-cell table:number-columns-repeated="5"/>
          <table:table-cell table:formula="of:=([.A329]-([.$L$4]/1000))*([.A329]-([.$L$4]/1000))" office:value-type="float" office:value="0.000413700898499707" calcext:value-type="float">
            <text:p>0,0004137008985</text:p>
          </table:table-cell>
          <table:table-cell table:number-columns-repeated="4"/>
        </table:table-row>
        <table:table-row table:style-name="ro1">
          <table:table-cell office:value-type="float" office:value="0.211750268936157" calcext:value-type="float">
            <text:p>0,211750268936157</text:p>
          </table:table-cell>
          <table:table-cell office:value-type="string" calcext:value-type="string">
            <text:p>2021-07-13 02:10:06.796023</text:p>
          </table:table-cell>
          <table:table-cell office:value-type="string" calcext:value-type="string">
            <text:p>18e159fe-67bc-4a99-a4d3-99592adff696</text:p>
          </table:table-cell>
          <table:table-cell office:value-type="float" office:value="6.796023" calcext:value-type="float">
            <text:p>6,796023</text:p>
          </table:table-cell>
          <table:table-cell table:number-columns-repeated="5"/>
          <table:table-cell table:formula="of:=([.A330]-([.$L$4]/1000))*([.A330]-([.$L$4]/1000))" office:value-type="float" office:value="0.00174697532280688" calcext:value-type="float">
            <text:p>0,001746975322807</text:p>
          </table:table-cell>
          <table:table-cell table:number-columns-repeated="4"/>
        </table:table-row>
        <table:table-row table:style-name="ro1">
          <table:table-cell office:value-type="float" office:value="0.319142580032349" calcext:value-type="float">
            <text:p>0,319142580032349</text:p>
          </table:table-cell>
          <table:table-cell office:value-type="string" calcext:value-type="string">
            <text:p>2021-07-13 02:10:37.329878</text:p>
          </table:table-cell>
          <table:table-cell office:value-type="string" calcext:value-type="string">
            <text:p>e91b235a-223f-450e-8d19-652837fe844d</text:p>
          </table:table-cell>
          <table:table-cell office:value-type="float" office:value="37.329878" calcext:value-type="float">
            <text:p>37,329878</text:p>
          </table:table-cell>
          <table:table-cell table:number-columns-repeated="5"/>
          <table:table-cell table:formula="of:=([.A331]-([.$L$4]/1000))*([.A331]-([.$L$4]/1000))" office:value-type="float" office:value="0.00430276663056928" calcext:value-type="float">
            <text:p>0,004302766630569</text:p>
          </table:table-cell>
          <table:table-cell table:number-columns-repeated="4"/>
        </table:table-row>
        <table:table-row table:style-name="ro1">
          <table:table-cell office:value-type="float" office:value="0.320106506347656" calcext:value-type="float">
            <text:p>0,320106506347656</text:p>
          </table:table-cell>
          <table:table-cell office:value-type="string" calcext:value-type="string">
            <text:p>2021-07-13 02:11:07.980270</text:p>
          </table:table-cell>
          <table:table-cell office:value-type="string" calcext:value-type="string">
            <text:p>b9d299fa-ee5d-477b-b487-02cc5575e48c</text:p>
          </table:table-cell>
          <table:table-cell office:value-type="float" office:value="7.98027" calcext:value-type="float">
            <text:p>7,98027</text:p>
          </table:table-cell>
          <table:table-cell table:number-columns-repeated="5"/>
          <table:table-cell table:formula="of:=([.A332]-([.$L$4]/1000))*([.A332]-([.$L$4]/1000))" office:value-type="float" office:value="0.00443015419780875" calcext:value-type="float">
            <text:p>0,004430154197809</text:p>
          </table:table-cell>
          <table:table-cell table:number-columns-repeated="4"/>
        </table:table-row>
        <table:table-row table:style-name="ro1">
          <table:table-cell office:value-type="float" office:value="0.324923038482666" calcext:value-type="float">
            <text:p>0,324923038482666</text:p>
          </table:table-cell>
          <table:table-cell office:value-type="string" calcext:value-type="string">
            <text:p>2021-07-13 02:11:38.444548</text:p>
          </table:table-cell>
          <table:table-cell office:value-type="string" calcext:value-type="string">
            <text:p>fa4b6695-51c1-4723-a492-7162a7a79301</text:p>
          </table:table-cell>
          <table:table-cell office:value-type="float" office:value="38.444548" calcext:value-type="float">
            <text:p>38,444548</text:p>
          </table:table-cell>
          <table:table-cell table:number-columns-repeated="5"/>
          <table:table-cell table:formula="of:=([.A333]-([.$L$4]/1000))*([.A333]-([.$L$4]/1000))" office:value-type="float" office:value="0.00509452419156165" calcext:value-type="float">
            <text:p>0,005094524191562</text:p>
          </table:table-cell>
          <table:table-cell table:number-columns-repeated="4"/>
        </table:table-row>
        <table:table-row table:style-name="ro1">
          <table:table-cell office:value-type="float" office:value="0.329356670379639" calcext:value-type="float">
            <text:p>0,329356670379639</text:p>
          </table:table-cell>
          <table:table-cell office:value-type="string" calcext:value-type="string">
            <text:p>2021-07-13 02:12:08.925404</text:p>
          </table:table-cell>
          <table:table-cell office:value-type="string" calcext:value-type="string">
            <text:p>94cac482-61c6-4137-8c17-2b92d38f1058</text:p>
          </table:table-cell>
          <table:table-cell office:value-type="float" office:value="8.925404" calcext:value-type="float">
            <text:p>8,925404</text:p>
          </table:table-cell>
          <table:table-cell table:number-columns-repeated="5"/>
          <table:table-cell table:formula="of:=([.A334]-([.$L$4]/1000))*([.A334]-([.$L$4]/1000))" office:value-type="float" office:value="0.00574709053341014" calcext:value-type="float">
            <text:p>0,00574709053341</text:p>
          </table:table-cell>
          <table:table-cell table:number-columns-repeated="4"/>
        </table:table-row>
        <table:table-row table:style-name="ro1">
          <table:table-cell office:value-type="float" office:value="0.333824157714844" calcext:value-type="float">
            <text:p>0,333824157714844</text:p>
          </table:table-cell>
          <table:table-cell office:value-type="string" calcext:value-type="string">
            <text:p>2021-07-13 02:12:39.437589</text:p>
          </table:table-cell>
          <table:table-cell office:value-type="string" calcext:value-type="string">
            <text:p>9f455fc9-18b8-4664-8edf-053895768e47</text:p>
          </table:table-cell>
          <table:table-cell office:value-type="float" office:value="39.437589" calcext:value-type="float">
            <text:p>39,437589</text:p>
          </table:table-cell>
          <table:table-cell table:number-columns-repeated="5"/>
          <table:table-cell table:formula="of:=([.A335]-([.$L$4]/1000))*([.A335]-([.$L$4]/1000))" office:value-type="float" office:value="0.00644440554241049" calcext:value-type="float">
            <text:p>0,006444405542411</text:p>
          </table:table-cell>
          <table:table-cell table:number-columns-repeated="4"/>
        </table:table-row>
        <table:table-row table:style-name="ro1">
          <table:table-cell office:value-type="float" office:value="0.303314447402954" calcext:value-type="float">
            <text:p>0,303314447402954</text:p>
          </table:table-cell>
          <table:table-cell office:value-type="string" calcext:value-type="string">
            <text:p>2021-07-13 02:13:10.067403</text:p>
          </table:table-cell>
          <table:table-cell office:value-type="string" calcext:value-type="string">
            <text:p>7572c3eb-9643-4dc2-a56e-cdb9b3410de3</text:p>
          </table:table-cell>
          <table:table-cell office:value-type="float" office:value="10.067403" calcext:value-type="float">
            <text:p>10,067403</text:p>
          </table:table-cell>
          <table:table-cell table:number-columns-repeated="5"/>
          <table:table-cell table:formula="of:=([.A336]-([.$L$4]/1000))*([.A336]-([.$L$4]/1000))" office:value-type="float" office:value="0.00247678858672736" calcext:value-type="float">
            <text:p>0,002476788586727</text:p>
          </table:table-cell>
          <table:table-cell table:number-columns-repeated="4"/>
        </table:table-row>
        <table:table-row table:style-name="ro1">
          <table:table-cell office:value-type="float" office:value="0.222576141357422" calcext:value-type="float">
            <text:p>0,222576141357422</text:p>
          </table:table-cell>
          <table:table-cell office:value-type="string" calcext:value-type="string">
            <text:p>2021-07-13 02:13:40.647952</text:p>
          </table:table-cell>
          <table:table-cell office:value-type="string" calcext:value-type="string">
            <text:p>2469f034-77ee-4617-91dd-7df46a7407ec</text:p>
          </table:table-cell>
          <table:table-cell office:value-type="float" office:value="40.647952" calcext:value-type="float">
            <text:p>40,647952</text:p>
          </table:table-cell>
          <table:table-cell table:number-columns-repeated="5"/>
          <table:table-cell table:formula="of:=([.A337]-([.$L$4]/1000))*([.A337]-([.$L$4]/1000))" office:value-type="float" office:value="0.000959200453985658" calcext:value-type="float">
            <text:p>0,000959200453986</text:p>
          </table:table-cell>
          <table:table-cell table:number-columns-repeated="4"/>
        </table:table-row>
        <table:table-row table:style-name="ro1">
          <table:table-cell office:value-type="float" office:value="0.180290699005127" calcext:value-type="float">
            <text:p>0,180290699005127</text:p>
          </table:table-cell>
          <table:table-cell office:value-type="string" calcext:value-type="string">
            <text:p>2021-07-13 02:14:11.176329</text:p>
          </table:table-cell>
          <table:table-cell office:value-type="string" calcext:value-type="string">
            <text:p>7ce68d33-fdec-47eb-af09-db96394e3d48</text:p>
          </table:table-cell>
          <table:table-cell office:value-type="float" office:value="11.176329" calcext:value-type="float">
            <text:p>11,176329</text:p>
          </table:table-cell>
          <table:table-cell table:number-columns-repeated="5"/>
          <table:table-cell table:formula="of:=([.A338]-([.$L$4]/1000))*([.A338]-([.$L$4]/1000))" office:value-type="float" office:value="0.00536650070005134" calcext:value-type="float">
            <text:p>0,005366500700051</text:p>
          </table:table-cell>
          <table:table-cell table:number-columns-repeated="4"/>
        </table:table-row>
        <table:table-row table:style-name="ro1">
          <table:table-cell office:value-type="float" office:value="0.198588609695435" calcext:value-type="float">
            <text:p>0,198588609695435</text:p>
          </table:table-cell>
          <table:table-cell office:value-type="string" calcext:value-type="string">
            <text:p>2021-07-13 02:14:41.586246</text:p>
          </table:table-cell>
          <table:table-cell office:value-type="string" calcext:value-type="string">
            <text:p>f4235a32-7c02-4ab1-97c0-6a61db332f16</text:p>
          </table:table-cell>
          <table:table-cell office:value-type="float" office:value="41.586246" calcext:value-type="float">
            <text:p>41,586246</text:p>
          </table:table-cell>
          <table:table-cell table:number-columns-repeated="5"/>
          <table:table-cell table:formula="of:=([.A339]-([.$L$4]/1000))*([.A339]-([.$L$4]/1000))" office:value-type="float" office:value="0.00302043596664563" calcext:value-type="float">
            <text:p>0,003020435966646</text:p>
          </table:table-cell>
          <table:table-cell table:number-columns-repeated="4"/>
        </table:table-row>
        <table:table-row table:style-name="ro1">
          <table:table-cell office:value-type="float" office:value="0.26063871383667" calcext:value-type="float">
            <text:p>0,26063871383667</text:p>
          </table:table-cell>
          <table:table-cell office:value-type="string" calcext:value-type="string">
            <text:p>2021-07-13 02:15:12.066816</text:p>
          </table:table-cell>
          <table:table-cell office:value-type="string" calcext:value-type="string">
            <text:p>275f8f44-d777-4ccd-888c-93fe102dac3d</text:p>
          </table:table-cell>
          <table:table-cell office:value-type="float" office:value="12.066816" calcext:value-type="float">
            <text:p>12,066816</text:p>
          </table:table-cell>
          <table:table-cell table:number-columns-repeated="5"/>
          <table:table-cell table:formula="of:=([.A340]-([.$L$4]/1000))*([.A340]-([.$L$4]/1000))" office:value-type="float" office:value="0.0000502909467959182" calcext:value-type="float">
            <text:p>5,02909467959182E-05</text:p>
          </table:table-cell>
          <table:table-cell table:number-columns-repeated="4"/>
        </table:table-row>
        <table:table-row table:style-name="ro1">
          <table:table-cell office:value-type="float" office:value="0.231426477432251" calcext:value-type="float">
            <text:p>0,231426477432251</text:p>
          </table:table-cell>
          <table:table-cell office:value-type="string" calcext:value-type="string">
            <text:p>2021-07-13 02:15:42.594468</text:p>
          </table:table-cell>
          <table:table-cell office:value-type="string" calcext:value-type="string">
            <text:p>fa2f62cc-7158-47ca-ba1f-8c917ae2d4b9</text:p>
          </table:table-cell>
          <table:table-cell office:value-type="float" office:value="42.594468" calcext:value-type="float">
            <text:p>42,594468</text:p>
          </table:table-cell>
          <table:table-cell table:number-columns-repeated="5"/>
          <table:table-cell table:formula="of:=([.A341]-([.$L$4]/1000))*([.A341]-([.$L$4]/1000))" office:value-type="float" office:value="0.000489322067594523" calcext:value-type="float">
            <text:p>0,000489322067595</text:p>
          </table:table-cell>
          <table:table-cell table:number-columns-repeated="4"/>
        </table:table-row>
        <table:table-row table:style-name="ro1">
          <table:table-cell office:value-type="float" office:value="0.217103719711304" calcext:value-type="float">
            <text:p>0,217103719711304</text:p>
          </table:table-cell>
          <table:table-cell office:value-type="string" calcext:value-type="string">
            <text:p>2021-07-13 02:16:13.103741</text:p>
          </table:table-cell>
          <table:table-cell office:value-type="string" calcext:value-type="string">
            <text:p>8e84097c-659d-4012-8bb2-bebca7f66c91</text:p>
          </table:table-cell>
          <table:table-cell office:value-type="float" office:value="13.103741" calcext:value-type="float">
            <text:p>13,103741</text:p>
          </table:table-cell>
          <table:table-cell table:number-columns-repeated="5"/>
          <table:table-cell table:formula="of:=([.A342]-([.$L$4]/1000))*([.A342]-([.$L$4]/1000))" office:value-type="float" office:value="0.00132812017248859" calcext:value-type="float">
            <text:p>0,001328120172489</text:p>
          </table:table-cell>
          <table:table-cell/>
          <table:table-cell office:value-type="string" calcext:value-type="string">
            <text:p>MEDIA DIRETA</text:p>
          </table:table-cell>
          <table:table-cell table:number-columns-repeated="2"/>
        </table:table-row>
        <table:table-row table:style-name="ro1">
          <table:table-cell office:value-type="float" office:value="0.33498477935791" calcext:value-type="float">
            <text:p>0,33498477935791</text:p>
          </table:table-cell>
          <table:table-cell office:value-type="string" calcext:value-type="string">
            <text:p>2021-07-13 02:16:43.575011</text:p>
          </table:table-cell>
          <table:table-cell office:value-type="string" calcext:value-type="string">
            <text:p>2ac12cec-6a30-4d70-aac6-761588e86525</text:p>
          </table:table-cell>
          <table:table-cell office:value-type="float" office:value="43.575011" calcext:value-type="float">
            <text:p>43,575011</text:p>
          </table:table-cell>
          <table:table-cell table:style-name="ce3" office:value-type="float" office:value="43845" calcext:value-type="float">
            <text:p>43.845,00</text:p>
          </table:table-cell>
          <table:table-cell table:formula="of:=[.E343]-([.D343]*1000)" office:value-type="float" office:value="269.988999999994" calcext:value-type="float">
            <text:p>269,988999999994</text:p>
          </table:table-cell>
          <table:table-cell table:number-columns-repeated="3"/>
          <table:table-cell table:formula="of:=([.A343]-([.$L$4]/1000))*([.A343]-([.$L$4]/1000))" office:value-type="float" office:value="0.00663209515971143" calcext:value-type="float">
            <text:p>0,006632095159711</text:p>
          </table:table-cell>
          <table:table-cell table:formula="of:=([.F343]-([.$L$343]))*([.F343]-([.$L$343]))" office:value-type="float" office:value="4303.47283273884" calcext:value-type="float">
            <text:p>4303,47283273884</text:p>
          </table:table-cell>
          <table:table-cell table:style-name="ce4" table:formula="of:=SUM([.F343:.F392])/50" office:value-type="float" office:value="204.38814" calcext:value-type="float">
            <text:p>204,388</text:p>
          </table:table-cell>
          <table:table-cell table:number-columns-repeated="2"/>
        </table:table-row>
        <table:table-row table:style-name="ro1">
          <table:table-cell office:value-type="float" office:value="0.198691129684448" calcext:value-type="float">
            <text:p>0,198691129684448</text:p>
          </table:table-cell>
          <table:table-cell office:value-type="string" calcext:value-type="string">
            <text:p>2021-07-13 02:17:14.219449</text:p>
          </table:table-cell>
          <table:table-cell office:value-type="string" calcext:value-type="string">
            <text:p>8c9bc970-65b8-4b50-a187-6ee9aefdb247</text:p>
          </table:table-cell>
          <table:table-cell office:value-type="float" office:value="14.219449" calcext:value-type="float">
            <text:p>14,219449</text:p>
          </table:table-cell>
          <table:table-cell table:style-name="ce3" office:value-type="float" office:value="14370" calcext:value-type="float">
            <text:p>14.370,00</text:p>
          </table:table-cell>
          <table:table-cell table:formula="of:=[.E344]-([.D344]*1000)" office:value-type="float" office:value="150.551000000001" calcext:value-type="float">
            <text:p>150,551000000001</text:p>
          </table:table-cell>
          <table:table-cell table:number-columns-repeated="3"/>
          <table:table-cell table:formula="of:=([.A344]-([.$L$4]/1000))*([.A344]-([.$L$4]/1000))" office:value-type="float" office:value="0.00300917778877087" calcext:value-type="float">
            <text:p>0,003009177788771</text:p>
          </table:table-cell>
          <table:table-cell table:formula="of:=([.F344]-([.$L$343]))*([.F344]-([.$L$343]))" office:value-type="float" office:value="2898.43764337945" calcext:value-type="float">
            <text:p>2898,43764337945</text:p>
          </table:table-cell>
          <table:table-cell table:number-columns-repeated="3"/>
        </table:table-row>
        <table:table-row table:style-name="ro1">
          <table:table-cell office:value-type="float" office:value="0.207371234893799" calcext:value-type="float">
            <text:p>0,207371234893799</text:p>
          </table:table-cell>
          <table:table-cell office:value-type="string" calcext:value-type="string">
            <text:p>2021-07-13 02:17:44.700045</text:p>
          </table:table-cell>
          <table:table-cell office:value-type="string" calcext:value-type="string">
            <text:p>08707649-6036-4c2e-a329-2391569bd400</text:p>
          </table:table-cell>
          <table:table-cell office:value-type="float" office:value="44.700045" calcext:value-type="float">
            <text:p>44,700045</text:p>
          </table:table-cell>
          <table:table-cell table:style-name="ce3" office:value-type="float" office:value="44848" calcext:value-type="float">
            <text:p>44.848,00</text:p>
          </table:table-cell>
          <table:table-cell table:formula="of:=[.E345]-([.D345]*1000)" office:value-type="float" office:value="147.954999999994" calcext:value-type="float">
            <text:p>147,954999999994</text:p>
          </table:table-cell>
          <table:table-cell table:number-columns-repeated="3"/>
          <table:table-cell table:formula="of:=([.A345]-([.$L$4]/1000))*([.A345]-([.$L$4]/1000))" office:value-type="float" office:value="0.00213221077884109" calcext:value-type="float">
            <text:p>0,002132210778841</text:p>
          </table:table-cell>
          <table:table-cell table:formula="of:=([.F345]-([.$L$343]))*([.F345]-([.$L$343]))" office:value-type="float" office:value="3184.69929026022" calcext:value-type="float">
            <text:p>3184,69929026022</text:p>
          </table:table-cell>
          <table:table-cell office:value-type="string" calcext:value-type="string">
            <text:p>Desvio Padrão</text:p>
          </table:table-cell>
          <table:table-cell table:number-columns-repeated="2"/>
        </table:table-row>
        <table:table-row table:style-name="ro1">
          <table:table-cell office:value-type="float" office:value="0.337664604187012" calcext:value-type="float">
            <text:p>0,337664604187012</text:p>
          </table:table-cell>
          <table:table-cell office:value-type="string" calcext:value-type="string">
            <text:p>2021-07-13 02:18:15.119735</text:p>
          </table:table-cell>
          <table:table-cell office:value-type="string" calcext:value-type="string">
            <text:p>2fec5bf9-2cb5-4c51-b27d-ab69dc60a8e3</text:p>
          </table:table-cell>
          <table:table-cell office:value-type="float" office:value="15.119735" calcext:value-type="float">
            <text:p>15,119735</text:p>
          </table:table-cell>
          <table:table-cell table:style-name="ce3" office:value-type="float" office:value="15389" calcext:value-type="float">
            <text:p>15.389,00</text:p>
          </table:table-cell>
          <table:table-cell table:formula="of:=[.E346]-([.D346]*1000)" office:value-type="float" office:value="269.264999999999" calcext:value-type="float">
            <text:p>269,264999999999</text:p>
          </table:table-cell>
          <table:table-cell table:number-columns-repeated="3"/>
          <table:table-cell table:formula="of:=([.A346]-([.$L$4]/1000))*([.A346]-([.$L$4]/1000))" office:value-type="float" office:value="0.00707575403604138" calcext:value-type="float">
            <text:p>0,007075754036041</text:p>
          </table:table-cell>
          <table:table-cell table:formula="of:=([.F346]-([.$L$343]))*([.F346]-([.$L$343]))" office:value-type="float" office:value="4209.00696345953" calcext:value-type="float">
            <text:p>4209,00696345953</text:p>
          </table:table-cell>
          <table:table-cell table:style-name="ce4" table:formula="of:=SQRT(SUM([.K343:.K392])/50)" office:value-type="float" office:value="53.3104450399767" calcext:value-type="float">
            <text:p>53,310</text:p>
          </table:table-cell>
          <table:table-cell table:number-columns-repeated="2"/>
        </table:table-row>
        <table:table-row table:style-name="ro1">
          <table:table-cell office:value-type="float" office:value="0.327768802642822" calcext:value-type="float">
            <text:p>0,327768802642822</text:p>
          </table:table-cell>
          <table:table-cell office:value-type="string" calcext:value-type="string">
            <text:p>2021-07-13 02:18:45.803242</text:p>
          </table:table-cell>
          <table:table-cell office:value-type="string" calcext:value-type="string">
            <text:p>017b3643-0518-43b1-9e59-faad3edbce14</text:p>
          </table:table-cell>
          <table:table-cell office:value-type="float" office:value="45.803242" calcext:value-type="float">
            <text:p>45,803242</text:p>
          </table:table-cell>
          <table:table-cell table:style-name="ce3" office:value-type="float" office:value="46078" calcext:value-type="float">
            <text:p>46.078,00</text:p>
          </table:table-cell>
          <table:table-cell table:formula="of:=[.E347]-([.D347]*1000)" office:value-type="float" office:value="274.758000000002" calcext:value-type="float">
            <text:p>274,758000000002</text:p>
          </table:table-cell>
          <table:table-cell table:number-columns-repeated="3"/>
          <table:table-cell table:formula="of:=([.A347]-([.$L$4]/1000))*([.A347]-([.$L$4]/1000))" office:value-type="float" office:value="0.0055088607244234" calcext:value-type="float">
            <text:p>0,005508860724423</text:p>
          </table:table-cell>
          <table:table-cell table:formula="of:=([.F347]-([.$L$343]))*([.F347]-([.$L$343]))" office:value-type="float" office:value="4951.91719641984" calcext:value-type="float">
            <text:p>4951,91719641984</text:p>
          </table:table-cell>
          <table:table-cell table:number-columns-repeated="3"/>
        </table:table-row>
        <table:table-row table:style-name="ro1">
          <table:table-cell office:value-type="float" office:value="0.33214259147644" calcext:value-type="float">
            <text:p>0,33214259147644</text:p>
          </table:table-cell>
          <table:table-cell office:value-type="string" calcext:value-type="string">
            <text:p>2021-07-13 02:19:16.483174</text:p>
          </table:table-cell>
          <table:table-cell office:value-type="string" calcext:value-type="string">
            <text:p>a0c600d3-00d1-4faa-958d-076609b97671</text:p>
          </table:table-cell>
          <table:table-cell office:value-type="float" office:value="16.483174" calcext:value-type="float">
            <text:p>16,483174</text:p>
          </table:table-cell>
          <table:table-cell table:style-name="ce3" office:value-type="float" office:value="16758" calcext:value-type="float">
            <text:p>16.758,00</text:p>
          </table:table-cell>
          <table:table-cell table:formula="of:=[.E348]-([.D348]*1000)" office:value-type="float" office:value="274.826000000001" calcext:value-type="float">
            <text:p>274,826000000001</text:p>
          </table:table-cell>
          <table:table-cell table:number-columns-repeated="3"/>
          <table:table-cell table:formula="of:=([.A348]-([.$L$4]/1000))*([.A348]-([.$L$4]/1000))" office:value-type="float" office:value="0.00617725083696916" calcext:value-type="float">
            <text:p>0,006177250836969</text:p>
          </table:table-cell>
          <table:table-cell table:formula="of:=([.F348]-([.$L$343]))*([.F348]-([.$L$343]))" office:value-type="float" office:value="4961.49212137974" calcext:value-type="float">
            <text:p>4961,49212137974</text:p>
          </table:table-cell>
          <table:table-cell table:number-columns-repeated="3"/>
        </table:table-row>
        <table:table-row table:style-name="ro1">
          <table:table-cell office:value-type="float" office:value="0.331874132156372" calcext:value-type="float">
            <text:p>0,331874132156372</text:p>
          </table:table-cell>
          <table:table-cell office:value-type="string" calcext:value-type="string">
            <text:p>2021-07-13 02:19:46.972613</text:p>
          </table:table-cell>
          <table:table-cell office:value-type="string" calcext:value-type="string">
            <text:p>10c29dec-7017-4150-b861-ff4acf156d9d</text:p>
          </table:table-cell>
          <table:table-cell office:value-type="float" office:value="46.972613" calcext:value-type="float">
            <text:p>46,972613</text:p>
          </table:table-cell>
          <table:table-cell table:style-name="ce3" office:value-type="float" office:value="47243" calcext:value-type="float">
            <text:p>47.243,00</text:p>
          </table:table-cell>
          <table:table-cell table:formula="of:=[.E349]-([.D349]*1000)" office:value-type="float" office:value="270.386999999995" calcext:value-type="float">
            <text:p>270,386999999995</text:p>
          </table:table-cell>
          <table:table-cell table:number-columns-repeated="3"/>
          <table:table-cell table:formula="of:=([.A349]-([.$L$4]/1000))*([.A349]-([.$L$4]/1000))" office:value-type="float" office:value="0.00613512352448599" calcext:value-type="float">
            <text:p>0,006135123524486</text:p>
          </table:table-cell>
          <table:table-cell table:formula="of:=([.F349]-([.$L$343]))*([.F349]-([.$L$343]))" office:value-type="float" office:value="4355.84952129897" calcext:value-type="float">
            <text:p>4355,84952129897</text:p>
          </table:table-cell>
          <table:table-cell table:number-columns-repeated="3"/>
        </table:table-row>
        <table:table-row table:style-name="ro1">
          <table:table-cell office:value-type="float" office:value="0.237533807754517" calcext:value-type="float">
            <text:p>0,237533807754517</text:p>
          </table:table-cell>
          <table:table-cell office:value-type="string" calcext:value-type="string">
            <text:p>2021-07-13 02:20:17.479667</text:p>
          </table:table-cell>
          <table:table-cell office:value-type="string" calcext:value-type="string">
            <text:p>ad52a2e9-ccc4-4237-822e-3ddd7701a396</text:p>
          </table:table-cell>
          <table:table-cell office:value-type="float" office:value="17.479667" calcext:value-type="float">
            <text:p>17,479667</text:p>
          </table:table-cell>
          <table:table-cell table:style-name="ce3" office:value-type="float" office:value="17673" calcext:value-type="float">
            <text:p>17.673,00</text:p>
          </table:table-cell>
          <table:table-cell table:formula="of:=[.E350]-([.D350]*1000)" office:value-type="float" office:value="193.333000000002" calcext:value-type="float">
            <text:p>193,333000000002</text:p>
          </table:table-cell>
          <table:table-cell table:number-columns-repeated="3"/>
          <table:table-cell table:formula="of:=([.A350]-([.$L$4]/1000))*([.A350]-([.$L$4]/1000))" office:value-type="float" office:value="0.000256425618889994" calcext:value-type="float">
            <text:p>0,00025642561889</text:p>
          </table:table-cell>
          <table:table-cell table:formula="of:=([.F350]-([.$L$343]))*([.F350]-([.$L$343]))" office:value-type="float" office:value="122.216120419546" calcext:value-type="float">
            <text:p>122,216120419546</text:p>
          </table:table-cell>
          <table:table-cell table:number-columns-repeated="3"/>
        </table:table-row>
        <table:table-row table:style-name="ro1">
          <table:table-cell office:value-type="float" office:value="0.226253271102905" calcext:value-type="float">
            <text:p>0,226253271102905</text:p>
          </table:table-cell>
          <table:table-cell office:value-type="string" calcext:value-type="string">
            <text:p>2021-07-13 02:20:48.023369</text:p>
          </table:table-cell>
          <table:table-cell office:value-type="string" calcext:value-type="string">
            <text:p>34278a24-9d61-4299-abe0-5544227c720c</text:p>
          </table:table-cell>
          <table:table-cell office:value-type="float" office:value="48.023369" calcext:value-type="float">
            <text:p>48,023369</text:p>
          </table:table-cell>
          <table:table-cell table:style-name="ce3" office:value-type="float" office:value="48186" calcext:value-type="float">
            <text:p>48.186,00</text:p>
          </table:table-cell>
          <table:table-cell table:formula="of:=[.E351]-([.D351]*1000)" office:value-type="float" office:value="162.630999999994" calcext:value-type="float">
            <text:p>162,630999999994</text:p>
          </table:table-cell>
          <table:table-cell table:number-columns-repeated="3"/>
          <table:table-cell table:formula="of:=([.A351]-([.$L$4]/1000))*([.A351]-([.$L$4]/1000))" office:value-type="float" office:value="0.000744953249862033" calcext:value-type="float">
            <text:p>0,000744953249862</text:p>
          </table:table-cell>
          <table:table-cell table:formula="of:=([.F351]-([.$L$343]))*([.F351]-([.$L$343]))" office:value-type="float" office:value="1743.6587409801" calcext:value-type="float">
            <text:p>1743,6587409801</text:p>
          </table:table-cell>
          <table:table-cell table:number-columns-repeated="3"/>
        </table:table-row>
        <table:table-row table:style-name="ro1">
          <table:table-cell office:value-type="float" office:value="0.201496124267578" calcext:value-type="float">
            <text:p>0,201496124267578</text:p>
          </table:table-cell>
          <table:table-cell office:value-type="string" calcext:value-type="string">
            <text:p>2021-07-13 02:21:18.450268</text:p>
          </table:table-cell>
          <table:table-cell office:value-type="string" calcext:value-type="string">
            <text:p>5f51762c-4995-45c6-a940-df7058ab8f6d</text:p>
          </table:table-cell>
          <table:table-cell office:value-type="float" office:value="18.450268" calcext:value-type="float">
            <text:p>18,450268</text:p>
          </table:table-cell>
          <table:table-cell table:style-name="ce3" office:value-type="float" office:value="18595" calcext:value-type="float">
            <text:p>18.595,00</text:p>
          </table:table-cell>
          <table:table-cell table:formula="of:=[.E352]-([.D352]*1000)" office:value-type="float" office:value="144.732" calcext:value-type="float">
            <text:p>144,732</text:p>
          </table:table-cell>
          <table:table-cell table:number-columns-repeated="3"/>
          <table:table-cell table:formula="of:=([.A352]-([.$L$4]/1000))*([.A352]-([.$L$4]/1000))" office:value-type="float" office:value="0.00270930436838092" calcext:value-type="float">
            <text:p>0,002709304368381</text:p>
          </table:table-cell>
          <table:table-cell table:formula="of:=([.F352]-([.$L$343]))*([.F352]-([.$L$343]))" office:value-type="float" office:value="3558.8550396996" calcext:value-type="float">
            <text:p>3558,8550396996</text:p>
          </table:table-cell>
          <table:table-cell table:number-columns-repeated="3"/>
        </table:table-row>
        <table:table-row table:style-name="ro1">
          <table:table-cell office:value-type="float" office:value="0.210265636444092" calcext:value-type="float">
            <text:p>0,210265636444092</text:p>
          </table:table-cell>
          <table:table-cell office:value-type="string" calcext:value-type="string">
            <text:p>2021-07-13 02:21:49.029330</text:p>
          </table:table-cell>
          <table:table-cell office:value-type="string" calcext:value-type="string">
            <text:p>c91c7500-90f5-4e7f-80fd-4c66f555cccd</text:p>
          </table:table-cell>
          <table:table-cell office:value-type="float" office:value="49.02933" calcext:value-type="float">
            <text:p>49,02933</text:p>
          </table:table-cell>
          <table:table-cell table:style-name="ce3" office:value-type="float" office:value="49184" calcext:value-type="float">
            <text:p>49.184,00</text:p>
          </table:table-cell>
          <table:table-cell table:formula="of:=[.E353]-([.D353]*1000)" office:value-type="float" office:value="154.669999999998" calcext:value-type="float">
            <text:p>154,669999999998</text:p>
          </table:table-cell>
          <table:table-cell table:number-columns-repeated="3"/>
          <table:table-cell table:formula="of:=([.A353]-([.$L$4]/1000))*([.A353]-([.$L$4]/1000))" office:value-type="float" office:value="0.00187328533174552" calcext:value-type="float">
            <text:p>0,001873285331746</text:p>
          </table:table-cell>
          <table:table-cell table:formula="of:=([.F353]-([.$L$343]))*([.F353]-([.$L$343]))" office:value-type="float" office:value="2471.89344505977" calcext:value-type="float">
            <text:p>2471,89344505977</text:p>
          </table:table-cell>
          <table:table-cell table:number-columns-repeated="3"/>
        </table:table-row>
        <table:table-row table:style-name="ro1">
          <table:table-cell office:value-type="float" office:value="0.235332489013672" calcext:value-type="float">
            <text:p>0,235332489013672</text:p>
          </table:table-cell>
          <table:table-cell office:value-type="string" calcext:value-type="string">
            <text:p>2021-07-13 02:22:19.540087</text:p>
          </table:table-cell>
          <table:table-cell office:value-type="string" calcext:value-type="string">
            <text:p>1b6c4e06-1561-4f56-92e0-2352762a0771</text:p>
          </table:table-cell>
          <table:table-cell office:value-type="float" office:value="19.540087" calcext:value-type="float">
            <text:p>19,540087</text:p>
          </table:table-cell>
          <table:table-cell table:style-name="ce3" office:value-type="float" office:value="19694" calcext:value-type="float">
            <text:p>19.694,00</text:p>
          </table:table-cell>
          <table:table-cell table:formula="of:=[.E354]-([.D354]*1000)" office:value-type="float" office:value="153.913" calcext:value-type="float">
            <text:p>153,913</text:p>
          </table:table-cell>
          <table:table-cell table:number-columns-repeated="3"/>
          <table:table-cell table:formula="of:=([.A354]-([.$L$4]/1000))*([.A354]-([.$L$4]/1000))" office:value-type="float" office:value="0.000331772156154353" calcext:value-type="float">
            <text:p>0,000331772156154</text:p>
          </table:table-cell>
          <table:table-cell table:formula="of:=([.F354]-([.$L$343]))*([.F354]-([.$L$343]))" office:value-type="float" office:value="2547.73975801955" calcext:value-type="float">
            <text:p>2547,73975801955</text:p>
          </table:table-cell>
          <table:table-cell table:number-columns-repeated="3"/>
        </table:table-row>
        <table:table-row table:style-name="ro1">
          <table:table-cell office:value-type="float" office:value="0.325634479522705" calcext:value-type="float">
            <text:p>0,325634479522705</text:p>
          </table:table-cell>
          <table:table-cell office:value-type="string" calcext:value-type="string">
            <text:p>2021-07-13 02:22:50.029064</text:p>
          </table:table-cell>
          <table:table-cell office:value-type="string" calcext:value-type="string">
            <text:p>90ac16cb-6ceb-43d6-a936-20e97dce14b6</text:p>
          </table:table-cell>
          <table:table-cell office:value-type="float" office:value="50.029064" calcext:value-type="float">
            <text:p>50,029064</text:p>
          </table:table-cell>
          <table:table-cell table:style-name="ce3" office:value-type="float" office:value="50300" calcext:value-type="float">
            <text:p>50.300,00</text:p>
          </table:table-cell>
          <table:table-cell table:formula="of:=[.E355]-([.D355]*1000)" office:value-type="float" office:value="270.936000000002" calcext:value-type="float">
            <text:p>270,936000000002</text:p>
          </table:table-cell>
          <table:table-cell table:number-columns-repeated="3"/>
          <table:table-cell table:formula="of:=([.A355]-([.$L$4]/1000))*([.A355]-([.$L$4]/1000))" office:value-type="float" office:value="0.00519658987971673" calcext:value-type="float">
            <text:p>0,005196589879717</text:p>
          </table:table-cell>
          <table:table-cell table:formula="of:=([.F355]-([.$L$343]))*([.F355]-([.$L$343]))" office:value-type="float" office:value="4428.61767057981" calcext:value-type="float">
            <text:p>4428,61767057981</text:p>
          </table:table-cell>
          <table:table-cell table:number-columns-repeated="3"/>
        </table:table-row>
        <table:table-row table:style-name="ro1">
          <table:table-cell office:value-type="float" office:value="0.202834844589233" calcext:value-type="float">
            <text:p>0,202834844589233</text:p>
          </table:table-cell>
          <table:table-cell office:value-type="string" calcext:value-type="string">
            <text:p>2021-07-13 02:23:20.659307</text:p>
          </table:table-cell>
          <table:table-cell office:value-type="string" calcext:value-type="string">
            <text:p>4e6e0df9-a1f7-4e60-9321-bcee4356d6ff</text:p>
          </table:table-cell>
          <table:table-cell office:value-type="float" office:value="20.659307" calcext:value-type="float">
            <text:p>20,659307</text:p>
          </table:table-cell>
          <table:table-cell table:style-name="ce3" office:value-type="float" office:value="20812" calcext:value-type="float">
            <text:p>20.812,00</text:p>
          </table:table-cell>
          <table:table-cell table:formula="of:=[.E356]-([.D356]*1000)" office:value-type="float" office:value="152.693000000003" calcext:value-type="float">
            <text:p>152,693000000003</text:p>
          </table:table-cell>
          <table:table-cell table:number-columns-repeated="3"/>
          <table:table-cell table:formula="of:=([.A356]-([.$L$4]/1000))*([.A356]-([.$L$4]/1000))" office:value-type="float" office:value="0.0025717331349772" calcext:value-type="float">
            <text:p>0,002571733134977</text:p>
          </table:table-cell>
          <table:table-cell table:formula="of:=([.F356]-([.$L$343]))*([.F356]-([.$L$343]))" office:value-type="float" office:value="2672.38749961929" calcext:value-type="float">
            <text:p>2672,38749961929</text:p>
          </table:table-cell>
          <table:table-cell table:number-columns-repeated="3"/>
        </table:table-row>
        <table:table-row table:style-name="ro1">
          <table:table-cell office:value-type="float" office:value="0.217277765274048" calcext:value-type="float">
            <text:p>0,217277765274048</text:p>
          </table:table-cell>
          <table:table-cell office:value-type="string" calcext:value-type="string">
            <text:p>2021-07-13 02:23:51.062253</text:p>
          </table:table-cell>
          <table:table-cell office:value-type="string" calcext:value-type="string">
            <text:p>cb049dd0-6406-4098-8278-24f6aa9ef670</text:p>
          </table:table-cell>
          <table:table-cell office:value-type="float" office:value="51.062253" calcext:value-type="float">
            <text:p>51,062253</text:p>
          </table:table-cell>
          <table:table-cell table:style-name="ce3" office:value-type="float" office:value="51222" calcext:value-type="float">
            <text:p>51.222,00</text:p>
          </table:table-cell>
          <table:table-cell table:formula="of:=[.E357]-([.D357]*1000)" office:value-type="float" office:value="159.747000000003" calcext:value-type="float">
            <text:p>159,747000000003</text:p>
          </table:table-cell>
          <table:table-cell table:number-columns-repeated="3"/>
          <table:table-cell table:formula="of:=([.A357]-([.$L$4]/1000))*([.A357]-([.$L$4]/1000))" office:value-type="float" office:value="0.00131546484610321" calcext:value-type="float">
            <text:p>0,001315464846103</text:p>
          </table:table-cell>
          <table:table-cell table:formula="of:=([.F357]-([.$L$343]))*([.F357]-([.$L$343]))" office:value-type="float" office:value="1992.83138049932" calcext:value-type="float">
            <text:p>1992,83138049932</text:p>
          </table:table-cell>
          <table:table-cell table:number-columns-repeated="3"/>
        </table:table-row>
        <table:table-row table:style-name="ro1">
          <table:table-cell office:value-type="float" office:value="0.33368444442749" calcext:value-type="float">
            <text:p>0,33368444442749</text:p>
          </table:table-cell>
          <table:table-cell office:value-type="string" calcext:value-type="string">
            <text:p>2021-07-13 02:24:21.485140</text:p>
          </table:table-cell>
          <table:table-cell office:value-type="string" calcext:value-type="string">
            <text:p>e8412df9-8a71-422f-8d2c-fafaf0b07afb</text:p>
          </table:table-cell>
          <table:table-cell office:value-type="float" office:value="21.48514" calcext:value-type="float">
            <text:p>21,48514</text:p>
          </table:table-cell>
          <table:table-cell table:style-name="ce3" office:value-type="float" office:value="21772" calcext:value-type="float">
            <text:p>21.772,00</text:p>
          </table:table-cell>
          <table:table-cell table:formula="of:=[.E358]-([.D358]*1000)" office:value-type="float" office:value="286.860000000001" calcext:value-type="float">
            <text:p>286,860000000001</text:p>
          </table:table-cell>
          <table:table-cell table:number-columns-repeated="3"/>
          <table:table-cell table:formula="of:=([.A358]-([.$L$4]/1000))*([.A358]-([.$L$4]/1000))" office:value-type="float" office:value="0.00642199351973664" calcext:value-type="float">
            <text:p>0,006421993519737</text:p>
          </table:table-cell>
          <table:table-cell table:formula="of:=([.F358]-([.$L$343]))*([.F358]-([.$L$343]))" office:value-type="float" office:value="6801.60769185971" calcext:value-type="float">
            <text:p>6801,60769185971</text:p>
          </table:table-cell>
          <table:table-cell table:number-columns-repeated="3"/>
        </table:table-row>
        <table:table-row table:style-name="ro1">
          <table:table-cell office:value-type="float" office:value="0.22589898109436" calcext:value-type="float">
            <text:p>0,22589898109436</text:p>
          </table:table-cell>
          <table:table-cell office:value-type="string" calcext:value-type="string">
            <text:p>2021-07-13 02:24:52.201263</text:p>
          </table:table-cell>
          <table:table-cell office:value-type="string" calcext:value-type="string">
            <text:p>d77c6f2e-b42e-42cf-b852-54011e37b65c</text:p>
          </table:table-cell>
          <table:table-cell office:value-type="float" office:value="52.201263" calcext:value-type="float">
            <text:p>52,201263</text:p>
          </table:table-cell>
          <table:table-cell table:style-name="ce3" office:value-type="float" office:value="52375" calcext:value-type="float">
            <text:p>52.375,00</text:p>
          </table:table-cell>
          <table:table-cell table:formula="of:=[.E359]-([.D359]*1000)" office:value-type="float" office:value="173.737000000001" calcext:value-type="float">
            <text:p>173,737000000001</text:p>
          </table:table-cell>
          <table:table-cell table:number-columns-repeated="3"/>
          <table:table-cell table:formula="of:=([.A359]-([.$L$4]/1000))*([.A359]-([.$L$4]/1000))" office:value-type="float" office:value="0.000764418635017526" calcext:value-type="float">
            <text:p>0,000764418635018</text:p>
          </table:table-cell>
          <table:table-cell table:formula="of:=([.F359]-([.$L$343]))*([.F359]-([.$L$343]))" office:value-type="float" office:value="939.492383299535" calcext:value-type="float">
            <text:p>939,492383299535</text:p>
          </table:table-cell>
          <table:table-cell table:number-columns-repeated="3"/>
        </table:table-row>
        <table:table-row table:style-name="ro1">
          <table:table-cell office:value-type="float" office:value="0.306729078292847" calcext:value-type="float">
            <text:p>0,306729078292847</text:p>
          </table:table-cell>
          <table:table-cell office:value-type="string" calcext:value-type="string">
            <text:p>2021-07-13 02:25:22.589675</text:p>
          </table:table-cell>
          <table:table-cell office:value-type="string" calcext:value-type="string">
            <text:p>c3a24c25-0dee-4528-81fa-bf6920e473fd</text:p>
          </table:table-cell>
          <table:table-cell office:value-type="float" office:value="22.589675" calcext:value-type="float">
            <text:p>22,589675</text:p>
          </table:table-cell>
          <table:table-cell table:style-name="ce3" office:value-type="float" office:value="22853" calcext:value-type="float">
            <text:p>22.853,00</text:p>
          </table:table-cell>
          <table:table-cell table:formula="of:=[.E360]-([.D360]*1000)" office:value-type="float" office:value="263.325000000001" calcext:value-type="float">
            <text:p>263,325000000001</text:p>
          </table:table-cell>
          <table:table-cell table:number-columns-repeated="3"/>
          <table:table-cell table:formula="of:=([.A360]-([.$L$4]/1000))*([.A360]-([.$L$4]/1000))" office:value-type="float" office:value="0.00282832251507571" calcext:value-type="float">
            <text:p>0,002828322515076</text:p>
          </table:table-cell>
          <table:table-cell table:formula="of:=([.F360]-([.$L$343]))*([.F360]-([.$L$343]))" office:value-type="float" office:value="3473.55346665969" calcext:value-type="float">
            <text:p>3473,55346665969</text:p>
          </table:table-cell>
          <table:table-cell table:number-columns-repeated="3"/>
        </table:table-row>
        <table:table-row table:style-name="ro1">
          <table:table-cell office:value-type="float" office:value="0.317872762680054" calcext:value-type="float">
            <text:p>0,317872762680054</text:p>
          </table:table-cell>
          <table:table-cell office:value-type="string" calcext:value-type="string">
            <text:p>2021-07-13 02:25:53.029635</text:p>
          </table:table-cell>
          <table:table-cell office:value-type="string" calcext:value-type="string">
            <text:p>af55055c-83d2-4058-a0d0-f06d7dcf12bf</text:p>
          </table:table-cell>
          <table:table-cell office:value-type="float" office:value="53.029635" calcext:value-type="float">
            <text:p>53,029635</text:p>
          </table:table-cell>
          <table:table-cell table:style-name="ce3" office:value-type="float" office:value="53293" calcext:value-type="float">
            <text:p>53.293,00</text:p>
          </table:table-cell>
          <table:table-cell table:formula="of:=[.E361]-([.D361]*1000)" office:value-type="float" office:value="263.364999999998" calcext:value-type="float">
            <text:p>263,364999999998</text:p>
          </table:table-cell>
          <table:table-cell table:number-columns-repeated="3"/>
          <table:table-cell table:formula="of:=([.A361]-([.$L$4]/1000))*([.A361]-([.$L$4]/1000))" office:value-type="float" office:value="0.00413779051628768" calcext:value-type="float">
            <text:p>0,004137790516288</text:p>
          </table:table-cell>
          <table:table-cell table:formula="of:=([.F361]-([.$L$343]))*([.F361]-([.$L$343]))" office:value-type="float" office:value="3478.27001545937" calcext:value-type="float">
            <text:p>3478,27001545937</text:p>
          </table:table-cell>
          <table:table-cell table:number-columns-repeated="3"/>
        </table:table-row>
        <table:table-row table:style-name="ro1">
          <table:table-cell office:value-type="float" office:value="0.323543787002563" calcext:value-type="float">
            <text:p>0,323543787002563</text:p>
          </table:table-cell>
          <table:table-cell office:value-type="string" calcext:value-type="string">
            <text:p>2021-07-13 02:26:23.776359</text:p>
          </table:table-cell>
          <table:table-cell office:value-type="string" calcext:value-type="string">
            <text:p>af53e07f-242d-4fac-9ff6-89a1dc3894eb</text:p>
          </table:table-cell>
          <table:table-cell office:value-type="float" office:value="23.776359" calcext:value-type="float">
            <text:p>23,776359</text:p>
          </table:table-cell>
          <table:table-cell table:style-name="ce3" office:value-type="float" office:value="24052" calcext:value-type="float">
            <text:p>24.052,00</text:p>
          </table:table-cell>
          <table:table-cell table:formula="of:=[.E362]-([.D362]*1000)" office:value-type="float" office:value="275.641" calcext:value-type="float">
            <text:p>275,641</text:p>
          </table:table-cell>
          <table:table-cell table:number-columns-repeated="3"/>
          <table:table-cell table:formula="of:=([.A362]-([.$L$4]/1000))*([.A362]-([.$L$4]/1000))" office:value-type="float" office:value="0.00489953579639723" calcext:value-type="float">
            <text:p>0,004899535796397</text:p>
          </table:table-cell>
          <table:table-cell table:formula="of:=([.F362]-([.$L$343]))*([.F362]-([.$L$343]))" office:value-type="float" office:value="5076.97005817956" calcext:value-type="float">
            <text:p>5076,97005817956</text:p>
          </table:table-cell>
          <table:table-cell table:number-columns-repeated="3"/>
        </table:table-row>
        <table:table-row table:style-name="ro1">
          <table:table-cell office:value-type="float" office:value="0.253087043762207" calcext:value-type="float">
            <text:p>0,253087043762207</text:p>
          </table:table-cell>
          <table:table-cell office:value-type="string" calcext:value-type="string">
            <text:p>2021-07-13 02:26:54.236255</text:p>
          </table:table-cell>
          <table:table-cell office:value-type="string" calcext:value-type="string">
            <text:p>91ab226b-e492-4f0f-a76e-cb983344d8fa</text:p>
          </table:table-cell>
          <table:table-cell office:value-type="float" office:value="54.236255" calcext:value-type="float">
            <text:p>54,236255</text:p>
          </table:table-cell>
          <table:table-cell table:style-name="ce3" office:value-type="float" office:value="54436" calcext:value-type="float">
            <text:p>54.436,00</text:p>
          </table:table-cell>
          <table:table-cell table:formula="of:=[.E363]-([.D363]*1000)" office:value-type="float" office:value="199.745000000003" calcext:value-type="float">
            <text:p>199,745000000003</text:p>
          </table:table-cell>
          <table:table-cell table:number-columns-repeated="3"/>
          <table:table-cell table:formula="of:=([.A363]-([.$L$4]/1000))*([.A363]-([.$L$4]/1000))" office:value-type="float" office:value="0.000000211654337684696" calcext:value-type="float">
            <text:p>2,11654337684696E-07</text:p>
          </table:table-cell>
          <table:table-cell table:formula="of:=([.F363]-([.$L$343]))*([.F363]-([.$L$343]))" office:value-type="float" office:value="21.5587490595751" calcext:value-type="float">
            <text:p>21,5587490595751</text:p>
          </table:table-cell>
          <table:table-cell table:number-columns-repeated="3"/>
        </table:table-row>
        <table:table-row table:style-name="ro1">
          <table:table-cell office:value-type="float" office:value="0.207426071166992" calcext:value-type="float">
            <text:p>0,207426071166992</text:p>
          </table:table-cell>
          <table:table-cell office:value-type="string" calcext:value-type="string">
            <text:p>2021-07-13 02:27:24.776404</text:p>
          </table:table-cell>
          <table:table-cell office:value-type="string" calcext:value-type="string">
            <text:p>a67a2c2f-6614-4f8b-a727-b5b645547f41</text:p>
          </table:table-cell>
          <table:table-cell office:value-type="float" office:value="24.776404" calcext:value-type="float">
            <text:p>24,776404</text:p>
          </table:table-cell>
          <table:table-cell table:style-name="ce3" office:value-type="float" office:value="24928" calcext:value-type="float">
            <text:p>24.928,00</text:p>
          </table:table-cell>
          <table:table-cell table:formula="of:=[.E364]-([.D364]*1000)" office:value-type="float" office:value="151.596000000001" calcext:value-type="float">
            <text:p>151,596000000001</text:p>
          </table:table-cell>
          <table:table-cell table:number-columns-repeated="3"/>
          <table:table-cell table:formula="of:=([.A364]-([.$L$4]/1000))*([.A364]-([.$L$4]/1000))" office:value-type="float" office:value="0.00212714956084074" calcext:value-type="float">
            <text:p>0,002127149560841</text:p>
          </table:table-cell>
          <table:table-cell table:formula="of:=([.F364]-([.$L$343]))*([.F364]-([.$L$343]))" office:value-type="float" office:value="2787.01004577945" calcext:value-type="float">
            <text:p>2787,01004577945</text:p>
          </table:table-cell>
          <table:table-cell table:number-columns-repeated="3"/>
        </table:table-row>
        <table:table-row table:style-name="ro1">
          <table:table-cell office:value-type="float" office:value="0.201020956039429" calcext:value-type="float">
            <text:p>0,201020956039429</text:p>
          </table:table-cell>
          <table:table-cell office:value-type="string" calcext:value-type="string">
            <text:p>2021-07-13 02:27:55.485912</text:p>
          </table:table-cell>
          <table:table-cell office:value-type="string" calcext:value-type="string">
            <text:p>8b0b74c9-76e5-40f9-b905-577f42f08906</text:p>
          </table:table-cell>
          <table:table-cell office:value-type="float" office:value="55.485912" calcext:value-type="float">
            <text:p>55,485912</text:p>
          </table:table-cell>
          <table:table-cell table:style-name="ce3" office:value-type="float" office:value="55638" calcext:value-type="float">
            <text:p>55.638,00</text:p>
          </table:table-cell>
          <table:table-cell table:formula="of:=[.E365]-([.D365]*1000)" office:value-type="float" office:value="152.088000000003" calcext:value-type="float">
            <text:p>152,088000000003</text:p>
          </table:table-cell>
          <table:table-cell table:number-columns-repeated="3"/>
          <table:table-cell table:formula="of:=([.A365]-([.$L$4]/1000))*([.A365]-([.$L$4]/1000))" office:value-type="float" office:value="0.00275899609573142" calcext:value-type="float">
            <text:p>0,002758996095731</text:p>
          </table:table-cell>
          <table:table-cell table:formula="of:=([.F365]-([.$L$343]))*([.F365]-([.$L$343]))" office:value-type="float" office:value="2735.30464401924" calcext:value-type="float">
            <text:p>2735,30464401924</text:p>
          </table:table-cell>
          <table:table-cell table:number-columns-repeated="3"/>
        </table:table-row>
        <table:table-row table:style-name="ro1">
          <table:table-cell office:value-type="float" office:value="0.324992179870606" calcext:value-type="float">
            <text:p>0,324992179870606</text:p>
          </table:table-cell>
          <table:table-cell office:value-type="string" calcext:value-type="string">
            <text:p>2021-07-13 02:28:25.834210</text:p>
          </table:table-cell>
          <table:table-cell office:value-type="string" calcext:value-type="string">
            <text:p>449a98bd-7c94-4ce5-b4db-3d0e202c0700</text:p>
          </table:table-cell>
          <table:table-cell office:value-type="float" office:value="25.83421" calcext:value-type="float">
            <text:p>25,83421</text:p>
          </table:table-cell>
          <table:table-cell table:style-name="ce3" office:value-type="float" office:value="26106" calcext:value-type="float">
            <text:p>26.106,00</text:p>
          </table:table-cell>
          <table:table-cell table:formula="of:=[.E366]-([.D366]*1000)" office:value-type="float" office:value="271.790000000001" calcext:value-type="float">
            <text:p>271,790000000001</text:p>
          </table:table-cell>
          <table:table-cell table:number-columns-repeated="3"/>
          <table:table-cell table:formula="of:=([.A366]-([.$L$4]/1000))*([.A366]-([.$L$4]/1000))" office:value-type="float" office:value="0.00510439903460742" calcext:value-type="float">
            <text:p>0,005104399034607</text:p>
          </table:table-cell>
          <table:table-cell table:formula="of:=([.F366]-([.$L$343]))*([.F366]-([.$L$343]))" office:value-type="float" office:value="4543.01073145973" calcext:value-type="float">
            <text:p>4543,01073145973</text:p>
          </table:table-cell>
          <table:table-cell table:number-columns-repeated="3"/>
        </table:table-row>
        <table:table-row table:style-name="ro1">
          <table:table-cell office:value-type="float" office:value="0.321363687515259" calcext:value-type="float">
            <text:p>0,321363687515259</text:p>
          </table:table-cell>
          <table:table-cell office:value-type="string" calcext:value-type="string">
            <text:p>2021-07-13 02:28:56.383707</text:p>
          </table:table-cell>
          <table:table-cell office:value-type="string" calcext:value-type="string">
            <text:p>e089d345-70aa-4ef6-92c8-c09e362eba62</text:p>
          </table:table-cell>
          <table:table-cell office:value-type="float" office:value="56.383707" calcext:value-type="float">
            <text:p>56,383707</text:p>
          </table:table-cell>
          <table:table-cell table:style-name="ce3" office:value-type="float" office:value="56649" calcext:value-type="float">
            <text:p>56.649,00</text:p>
          </table:table-cell>
          <table:table-cell table:formula="of:=[.E367]-([.D367]*1000)" office:value-type="float" office:value="265.292999999998" calcext:value-type="float">
            <text:p>265,292999999998</text:p>
          </table:table-cell>
          <table:table-cell table:number-columns-repeated="3"/>
          <table:table-cell table:formula="of:=([.A367]-([.$L$4]/1000))*([.A367]-([.$L$4]/1000))" office:value-type="float" office:value="0.00459908915957777" calcext:value-type="float">
            <text:p>0,004599089159578</text:p>
          </table:table-cell>
          <table:table-cell table:formula="of:=([.F367]-([.$L$343]))*([.F367]-([.$L$343]))" office:value-type="float" office:value="3709.40197161935" calcext:value-type="float">
            <text:p>3709,40197161935</text:p>
          </table:table-cell>
          <table:table-cell table:number-columns-repeated="3"/>
        </table:table-row>
        <table:table-row table:style-name="ro1">
          <table:table-cell office:value-type="float" office:value="0.212237358093262" calcext:value-type="float">
            <text:p>0,212237358093262</text:p>
          </table:table-cell>
          <table:table-cell office:value-type="string" calcext:value-type="string">
            <text:p>2021-07-13 02:29:27.057648</text:p>
          </table:table-cell>
          <table:table-cell office:value-type="string" calcext:value-type="string">
            <text:p>63bcaadf-74c8-4077-a64f-3667f1d5b8b1</text:p>
          </table:table-cell>
          <table:table-cell office:value-type="float" office:value="27.057648" calcext:value-type="float">
            <text:p>27,057648</text:p>
          </table:table-cell>
          <table:table-cell table:style-name="ce3" office:value-type="float" office:value="27207" calcext:value-type="float">
            <text:p>27.207,00</text:p>
          </table:table-cell>
          <table:table-cell table:formula="of:=[.E368]-([.D368]*1000)" office:value-type="float" office:value="149.351999999999" calcext:value-type="float">
            <text:p>149,351999999999</text:p>
          </table:table-cell>
          <table:table-cell table:number-columns-repeated="3"/>
          <table:table-cell table:formula="of:=([.A368]-([.$L$4]/1000))*([.A368]-([.$L$4]/1000))" office:value-type="float" office:value="0.00170649500948053" calcext:value-type="float">
            <text:p>0,001706495009481</text:p>
          </table:table-cell>
          <table:table-cell table:formula="of:=([.F368]-([.$L$343]))*([.F368]-([.$L$343]))" office:value-type="float" office:value="3028.97670609971" calcext:value-type="float">
            <text:p>3028,97670609971</text:p>
          </table:table-cell>
          <table:table-cell table:number-columns-repeated="3"/>
        </table:table-row>
        <table:table-row table:style-name="ro1">
          <table:table-cell office:value-type="float" office:value="0.224303960800171" calcext:value-type="float">
            <text:p>0,224303960800171</text:p>
          </table:table-cell>
          <table:table-cell office:value-type="string" calcext:value-type="string">
            <text:p>2021-07-13 02:29:57.540304</text:p>
          </table:table-cell>
          <table:table-cell office:value-type="string" calcext:value-type="string">
            <text:p>b00171e3-f084-481a-9ed4-7207cf62a23e</text:p>
          </table:table-cell>
          <table:table-cell office:value-type="float" office:value="57.540304" calcext:value-type="float">
            <text:p>57,540304</text:p>
          </table:table-cell>
          <table:table-cell table:style-name="ce3" office:value-type="float" office:value="57696" calcext:value-type="float">
            <text:p>57.696,00</text:p>
          </table:table-cell>
          <table:table-cell table:formula="of:=[.E369]-([.D369]*1000)" office:value-type="float" office:value="155.696000000004" calcext:value-type="float">
            <text:p>155,696000000004</text:p>
          </table:table-cell>
          <table:table-cell table:number-columns-repeated="3"/>
          <table:table-cell table:formula="of:=([.A369]-([.$L$4]/1000))*([.A369]-([.$L$4]/1000))" office:value-type="float" office:value="0.000855161355257196" calcext:value-type="float">
            <text:p>0,000855161355257</text:p>
          </table:table-cell>
          <table:table-cell table:formula="of:=([.F369]-([.$L$343]))*([.F369]-([.$L$343]))" office:value-type="float" office:value="2370.92449777925" calcext:value-type="float">
            <text:p>2370,92449777925</text:p>
          </table:table-cell>
          <table:table-cell table:number-columns-repeated="3"/>
        </table:table-row>
        <table:table-row table:style-name="ro1">
          <table:table-cell office:value-type="float" office:value="0.201860189437866" calcext:value-type="float">
            <text:p>0,201860189437866</text:p>
          </table:table-cell>
          <table:table-cell office:value-type="string" calcext:value-type="string">
            <text:p>2021-07-13 02:30:27.909255</text:p>
          </table:table-cell>
          <table:table-cell office:value-type="string" calcext:value-type="string">
            <text:p>4fe2b1b0-cfa1-4e6e-9da9-1d9f14177fd8</text:p>
          </table:table-cell>
          <table:table-cell office:value-type="float" office:value="27.909255" calcext:value-type="float">
            <text:p>27,909255</text:p>
          </table:table-cell>
          <table:table-cell table:style-name="ce3" office:value-type="float" office:value="28053" calcext:value-type="float">
            <text:p>28.053,00</text:p>
          </table:table-cell>
          <table:table-cell table:formula="of:=[.E370]-([.D370]*1000)" office:value-type="float" office:value="143.744999999999" calcext:value-type="float">
            <text:p>143,744999999999</text:p>
          </table:table-cell>
          <table:table-cell table:number-columns-repeated="3"/>
          <table:table-cell table:formula="of:=([.A370]-([.$L$4]/1000))*([.A370]-([.$L$4]/1000))" office:value-type="float" office:value="0.00267153701508762" calcext:value-type="float">
            <text:p>0,002671537015088</text:p>
          </table:table-cell>
          <table:table-cell table:formula="of:=([.F370]-([.$L$343]))*([.F370]-([.$L$343]))" office:value-type="float" office:value="3677.59042905972" calcext:value-type="float">
            <text:p>3677,59042905972</text:p>
          </table:table-cell>
          <table:table-cell table:number-columns-repeated="3"/>
        </table:table-row>
        <table:table-row table:style-name="ro1">
          <table:table-cell office:value-type="float" office:value="0.31277585029602" calcext:value-type="float">
            <text:p>0,31277585029602</text:p>
          </table:table-cell>
          <table:table-cell office:value-type="string" calcext:value-type="string">
            <text:p>2021-07-13 02:30:58.626111</text:p>
          </table:table-cell>
          <table:table-cell office:value-type="string" calcext:value-type="string">
            <text:p>c6f187d1-f70c-4ca0-bb22-09ae5789fc45</text:p>
          </table:table-cell>
          <table:table-cell office:value-type="float" office:value="58.626111" calcext:value-type="float">
            <text:p>58,626111</text:p>
          </table:table-cell>
          <table:table-cell table:style-name="ce3" office:value-type="float" office:value="58888" calcext:value-type="float">
            <text:p>58.888,00</text:p>
          </table:table-cell>
          <table:table-cell table:formula="of:=[.E371]-([.D371]*1000)" office:value-type="float" office:value="261.888999999996" calcext:value-type="float">
            <text:p>261,888999999996</text:p>
          </table:table-cell>
          <table:table-cell table:number-columns-repeated="3"/>
          <table:table-cell table:formula="of:=([.A371]-([.$L$4]/1000))*([.A371]-([.$L$4]/1000))" office:value-type="float" office:value="0.00350804452744594" calcext:value-type="float">
            <text:p>0,003508044527446</text:p>
          </table:table-cell>
          <table:table-cell table:formula="of:=([.F371]-([.$L$343]))*([.F371]-([.$L$343]))" office:value-type="float" office:value="3306.3489007391" calcext:value-type="float">
            <text:p>3306,3489007391</text:p>
          </table:table-cell>
          <table:table-cell table:number-columns-repeated="3"/>
        </table:table-row>
        <table:table-row table:style-name="ro1">
          <table:table-cell office:value-type="float" office:value="0.206655263900757" calcext:value-type="float">
            <text:p>0,206655263900757</text:p>
          </table:table-cell>
          <table:table-cell office:value-type="string" calcext:value-type="string">
            <text:p>2021-07-13 02:31:29.212145</text:p>
          </table:table-cell>
          <table:table-cell office:value-type="string" calcext:value-type="string">
            <text:p>4d550cde-5c67-4fda-841e-e8e1e1a44a68</text:p>
          </table:table-cell>
          <table:table-cell office:value-type="float" office:value="29.212145" calcext:value-type="float">
            <text:p>29,212145</text:p>
          </table:table-cell>
          <table:table-cell table:style-name="ce3" office:value-type="float" office:value="29365" calcext:value-type="float">
            <text:p>29.365,00</text:p>
          </table:table-cell>
          <table:table-cell table:formula="of:=[.E372]-([.D372]*1000)" office:value-type="float" office:value="152.855" calcext:value-type="float">
            <text:p>152,855</text:p>
          </table:table-cell>
          <table:table-cell table:number-columns-repeated="3"/>
          <table:table-cell table:formula="of:=([.A372]-([.$L$4]/1000))*([.A372]-([.$L$4]/1000))" office:value-type="float" office:value="0.00219884455733296" calcext:value-type="float">
            <text:p>0,002198844557333</text:p>
          </table:table-cell>
          <table:table-cell table:formula="of:=([.F372]-([.$L$343]))*([.F372]-([.$L$343]))" office:value-type="float" office:value="2655.66451825964" calcext:value-type="float">
            <text:p>2655,66451825964</text:p>
          </table:table-cell>
          <table:table-cell table:number-columns-repeated="3"/>
        </table:table-row>
        <table:table-row table:style-name="ro1">
          <table:table-cell office:value-type="float" office:value="0.212939977645874" calcext:value-type="float">
            <text:p>0,212939977645874</text:p>
          </table:table-cell>
          <table:table-cell office:value-type="string" calcext:value-type="string">
            <text:p>2021-07-13 02:31:59.697990</text:p>
          </table:table-cell>
          <table:table-cell office:value-type="string" calcext:value-type="string">
            <text:p>7ce18463-ab46-4596-b5fe-9ce3205d801b</text:p>
          </table:table-cell>
          <table:table-cell office:value-type="float" office:value="59.69799" calcext:value-type="float">
            <text:p>59,69799</text:p>
          </table:table-cell>
          <table:table-cell table:style-name="ce3" office:value-type="float" office:value="59849" calcext:value-type="float">
            <text:p>59.849,00</text:p>
          </table:table-cell>
          <table:table-cell table:formula="of:=[.E373]-([.D373]*1000)" office:value-type="float" office:value="151.010000000002" calcext:value-type="float">
            <text:p>151,010000000002</text:p>
          </table:table-cell>
          <table:table-cell table:number-columns-repeated="3"/>
          <table:table-cell table:formula="of:=([.A373]-([.$L$4]/1000))*([.A373]-([.$L$4]/1000))" office:value-type="float" office:value="0.00164893861499781" calcext:value-type="float">
            <text:p>0,001648938614998</text:p>
          </table:table-cell>
          <table:table-cell table:formula="of:=([.F373]-([.$L$343]))*([.F373]-([.$L$343]))" office:value-type="float" office:value="2849.22582985938" calcext:value-type="float">
            <text:p>2849,22582985938</text:p>
          </table:table-cell>
          <table:table-cell table:number-columns-repeated="3"/>
        </table:table-row>
        <table:table-row table:style-name="ro1">
          <table:table-cell office:value-type="float" office:value="0.339060544967651" calcext:value-type="float">
            <text:p>0,339060544967651</text:p>
          </table:table-cell>
          <table:table-cell office:value-type="string" calcext:value-type="string">
            <text:p>2021-07-13 02:32:30.427293</text:p>
          </table:table-cell>
          <table:table-cell office:value-type="string" calcext:value-type="string">
            <text:p>02848660-0f6e-4660-aa17-4b58359c6dc8</text:p>
          </table:table-cell>
          <table:table-cell office:value-type="float" office:value="30.427293" calcext:value-type="float">
            <text:p>30,427293</text:p>
          </table:table-cell>
          <table:table-cell table:style-name="ce3" office:value-type="float" office:value="30704" calcext:value-type="float">
            <text:p>30.704,00</text:p>
          </table:table-cell>
          <table:table-cell table:formula="of:=[.E374]-([.D374]*1000)" office:value-type="float" office:value="276.707000000002" calcext:value-type="float">
            <text:p>276,707000000002</text:p>
          </table:table-cell>
          <table:table-cell table:number-columns-repeated="3"/>
          <table:table-cell table:formula="of:=([.A374]-([.$L$4]/1000))*([.A374]-([.$L$4]/1000))" office:value-type="float" office:value="0.00731254878774876" calcext:value-type="float">
            <text:p>0,007312548787749</text:p>
          </table:table-cell>
          <table:table-cell table:formula="of:=([.F374]-([.$L$343]))*([.F374]-([.$L$343]))" office:value-type="float" office:value="5230.01751169992" calcext:value-type="float">
            <text:p>5230,01751169992</text:p>
          </table:table-cell>
          <table:table-cell table:number-columns-repeated="3"/>
        </table:table-row>
        <table:table-row table:style-name="ro1">
          <table:table-cell office:value-type="float" office:value="0.249829769134521" calcext:value-type="float">
            <text:p>0,249829769134521</text:p>
          </table:table-cell>
          <table:table-cell office:value-type="string" calcext:value-type="string">
            <text:p>2021-07-13 02:33:00.910134</text:p>
          </table:table-cell>
          <table:table-cell office:value-type="string" calcext:value-type="string">
            <text:p>c8f588e2-3504-4d89-adb9-a6268166516c</text:p>
          </table:table-cell>
          <table:table-cell office:value-type="float" office:value="0.910134" calcext:value-type="float">
            <text:p>0,910134</text:p>
          </table:table-cell>
          <table:table-cell table:style-name="ce3" office:value-type="float" office:value="1105" calcext:value-type="float">
            <text:p>1.105,00</text:p>
          </table:table-cell>
          <table:table-cell table:formula="of:=[.E375]-([.D375]*1000)" office:value-type="float" office:value="194.866" calcext:value-type="float">
            <text:p>194,866</text:p>
          </table:table-cell>
          <table:table-cell table:number-columns-repeated="3"/>
          <table:table-cell table:formula="of:=([.A375]-([.$L$4]/1000))*([.A375]-([.$L$4]/1000))" office:value-type="float" office:value="0.0000138185697374943" calcext:value-type="float">
            <text:p>1,38185697374943E-05</text:p>
          </table:table-cell>
          <table:table-cell table:formula="of:=([.F375]-([.$L$343]))*([.F375]-([.$L$343]))" office:value-type="float" office:value="90.6711501795991" calcext:value-type="float">
            <text:p>90,6711501795991</text:p>
          </table:table-cell>
          <table:table-cell table:number-columns-repeated="3"/>
        </table:table-row>
        <table:table-row table:style-name="ro1">
          <table:table-cell office:value-type="float" office:value="0.219913005828857" calcext:value-type="float">
            <text:p>0,219913005828857</text:p>
          </table:table-cell>
          <table:table-cell office:value-type="string" calcext:value-type="string">
            <text:p>2021-07-13 02:33:31.486904</text:p>
          </table:table-cell>
          <table:table-cell office:value-type="string" calcext:value-type="string">
            <text:p>e0ee2e25-cafa-492e-b449-803f2b775252</text:p>
          </table:table-cell>
          <table:table-cell office:value-type="float" office:value="31.486904" calcext:value-type="float">
            <text:p>31,486904</text:p>
          </table:table-cell>
          <table:table-cell table:style-name="ce3" office:value-type="float" office:value="31641" calcext:value-type="float">
            <text:p>31.641,00</text:p>
          </table:table-cell>
          <table:table-cell table:formula="of:=[.E376]-([.D376]*1000)" office:value-type="float" office:value="154.096000000001" calcext:value-type="float">
            <text:p>154,096000000001</text:p>
          </table:table-cell>
          <table:table-cell table:number-columns-repeated="3"/>
          <table:table-cell table:formula="of:=([.A376]-([.$L$4]/1000))*([.A376]-([.$L$4]/1000))" office:value-type="float" office:value="0.00113125248048469" calcext:value-type="float">
            <text:p>0,001131252480485</text:p>
          </table:table-cell>
          <table:table-cell table:formula="of:=([.F376]-([.$L$343]))*([.F376]-([.$L$343]))" office:value-type="float" office:value="2529.29934577946" calcext:value-type="float">
            <text:p>2529,29934577946</text:p>
          </table:table-cell>
          <table:table-cell table:number-columns-repeated="3"/>
        </table:table-row>
        <table:table-row table:style-name="ro1">
          <table:table-cell office:value-type="float" office:value="0.238818168640137" calcext:value-type="float">
            <text:p>0,238818168640137</text:p>
          </table:table-cell>
          <table:table-cell office:value-type="string" calcext:value-type="string">
            <text:p>2021-07-13 02:34:01.903012</text:p>
          </table:table-cell>
          <table:table-cell office:value-type="string" calcext:value-type="string">
            <text:p>f2bce528-f8fa-445e-8f06-79b1619d25b4</text:p>
          </table:table-cell>
          <table:table-cell office:value-type="float" office:value="1.903012" calcext:value-type="float">
            <text:p>1,903012</text:p>
          </table:table-cell>
          <table:table-cell table:style-name="ce3" office:value-type="float" office:value="2089" calcext:value-type="float">
            <text:p>2.089,00</text:p>
          </table:table-cell>
          <table:table-cell table:formula="of:=[.E377]-([.D377]*1000)" office:value-type="float" office:value="185.988" calcext:value-type="float">
            <text:p>185,988</text:p>
          </table:table-cell>
          <table:table-cell table:number-columns-repeated="3"/>
          <table:table-cell table:formula="of:=([.A377]-([.$L$4]/1000))*([.A377]-([.$L$4]/1000))" office:value-type="float" office:value="0.000216941502107635" calcext:value-type="float">
            <text:p>0,000216941502108</text:p>
          </table:table-cell>
          <table:table-cell table:formula="of:=([.F377]-([.$L$343]))*([.F377]-([.$L$343]))" office:value-type="float" office:value="338.565152019596" calcext:value-type="float">
            <text:p>338,565152019596</text:p>
          </table:table-cell>
          <table:table-cell table:number-columns-repeated="3"/>
        </table:table-row>
        <table:table-row table:style-name="ro1">
          <table:table-cell office:value-type="float" office:value="0.316760063171387" calcext:value-type="float">
            <text:p>0,316760063171387</text:p>
          </table:table-cell>
          <table:table-cell office:value-type="string" calcext:value-type="string">
            <text:p>2021-07-13 02:34:32.544939</text:p>
          </table:table-cell>
          <table:table-cell office:value-type="string" calcext:value-type="string">
            <text:p>de1ac0c4-61a0-471a-901c-ed6ee85939a2</text:p>
          </table:table-cell>
          <table:table-cell office:value-type="float" office:value="32.544939" calcext:value-type="float">
            <text:p>32,544939</text:p>
          </table:table-cell>
          <table:table-cell table:style-name="ce3" office:value-type="float" office:value="32808" calcext:value-type="float">
            <text:p>32.808,00</text:p>
          </table:table-cell>
          <table:table-cell table:formula="of:=[.E378]-([.D378]*1000)" office:value-type="float" office:value="263.061000000001" calcext:value-type="float">
            <text:p>263,061000000001</text:p>
          </table:table-cell>
          <table:table-cell table:number-columns-repeated="3"/>
          <table:table-cell table:formula="of:=([.A378]-([.$L$4]/1000))*([.A378]-([.$L$4]/1000))" office:value-type="float" office:value="0.00399587835624483" calcext:value-type="float">
            <text:p>0,003995878356245</text:p>
          </table:table-cell>
          <table:table-cell table:formula="of:=([.F378]-([.$L$343]))*([.F378]-([.$L$343]))" office:value-type="float" office:value="3442.50450057979" calcext:value-type="float">
            <text:p>3442,50450057979</text:p>
          </table:table-cell>
          <table:table-cell table:number-columns-repeated="3"/>
        </table:table-row>
        <table:table-row table:style-name="ro1">
          <table:table-cell office:value-type="float" office:value="0.255269527435303" calcext:value-type="float">
            <text:p>0,255269527435303</text:p>
          </table:table-cell>
          <table:table-cell office:value-type="string" calcext:value-type="string">
            <text:p>2021-07-13 02:35:03.135923</text:p>
          </table:table-cell>
          <table:table-cell office:value-type="string" calcext:value-type="string">
            <text:p>757a0139-8b29-4704-b377-30084562f0a5</text:p>
          </table:table-cell>
          <table:table-cell office:value-type="float" office:value="3.135923" calcext:value-type="float">
            <text:p>3,135923</text:p>
          </table:table-cell>
          <table:table-cell table:style-name="ce3" office:value-type="float" office:value="3331" calcext:value-type="float">
            <text:p>3.331,00</text:p>
          </table:table-cell>
          <table:table-cell table:formula="of:=[.E379]-([.D379]*1000)" office:value-type="float" office:value="195.077" calcext:value-type="float">
            <text:p>195,077</text:p>
          </table:table-cell>
          <table:table-cell table:number-columns-repeated="3"/>
          <table:table-cell table:formula="of:=([.A379]-([.$L$4]/1000))*([.A379]-([.$L$4]/1000))" office:value-type="float" office:value="0.00000296674655155468" calcext:value-type="float">
            <text:p>2,96674655155468E-06</text:p>
          </table:table-cell>
          <table:table-cell table:formula="of:=([.F379]-([.$L$343]))*([.F379]-([.$L$343]))" office:value-type="float" office:value="86.6973280996031" calcext:value-type="float">
            <text:p>86,6973280996031</text:p>
          </table:table-cell>
          <table:table-cell table:number-columns-repeated="3"/>
        </table:table-row>
        <table:table-row table:style-name="ro1">
          <table:table-cell office:value-type="float" office:value="0.249255418777466" calcext:value-type="float">
            <text:p>0,249255418777466</text:p>
          </table:table-cell>
          <table:table-cell office:value-type="string" calcext:value-type="string">
            <text:p>2021-07-13 02:35:33.875964</text:p>
          </table:table-cell>
          <table:table-cell office:value-type="string" calcext:value-type="string">
            <text:p>fb07590b-6674-4480-b26c-a52f32d19e02</text:p>
          </table:table-cell>
          <table:table-cell office:value-type="float" office:value="33.875964" calcext:value-type="float">
            <text:p>33,875964</text:p>
          </table:table-cell>
          <table:table-cell table:style-name="ce3" office:value-type="float" office:value="34070" calcext:value-type="float">
            <text:p>34.070,00</text:p>
          </table:table-cell>
          <table:table-cell table:formula="of:=[.E380]-([.D380]*1000)" office:value-type="float" office:value="194.036" calcext:value-type="float">
            <text:p>194,036</text:p>
          </table:table-cell>
          <table:table-cell table:number-columns-repeated="3"/>
          <table:table-cell table:formula="of:=([.A380]-([.$L$4]/1000))*([.A380]-([.$L$4]/1000))" office:value-type="float" office:value="0.0000184185519305259" calcext:value-type="float">
            <text:p>1,84185519305259E-05</text:p>
          </table:table-cell>
          <table:table-cell table:formula="of:=([.F380]-([.$L$343]))*([.F380]-([.$L$343]))" office:value-type="float" office:value="107.166802579597" calcext:value-type="float">
            <text:p>107,166802579597</text:p>
          </table:table-cell>
          <table:table-cell table:number-columns-repeated="3"/>
        </table:table-row>
        <table:table-row table:style-name="ro1">
          <table:table-cell office:value-type="float" office:value="0.20850658416748" calcext:value-type="float">
            <text:p>0,20850658416748</text:p>
          </table:table-cell>
          <table:table-cell office:value-type="string" calcext:value-type="string">
            <text:p>2021-07-13 02:36:04.488030</text:p>
          </table:table-cell>
          <table:table-cell office:value-type="string" calcext:value-type="string">
            <text:p>85372d05-6ab7-48cd-ae4d-0dae9ef427b6</text:p>
          </table:table-cell>
          <table:table-cell office:value-type="float" office:value="4.48803" calcext:value-type="float">
            <text:p>4,48803</text:p>
          </table:table-cell>
          <table:table-cell table:style-name="ce3" office:value-type="float" office:value="4640" calcext:value-type="float">
            <text:p>4.640,00</text:p>
          </table:table-cell>
          <table:table-cell table:formula="of:=[.E381]-([.D381]*1000)" office:value-type="float" office:value="151.97" calcext:value-type="float">
            <text:p>151,97</text:p>
          </table:table-cell>
          <table:table-cell table:number-columns-repeated="3"/>
          <table:table-cell table:formula="of:=([.A381]-([.$L$4]/1000))*([.A381]-([.$L$4]/1000))" office:value-type="float" office:value="0.00202864832058854" calcext:value-type="float">
            <text:p>0,002028648320589</text:p>
          </table:table-cell>
          <table:table-cell table:formula="of:=([.F381]-([.$L$343]))*([.F381]-([.$L$343]))" office:value-type="float" office:value="2747.66140105957" calcext:value-type="float">
            <text:p>2747,66140105957</text:p>
          </table:table-cell>
          <table:table-cell table:number-columns-repeated="3"/>
        </table:table-row>
        <table:table-row table:style-name="ro1">
          <table:table-cell office:value-type="float" office:value="0.26303768157959" calcext:value-type="float">
            <text:p>0,26303768157959</text:p>
          </table:table-cell>
          <table:table-cell office:value-type="string" calcext:value-type="string">
            <text:p>2021-07-13 02:36:34.972098</text:p>
          </table:table-cell>
          <table:table-cell office:value-type="string" calcext:value-type="string">
            <text:p>ea55fc71-8fe6-4233-82ec-dc176558068b</text:p>
          </table:table-cell>
          <table:table-cell office:value-type="float" office:value="34.972098" calcext:value-type="float">
            <text:p>34,972098</text:p>
          </table:table-cell>
          <table:table-cell table:style-name="ce3" office:value-type="float" office:value="35170" calcext:value-type="float">
            <text:p>35.170,00</text:p>
          </table:table-cell>
          <table:table-cell table:formula="of:=[.E382]-([.D382]*1000)" office:value-type="float" office:value="197.901999999995" calcext:value-type="float">
            <text:p>197,901999999995</text:p>
          </table:table-cell>
          <table:table-cell table:number-columns-repeated="3"/>
          <table:table-cell table:formula="of:=([.A382]-([.$L$4]/1000))*([.A382]-([.$L$4]/1000))" office:value-type="float" office:value="0.0000900710851707848" calcext:value-type="float">
            <text:p>9,00710851707848E-05</text:p>
          </table:table-cell>
          <table:table-cell table:formula="of:=([.F382]-([.$L$343]))*([.F382]-([.$L$343]))" office:value-type="float" office:value="42.0700120996694" calcext:value-type="float">
            <text:p>42,0700120996694</text:p>
          </table:table-cell>
          <table:table-cell table:number-columns-repeated="3"/>
        </table:table-row>
        <table:table-row table:style-name="ro1">
          <table:table-cell office:value-type="float" office:value="0.212968587875366" calcext:value-type="float">
            <text:p>0,212968587875366</text:p>
          </table:table-cell>
          <table:table-cell office:value-type="string" calcext:value-type="string">
            <text:p>2021-07-13 02:37:05.440875</text:p>
          </table:table-cell>
          <table:table-cell office:value-type="string" calcext:value-type="string">
            <text:p>7782a96c-a951-430f-8841-326bb4729674</text:p>
          </table:table-cell>
          <table:table-cell office:value-type="float" office:value="5.440875" calcext:value-type="float">
            <text:p>5,440875</text:p>
          </table:table-cell>
          <table:table-cell table:style-name="ce3" office:value-type="float" office:value="5596" calcext:value-type="float">
            <text:p>5.596,00</text:p>
          </table:table-cell>
          <table:table-cell table:formula="of:=[.E383]-([.D383]*1000)" office:value-type="float" office:value="155.125" calcext:value-type="float">
            <text:p>155,125</text:p>
          </table:table-cell>
          <table:table-cell table:number-columns-repeated="3"/>
          <table:table-cell table:formula="of:=([.A383]-([.$L$4]/1000))*([.A383]-([.$L$4]/1000))" office:value-type="float" office:value="0.00164661587520248" calcext:value-type="float">
            <text:p>0,001646615875202</text:p>
          </table:table-cell>
          <table:table-cell table:formula="of:=([.F383]-([.$L$343]))*([.F383]-([.$L$343]))" office:value-type="float" office:value="2426.85696265959" calcext:value-type="float">
            <text:p>2426,85696265959</text:p>
          </table:table-cell>
          <table:table-cell table:number-columns-repeated="3"/>
        </table:table-row>
        <table:table-row table:style-name="ro1">
          <table:table-cell office:value-type="float" office:value="0.324406623840332" calcext:value-type="float">
            <text:p>0,324406623840332</text:p>
          </table:table-cell>
          <table:table-cell office:value-type="string" calcext:value-type="string">
            <text:p>2021-07-13 02:37:36.031416</text:p>
          </table:table-cell>
          <table:table-cell office:value-type="string" calcext:value-type="string">
            <text:p>c4acddaa-8e61-4123-a4a4-abb01971a23f</text:p>
          </table:table-cell>
          <table:table-cell office:value-type="float" office:value="36.031416" calcext:value-type="float">
            <text:p>36,031416</text:p>
          </table:table-cell>
          <table:table-cell table:style-name="ce3" office:value-type="float" office:value="36302" calcext:value-type="float">
            <text:p>36.302,00</text:p>
          </table:table-cell>
          <table:table-cell table:formula="of:=[.E384]-([.D384]*1000)" office:value-type="float" office:value="270.584000000003" calcext:value-type="float">
            <text:p>270,584000000003</text:p>
          </table:table-cell>
          <table:table-cell table:number-columns-repeated="3"/>
          <table:table-cell table:formula="of:=([.A384]-([.$L$4]/1000))*([.A384]-([.$L$4]/1000))" office:value-type="float" office:value="0.00502107171907265" calcext:value-type="float">
            <text:p>0,005021071719073</text:p>
          </table:table-cell>
          <table:table-cell table:formula="of:=([.F384]-([.$L$343]))*([.F384]-([.$L$343]))" office:value-type="float" office:value="4381.89188113995" calcext:value-type="float">
            <text:p>4381,89188113995</text:p>
          </table:table-cell>
          <table:table-cell table:number-columns-repeated="3"/>
        </table:table-row>
        <table:table-row table:style-name="ro1">
          <table:table-cell office:value-type="float" office:value="0.334940433502197" calcext:value-type="float">
            <text:p>0,334940433502197</text:p>
          </table:table-cell>
          <table:table-cell office:value-type="string" calcext:value-type="string">
            <text:p>2021-07-13 02:38:06.730830</text:p>
          </table:table-cell>
          <table:table-cell office:value-type="string" calcext:value-type="string">
            <text:p>39b6d833-55b2-4141-ad43-5dfe5cb36794</text:p>
          </table:table-cell>
          <table:table-cell office:value-type="float" office:value="6.73083" calcext:value-type="float">
            <text:p>6,73083</text:p>
          </table:table-cell>
          <table:table-cell table:style-name="ce3" office:value-type="float" office:value="7005" calcext:value-type="float">
            <text:p>7.005,00</text:p>
          </table:table-cell>
          <table:table-cell table:formula="of:=[.E385]-([.D385]*1000)" office:value-type="float" office:value="274.17" calcext:value-type="float">
            <text:p>274,17</text:p>
          </table:table-cell>
          <table:table-cell table:number-columns-repeated="3"/>
          <table:table-cell table:formula="of:=([.A385]-([.$L$4]/1000))*([.A385]-([.$L$4]/1000))" office:value-type="float" office:value="0.00662487427935977" calcext:value-type="float">
            <text:p>0,00662487427936</text:p>
          </table:table-cell>
          <table:table-cell table:formula="of:=([.F385]-([.$L$343]))*([.F385]-([.$L$343]))" office:value-type="float" office:value="4869.50798505962" calcext:value-type="float">
            <text:p>4869,50798505962</text:p>
          </table:table-cell>
          <table:table-cell table:number-columns-repeated="3"/>
        </table:table-row>
        <table:table-row table:style-name="ro1">
          <table:table-cell office:value-type="float" office:value="0.204649209976196" calcext:value-type="float">
            <text:p>0,204649209976196</text:p>
          </table:table-cell>
          <table:table-cell office:value-type="string" calcext:value-type="string">
            <text:p>2021-07-13 02:38:37.373747</text:p>
          </table:table-cell>
          <table:table-cell office:value-type="string" calcext:value-type="string">
            <text:p>cbbff2f8-29b6-4fbd-af85-cd2e04407c52</text:p>
          </table:table-cell>
          <table:table-cell office:value-type="float" office:value="37.373747" calcext:value-type="float">
            <text:p>37,373747</text:p>
          </table:table-cell>
          <table:table-cell table:style-name="ce3" office:value-type="float" office:value="37522" calcext:value-type="float">
            <text:p>37.522,00</text:p>
          </table:table-cell>
          <table:table-cell table:formula="of:=[.E386]-([.D386]*1000)" office:value-type="float" office:value="148.252999999997" calcext:value-type="float">
            <text:p>148,252999999997</text:p>
          </table:table-cell>
          <table:table-cell table:number-columns-repeated="3"/>
          <table:table-cell table:formula="of:=([.A386]-([.$L$4]/1000))*([.A386]-([.$L$4]/1000))" office:value-type="float" office:value="0.0023910039246733" calcext:value-type="float">
            <text:p>0,002391003924673</text:p>
          </table:table-cell>
          <table:table-cell table:formula="of:=([.F386]-([.$L$343]))*([.F386]-([.$L$343]))" office:value-type="float" office:value="3151.15394281993" calcext:value-type="float">
            <text:p>3151,15394281993</text:p>
          </table:table-cell>
          <table:table-cell table:number-columns-repeated="3"/>
        </table:table-row>
        <table:table-row table:style-name="ro1">
          <table:table-cell office:value-type="float" office:value="0.192922592163086" calcext:value-type="float">
            <text:p>0,192922592163086</text:p>
          </table:table-cell>
          <table:table-cell office:value-type="string" calcext:value-type="string">
            <text:p>2021-07-13 02:39:07.985247</text:p>
          </table:table-cell>
          <table:table-cell office:value-type="string" calcext:value-type="string">
            <text:p>12e75830-3523-4203-9cc2-ccfcc74e3224</text:p>
          </table:table-cell>
          <table:table-cell office:value-type="float" office:value="7.985247" calcext:value-type="float">
            <text:p>7,985247</text:p>
          </table:table-cell>
          <table:table-cell table:style-name="ce3" office:value-type="float" office:value="8123" calcext:value-type="float">
            <text:p>8.123,00</text:p>
          </table:table-cell>
          <table:table-cell table:formula="of:=[.E387]-([.D387]*1000)" office:value-type="float" office:value="137.753" calcext:value-type="float">
            <text:p>137,753</text:p>
          </table:table-cell>
          <table:table-cell table:number-columns-repeated="3"/>
          <table:table-cell table:formula="of:=([.A387]-([.$L$4]/1000))*([.A387]-([.$L$4]/1000))" office:value-type="float" office:value="0.00367533129252566" calcext:value-type="float">
            <text:p>0,003675331292526</text:p>
          </table:table-cell>
          <table:table-cell table:formula="of:=([.F387]-([.$L$343]))*([.F387]-([.$L$343]))" office:value-type="float" office:value="4440.24188281963" calcext:value-type="float">
            <text:p>4440,24188281963</text:p>
          </table:table-cell>
          <table:table-cell table:number-columns-repeated="3"/>
        </table:table-row>
        <table:table-row table:style-name="ro1">
          <table:table-cell office:value-type="float" office:value="0.227176904678345" calcext:value-type="float">
            <text:p>0,227176904678345</text:p>
          </table:table-cell>
          <table:table-cell office:value-type="string" calcext:value-type="string">
            <text:p>2021-07-13 02:39:38.540243</text:p>
          </table:table-cell>
          <table:table-cell office:value-type="string" calcext:value-type="string">
            <text:p>a2fb1c8e-6300-465a-a5cb-45100c544454</text:p>
          </table:table-cell>
          <table:table-cell office:value-type="float" office:value="38.540243" calcext:value-type="float">
            <text:p>38,540243</text:p>
          </table:table-cell>
          <table:table-cell table:style-name="ce3" office:value-type="float" office:value="38695" calcext:value-type="float">
            <text:p>38.695,00</text:p>
          </table:table-cell>
          <table:table-cell table:formula="of:=[.E388]-([.D388]*1000)" office:value-type="float" office:value="154.757000000005" calcext:value-type="float">
            <text:p>154,757000000005</text:p>
          </table:table-cell>
          <table:table-cell table:number-columns-repeated="3"/>
          <table:table-cell table:formula="of:=([.A388]-([.$L$4]/1000))*([.A388]-([.$L$4]/1000))" office:value-type="float" office:value="0.000695387350089043" calcext:value-type="float">
            <text:p>0,000695387350089</text:p>
          </table:table-cell>
          <table:table-cell table:formula="of:=([.F388]-([.$L$343]))*([.F388]-([.$L$343]))" office:value-type="float" office:value="2463.25005769909" calcext:value-type="float">
            <text:p>2463,25005769909</text:p>
          </table:table-cell>
          <table:table-cell table:number-columns-repeated="3"/>
        </table:table-row>
        <table:table-row table:style-name="ro1">
          <table:table-cell office:value-type="float" office:value="0.232708692550659" calcext:value-type="float">
            <text:p>0,232708692550659</text:p>
          </table:table-cell>
          <table:table-cell office:value-type="string" calcext:value-type="string">
            <text:p>2021-07-13 02:40:09.236976</text:p>
          </table:table-cell>
          <table:table-cell office:value-type="string" calcext:value-type="string">
            <text:p>8e82f00c-883a-4ecd-ba12-af58c5177502</text:p>
          </table:table-cell>
          <table:table-cell office:value-type="float" office:value="9.236976" calcext:value-type="float">
            <text:p>9,236976</text:p>
          </table:table-cell>
          <table:table-cell table:style-name="ce3" office:value-type="float" office:value="9423" calcext:value-type="float">
            <text:p>9.423,00</text:p>
          </table:table-cell>
          <table:table-cell table:formula="of:=[.E389]-([.D389]*1000)" office:value-type="float" office:value="186.023999999999" calcext:value-type="float">
            <text:p>186,023999999999</text:p>
          </table:table-cell>
          <table:table-cell table:number-columns-repeated="3"/>
          <table:table-cell table:formula="of:=([.A389]-([.$L$4]/1000))*([.A389]-([.$L$4]/1000))" office:value-type="float" office:value="0.000434239342599901" calcext:value-type="float">
            <text:p>0,0004342393426</text:p>
          </table:table-cell>
          <table:table-cell table:formula="of:=([.F389]-([.$L$343]))*([.F389]-([.$L$343]))" office:value-type="float" office:value="337.241637939618" calcext:value-type="float">
            <text:p>337,241637939618</text:p>
          </table:table-cell>
          <table:table-cell table:number-columns-repeated="3"/>
        </table:table-row>
        <table:table-row table:style-name="ro1">
          <table:table-cell office:value-type="float" office:value="0.308346033096313" calcext:value-type="float">
            <text:p>0,308346033096313</text:p>
          </table:table-cell>
          <table:table-cell office:value-type="string" calcext:value-type="string">
            <text:p>2021-07-13 02:40:39.829678</text:p>
          </table:table-cell>
          <table:table-cell office:value-type="string" calcext:value-type="string">
            <text:p>85efa7b1-e1f0-4177-bcff-36bd90598da7</text:p>
          </table:table-cell>
          <table:table-cell office:value-type="float" office:value="39.829678" calcext:value-type="float">
            <text:p>39,829678</text:p>
          </table:table-cell>
          <table:table-cell table:style-name="ce3" office:value-type="float" office:value="40085" calcext:value-type="float">
            <text:p>40.085,00</text:p>
          </table:table-cell>
          <table:table-cell table:formula="of:=[.E390]-([.D390]*1000)" office:value-type="float" office:value="255.322" calcext:value-type="float">
            <text:p>255,322</text:p>
          </table:table-cell>
          <table:table-cell table:number-columns-repeated="3"/>
          <table:table-cell table:formula="of:=([.A390]-([.$L$4]/1000))*([.A390]-([.$L$4]/1000))" office:value-type="float" office:value="0.0030029227593059" calcext:value-type="float">
            <text:p>0,003002922759306</text:p>
          </table:table-cell>
          <table:table-cell table:formula="of:=([.F390]-([.$L$343]))*([.F390]-([.$L$343]))" office:value-type="float" office:value="2594.25809449962" calcext:value-type="float">
            <text:p>2594,25809449962</text:p>
          </table:table-cell>
          <table:table-cell table:number-columns-repeated="3"/>
        </table:table-row>
        <table:table-row table:style-name="ro1">
          <table:table-cell office:value-type="float" office:value="0.27082896232605" calcext:value-type="float">
            <text:p>0,27082896232605</text:p>
          </table:table-cell>
          <table:table-cell office:value-type="string" calcext:value-type="string">
            <text:p>2021-07-13 02:41:10.487979</text:p>
          </table:table-cell>
          <table:table-cell office:value-type="string" calcext:value-type="string">
            <text:p>58937fb4-82a2-4589-a748-0cc0f5d75b56</text:p>
          </table:table-cell>
          <table:table-cell office:value-type="float" office:value="10.487979" calcext:value-type="float">
            <text:p>10,487979</text:p>
          </table:table-cell>
          <table:table-cell table:style-name="ce3" office:value-type="float" office:value="10685" calcext:value-type="float">
            <text:p>10.685,00</text:p>
          </table:table-cell>
          <table:table-cell table:formula="of:=[.E391]-([.D391]*1000)" office:value-type="float" office:value="197.021000000001" calcext:value-type="float">
            <text:p>197,021000000001</text:p>
          </table:table-cell>
          <table:table-cell table:number-columns-repeated="3"/>
          <table:table-cell table:formula="of:=([.A391]-([.$L$4]/1000))*([.A391]-([.$L$4]/1000))" office:value-type="float" office:value="0.000298662667948252" calcext:value-type="float">
            <text:p>0,000298662667948</text:p>
          </table:table-cell>
          <table:table-cell table:formula="of:=([.F391]-([.$L$343]))*([.F391]-([.$L$343]))" office:value-type="float" office:value="54.2747517795896" calcext:value-type="float">
            <text:p>54,2747517795896</text:p>
          </table:table-cell>
          <table:table-cell table:number-columns-repeated="3"/>
        </table:table-row>
        <table:table-row table:style-name="ro1">
          <table:table-cell office:value-type="float" office:value="0.315194606781006" calcext:value-type="float">
            <text:p>0,315194606781006</text:p>
          </table:table-cell>
          <table:table-cell office:value-type="string" calcext:value-type="string">
            <text:p>2021-07-13 02:41:41.331678</text:p>
          </table:table-cell>
          <table:table-cell office:value-type="string" calcext:value-type="string">
            <text:p>3864ee64-a6f0-4d92-9ea5-8a921524603a</text:p>
          </table:table-cell>
          <table:table-cell office:value-type="float" office:value="41.331678" calcext:value-type="float">
            <text:p>41,331678</text:p>
          </table:table-cell>
          <table:table-cell table:style-name="ce3" office:value-type="float" office:value="41590" calcext:value-type="float">
            <text:p>41.590,00</text:p>
          </table:table-cell>
          <table:table-cell table:formula="of:=[.E392]-([.D392]*1000)" office:value-type="float" office:value="258.322" calcext:value-type="float">
            <text:p>258,322</text:p>
          </table:table-cell>
          <table:table-cell table:number-columns-repeated="3"/>
          <table:table-cell table:formula="of:=([.A392]-([.$L$4]/1000))*([.A392]-([.$L$4]/1000))" office:value-type="float" office:value="0.00380041474448457" calcext:value-type="float">
            <text:p>0,003800414744485</text:p>
          </table:table-cell>
          <table:table-cell table:formula="of:=([.F392]-([.$L$343]))*([.F392]-([.$L$343]))" office:value-type="float" office:value="2908.86125449962" calcext:value-type="float">
            <text:p>2908,86125449962</text:p>
          </table:table-cell>
          <table:table-cell table:number-columns-repeated="3"/>
        </table:table-row>
        <table:table-row table:style-name="ro1" table:number-rows-repeated="104818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1" loext:min-decimal-places="1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2" loext:min-decimal-places="12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4">00/00/0000</text:date>, <text:time style:data-style-name="N2" text:time-value="17:09:14.4382453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14T11:16:42.099570111</dc:date>
    <meta:editing-duration>PT1H17M34S</meta:editing-duration>
    <meta:editing-cycles>4</meta:editing-cycles>
    <meta:generator>LibreOffice/6.4.7.2$Linux_X86_64 LibreOffice_project/40$Build-2</meta:generator>
    <meta:document-statistic meta:table-count="1" meta:cell-count="212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63cm" svg:y="0.316cm" chart:style-name="ch2">
          <text:p>Tempo (Ponto 3)</text:p>
        </chart:title>
        <chart:subtitle svg:x="5.588cm" svg:y="1.275cm" chart:style-name="ch3">
          <text:p>Envio de dados a cada 30s</text:p>
        </chart:subtitle>
        <chart:legend chart:legend-position="end" svg:x="13.843cm" svg:y="4.201cm" style:legend-expansion="high" chart:style-name="ch4"/>
        <chart:plot-area chart:style-name="ch5" table:cell-range-address="FINAL_VIRTUALIZER_direct_time_regist_resource.A1:FINAL_VIRTUALIZER_direct_time_regist_resource.A392" svg:x="1.331cm" svg:y="2.138cm" svg:width="12.192cm" svg:height="5.701cm">
          <chartooo:coordinate-region svg:x="2.243cm" svg:y="2.259cm" svg:width="11.28cm" svg:height="4.577cm"/>
          <chart:axis chart:dimension="x" chart:name="primary-x" chart:style-name="ch6">
            <chart:title svg:x="6.774cm" svg:y="8.019cm" chart:style-name="ch7">
              <text:p>ID Dado</text:p>
            </chart:title>
          </chart:axis>
          <chart:axis chart:dimension="y" chart:name="primary-y" chart:style-name="ch8">
            <chart:title svg:x="0.451cm" svg:y="6.5cm" chart:style-name="ch9">
              <text:p>Tempo de Resposta</text:p>
            </chart:title>
            <chart:grid chart:style-name="ch10" chart:class="major"/>
          </chart:axis>
          <chart:series chart:style-name="ch11" chart:values-cell-range-address="FINAL_VIRTUALIZER_direct_time_regist_resource.A1:FINAL_VIRTUALIZER_direct_time_regist_resource.A392" chart:class="chart:bar">
            <chart:data-point chart:repeated="39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91716957092285">
                <text:p>0.391716957092285</text:p>
                <draw:g>
                  <svg:desc>FINAL_VIRTUALIZER_direct_time_regist_resource.A1:FINAL_VIRTUALIZER_direct_time_regist_resource.A3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9355478286743">
                <text:p>0.3293554782867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1075983047485">
                <text:p>0.251075983047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97365522384644">
                <text:p>0.1973655223846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4393262863159">
                <text:p>0.3343932628631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7628736495972">
                <text:p>0.1976287364959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7476968765259">
                <text:p>0.3374769687652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4154453277588">
                <text:p>0.2441544532775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6555976867676">
                <text:p>0.3165559768676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424934387207">
                <text:p>0.244249343872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7316646575928">
                <text:p>0.1973166465759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0555753707886">
                <text:p>0.2505557537078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3341960906982">
                <text:p>0.2033419609069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3839521408081">
                <text:p>0.2238395214080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06993103027344">
                <text:p>0.2069931030273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16378688812256">
                <text:p>0.2163786888122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10695886611938">
                <text:p>0.3106958866119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21528434753418">
                <text:p>0.3215284347534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08072662353516">
                <text:p>0.2080726623535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0735764503479">
                <text:p>0.207357645034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7852125167847">
                <text:p>0.2078521251678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0271835327148">
                <text:p>0.2102718353271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15654373168945">
                <text:p>0.2156543731689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03948974609375">
                <text:p>0.203948974609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27329969406128">
                <text:p>0.2273299694061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11210155487061">
                <text:p>0.3112101554870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21759796142578">
                <text:p>0.2217597961425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27153921127319">
                <text:p>0.3271539211273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10508108139038">
                <text:p>0.2105081081390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11103820800781">
                <text:p>0.3111038208007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16315507888794">
                <text:p>0.2163155078887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97607755661011">
                <text:p>0.1976077556610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2599000930786">
                <text:p>0.2525990009307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10316181182861">
                <text:p>0.2103161811828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05010414123535">
                <text:p>0.2050104141235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22793483734131">
                <text:p>0.3227934837341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25831031799316">
                <text:p>0.2258310317993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99889898300171">
                <text:p>0.1998898983001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36258029937744">
                <text:p>0.2362580299377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48650550842285">
                <text:p>0.2486505508422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20164060592651">
                <text:p>0.2201640605926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1928563117981">
                <text:p>0.319285631179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9771585464478">
                <text:p>0.2597715854644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11081171035767">
                <text:p>0.3110811710357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08159446716309">
                <text:p>0.2081594467163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18512296676636">
                <text:p>0.2185122966766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07522630691528">
                <text:p>0.2075226306915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19933032989502">
                <text:p>0.2199330329895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18908548355103">
                <text:p>0.2189085483551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12415838241577">
                <text:p>0.3124158382415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44181394577026">
                <text:p>0.2441813945770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41265678405762">
                <text:p>0.3412656784057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5946831703186">
                <text:p>0.259468317031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212815284729">
                <text:p>0.22128152847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11562156677246">
                <text:p>0.2115621566772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2134256362915">
                <text:p>0.221342563629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61295557022095">
                <text:p>0.2612955570220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07916259765625">
                <text:p>0.2079162597656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09438323974609">
                <text:p>0.2094383239746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84350490570068">
                <text:p>0.1843504905700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77628660202026">
                <text:p>0.2776286602020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27676153182983">
                <text:p>0.2276761531829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958327293396">
                <text:p>0.19583272933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98799610137939">
                <text:p>0.1987996101379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99076175689697">
                <text:p>0.1990761756896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30270767211914">
                <text:p>0.3302707672119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65459537506104">
                <text:p>0.2654595375061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13208675384521">
                <text:p>0.2132086753845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93886756896973">
                <text:p>0.1938867568969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382248878479">
                <text:p>0.33822488784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75207042694092">
                <text:p>0.2752070426940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15727567672729">
                <text:p>0.2157275676727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18342304229736">
                <text:p>0.2183423042297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98376655578613">
                <text:p>0.1983766555786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13527917861938">
                <text:p>0.2135279178619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09548473358154">
                <text:p>0.2095484733581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03613519668579">
                <text:p>0.2036135196685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61176824569702">
                <text:p>0.2611768245697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1416974067688">
                <text:p>0.214169740676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16484689712524">
                <text:p>0.3164846897125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5533127784729">
                <text:p>0.255331277847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06644058227539">
                <text:p>0.2066440582275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97031021118164">
                <text:p>0.1970310211181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85312509536743">
                <text:p>0.1853125095367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11350202560425">
                <text:p>0.2113502025604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34868764877319">
                <text:p>0.2348687648773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54212379455566">
                <text:p>0.2542123794555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09573745727539">
                <text:p>0.2095737457275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03859567642212">
                <text:p>0.2038595676422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24915885925293">
                <text:p>0.3249158859252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54811525344849">
                <text:p>0.2548115253448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19006538391113">
                <text:p>0.2190065383911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97237491607666">
                <text:p>0.1972374916076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05039739608765">
                <text:p>0.2050397396087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28661060333252">
                <text:p>0.2286610603332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27651023864746">
                <text:p>0.3276510238647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26624631881714">
                <text:p>0.3266246318817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19518661499023">
                <text:p>0.2195186614990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04677104949951">
                <text:p>0.2046771049499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04434394836426">
                <text:p>0.2044343948364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2652735710144">
                <text:p>0.326527357101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06514596939087">
                <text:p>0.2065145969390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13243961334228">
                <text:p>0.2132439613342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11898803710937">
                <text:p>0.2118988037109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14499711990356">
                <text:p>0.2144997119903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55012273788452">
                <text:p>0.2550122737884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27065467834473">
                <text:p>0.3270654678344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47286319732666">
                <text:p>0.2472863197326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22900390625">
                <text:p>0.2229003906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15909242630005">
                <text:p>0.2159092426300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25103521347046">
                <text:p>0.3251035213470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08695411682129">
                <text:p>0.2086954116821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19009637832642">
                <text:p>0.2190096378326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06571817398071">
                <text:p>0.2065718173980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34409093856812">
                <text:p>0.2344090938568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28378057479858">
                <text:p>0.2283780574798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43323802947998">
                <text:p>0.2433238029479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38286638259888">
                <text:p>0.3382866382598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97439908981323">
                <text:p>0.1974399089813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71121263504028">
                <text:p>0.2711212635040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12304592132568">
                <text:p>0.2123045921325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56714820861816">
                <text:p>0.2567148208618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64173269271851">
                <text:p>0.2641732692718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23182582855225">
                <text:p>0.3231825828552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00238227844238">
                <text:p>0.2002382278442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23238134384155">
                <text:p>0.3232381343841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00600147247314">
                <text:p>0.2006001472473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2219409942627">
                <text:p>0.322194099426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2273268699646">
                <text:p>0.322732686996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32410573959351">
                <text:p>0.3324105739593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24502086639404">
                <text:p>0.2245020866394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03291177749634">
                <text:p>0.2032911777496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38187217712402">
                <text:p>0.3381872177124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68780708312988">
                <text:p>0.2687807083129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12804698944092">
                <text:p>0.3128046989440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46893548965454">
                <text:p>0.3468935489654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35196256637573">
                <text:p>0.3351962566375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30235242843628">
                <text:p>0.3302352428436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44385242462158">
                <text:p>0.2443852424621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58475065231323">
                <text:p>0.2584750652313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16490745544434">
                <text:p>0.2164907455444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41883659362793">
                <text:p>0.3418836593627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95647239685059">
                <text:p>0.1956472396850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6607608795166">
                <text:p>0.266076087951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30886602401733">
                <text:p>0.3308866024017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00151681900024">
                <text:p>0.2001516819000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50659227371216">
                <text:p>0.2506592273712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04065322875977">
                <text:p>0.20406532287597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08418750762939">
                <text:p>0.3084187507629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15961694717407">
                <text:p>0.2159616947174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66323566436768">
                <text:p>0.2663235664367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04685592651367">
                <text:p>0.3046855926513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04856634140015">
                <text:p>0.2048566341400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19946765899658">
                <text:p>0.3199467658996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10208082199097">
                <text:p>0.3102080821990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10885667800903">
                <text:p>0.3108856678009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21698045730591">
                <text:p>0.2216980457305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21521520614624">
                <text:p>0.3215215206146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05519199371338">
                <text:p>0.2055191993713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96112155914307">
                <text:p>0.1961121559143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09027433395386">
                <text:p>0.30902743339538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97983980178833">
                <text:p>0.1979839801788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31034421920776">
                <text:p>0.3310344219207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80073261260986">
                <text:p>0.1800732612609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55161762237549">
                <text:p>0.2551617622375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27076435089111">
                <text:p>0.3270764350891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60578632354736">
                <text:p>0.2605786323547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97709321975708">
                <text:p>0.1977093219757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10684537887573">
                <text:p>0.2106845378875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38950967788696">
                <text:p>0.2389509677886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18235635757446">
                <text:p>0.3182356357574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38968992233276">
                <text:p>0.3389689922332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0632791519165">
                <text:p>0.206327915191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19746017456055">
                <text:p>0.3197460174560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27499151229858">
                <text:p>0.3274991512298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55291938781738">
                <text:p>0.2552919387817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80032253265381">
                <text:p>0.1800322532653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25602293014526">
                <text:p>0.3256022930145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02671766281128">
                <text:p>0.2026717662811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89874410629272">
                <text:p>0.1898744106292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39752531051636">
                <text:p>0.2397525310516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94058179855347">
                <text:p>0.1940581798553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20645427703857">
                <text:p>0.2206454277038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99798345565796">
                <text:p>0.1997983455657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79802322387695">
                <text:p>0.2798023223876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5529146194458">
                <text:p>0.2552914619445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19576358795166">
                <text:p>0.21957635879516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14645767211914">
                <text:p>0.3146457672119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35690259933472">
                <text:p>0.3356902599334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17668056488037">
                <text:p>0.2176680564880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09844827651978">
                <text:p>0.2098448276519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56132364273071">
                <text:p>0.2561323642730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77520895004272">
                <text:p>0.2775208950042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37647771835327">
                <text:p>0.23764777183532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10732460021973">
                <text:p>0.2107324600219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35806608200073">
                <text:p>0.3358066082000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29154968261719">
                <text:p>0.3291549682617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22537994384766">
                <text:p>0.2225379943847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20178842544556">
                <text:p>0.2201788425445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10484981536865">
                <text:p>0.21048498153686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46138334274292">
                <text:p>0.2461383342742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40200901031494">
                <text:p>0.3402009010314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99578046798706">
                <text:p>0.1995780467987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85713052749634">
                <text:p>0.18571305274963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29547166824341">
                <text:p>0.3295471668243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26993465423584">
                <text:p>0.32699346542358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99955940246582">
                <text:p>0.19995594024658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11318254470825">
                <text:p>0.2113182544708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15442895889282">
                <text:p>0.21544289588928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25215816497803">
                <text:p>0.3252158164978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2431435585022">
                <text:p>0.324314355850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39954233169556">
                <text:p>0.2399542331695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02947378158569">
                <text:p>0.20294737815856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21194505691528">
                <text:p>0.22119450569152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07009077072144">
                <text:p>0.2070090770721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11585521697998">
                <text:p>0.21158552169799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06191539764404">
                <text:p>0.20619153976440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27827215194702">
                <text:p>0.3278272151947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0341157913208">
                <text:p>0.203411579132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52397298812866">
                <text:p>0.25239729881286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13975334167481">
                <text:p>0.31397533416748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14592123031616">
                <text:p>0.3145921230316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16720819473267">
                <text:p>0.2167208194732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10509061813354">
                <text:p>0.21050906181335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09893465042114">
                <text:p>0.2098934650421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34079504013061">
                <text:p>0.33407950401306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79835557937622">
                <text:p>0.17983555793762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97236061096191">
                <text:p>0.1972360610961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95878744125366">
                <text:p>0.19587874412536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13277101516724">
                <text:p>0.21327710151672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96559810638428">
                <text:p>0.29655981063842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56890535354614">
                <text:p>0.25689053535461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47698307037354">
                <text:p>0.24769830703735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92398548126221">
                <text:p>0.1923985481262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07999467849731">
                <text:p>0.2079994678497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95922374725342">
                <text:p>0.19592237472534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68528699874878">
                <text:p>0.26852869987487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69398927688599">
                <text:p>0.26939892768859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77043581008911">
                <text:p>0.27704358100891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06097364425659">
                <text:p>0.20609736442565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60615110397339">
                <text:p>0.26061511039733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94673538208008">
                <text:p>0.1946735382080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18150997161865">
                <text:p>0.3181509971618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11815595626831">
                <text:p>0.21181559562683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50838279724121">
                <text:p>0.25083827972412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36124181747436">
                <text:p>0.33612418174743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13414192199707">
                <text:p>0.21341419219970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03682565689087">
                <text:p>0.30368256568908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15473318099976">
                <text:p>0.31547331809997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41679096221924">
                <text:p>0.34167909622192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52529859542847">
                <text:p>0.2525298595428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13592767715454">
                <text:p>0.21359276771545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9404935836792">
                <text:p>0.1940493583679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28371143341064">
                <text:p>0.2283711433410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43965864181518">
                <text:p>0.24396586418151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87098026275635">
                <text:p>0.18709802627563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01260089874268">
                <text:p>0.20126008987426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28532695770264">
                <text:p>0.3285326957702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22628021240234">
                <text:p>0.3226280212402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50291585922241">
                <text:p>0.25029158592224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17691326141357">
                <text:p>0.31769132614135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18698263168335">
                <text:p>0.21869826316833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57322072982788">
                <text:p>0.25732207298278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06862592697144">
                <text:p>0.3068625926971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28045845031738">
                <text:p>0.32804584503173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0954442024231">
                <text:p>0.2095444202423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0215106010437">
                <text:p>0.2021510601043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24092864990234">
                <text:p>0.32409286499023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45956420898437">
                <text:p>0.24595642089843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41000890731812">
                <text:p>0.2410008907318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39179039001465">
                <text:p>0.33917903900146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01802730560303">
                <text:p>0.20180273056030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04668998718262">
                <text:p>0.20466899871826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07446575164795">
                <text:p>0.20744657516479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38511085510254">
                <text:p>0.23851108551025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32443237304687">
                <text:p>0.33244323730468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33718299865723">
                <text:p>0.33371829986572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16404104232788">
                <text:p>0.31640410423278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36497163772583">
                <text:p>0.23649716377258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99776172637939">
                <text:p>0.1997761726379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3613452911377">
                <text:p>0.2361345291137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07931518554687">
                <text:p>0.20793151855468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24967384338379">
                <text:p>0.32496738433837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02273845672607">
                <text:p>0.20227384567260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19708108901978">
                <text:p>0.31970810890197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08939552307129">
                <text:p>0.20893955230712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04626560211182">
                <text:p>0.20462656021118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94439649581909">
                <text:p>0.19443964958190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08495855331421">
                <text:p>0.20849585533142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48860597610474">
                <text:p>0.24886059761047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18804264068604">
                <text:p>0.31880426406860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22646856307983">
                <text:p>0.32264685630798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38698720932007">
                <text:p>0.23869872093200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07297229766846">
                <text:p>0.30729722976684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31866264343262">
                <text:p>0.33186626434326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00048208236694">
                <text:p>0.20004820823669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93075656890869">
                <text:p>0.19307565689086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73056745529175">
                <text:p>0.2730567455291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36813545227051">
                <text:p>0.23681354522705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47147798538208">
                <text:p>0.2471477985382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92430973052978">
                <text:p>0.19243097305297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43302583694458">
                <text:p>0.24330258369445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13743352890015">
                <text:p>0.31374335289001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215904712677002">
                <text:p>0.21590471267700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19808959960937">
                <text:p>0.31980895996093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206180810928345">
                <text:p>0.20618081092834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27457904815674">
                <text:p>0.32745790481567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262615919113159">
                <text:p>0.26261591911315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249342441558838">
                <text:p>0.24934244155883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22252511978149">
                <text:p>0.32225251197814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8838381767273">
                <text:p>0.1883838176727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232571601867676">
                <text:p>0.23257160186767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99617147445679">
                <text:p>0.19961714744567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08451414108276">
                <text:p>0.30845141410827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251609325408936">
                <text:p>0.25160932540893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14515209197998">
                <text:p>0.21451520919799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23064804077148">
                <text:p>0.32306480407714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16796779632568">
                <text:p>0.31679677963256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3069634437561">
                <text:p>0.3306963443756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11062574386597">
                <text:p>0.31106257438659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233101606369018">
                <text:p>0.23310160636901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91456317901611">
                <text:p>0.19145631790161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94939374923706">
                <text:p>0.19493937492370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243363618850708">
                <text:p>0.24336361885070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20746183395386">
                <text:p>0.32074618339538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207347869873047">
                <text:p>0.20734786987304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210196018218994">
                <text:p>0.21019601821899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25027465820312">
                <text:p>0.32502746582031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23320746421814">
                <text:p>0.2332074642181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211750268936157">
                <text:p>0.21175026893615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19142580032349">
                <text:p>0.31914258003234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20106506347656">
                <text:p>0.32010650634765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24923038482666">
                <text:p>0.32492303848266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29356670379639">
                <text:p>0.32935667037963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33824157714844">
                <text:p>0.33382415771484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03314447402954">
                <text:p>0.30331444740295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222576141357422">
                <text:p>0.22257614135742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80290699005127">
                <text:p>0.18029069900512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98588609695435">
                <text:p>0.19858860969543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26063871383667">
                <text:p>0.260638713836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231426477432251">
                <text:p>0.23142647743225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217103719711304">
                <text:p>0.21710371971130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3498477935791">
                <text:p>0.3349847793579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98691129684448">
                <text:p>0.19869112968444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207371234893799">
                <text:p>0.20737123489379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37664604187012">
                <text:p>0.3376646041870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27768802642822">
                <text:p>0.32776880264282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3214259147644">
                <text:p>0.3321425914764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31874132156372">
                <text:p>0.33187413215637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237533807754517">
                <text:p>0.23753380775451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226253271102905">
                <text:p>0.22625327110290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201496124267578">
                <text:p>0.20149612426757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210265636444092">
                <text:p>0.21026563644409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235332489013672">
                <text:p>0.23533248901367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25634479522705">
                <text:p>0.32563447952270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202834844589233">
                <text:p>0.2028348445892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217277765274048">
                <text:p>0.21727776527404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3368444442749">
                <text:p>0.3336844444274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22589898109436">
                <text:p>0.2258989810943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06729078292847">
                <text:p>0.30672907829284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17872762680054">
                <text:p>0.31787276268005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23543787002563">
                <text:p>0.32354378700256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253087043762207">
                <text:p>0.25308704376220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207426071166992">
                <text:p>0.20742607116699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201020956039429">
                <text:p>0.20102095603942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24992179870606">
                <text:p>0.32499217987060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21363687515259">
                <text:p>0.32136368751525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212237358093262">
                <text:p>0.21223735809326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224303960800171">
                <text:p>0.22430396080017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201860189437866">
                <text:p>0.20186018943786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1277585029602">
                <text:p>0.3127758502960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206655263900757">
                <text:p>0.20665526390075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212939977645874">
                <text:p>0.21293997764587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39060544967651">
                <text:p>0.33906054496765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249829769134521">
                <text:p>0.24982976913452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219913005828857">
                <text:p>0.21991300582885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238818168640137">
                <text:p>0.23881816864013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16760063171387">
                <text:p>0.31676006317138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255269527435303">
                <text:p>0.25526952743530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249255418777466">
                <text:p>0.24925541877746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20850658416748">
                <text:p>0.2085065841674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26303768157959">
                <text:p>0.2630376815795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212968587875366">
                <text:p>0.21296858787536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24406623840332">
                <text:p>0.32440662384033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34940433502197">
                <text:p>0.33494043350219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204649209976196">
                <text:p>0.20464920997619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92922592163086">
                <text:p>0.1929225921630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227176904678345">
                <text:p>0.22717690467834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232708692550659">
                <text:p>0.23270869255065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08346033096313">
                <text:p>0.30834603309631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27082896232605">
                <text:p>0.2708289623260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15194606781006">
                <text:p>0.3151946067810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